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41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6.117cm"/>
    </style:style>
    <style:style style:name="co7" style:family="table-column">
      <style:table-column-properties fo:break-before="auto" style:column-width="2.415cm"/>
    </style:style>
    <style:style style:name="co8" style:family="table-column">
      <style:table-column-properties fo:break-before="auto" style:column-width="6.983cm"/>
    </style:style>
    <style:style style:name="co9" style:family="table-column">
      <style:table-column-properties fo:break-before="auto" style:column-width="2.411cm"/>
    </style:style>
    <style:style style:name="co10" style:family="table-column">
      <style:table-column-properties fo:break-before="auto" style:column-width="2.009cm"/>
    </style:style>
    <style:style style:name="co11" style:family="table-column">
      <style:table-column-properties fo:break-before="auto" style:column-width="1.946cm"/>
    </style:style>
    <style:style style:name="co12" style:family="table-column">
      <style:table-column-properties fo:break-before="auto" style:column-width="2.099cm"/>
    </style:style>
    <style:style style:name="co13" style:family="table-column">
      <style:table-column-properties fo:break-before="auto" style:column-width="5.914cm"/>
    </style:style>
    <style:style style:name="co14" style:family="table-column">
      <style:table-column-properties fo:break-before="auto" style:column-width="1.18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6.782cm"/>
    </style:style>
    <style:style style:name="co18" style:family="table-column">
      <style:table-column-properties fo:break-before="auto" style:column-width="1.596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6.135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4.382cm"/>
    </style:style>
    <style:style style:name="co23" style:family="table-column">
      <style:table-column-properties fo:break-before="auto" style:column-width="2.157cm"/>
    </style:style>
    <style:style style:name="co24" style:family="table-column">
      <style:table-column-properties fo:break-before="auto" style:column-width="1.734cm"/>
    </style:style>
    <style:style style:name="co25" style:family="table-column">
      <style:table-column-properties fo:break-before="auto" style:column-width="5.465cm"/>
    </style:style>
    <style:style style:name="co26" style:family="table-column">
      <style:table-column-properties fo:break-before="auto" style:column-width="1.755cm"/>
    </style:style>
    <style:style style:name="co27" style:family="table-column">
      <style:table-column-properties fo:break-before="auto" style:column-width="1.559cm"/>
    </style:style>
    <style:style style:name="co28" style:family="table-column">
      <style:table-column-properties fo:break-before="auto" style:column-width="1.501cm"/>
    </style:style>
    <style:style style:name="co29" style:family="table-column">
      <style:table-column-properties fo:break-before="auto" style:column-width="2.45cm"/>
    </style:style>
    <style:style style:name="co30" style:family="table-column">
      <style:table-column-properties fo:break-before="auto" style:column-width="1.697cm"/>
    </style:style>
    <style:style style:name="co31" style:family="table-column">
      <style:table-column-properties fo:break-before="auto" style:column-width="1.813cm"/>
    </style:style>
    <style:style style:name="co32" style:family="table-column">
      <style:table-column-properties fo:break-before="auto" style:column-width="1.692cm"/>
    </style:style>
    <style:style style:name="co33" style:family="table-column">
      <style:table-column-properties fo:break-before="auto" style:column-width="1.281cm"/>
    </style:style>
    <style:style style:name="co34" style:family="table-column">
      <style:table-column-properties fo:break-before="auto" style:column-width="2.226cm"/>
    </style:style>
    <style:style style:name="co35" style:family="table-column">
      <style:table-column-properties fo:break-before="auto" style:column-width="2.087cm"/>
    </style:style>
    <style:style style:name="co36" style:family="table-column">
      <style:table-column-properties fo:break-before="auto" style:column-width="3.267cm"/>
    </style:style>
    <style:style style:name="co37" style:family="table-column">
      <style:table-column-properties fo:break-before="auto" style:column-width="0.921cm"/>
    </style:style>
    <style:style style:name="co38" style:family="table-column">
      <style:table-column-properties fo:break-before="auto" style:column-width="2.21cm"/>
    </style:style>
    <style:style style:name="co39" style:family="table-column">
      <style:table-column-properties fo:break-before="auto" style:column-width="2.362cm"/>
    </style:style>
    <style:style style:name="co40" style:family="table-column">
      <style:table-column-properties fo:break-before="auto" style:column-width="1.947cm"/>
    </style:style>
    <style:style style:name="co41" style:family="table-column">
      <style:table-column-properties fo:break-before="auto" style:column-width="0.857cm"/>
    </style:style>
    <style:style style:name="co42" style:family="table-column">
      <style:table-column-properties fo:break-before="auto" style:column-width="2.152cm"/>
    </style:style>
    <style:style style:name="co43" style:family="table-column">
      <style:table-column-properties fo:break-before="auto" style:column-width="1.79cm"/>
    </style:style>
    <style:style style:name="co44" style:family="table-column">
      <style:table-column-properties fo:break-before="auto" style:column-width="2.325cm"/>
    </style:style>
    <style:style style:name="co45" style:family="table-column">
      <style:table-column-properties fo:break-before="auto" style:column-width="2.094cm"/>
    </style:style>
    <style:style style:name="co46" style:family="table-column">
      <style:table-column-properties fo:break-before="auto" style:column-width="2.24cm"/>
    </style:style>
    <style:style style:name="co47" style:family="table-column">
      <style:table-column-properties fo:break-before="auto" style:column-width="2.367cm"/>
    </style:style>
    <style:style style:name="co48" style:family="table-column">
      <style:table-column-properties fo:break-before="auto" style:column-width="3.854cm"/>
    </style:style>
    <style:style style:name="co49" style:family="table-column">
      <style:table-column-properties fo:break-before="auto" style:column-width="2.618cm"/>
    </style:style>
    <style:style style:name="co50" style:family="table-column">
      <style:table-column-properties fo:break-before="auto" style:column-width="1.78cm"/>
    </style:style>
    <style:style style:name="co51" style:family="table-column">
      <style:table-column-properties fo:break-before="auto" style:column-width="2.178cm"/>
    </style:style>
    <style:style style:name="co52" style:family="table-column">
      <style:table-column-properties fo:break-before="auto" style:column-width="1.302cm"/>
    </style:style>
    <style:style style:name="co53" style:family="table-column">
      <style:table-column-properties fo:break-before="auto" style:column-width="1.088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2.101cm"/>
    </style:style>
    <style:style style:name="co56" style:family="table-column">
      <style:table-column-properties fo:break-before="auto" style:column-width="0.208cm"/>
    </style:style>
    <style:style style:name="co57" style:family="table-column">
      <style:table-column-properties fo:break-before="auto" style:column-width="1.166cm"/>
    </style:style>
    <style:style style:name="co58" style:family="table-column">
      <style:table-column-properties fo:break-before="auto" style:column-width="2.274cm"/>
    </style:style>
    <style:style style:name="co59" style:family="table-column">
      <style:table-column-properties fo:break-before="auto" style:column-width="1.487cm"/>
    </style:style>
    <style:style style:name="co60" style:family="table-column">
      <style:table-column-properties fo:break-before="auto" style:column-width="1.108cm"/>
    </style:style>
    <style:style style:name="co61" style:family="table-column">
      <style:table-column-properties fo:break-before="auto" style:column-width="2cm"/>
    </style:style>
    <style:style style:name="co62" style:family="table-column">
      <style:table-column-properties fo:break-before="auto" style:column-width="1.341cm"/>
    </style:style>
    <style:style style:name="co63" style:family="table-column">
      <style:table-column-properties fo:break-before="auto" style:column-width="2.286cm"/>
    </style:style>
    <style:style style:name="co64" style:family="table-column">
      <style:table-column-properties fo:break-before="auto" style:column-width="0.894cm"/>
    </style:style>
    <style:style style:name="co65" style:family="table-column">
      <style:table-column-properties fo:break-before="auto" style:column-width="1.958cm"/>
    </style:style>
    <style:style style:name="co66" style:family="table-column">
      <style:table-column-properties fo:break-before="auto" style:column-width="1.833cm"/>
    </style:style>
    <style:style style:name="co67" style:family="table-column">
      <style:table-column-properties fo:break-before="auto" style:column-width="1.36cm"/>
    </style:style>
    <style:style style:name="co68" style:family="table-column">
      <style:table-column-properties fo:break-before="auto" style:column-width="2.021cm"/>
    </style:style>
    <style:style style:name="co69" style:family="table-column">
      <style:table-column-properties fo:break-before="auto" style:column-width="2.683cm"/>
    </style:style>
    <style:style style:name="co70" style:family="table-column">
      <style:table-column-properties fo:break-before="auto" style:column-width="2.76cm"/>
    </style:style>
    <style:style style:name="co71" style:family="table-column">
      <style:table-column-properties fo:break-before="auto" style:column-width="2.937cm"/>
    </style:style>
    <style:style style:name="co72" style:family="table-column">
      <style:table-column-properties fo:break-before="auto" style:column-width="0.314cm"/>
    </style:style>
    <style:style style:name="co73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61" style:family="table-cell" style:parent-style-name="Default" style:data-style-name="N36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5" style:family="table-cell" style:parent-style-name="Default" style:data-style-name="N104">
      <style:text-properties fo:font-weight="bold" style:font-weight-asian="bold" style:font-weight-complex="bold"/>
    </style:style>
    <style:style style:name="ce266" style:family="table-cell" style:parent-style-name="Default" style:data-style-name="N104"/>
    <style:style style:name="ce26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78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32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345" style:family="table-cell" style:parent-style-name="Default" style:data-style-name="N36"/>
    <style:style style:name="ce35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8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81" style:family="table-cell" style:parent-style-name="Default">
      <style:text-properties fo:font-weight="bold" style:font-weight-asian="bold" style:font-weight-complex="bold"/>
    </style:style>
    <style:style style:name="ce38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383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 style:data-style-name="N4"/>
    <style:style style:name="ce38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96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397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06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412" style:family="table-cell" style:parent-style-name="Default" style:data-style-name="N0"/>
    <style:style style:name="ce243" style:family="table-cell" style:parent-style-name="Normal_5f_10928_5f_12_5f_3_5f_05.11.201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4" style:family="table-cell" style:parent-style-name="Normal_5f_10928_5f_12_5f_3_5f_05.11.2012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5" style:family="table-cell" style:parent-style-name="Normal_5f_TUK94YEN_20_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6" style:family="table-cell" style:parent-style-name="Normal_5f_10928_5f_12_5f_2_5f_05.11.2012" style:data-style-name="N22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7" style:family="table-cell" style:parent-style-name="Default" style:data-style-name="N11"/>
    <style:style style:name="ce250" style:family="table-cell" style:parent-style-name="Normal_5f_10928_5f_12_5f_3_5f_05.11.201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1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2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36">
      <style:table-cell-properties style:rotation-align="none"/>
    </style:style>
    <style:style style:name="ce4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501" style:family="table-cell" style:parent-style-name="Default" style:data-style-name="N3"/>
    <style:style style:name="ce502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503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04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 style:data-style-name="N3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0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0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08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509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510" style:family="table-cell" style:parent-style-name="Default" style:data-style-name="N3">
      <style:text-properties fo:font-weight="bold" style:font-weight-asian="bold" style:font-weight-complex="bold"/>
    </style:style>
    <style:style style:name="ce488" style:family="table-cell" style:parent-style-name="Default">
      <style:table-cell-properties fo:background-color="transparent"/>
    </style:style>
    <style:style style:name="ce489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490" style:family="table-cell" style:parent-style-name="Default" style:data-style-name="N4">
      <style:text-properties fo:font-weight="bold" style:font-weight-asian="bold" style:font-weight-complex="bold"/>
    </style:style>
    <style:style style:name="ce491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492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93" style:family="table-cell" style:parent-style-name="Default" style:data-style-name="N104">
      <style:table-cell-properties fo:background-color="transparent"/>
    </style:style>
    <style:style style:name="ce494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495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96" style:family="table-cell" style:parent-style-name="Default" style:data-style-name="N104">
      <style:table-cell-properties fo:background-color="#81d41a"/>
    </style:style>
    <style:style style:name="ce497" style:family="table-cell" style:parent-style-name="Default" style:data-style-name="N104">
      <style:table-cell-properties fo:background-color="#d4ea6b"/>
    </style:style>
    <style:style style:name="ce498" style:family="table-cell" style:parent-style-name="Default" style:data-style-name="N10104"/>
    <style:style style:name="ce5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512" style:family="table-cell" style:parent-style-name="Default" style:data-style-name="N4">
      <style:table-cell-properties fo:background-color="transparent"/>
    </style:style>
    <style:style style:name="ce51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51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515" style:family="table-cell" style:parent-style-name="Default" style:data-style-name="N10151">
      <style:table-cell-properties fo:background-color="transparent"/>
    </style:style>
    <style:style style:name="ce516" style:family="table-cell" style:parent-style-name="Default" style:data-style-name="N10151">
      <style:text-properties fo:font-weight="bold" style:font-weight-asian="bold" style:font-weight-complex="bold"/>
    </style:style>
    <style:style style:name="ce517" style:family="table-cell" style:parent-style-name="Default" style:data-style-name="N10151"/>
    <style:style style:name="ce518" style:family="table-cell" style:parent-style-name="Default" style:data-style-name="N10158"/>
    <style:style style:name="ce519" style:family="table-cell" style:parent-style-name="Default">
      <style:text-properties style:font-name="Bitstream Vera Sans" fo:font-size="9pt" style:font-size-asian="9pt" style:font-size-complex="9pt"/>
    </style:style>
    <style:style style:name="ce520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21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522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523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4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5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6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7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528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9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0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1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3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33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4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535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536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7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38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39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0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41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54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543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44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45" style:family="table-cell" style:parent-style-name="Default" style:data-style-name="N10151">
      <style:text-properties style:font-name="Bitstream Vera Sans" fo:font-size="9pt" style:font-size-asian="9pt" style:font-size-complex="9pt"/>
    </style:style>
    <style:style style:name="ce546" style:family="table-cell" style:parent-style-name="Default" style:data-style-name="N10151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7" style:family="table-cell" style:parent-style-name="Default" style:data-style-name="N10151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48" style:family="table-cell" style:parent-style-name="Default" style:data-style-name="N10151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9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550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51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3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4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555" style:family="table-cell" style:parent-style-name="Default">
      <style:table-cell-properties style:vertical-align="middle"/>
    </style:style>
    <style:style style:name="ce556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57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8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9" style:family="table-cell" style:parent-style-name="Default" style:data-style-name="N231">
      <style:table-cell-properties style:vertical-align="middle"/>
      <style:text-properties style:font-name="Abyssinica SIL" fo:font-size="10pt" style:font-size-asian="10pt" style:font-size-complex="10pt"/>
    </style:style>
    <style:style style:name="ce560" style:family="table-cell" style:parent-style-name="Default" style:data-style-name="N231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2" style:family="table-cell" style:parent-style-name="Default" style:data-style-name="N23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3" style:family="table-cell" style:parent-style-name="Default" style:data-style-name="N231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4" style:family="table-cell" style:parent-style-name="Default" style:data-style-name="N1015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65" style:family="table-cell" style:parent-style-name="Default" style:data-style-name="N231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6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67" style:family="table-cell" style:parent-style-name="Default" style:data-style-name="N231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8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9" style:family="table-cell" style:parent-style-name="Default" style:data-style-name="N231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70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71" style:family="table-cell" style:parent-style-name="Default" style:data-style-name="N10166">
      <style:table-cell-properties style:vertical-align="middle"/>
      <style:text-properties style:font-name="Abyssinica SIL" fo:font-size="7pt" style:font-size-asian="7pt" style:font-size-complex="7pt"/>
    </style:style>
    <style:style style:name="ce572" style:family="table-cell" style:parent-style-name="Default" style:data-style-name="N231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575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576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577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78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9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80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1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8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13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584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585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86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8" style:family="table-cell" style:parent-style-name="Default" style:data-style-name="N1015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9" style:family="table-cell" style:parent-style-name="Default" style:data-style-name="N231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90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591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592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93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94" style:family="table-cell" style:parent-style-name="Default" style:data-style-name="N10158">
      <style:table-cell-properties style:vertical-align="middle"/>
      <style:text-properties style:font-name="Abyssinica SIL" fo:font-size="10pt" style:font-size-asian="10pt" style:font-size-complex="10pt"/>
    </style:style>
    <style:style style:name="ce595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96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14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0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1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02" style:family="table-cell" style:parent-style-name="Default" style:data-style-name="N10154">
      <style:table-cell-properties style:vertical-align="middle"/>
      <style:text-properties style:font-name="Abyssinica SIL" fo:font-size="10pt" style:font-size-asian="10pt" style:font-size-complex="10pt"/>
    </style:style>
    <style:style style:name="ce603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4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05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606" style:family="table-cell" style:parent-style-name="Default" style:data-style-name="N1015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607" style:family="table-cell" style:parent-style-name="Default" style:data-style-name="N1015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608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159" style:family="table-cell" style:parent-style-name="Default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1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12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163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4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5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6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7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8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9" style:family="table-cell" style:parent-style-name="Default" style:data-style-name="N209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170" style:family="table-cell" style:parent-style-name="Default" style:data-style-name="N209">
      <style:table-cell-properties fo:border-bottom="0.74pt solid #000000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1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622" style:family="table-cell" style:parent-style-name="Default" style:data-style-name="N1015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3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24" style:family="table-cell" style:parent-style-name="Default" style:data-style-name="N1015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25" style:family="table-cell" style:parent-style-name="Default" style:data-style-name="N10104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26" style:family="table-cell" style:parent-style-name="Default" style:data-style-name="N10166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 style:data-style-name="N10166">
      <style:table-cell-properties style:vertical-align="middle"/>
      <style:text-properties style:font-name="Abyssinica SIL" fo:font-size="10pt" style:font-size-asian="10pt" style:font-size-complex="10pt"/>
    </style:style>
    <style:style style:name="ce629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0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1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32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33" style:family="table-cell" style:parent-style-name="Default" style:data-style-name="N10151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34" style:family="table-cell" style:parent-style-name="Default" style:data-style-name="N1015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35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6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7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8" style:family="table-cell" style:parent-style-name="Default" style:data-style-name="N1015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9" style:family="table-cell" style:parent-style-name="Default" style:data-style-name="N10151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40" style:family="table-cell" style:parent-style-name="Default" style:data-style-name="N10151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1" style:family="table-cell" style:parent-style-name="Default" style:data-style-name="N10151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2" style:family="table-cell" style:parent-style-name="Default" style:data-style-name="N10151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3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44" style:family="table-cell" style:parent-style-name="Default" style:data-style-name="N10151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45" style:family="table-cell" style:parent-style-name="Default" style:data-style-name="N1015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46" style:family="table-cell" style:parent-style-name="Default" style:data-style-name="N10151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47" style:family="table-cell" style:parent-style-name="Default" style:data-style-name="N10151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648" style:family="table-cell" style:parent-style-name="Default" style:data-style-name="N10151">
      <style:table-cell-properties fo:border-bottom="0.74pt solid #000000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9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0" style:family="table-cell" style:parent-style-name="Default" style:data-style-name="N10151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1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2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653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654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655" style:family="table-cell" style:parent-style-name="Default" style:data-style-name="N209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656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58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0" style:family="table-cell" style:parent-style-name="Default" style:data-style-name="N10166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61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 style:data-style-name="N10166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3" style:family="table-cell" style:parent-style-name="Default" style:data-style-name="N10166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64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65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66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7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8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669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0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1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72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73" style:family="table-cell" style:parent-style-name="Default" style:data-style-name="N10151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74" style:family="table-cell" style:parent-style-name="Default" style:data-style-name="N1015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5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6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77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78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679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680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681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2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683" style:family="table-cell" style:parent-style-name="Default" style:data-style-name="N10154"/>
    <style:style style:name="ce684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PL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8">
          <table:table-cell table:number-columns-repeated="6"/>
        </table:table-row>
        <table:table-row table:style-name="ro1">
          <table:table-cell table:style-name="ce261" office:value-type="date" office:date-value="2023-02-10" calcext:value-type="date">
            <text:p>10.02.2023</text:p>
          </table:table-cell>
          <table:table-cell table:style-name="ce262" office:value-type="string" calcext:value-type="string">
            <text:p>tarihine kad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2-23</text:p>
          </table:table-cell>
          <table:table-cell office:value-type="string" calcext:value-type="string">
            <text:p>Kira hesabı</text:p>
          </table:table-cell>
          <table:table-cell table:number-columns-repeated="3"/>
          <table:table-cell table:style-name="ce264" office:value-type="string" calcext:value-type="string">
            <text:p>Alınan</text:p>
          </table:table-cell>
        </table:table-row>
        <table:table-row table:style-name="ro1">
          <table:table-cell table:number-columns-repeated="2"/>
          <table:table-cell table:style-name="ce264" office:value-type="string" calcext:value-type="string">
            <text:p>Kira</text:p>
          </table:table-cell>
          <table:table-cell table:style-name="ce264" office:value-type="string" calcext:value-type="string">
            <text:p>Ödeme</text:p>
          </table:table-cell>
          <table:table-cell table:style-name="ce264" office:value-type="string" calcext:value-type="string">
            <text:p>Kalan</text:p>
          </table:table-cell>
          <table:table-cell table:style-name="ce264" office:value-type="string" calcext:value-type="string">
            <text:p>Teminat</text:p>
          </table:table-cell>
        </table:table-row>
        <table:table-row table:style-name="ro1">
          <table:table-cell office:value-type="string" calcext:value-type="string">
            <text:p>SnyA 22-23</text:p>
          </table:table-cell>
          <table:table-cell office:value-type="string" calcext:value-type="string">
            <text:p>Yıkamacı</text:p>
          </table:table-cell>
          <table:table-cell office:value-type="float" office:value="42000" calcext:value-type="float">
            <text:p>42000</text:p>
          </table:table-cell>
          <table:table-cell office:value-type="float" office:value="40000" calcext:value-type="float">
            <text:p>40000</text:p>
          </table:table-cell>
          <table:table-cell table:style-name="ce266" table:formula="of:=[.C12]-[.D12]" office:value-type="currency" office:currency="TRY" office:value="2000" calcext:value-type="currency">
            <text:p>₺2.00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B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84000" calcext:value-type="float">
            <text:p>84000</text:p>
          </table:table-cell>
          <table:table-cell table:style-name="ce266" table:formula="of:=[.C13]-[.D13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CD 22-23</text:p>
          </table:table-cell>
          <table:table-cell office:value-type="string" calcext:value-type="string">
            <text:p>Hurdacı</text:p>
          </table:table-cell>
          <table:table-cell table:number-columns-repeated="2" office:value-type="float" office:value="82000" calcext:value-type="float">
            <text:p>82000</text:p>
          </table:table-cell>
          <table:table-cell table:style-name="ce266" table:formula="of:=[.C14]-[.D14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1200" calcext:value-type="currency">
            <text:p>₺1.200,00</text:p>
          </table:table-cell>
        </table:table-row>
        <table:table-row table:style-name="ro1">
          <table:table-cell office:value-type="string" calcext:value-type="string">
            <text:p>SnyE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45000" calcext:value-type="float">
            <text:p>45000</text:p>
          </table:table-cell>
          <table:table-cell table:style-name="ce266" table:formula="of:=[.C15]-[.D15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750" calcext:value-type="currency">
            <text:p>₺750,00</text:p>
          </table:table-cell>
        </table:table-row>
        <table:table-row table:style-name="ro1">
          <table:table-cell office:value-type="string" calcext:value-type="string">
            <text:p>SnyF 22-23</text:p>
          </table:table-cell>
          <table:table-cell office:value-type="string" calcext:value-type="string">
            <text:p>Demirci 9 ay*4000</text:p>
          </table:table-cell>
          <table:table-cell table:number-columns-repeated="2" office:value-type="float" office:value="36000" calcext:value-type="float">
            <text:p>36000</text:p>
          </table:table-cell>
          <table:table-cell table:style-name="ce266" table:formula="of:=[.C16]-[.D16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/>
          <table:table-cell office:value-type="string" calcext:value-type="string">
            <text:p>Demirci 3 ay*6920</text:p>
          </table:table-cell>
          <table:table-cell office:value-type="float" office:value="20760" calcext:value-type="float">
            <text:p>20760</text:p>
          </table:table-cell>
          <table:table-cell office:value-type="float" office:value="6920" calcext:value-type="float">
            <text:p>6920</text:p>
          </table:table-cell>
          <table:table-cell table:style-name="ce266" table:formula="of:=[.C17]-[.D17]" office:value-type="currency" office:currency="TRY" office:value="13840" calcext:value-type="currency">
            <text:p>₺13.840,00</text:p>
          </table:table-cell>
          <table:table-cell table:style-name="ce266"/>
        </table:table-row>
        <table:table-row table:style-name="ro1">
          <table:table-cell/>
          <table:table-cell office:value-type="string" calcext:value-type="string">
            <text:p>Demirci diğer hesap</text:p>
          </table:table-cell>
          <table:table-cell office:value-type="float" office:value="2650" calcext:value-type="float">
            <text:p>2650</text:p>
          </table:table-cell>
          <table:table-cell/>
          <table:table-cell table:style-name="ce266" table:formula="of:=[.C18]-[.D18]" office:value-type="currency" office:currency="TRY" office:value="2650" calcext:value-type="currency">
            <text:p>₺2.650,00</text:p>
          </table:table-cell>
          <table:table-cell table:style-name="ce266"/>
        </table:table-row>
        <table:table-row table:style-name="ro1">
          <table:table-cell/>
          <table:table-cell office:value-type="string" calcext:value-type="string">
            <text:p>Demirci Avukat İcra hesabı</text:p>
          </table:table-cell>
          <table:table-cell table:number-columns-repeated="2"/>
          <table:table-cell table:style-name="ce266" table:number-columns-repeated="2"/>
        </table:table-row>
        <table:table-row table:style-name="ro1">
          <table:table-cell office:value-type="string" calcext:value-type="string">
            <text:p>SnyG 22-23</text:p>
          </table:table-cell>
          <table:table-cell office:value-type="string" calcext:value-type="string">
            <text:p>Motorcu</text:p>
          </table:table-cell>
          <table:table-cell office:value-type="float" office:value="48000" calcext:value-type="float">
            <text:p>48000</text:p>
          </table:table-cell>
          <table:table-cell office:value-type="float" office:value="44000" calcext:value-type="float">
            <text:p>44000</text:p>
          </table:table-cell>
          <table:table-cell table:style-name="ce266" table:formula="of:=[.C20]-[.D20]" office:value-type="currency" office:currency="TRY" office:value="4000" calcext:value-type="currency">
            <text:p>₺4.000,00</text:p>
          </table:table-cell>
          <table:table-cell table:style-name="ce266" office:value-type="currency" office:currency="TRY" office:value="800" calcext:value-type="currency">
            <text:p>₺800,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zg 22-23</text:p>
          </table:table-cell>
          <table:table-cell office:value-type="string" calcext:value-type="string">
            <text:p>Kömürcü</text:p>
          </table:table-cell>
          <table:table-cell office:value-type="float" office:value="19800" calcext:value-type="float">
            <text:p>19800</text:p>
          </table:table-cell>
          <table:table-cell office:value-type="float" office:value="18150" calcext:value-type="float">
            <text:p>18150</text:p>
          </table:table-cell>
          <table:table-cell table:style-name="ce266" table:formula="of:=[.C22]-[.D22]" office:value-type="currency" office:currency="TRY" office:value="1650" calcext:value-type="currency">
            <text:p>₺1.650,00</text:p>
          </table:table-cell>
          <table:table-cell/>
        </table:table-row>
        <table:table-row table:style-name="ro1">
          <table:table-cell office:value-type="string" calcext:value-type="string">
            <text:p>Doğuş 22-23</text:p>
          </table:table-cell>
          <table:table-cell office:value-type="string" calcext:value-type="string">
            <text:p>Kumaşçı</text:p>
          </table:table-cell>
          <table:table-cell office:value-type="float" office:value="60000" calcext:value-type="float">
            <text:p>60000</text:p>
          </table:table-cell>
          <table:table-cell office:value-type="float" office:value="21000" calcext:value-type="float">
            <text:p>21000</text:p>
          </table:table-cell>
          <table:table-cell table:style-name="ce266" table:formula="of:=[.C23]-[.D23]" office:value-type="currency" office:currency="TRY" office:value="39000" calcext:value-type="currency">
            <text:p>₺39.00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63" office:value-type="string" calcext:value-type="string">
            <text:p>Toplamlar</text:p>
          </table:table-cell>
          <table:table-cell table:style-name="ce265" table:formula="of:=SUM([.C12:.C26])" office:value-type="currency" office:currency="TRY" office:value="440210" calcext:value-type="currency">
            <text:p>₺440.210,00</text:p>
          </table:table-cell>
          <table:table-cell table:style-name="ce265" table:formula="of:=SUM([.D12:.D26])" office:value-type="currency" office:currency="TRY" office:value="377070" calcext:value-type="currency">
            <text:p>₺377.070,00</text:p>
          </table:table-cell>
          <table:table-cell table:style-name="ce265" table:formula="of:=SUM([.E12:.E26])" office:value-type="currency" office:currency="TRY" office:value="63140" calcext:value-type="currency">
            <text:p>₺63.140,00</text:p>
          </table:table-cell>
          <table:table-cell table:style-name="ce265" table:formula="of:=SUM([.F12:.F26])" office:value-type="currency" office:currency="TRY" office:value="2750" calcext:value-type="currency">
            <text:p>₺2.750,00</text:p>
          </table:table-cell>
        </table:table-row>
      </table:table>
      <table:table table:name="SnyA105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385"/>
        <table:table-column table:style-name="co1" table:number-columns-repeated="3" table:default-cell-style-name="Default"/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SnyA105-22 </text:p>
          </table:table-cell>
          <table:table-cell table:style-name="ce383" office:value-type="string" calcext:value-type="string">
            <text:p>Boya kira </text:p>
          </table:table-cell>
          <table:table-cell table:style-name="ce382" table:number-columns-repeated="4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Toplamlar</text:p>
          </table:table-cell>
          <table:table-cell table:number-columns-repeated="2"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Kira Bedeli</text:p>
          </table:table-cell>
          <table:table-cell table:style-name="ce384" table:formula="of:=SUM([.C19:.C25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Toplam Ödeme</text:p>
          </table:table-cell>
          <table:table-cell table:style-name="ce384" table:formula="of:=SUM([.D14:.D29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Bakiye</text:p>
          </table:table-cell>
          <table:table-cell table:style-name="ce384" table:formula="of:=[.E29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<text:s/>Masraf</text:p>
          </table:table-cell>
          <table:table-cell table:style-name="ce384" table:formula="of:=[.D35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80" office:value-type="string" calcext:value-type="string">
            <text:p>Net Kira</text:p>
          </table:table-cell>
          <table:table-cell table:style-name="ce384" table:formula="of:=[.C6]-[.C8]" office:value-type="float" office:value="0" calcext:value-type="float">
            <text:p>0,00</text:p>
          </table:table-cell>
          <table:table-cell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4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2" table:number-columns-repeated="2"/>
        </table:table-row>
        <table:table-row table:style-name="ro1">
          <table:table-cell table:style-name="ce278"/>
          <table:table-cell table:style-name="ce267"/>
          <table:table-cell table:style-name="ce380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Yıkamacı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267" office:value-type="string" calcext:value-type="string">
            <text:p>Ahmet İlter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 table:number-columns-repeated="2"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267" office:value-type="string" calcext:value-type="string">
            <text:p>20-11-2022 – 19-11-2023 Kira Bedeli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332" office:value-type="date" office:date-value="2021-11-20" calcext:value-type="date">
            <text:p>20.11.2021</text:p>
          </table:table-cell>
          <table:table-cell table:style-name="ce267" office:value-type="string" calcext:value-type="string">
            <text:p>Kira Bedeli 42000</text:p>
          </table:table-cell>
          <table:table-cell table:style-name="ce385"/>
          <table:table-cell/>
          <table:table-cell table:style-name="ce396" table:formula="of:=[.E15]+[.C19]-[.D19]" office:value-type="float" office:value="0" calcext:value-type="float">
            <text:p>0,00</text:p>
          </table:table-cell>
          <table:table-cell table:style-name="ce382" table:number-columns-repeated="2"/>
        </table:table-row>
        <table:table-row table:style-name="ro1">
          <table:table-cell table:style-name="ce332"/>
          <table:table-cell table:style-name="ce267"/>
          <table:table-cell table:style-name="ce385"/>
          <table:table-cell/>
          <table:table-cell table:style-name="ce396" table:formula="of:=[.E19]+[.C20]-[.D20]" office:value-type="float" office:value="0" calcext:value-type="float">
            <text:p>0,00</text:p>
          </table:table-cell>
          <table:table-cell table:style-name="ce382" table:number-columns-repeated="2"/>
        </table:table-row>
        <table:table-row table:style-name="ro1">
          <table:table-cell table:style-name="ce332"/>
          <table:table-cell/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42000 TL OLAN KİRA BEDELİNİN</text:p>
          </table:table-cell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2000 TL Sİ ÖDENMEDİĞİ İÇİN</text:p>
          </table:table-cell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TARİH</text:p>
          </table:table-cell>
          <table:table-cell table:style-name="ce385"/>
          <table:table-cell table:style-name="ce38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30-10-2022 – 29-10-2023 </text:p>
          </table:table-cell>
          <table:table-cell table:style-name="ce385"/>
          <table:table-cell table:style-name="ce38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table:style-name="ce381" office:value-type="string" calcext:value-type="string">
            <text:p>BEDEL</text:p>
          </table:table-cell>
          <table:table-cell table:number-columns-repeated="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office:value-type="string" calcext:value-type="string">
            <text:p>42000 TL</text:p>
          </table:table-cell>
          <table:table-cell table:number-columns-repeated="2"/>
          <table:table-cell table:style-name="ce397"/>
          <table:table-cell table:style-name="ce382" table:number-columns-repeated="2"/>
        </table:table-row>
        <table:table-row table:style-name="ro1">
          <table:table-cell table:style-name="ce267"/>
          <table:table-cell table:style-name="ce381" office:value-type="string" calcext:value-type="string">
            <text:p>Tarih 20 gün geri çekildi</text:p>
          </table:table-cell>
          <table:table-cell/>
          <table:table-cell table:style-name="Default"/>
          <table:table-cell table:style-name="ce397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 table:style-name="ce388"/>
          <table:table-cell table:style-name="ce398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 table:style-name="ce391"/>
          <table:table-cell table:style-name="ce396"/>
          <table:table-cell table:number-columns-repeated="2"/>
        </table:table-row>
        <table:table-row table:style-name="ro1" table:number-rows-repeated="3">
          <table:table-cell table:style-name="ce345"/>
          <table:table-cell table:style-name="ce267"/>
          <table:table-cell table:style-name="ce382" table:number-columns-repeated="2"/>
          <table:table-cell table:style-name="ce396"/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/>
          <table:table-cell table:style-name="ce384" table:formula="of:=SUM([.D36:.D52])" office:value-type="float" office:value="0" calcext:value-type="float">
            <text:p>0,00</text:p>
          </table:table-cell>
          <table:table-cell table:style-name="ce382"/>
          <table:table-cell table:number-columns-repeated="2"/>
        </table:table-row>
        <table:table-row table:style-name="ro1">
          <table:table-cell table:style-name="ce345"/>
          <table:table-cell table:style-name="ce354"/>
          <table:table-cell/>
          <table:table-cell table:style-name="Default"/>
          <table:table-cell/>
          <table:table-cell table:style-name="ce382"/>
          <table:table-cell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/>
          <table:table-cell table:style-name="ce382" table:number-columns-repeated="4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/>
          <table:table-cell table:style-name="ce403"/>
          <table:table-cell table:number-columns-repeated="2"/>
        </table:table-row>
        <table:table-row table:style-name="ro1" table:number-rows-repeated="2">
          <table:table-cell table:style-name="ce267"/>
          <table:table-cell table:style-name="ce382"/>
          <table:table-cell table:style-name="ce381"/>
          <table:table-cell table:style-name="ce382"/>
          <table:table-cell table:style-name="ce384"/>
          <table:table-cell table:number-columns-repeated="2"/>
        </table:table-row>
        <table:table-row table:style-name="ro1" table:number-rows-repeated="5">
          <table:table-cell table:style-name="ce267"/>
          <table:table-cell table:style-name="ce382" table:number-columns-repeated="3"/>
          <table:table-cell table:style-name="ce381"/>
          <table:table-cell table:style-name="ce406"/>
          <table:table-cell table:style-name="ce384"/>
        </table:table-row>
        <table:table-row table:style-name="ro1" table:number-rows-repeated="44">
          <table:table-cell table:style-name="ce267"/>
          <table:table-cell table:style-name="ce382" table:number-columns-repeated="6"/>
        </table:table-row>
        <table:table-row table:style-name="ro1" table:number-rows-repeated="104848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385"/>
        <table:table-column table:style-name="co1" table:number-columns-repeated="3" table:default-cell-style-name="Default"/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SnyB203-22 <text:s/></text:p>
          </table:table-cell>
          <table:table-cell table:style-name="ce383" office:value-type="string" calcext:value-type="string">
            <text:p>200 m2 Karo kira </text:p>
          </table:table-cell>
          <table:table-cell table:style-name="ce382" table:number-columns-repeated="4"/>
        </table:table-row>
        <table:table-row table:style-name="ro1" table:number-rows-repeated="2">
          <table:table-cell table:style-name="ce267"/>
          <table:table-cell/>
          <table:table-cell table:style-name="ce383"/>
          <table:table-cell table:style-name="ce382" table:number-columns-repeated="4"/>
        </table:table-row>
        <table:table-row table:style-name="ro1" table:number-rows-repeated="2">
          <table:table-cell table:style-name="ce267"/>
          <table:table-cell table:style-name="ce354"/>
          <table:table-cell table:style-name="ce383"/>
          <table:table-cell table:style-name="ce382" table:number-columns-repeated="4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Toplamlar</text:p>
          </table:table-cell>
          <table:table-cell table:number-columns-repeated="2"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<text:s/>Kira Bedeli</text:p>
          </table:table-cell>
          <table:table-cell table:style-name="ce384" table:formula="of:=SUM([.C17:.C28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Toplam Ödeme</text:p>
          </table:table-cell>
          <table:table-cell table:style-name="ce384" table:formula="of:=SUM([.D17:.D27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Bakiye</text:p>
          </table:table-cell>
          <table:table-cell table:style-name="ce384" table:formula="of:=[.E37]" office:value-type="float" office:value="1200" calcext:value-type="float">
            <text:p>1.20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Masraf</text:p>
          </table:table-cell>
          <table:table-cell table:style-name="ce384" table:formula="of:=[.D40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80" office:value-type="string" calcext:value-type="string">
            <text:p>Net Kira</text:p>
          </table:table-cell>
          <table:table-cell table:style-name="ce384" table:formula="of:=[.C10]-[.C12]" office:value-type="float" office:value="0" calcext:value-type="float">
            <text:p>0,00</text:p>
          </table:table-cell>
          <table:table-cell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4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2" table:number-columns-repeated="2"/>
        </table:table-row>
        <table:table-row table:style-name="ro1">
          <table:table-cell table:style-name="ce267"/>
          <table:table-cell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Salih Ant</text:p>
          </table:table-cell>
          <table:table-cell/>
          <table:table-cell table:style-name="Default"/>
          <table:table-cell table:style-name="ce397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32"/>
          <table:table-cell table:style-name="ce382"/>
          <table:table-cell/>
          <table:table-cell table:style-name="Default"/>
          <table:table-cell table:style-name="ce397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7-11-22 de anlaşma yapıldı</text:p>
          </table:table-cell>
          <table:table-cell table:style-name="ce382"/>
          <table:table-cell table:style-name="ce391"/>
          <table:table-cell table:style-name="ce397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 office:value-type="date" office:date-value="2022-11-07" calcext:value-type="date">
            <text:p>07.11.2022</text:p>
          </table:table-cell>
          <table:table-cell table:style-name="ce354" office:value-type="string" calcext:value-type="string">
            <text:p>1-1-23 <text:s/>- <text:s/>31-12-23 kira bedeli</text:p>
          </table:table-cell>
          <table:table-cell/>
          <table:table-cell table:style-name="Default"/>
          <table:table-cell table:style-name="ce397" table:formula="of:=[.C21]-[.D21]+[.E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 office:value-type="date" office:date-value="2022-11-30" calcext:value-type="date">
            <text:p>30.11.2022</text:p>
          </table:table-cell>
          <table:table-cell table:style-name="ce267" office:value-type="string" calcext:value-type="string">
            <text:p>ödeme nakit</text:p>
          </table:table-cell>
          <table:table-cell table:style-name="ce382"/>
          <table:table-cell table:style-name="ce388"/>
          <table:table-cell table:style-name="ce397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4]-[.D24]+[.E23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5]-[.D25]+[.E2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6]-[.D26]+[.E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7]-[.D27]+[.E2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8]-[.D28]+[.E2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9]-[.D29]+[.E2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0]-[.D30]+[.E2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1]-[.D31]+[.E3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2]-[.D32]+[.E3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 office:value-type="string" calcext:value-type="string">
            <text:p>ELEKTRİK TEMİNAT BEDELİ</text:p>
          </table:table-cell>
          <table:table-cell table:style-name="ce382" office:value-type="float" office:value="1200" calcext:value-type="float">
            <text:p>1.200,00</text:p>
          </table:table-cell>
          <table:table-cell table:style-name="ce382"/>
          <table:table-cell table:style-name="ce397" table:formula="of:=[.C33]-[.D33]+[.E32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4]-[.D34]+[.E33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5]-[.D35]+[.E34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6]-[.D36]+[.E35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7]-[.D37]+[.E36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/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/>
          <table:table-cell table:style-name="ce384" table:formula="of:=SUM([.D41:.D57])" office:value-type="float" office:value="0" calcext:value-type="float">
            <text:p>0,00</text:p>
          </table:table-cell>
          <table:table-cell table:style-name="ce382"/>
          <table:table-cell table:number-columns-repeated="2"/>
        </table:table-row>
        <table:table-row table:style-name="ro1" table:number-rows-repeated="2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/>
          <table:table-cell table:style-name="ce382" table:number-columns-repeated="4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/>
          <table:table-cell table:style-name="ce403"/>
          <table:table-cell table:number-columns-repeated="2"/>
        </table:table-row>
        <table:table-row table:style-name="ro1" table:number-rows-repeated="2">
          <table:table-cell table:style-name="ce267"/>
          <table:table-cell table:style-name="ce382"/>
          <table:table-cell table:style-name="ce381"/>
          <table:table-cell table:style-name="ce382"/>
          <table:table-cell table:style-name="ce384"/>
          <table:table-cell table:number-columns-repeated="2"/>
        </table:table-row>
        <table:table-row table:style-name="ro1" table:number-rows-repeated="5">
          <table:table-cell table:style-name="ce267"/>
          <table:table-cell table:style-name="ce382" table:number-columns-repeated="3"/>
          <table:table-cell table:style-name="ce381"/>
          <table:table-cell table:style-name="ce406"/>
          <table:table-cell table:style-name="ce384"/>
        </table:table-row>
        <table:table-row table:style-name="ro1" table:number-rows-repeated="44">
          <table:table-cell table:style-name="ce267"/>
          <table:table-cell table:style-name="ce382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1">
        <table:table-column table:style-name="co7" table:default-cell-style-name="ce267"/>
        <table:table-column table:style-name="co8" table:default-cell-style-name="ce382"/>
        <table:table-column table:style-name="co9" table:default-cell-style-name="ce382"/>
        <table:table-column table:style-name="co10" table:default-cell-style-name="ce382"/>
        <table:table-column table:style-name="co1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Default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Kira Bedeli</text:p>
          </table:table-cell>
          <table:table-cell table:style-name="ce384" table:formula="of:=SUM([.C13:.C17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Toplam Ödeme</text:p>
          </table:table-cell>
          <table:table-cell table:style-name="ce384" table:formula="of:=SUM([.D13:.D19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84" table:formula="of:=[.E18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Masraf</text:p>
          </table:table-cell>
          <table:table-cell table:style-name="ce384" table:formula="of:=[.D77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80" office:value-type="string" calcext:value-type="string">
            <text:p>2019-2020 Net Kira</text:p>
          </table:table-cell>
          <table:table-cell table:style-name="ce384" table:formula="of:=[.C6]-[.C8]" office:value-type="float" office:value="0" calcext:value-type="float">
            <text:p>0,00</text:p>
          </table:table-cell>
          <table:table-cell table:style-name="Default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/>
          <table:table-cell table:style-name="ce384" table:number-columns-repeated="3"/>
          <table:table-cell table:number-columns-repeated="54"/>
        </table:table-row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Hurdacı</text:p>
          </table:table-cell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Ali Demirel</text:p>
          </table:table-cell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9-11-2022 – 30-11-2023 Kira Bedeli</text:p>
          </table:table-cell>
          <table:table-cell table:number-columns-repeated="2"/>
          <table:table-cell table:style-name="ce396" table:formula="of:=[.E14]+[.C15]-[.D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inattan</text:p>
          </table:table-cell>
          <table:table-cell table:style-name="ce385"/>
          <table:table-cell table:style-name="Default"/>
          <table:table-cell table:style-name="ce396" table:formula="of:=[.E15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teminattan</text:p>
          </table:table-cell>
          <table:table-cell table:style-name="ce385"/>
          <table:table-cell table:style-name="Default"/>
          <table:table-cell table:style-name="ce396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1-22 kira bedeli 43160 TL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table:number-columns-repeated="2"/>
          <table:table-cell table:style-name="ce385"/>
          <table:table-cell table:style-name="Default"/>
          <table:table-cell table:style-name="ce396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Ocak 2021- elektrik teminat için</text:p>
          </table:table-cell>
          <table:table-cell table:style-name="ce385" office:value-type="float" office:value="1200" calcext:value-type="float">
            <text:p>1.200,00</text:p>
          </table:table-cell>
          <table:table-cell table:style-name="Default" office:value-type="float" office:value="42.07" calcext:value-type="float">
            <text:p>42,07</text:p>
          </table:table-cell>
          <table:table-cell table:style-name="ce396" table:formula="of:=[.E20]+[.C21]-[.D21]" office:value-type="float" office:value="1157.93" calcext:value-type="float">
            <text:p>1.157,9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şubat</text:p>
          </table:table-cell>
          <table:table-cell table:style-name="ce385"/>
          <table:table-cell table:style-name="Default" office:value-type="float" office:value="34.45" calcext:value-type="float">
            <text:p>34,45</text:p>
          </table:table-cell>
          <table:table-cell table:style-name="ce396" table:formula="of:=[.E21]+[.C22]-[.D22]" office:value-type="float" office:value="1123.48" calcext:value-type="float">
            <text:p>1.123,4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mart</text:p>
          </table:table-cell>
          <table:table-cell table:style-name="ce385"/>
          <table:table-cell table:style-name="Default" office:value-type="float" office:value="20.05" calcext:value-type="float">
            <text:p>20,05</text:p>
          </table:table-cell>
          <table:table-cell table:style-name="ce396" table:formula="of:=[.E22]+[.C23]-[.D23]" office:value-type="float" office:value="1103.43" calcext:value-type="float">
            <text:p>1.103,4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nisan</text:p>
          </table:table-cell>
          <table:table-cell table:style-name="ce385"/>
          <table:table-cell table:style-name="Default" office:value-type="float" office:value="34.7" calcext:value-type="float">
            <text:p>34,7</text:p>
          </table:table-cell>
          <table:table-cell table:style-name="ce396" table:formula="of:=[.E23]+[.C24]-[.D24]" office:value-type="float" office:value="1068.73" calcext:value-type="float">
            <text:p>1.068,7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ayıs</text:p>
          </table:table-cell>
          <table:table-cell table:style-name="ce385"/>
          <table:table-cell table:style-name="Default" office:value-type="float" office:value="34.34" calcext:value-type="float">
            <text:p>34,34</text:p>
          </table:table-cell>
          <table:table-cell table:style-name="ce396" table:formula="of:=[.E24]+[.C25]-[.D25]" office:value-type="float" office:value="1034.39" calcext:value-type="float">
            <text:p>1.034,3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haziran</text:p>
          </table:table-cell>
          <table:table-cell table:style-name="ce385"/>
          <table:table-cell table:style-name="Default" office:value-type="float" office:value="-65.91" calcext:value-type="float">
            <text:p>-65,91</text:p>
          </table:table-cell>
          <table:table-cell table:style-name="ce396" table:formula="of:=[.E25]+[.C26]-[.D26]" office:value-type="float" office:value="1100.3" calcext:value-type="float">
            <text:p>1.100,3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muz</text:p>
          </table:table-cell>
          <table:table-cell table:style-name="ce385"/>
          <table:table-cell table:style-name="Default" office:value-type="float" office:value="31.54" calcext:value-type="float">
            <text:p>31,54</text:p>
          </table:table-cell>
          <table:table-cell table:style-name="ce396" table:formula="of:=[.E26]+[.C27]-[.D27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ağustos</text:p>
          </table:table-cell>
          <table:table-cell table:style-name="ce385"/>
          <table:table-cell table:style-name="Default" office:value-type="float" office:value="0" calcext:value-type="float">
            <text:p>0</text:p>
          </table:table-cell>
          <table:table-cell table:style-name="ce396" table:formula="of:=[.E27]+[.C28]-[.D28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ylül</text:p>
          </table:table-cell>
          <table:table-cell table:style-name="ce385"/>
          <table:table-cell table:style-name="Default" office:value-type="float" office:value="45.99" calcext:value-type="float">
            <text:p>45,99</text:p>
          </table:table-cell>
          <table:table-cell table:style-name="ce396" table:formula="of:=[.E28]+[.C29]-[.D29]" office:value-type="float" office:value="1022.77" calcext:value-type="float">
            <text:p>1.022,7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kim</text:p>
          </table:table-cell>
          <table:table-cell table:style-name="ce385"/>
          <table:table-cell table:style-name="Default" office:value-type="float" office:value="42.89" calcext:value-type="float">
            <text:p>42,89</text:p>
          </table:table-cell>
          <table:table-cell table:style-name="ce396" table:formula="of:=[.E29]+[.C30]-[.D30]" office:value-type="float" office:value="979.88" calcext:value-type="float">
            <text:p>979,8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asım</text:p>
          </table:table-cell>
          <table:table-cell table:style-name="ce385"/>
          <table:table-cell table:style-name="Default" office:value-type="float" office:value="34.98" calcext:value-type="float">
            <text:p>34,98</text:p>
          </table:table-cell>
          <table:table-cell table:style-name="ce396" table:formula="of:=[.E30]+[.C31]-[.D31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aralık</text:p>
          </table:table-cell>
          <table:table-cell table:style-name="ce385"/>
          <table:table-cell table:style-name="Default" office:value-type="float" office:value="0" calcext:value-type="float">
            <text:p>0</text:p>
          </table:table-cell>
          <table:table-cell table:style-name="ce396" table:formula="of:=[.E31]+[.C32]-[.D32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Ocak 2022- elektrik teminat için</text:p>
          </table:table-cell>
          <table:table-cell table:style-name="ce385"/>
          <table:table-cell table:style-name="Default" office:value-type="float" office:value="30.04" calcext:value-type="float">
            <text:p>30,04</text:p>
          </table:table-cell>
          <table:table-cell table:style-name="ce396" table:formula="of:=[.E32]+[.C33]-[.D33]" office:value-type="float" office:value="914.86" calcext:value-type="float">
            <text:p>914,8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şubat</text:p>
          </table:table-cell>
          <table:table-cell table:style-name="ce385"/>
          <table:table-cell table:style-name="Default" office:value-type="float" office:value="135.32" calcext:value-type="float">
            <text:p>135,32</text:p>
          </table:table-cell>
          <table:table-cell table:style-name="ce396" table:formula="of:=[.E33]+[.C34]-[.D34]" office:value-type="float" office:value="779.54" calcext:value-type="float">
            <text:p>779,5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mart</text:p>
          </table:table-cell>
          <table:table-cell table:style-name="ce385"/>
          <table:table-cell table:style-name="Default" office:value-type="float" office:value="98.9" calcext:value-type="float">
            <text:p>98,9</text:p>
          </table:table-cell>
          <table:table-cell table:style-name="ce396" table:formula="of:=[.E34]+[.C35]-[.D35]" office:value-type="float" office:value="680.64" calcext:value-type="float">
            <text:p>680,6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nisan</text:p>
          </table:table-cell>
          <table:table-cell table:style-name="ce385"/>
          <table:table-cell table:style-name="Default" office:value-type="float" office:value="135.6" calcext:value-type="float">
            <text:p>135,6</text:p>
          </table:table-cell>
          <table:table-cell table:style-name="ce396" table:formula="of:=[.E35]+[.C36]-[.D36]" office:value-type="float" office:value="545.04" calcext:value-type="float">
            <text:p>545,0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ayıs <text:s text:c="10"/>50 su</text:p>
          </table:table-cell>
          <table:table-cell table:style-name="ce385"/>
          <table:table-cell table:style-name="Default" office:value-type="float" office:value="214.37" calcext:value-type="float">
            <text:p>214,37</text:p>
          </table:table-cell>
          <table:table-cell table:style-name="ce396" table:formula="of:=[.E36]+[.C37]-[.D37]" office:value-type="float" office:value="330.67" calcext:value-type="float">
            <text:p>330,6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Haziran <text:s text:c="7"/>200 su</text:p>
          </table:table-cell>
          <table:table-cell table:style-name="ce385"/>
          <table:table-cell table:style-name="Default" office:value-type="float" office:value="427.65" calcext:value-type="float">
            <text:p>427,65</text:p>
          </table:table-cell>
          <table:table-cell table:style-name="ce396" table:formula="of:=[.E37]+[.C38]-[.D38]" office:value-type="float" office:value="-96.9799999999998" calcext:value-type="float">
            <text:p>-96,9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muz <text:s text:c="6"/>200 su</text:p>
          </table:table-cell>
          <table:table-cell table:style-name="ce385"/>
          <table:table-cell table:style-name="Default" office:value-type="float" office:value="446.55" calcext:value-type="float">
            <text:p>446,55</text:p>
          </table:table-cell>
          <table:table-cell table:style-name="ce396" table:formula="of:=[.E38]+[.C39]-[.D39]" office:value-type="float" office:value="-543.53" calcext:value-type="float">
            <text:p>-543,5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Ağustos <text:s text:c="9"/>50 su</text:p>
          </table:table-cell>
          <table:table-cell table:style-name="ce385"/>
          <table:table-cell table:style-name="Default" office:value-type="float" office:value="333.96" calcext:value-type="float">
            <text:p>333,96</text:p>
          </table:table-cell>
          <table:table-cell table:style-name="ce396" table:formula="of:=[.E39]+[.C40]-[.D40]" office:value-type="float" office:value="-877.49" calcext:value-type="float">
            <text:p>-877,4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ylül <text:s text:c="14"/>50 su</text:p>
          </table:table-cell>
          <table:table-cell table:style-name="ce385"/>
          <table:table-cell table:style-name="Default" office:value-type="float" office:value="324.51" calcext:value-type="float">
            <text:p>324,51</text:p>
          </table:table-cell>
          <table:table-cell table:style-name="ce396" table:formula="of:=[.E40]+[.C41]-[.D41]" office:value-type="float" office:value="-1202" calcext:value-type="float">
            <text:p>-1.202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kim <text:s text:c="14"/>50 su</text:p>
          </table:table-cell>
          <table:table-cell table:style-name="ce385"/>
          <table:table-cell table:style-name="Default" office:value-type="float" office:value="331.27" calcext:value-type="float">
            <text:p>331,27</text:p>
          </table:table-cell>
          <table:table-cell table:style-name="ce396" table:formula="of:=[.E41]+[.C42]-[.D42]" office:value-type="float" office:value="-1533.27" calcext:value-type="float">
            <text:p>-1.533,2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su</text:p>
          </table:table-cell>
          <table:table-cell table:style-name="ce385" office:value-type="float" office:value="50" calcext:value-type="float">
            <text:p>50,00</text:p>
          </table:table-cell>
          <table:table-cell table:style-name="Default"/>
          <table:table-cell table:style-name="ce396" table:formula="of:=[.E42]+[.C43]-[.D43]" office:value-type="float" office:value="-1483.27" calcext:value-type="float">
            <text:p>-1.483,2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asım</text:p>
          </table:table-cell>
          <table:table-cell table:style-name="ce385"/>
          <table:table-cell table:style-name="Default" office:value-type="float" office:value="412.42" calcext:value-type="float">
            <text:p>412,42</text:p>
          </table:table-cell>
          <table:table-cell table:style-name="ce396" table:formula="of:=[.E43]+[.C44]-[.D44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aralık</text:p>
          </table:table-cell>
          <table:table-cell table:style-name="ce385"/>
          <table:table-cell table:style-name="Default" office:value-type="float" office:value="426.12" calcext:value-type="float">
            <text:p>426,12</text:p>
          </table:table-cell>
          <table:table-cell table:style-name="ce396" table:formula="of:=[.E44]+[.C45]-[.D45]" office:value-type="float" office:value="-2321.81" calcext:value-type="float">
            <text:p>-2.321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45]+[.C46]-[.D46]" office:value-type="float" office:value="-2321.81" calcext:value-type="float">
            <text:p>-2.321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otorcu tavanı alçıpan hasarı</text:p>
          </table:table-cell>
          <table:table-cell table:style-name="ce385" office:value-type="float" office:value="500" calcext:value-type="float">
            <text:p>500,00</text:p>
          </table:table-cell>
          <table:table-cell table:style-name="Default"/>
          <table:table-cell table:style-name="ce396" table:formula="of:=[.E46]+[.C47]-[.D47]" office:value-type="float" office:value="-1821.81" calcext:value-type="float">
            <text:p>-1.821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3-01 tmnt</text:p>
          </table:table-cell>
          <table:table-cell table:style-name="ce385"/>
          <table:table-cell table:style-name="Default" office:value-type="float" office:value="178.19" calcext:value-type="float">
            <text:p>178,19</text:p>
          </table:table-cell>
          <table:table-cell table:style-name="ce396" table:formula="of:=[.E47]+[.C48]-[.D48]" office:value-type="float" office:value="-2000" calcext:value-type="float">
            <text:p>-2.00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48]+[.C49]-[.D49]" office:value-type="float" office:value="-2000" calcext:value-type="float">
            <text:p>-2.00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3-10" calcext:value-type="date">
            <text:p>10.03.2023</text:p>
          </table:table-cell>
          <table:table-cell table:style-name="ce267" office:value-type="string" calcext:value-type="string">
            <text:p>2023-02 tmnt</text:p>
          </table:table-cell>
          <table:table-cell table:style-name="ce385"/>
          <table:table-cell table:style-name="Default" office:value-type="float" office:value="270.52" calcext:value-type="float">
            <text:p>270,52</text:p>
          </table:table-cell>
          <table:table-cell table:style-name="ce396" table:formula="of:=[.E49]+[.C50]-[.D50]" office:value-type="float" office:value="-2270.52" calcext:value-type="float">
            <text:p>-2.270,52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3-03 tmnt</text:p>
          </table:table-cell>
          <table:table-cell table:style-name="ce385"/>
          <table:table-cell table:style-name="Default" office:value-type="float" office:value="229.48" calcext:value-type="float">
            <text:p>229,48</text:p>
          </table:table-cell>
          <table:table-cell table:style-name="ce396" table:formula="of:=[.E50]+[.C51]-[.D51]" office:value-type="float" office:value="-2500" calcext:value-type="float">
            <text:p>-2.500,00</text:p>
          </table:table-cell>
          <table:table-cell table:number-columns-repeated="54"/>
        </table:table-row>
        <table:table-row table:style-name="ro1" table:number-rows-repeated="4">
          <table:table-cell table:style-name="ce332"/>
          <table:table-cell table:style-name="ce267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6-20" calcext:value-type="date">
            <text:p>20.06.2021</text:p>
          </table:table-cell>
          <table:table-cell table:style-name="ce267" office:value-type="string" calcext:value-type="string">
            <text:p>büyük binanın saçağında hasar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uvarında sıva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8-25" calcext:value-type="date">
            <text:p>25.08.2021</text:p>
          </table:table-cell>
          <table:table-cell table:style-name="ce267" office:value-type="string" calcext:value-type="string">
            <text:p>mutfak tezgahı kırık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/>
          <table:table-cell table:style-name="Default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385"/>
          <table:table-cell table:style-name="Default" office:value-type="float" office:value="500" calcext:value-type="float">
            <text:p>500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 </text:p>
          </table:table-cell>
          <table:table-cell table:style-name="ce385"/>
          <table:table-cell table:style-name="Default" office:value-type="float" office:value="200" calcext:value-type="float">
            <text:p>200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2-25" calcext:value-type="date">
            <text:p>25.02.2021</text:p>
          </table:table-cell>
          <table:table-cell table:style-name="ce267" office:value-type="string" calcext:value-type="string">
            <text:p>tuvalet için izinsiz kapı açtı</text:p>
          </table:table-cell>
          <table:table-cell table:style-name="ce385"/>
          <table:table-cell table:style-name="Default" office:value-type="string" calcext:value-type="string">
            <text:p>yapıldı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3-30" calcext:value-type="date">
            <text:p>30.03.2021</text:p>
          </table:table-cell>
          <table:table-cell table:style-name="ce267" office:value-type="string" calcext:value-type="string">
            <text:p>2021 de 2022 için ödemesi gereken kiraları ödemedi</text:p>
          </table:table-cell>
          <table:table-cell table:style-name="ce385"/>
          <table:table-cell table:style-name="Default" office:value-type="string" calcext:value-type="string">
            <text:p>*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8-05" calcext:value-type="date">
            <text:p>05.08.2021</text:p>
          </table:table-cell>
          <table:table-cell table:style-name="ce267" office:value-type="string" calcext:value-type="string">
            <text:p>arsa önüne malzeme yığıntısı var OKKK</text:p>
          </table:table-cell>
          <table:table-cell table:style-name="ce385"/>
          <table:table-cell table:style-name="Default" office:value-type="string" calcext:value-type="string">
            <text:p>*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267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Default"/>
          <table:table-cell table:style-name="ce384" table:formula="of:=SUM([.D79:.D98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388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391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345"/>
          <table:table-cell table:style-name="ce267"/>
          <table:table-cell table:number-columns-repeated="2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345"/>
          <table:table-cell table:style-name="ce267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381"/>
          <table:table-cell table:style-name="ce406"/>
          <table:table-cell table:style-name="ce384"/>
          <table:table-cell table:number-columns-repeated="52"/>
        </table:table-row>
        <table:table-row table:style-name="ro1" table:number-rows-repeated="104848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1">
        <table:table-column table:style-name="co7" table:default-cell-style-name="ce267"/>
        <table:table-column table:style-name="co13" table:default-cell-style-name="ce382"/>
        <table:table-column table:style-name="co14" table:default-cell-style-name="ce382"/>
        <table:table-column table:style-name="co15" table:default-cell-style-name="ce382"/>
        <table:table-column table:style-name="co1" table:default-cell-style-name="ce382"/>
        <table:table-column table:style-name="co16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nE este</text:p>
          </table:table-cell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ce354"/>
          <table:table-cell table:style-name="Default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Kira Bedeli</text:p>
          </table:table-cell>
          <table:table-cell table:style-name="ce384" table:formula="of:=SUM([.D14:.D28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Toplam Ödeme</text:p>
          </table:table-cell>
          <table:table-cell table:style-name="ce384" table:formula="of:=SUM([.E14:.E28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Toplam Ödenecek</text:p>
          </table:table-cell>
          <table:table-cell table:style-name="ce384" table:formula="of:=[.F38]" office:value-type="float" office:value="412.24" calcext:value-type="float">
            <text:p>412,24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<text:s/>Masraf</text:p>
          </table:table-cell>
          <table:table-cell table:style-name="ce384" table:formula="of:=[.E43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80" office:value-type="string" calcext:value-type="string">
            <text:p><text:s/>Net Kira</text:p>
          </table:table-cell>
          <table:table-cell table:style-name="ce384" table:formula="of:=[.D6]-[.D8]" office:value-type="float" office:value="0" calcext:value-type="float">
            <text:p>0,00</text:p>
          </table:table-cell>
          <table:table-cell table:style-name="Default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ce384" table:number-columns-repeated="3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278"/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78" table:number-columns-repeated="3"/>
          <table:table-cell table:style-name="ce380" table:number-columns-repeated="3"/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Motorcu</text:p>
          </table:table-cell>
          <table:table-cell table:style-name="ce354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Cihan Çam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2-23 kira bedeli 45000 TL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Anlaşma yapıldı</text:p>
          </table:table-cell>
          <table:table-cell table:style-name="ce267"/>
          <table:table-cell table:number-columns-repeated="2"/>
          <table:table-cell table:style-name="ce396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lektrik Teminat Bedeli</text:p>
          </table:table-cell>
          <table:table-cell table:style-name="ce267"/>
          <table:table-cell table:number-columns-repeated="2"/>
          <table:table-cell table:style-name="ce396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30" calcext:value-type="date">
            <text:p>30.08.2022</text:p>
          </table:table-cell>
          <table:table-cell table:style-name="ce267" office:value-type="string" calcext:value-type="string">
            <text:p>Kira Başlangıç Tarihi</text:p>
          </table:table-cell>
          <table:table-cell table:style-name="ce267"/>
          <table:table-cell table:number-columns-repeated="2"/>
          <table:table-cell table:style-name="ce396" table:formula="of:=[.F18]+[.D19]-[.E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8-29" calcext:value-type="date">
            <text:p>29.08.2023</text:p>
          </table:table-cell>
          <table:table-cell table:style-name="ce267" office:value-type="string" calcext:value-type="string">
            <text:p>Kira Bitiş Tarihi</text:p>
          </table:table-cell>
          <table:table-cell table:style-name="ce267"/>
          <table:table-cell table:style-name="ce385"/>
          <table:table-cell table:style-name="Default"/>
          <table:table-cell table:style-name="ce396" table:formula="of:=[.F19]+[.D20]-[.E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ira gün sayısı (1 ay ek süre verildi)</text:p>
          </table:table-cell>
          <table:table-cell table:style-name="ce412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396" table:formula="of:=[.F20]+[.D21]-[.E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2-23 günlük kira bedeli TL</text:p>
          </table:table-cell>
          <table:table-cell table:style-name="ce267" table:formula="of:=[.D17]/[.C21]" office:value-type="float" office:value="0" calcext:value-type="float">
            <text:p>0</text:p>
          </table:table-cell>
          <table:table-cell table:style-name="ce385"/>
          <table:table-cell table:style-name="Default"/>
          <table:table-cell table:style-name="ce396" table:formula="of:=[.F21]+[.D22]-[.E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Nakit Ödeme</text:p>
          </table:table-cell>
          <table:table-cell table:style-name="ce267"/>
          <table:table-cell table:style-name="ce385" table:number-columns-repeated="2"/>
          <table:table-cell table:style-name="ce396" table:formula="of:=[.F22]+[.D23]-[.E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05" calcext:value-type="date">
            <text:p>05.08.2022</text:p>
          </table:table-cell>
          <table:table-cell table:style-name="ce267" office:value-type="string" calcext:value-type="string">
            <text:p>Nakit Ödeme</text:p>
          </table:table-cell>
          <table:table-cell table:style-name="ce267"/>
          <table:table-cell table:style-name="ce385" table:number-columns-repeated="2"/>
          <table:table-cell table:style-name="ce396" table:formula="of:=[.F23]+[.D24]-[.E24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table:number-columns-repeated="4"/>
          <table:table-cell table:style-name="ce396" table:formula="of:=[.F24]+[.D25]-[.E2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table:number-columns-repeated="4"/>
          <table:table-cell table:style-name="ce396" table:formula="of:=[.F25]+[.D26]-[.E2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396" table:formula="of:=[.F26]+[.D27]-[.E2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396" table:formula="of:=[.F27]+[.D28]-[.E2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Default" table:number-columns-repeated="2"/>
          <table:table-cell table:style-name="ce396" table:formula="of:=[.F28]+[.D29]-[.E2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Elektrik Teminat Bedeli</text:p>
          </table:table-cell>
          <table:table-cell table:style-name="ce354"/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style-name="ce396" table:formula="of:=[.F29]+[.D30]-[.E30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8 elektrik tmnt</text:p>
          </table:table-cell>
          <table:table-cell table:style-name="ce267"/>
          <table:table-cell table:style-name="ce385"/>
          <table:table-cell table:style-name="Default" office:value-type="float" office:value="32.35" calcext:value-type="float">
            <text:p>32,35</text:p>
          </table:table-cell>
          <table:table-cell table:style-name="ce396" table:formula="of:=[.F30]+[.D31]-[.E31]" office:value-type="float" office:value="1167.65" calcext:value-type="float">
            <text:p>1.167,65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9 elektrik tmnt</text:p>
          </table:table-cell>
          <table:table-cell table:style-name="ce267"/>
          <table:table-cell table:style-name="ce385"/>
          <table:table-cell table:style-name="Default" office:value-type="float" office:value="39.91" calcext:value-type="float">
            <text:p>39,91</text:p>
          </table:table-cell>
          <table:table-cell table:style-name="ce396" table:formula="of:=[.F31]+[.D32]-[.E32]" office:value-type="float" office:value="1127.74" calcext:value-type="float">
            <text:p>1.127,74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10 elektrik tmnt</text:p>
          </table:table-cell>
          <table:table-cell table:style-name="ce267"/>
          <table:table-cell table:style-name="ce385"/>
          <table:table-cell office:value-type="float" office:value="8.99" calcext:value-type="float">
            <text:p>8,99</text:p>
          </table:table-cell>
          <table:table-cell table:style-name="ce396" table:formula="of:=[.F32]+[.D33]-[.E33]" office:value-type="float" office:value="1118.75" calcext:value-type="float">
            <text:p>1.118,75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11 elektrik tmnt</text:p>
          </table:table-cell>
          <table:table-cell table:style-name="ce267"/>
          <table:table-cell table:style-name="ce385"/>
          <table:table-cell office:value-type="float" office:value="60.27" calcext:value-type="float">
            <text:p>60,27</text:p>
          </table:table-cell>
          <table:table-cell table:style-name="ce396" table:formula="of:=[.F33]+[.D34]-[.E34]" office:value-type="float" office:value="1058.48" calcext:value-type="float">
            <text:p>1.0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toyota işçilik</text:p>
          </table:table-cell>
          <table:table-cell table:style-name="Default" table:number-columns-repeated="2"/>
          <table:table-cell table:style-name="Default" office:value-type="float" office:value="500" calcext:value-type="float">
            <text:p>500</text:p>
          </table:table-cell>
          <table:table-cell table:style-name="ce396" table:formula="of:=[.F34]+[.D35]-[.E35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ce267" office:value-type="string" calcext:value-type="string">
            <text:p>2022-12 elektrik tmnt</text:p>
          </table:table-cell>
          <table:table-cell table:style-name="Default" table:number-columns-repeated="2"/>
          <table:table-cell table:style-name="Default" office:value-type="float" office:value="58.48" calcext:value-type="float">
            <text:p>58,48</text:p>
          </table:table-cell>
          <table:table-cell table:style-name="ce396" table:formula="of:=[.F35]+[.D36]-[.E36]" office:value-type="float" office:value="500" calcext:value-type="float">
            <text:p>5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2023-01 elektrik tmnt</text:p>
          </table:table-cell>
          <table:table-cell table:style-name="Default" table:number-columns-repeated="2"/>
          <table:table-cell table:style-name="Default" office:value-type="float" office:value="50" calcext:value-type="float">
            <text:p>50</text:p>
          </table:table-cell>
          <table:table-cell table:style-name="ce396" table:formula="of:=[.F36]+[.D37]-[.E37]" office:value-type="float" office:value="450" calcext:value-type="float">
            <text:p>45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2023-02 elektrik tmnt</text:p>
          </table:table-cell>
          <table:table-cell table:style-name="Default" table:number-columns-repeated="2"/>
          <table:table-cell table:style-name="Default" office:value-type="float" office:value="37.76" calcext:value-type="float">
            <text:p>37,76</text:p>
          </table:table-cell>
          <table:table-cell table:style-name="ce396" table:formula="of:=[.F37]+[.D38]-[.E38]" office:value-type="float" office:value="412.24" calcext:value-type="float">
            <text:p>412,24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ce267" office:value-type="string" calcext:value-type="string">
            <text:p>2023-03 tmnt</text:p>
          </table:table-cell>
          <table:table-cell table:style-name="Default" table:number-columns-repeated="2"/>
          <table:table-cell table:style-name="Default" office:value-type="float" office:value="12.24" calcext:value-type="float">
            <text:p>12,24</text:p>
          </table:table-cell>
          <table:table-cell table:style-name="ce396" table:formula="of:=[.F38]+[.D39]-[.E39]" office:value-type="float" office:value="400" calcext:value-type="float">
            <text:p>4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table:number-columns-repeated="4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391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Default" table:number-columns-repeated="4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 table:style-name="ce354"/>
          <table:table-cell table:style-name="Default"/>
          <table:table-cell table:style-name="ce384" table:formula="of:=SUM([.E44:.E63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ce267" table:number-columns-repeated="2"/>
          <table:table-cell table:number-columns-repeated="2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345"/>
          <table:table-cell table:style-name="ce267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381"/>
          <table:table-cell table:style-name="ce406"/>
          <table:table-cell table:style-name="ce384"/>
          <table:table-cell table:number-columns-repeated="52"/>
        </table:table-row>
        <table:table-row table:style-name="ro1" table:number-rows-repeated="104852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1">
        <table:table-column table:style-name="co7" table:default-cell-style-name="ce267"/>
        <table:table-column table:style-name="co17" table:default-cell-style-name="ce382"/>
        <table:table-column table:style-name="co18" table:default-cell-style-name="ce382"/>
        <table:table-column table:style-name="co19" table:default-cell-style-name="ce382"/>
        <table:table-column table:style-name="co10" table:default-cell-style-name="ce382"/>
        <table:table-column table:style-name="co1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 office:value-type="string" calcext:value-type="string">
            <text:p>Sanayi pano</text:p>
          </table:table-cell>
          <table:table-cell table:style-name="ce354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MERDAL KİPEL 2022-2023</text:p>
          </table:table-cell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ce354"/>
          <table:table-cell table:style-name="Default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Kira Bedeli</text:p>
          </table:table-cell>
          <table:table-cell table:style-name="ce368"/>
          <table:table-cell table:style-name="ce384" table:formula="of:=SUM([.D12:.D15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Toplam Ödeme</text:p>
          </table:table-cell>
          <table:table-cell table:style-name="ce368"/>
          <table:table-cell table:style-name="ce384" table:formula="of:=SUM([.E12:.E15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68"/>
          <table:table-cell table:style-name="ce384" table:formula="of:=[.F50]" office:value-type="float" office:value="17466.959742" calcext:value-type="float">
            <text:p>17.466,96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Masraf</text:p>
          </table:table-cell>
          <table:table-cell table:style-name="ce368"/>
          <table:table-cell table:style-name="ce384" table:formula="of:=[.E57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80" office:value-type="string" calcext:value-type="string">
            <text:p>Net Kira</text:p>
          </table:table-cell>
          <table:table-cell table:style-name="ce380"/>
          <table:table-cell table:style-name="ce384" table:formula="of:=[.D6]-[.D8]" office:value-type="float" office:value="0" calcext:value-type="float">
            <text:p>0,00</text:p>
          </table:table-cell>
          <table:table-cell table:style-name="Default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278"/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31-03-2022 – 30-03-2023 kira bedeli 48000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ödene kiraya göre tarih belirlendi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31-3 31-12-2022 9 aylık kira bedeli 36000</text:p>
          </table:table-cell>
          <table:table-cell table:style-name="ce267"/>
          <table:table-cell table:number-columns-repeated="2"/>
          <table:table-cell table:style-name="ce396" table:formula="of:=[.F14]+[.D15]-[.E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267"/>
          <table:table-cell table:style-name="ce267" office:value-type="float" office:value="48000" calcext:value-type="float">
            <text:p>48000</text:p>
          </table:table-cell>
          <table:table-cell table:number-columns-repeated="2"/>
          <table:table-cell table:style-name="ce396" table:formula="of:=[.F15]+[.D16]-[.E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string" calcext:value-type="string">
            <text:p>2023 şubat tüfe</text:p>
          </table:table-cell>
          <table:table-cell table:style-name="ce267" office:value-type="float" office:value="73.2" calcext:value-type="float">
            <text:p>73,2</text:p>
          </table:table-cell>
          <table:table-cell table:number-columns-repeated="2"/>
          <table:table-cell table:style-name="ce396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string" calcext:value-type="string">
            <text:p>22-23 tüfe farkı</text:p>
          </table:table-cell>
          <table:table-cell table:style-name="ce267" table:formula="of:=[.C16]*[.C17]/100" office:value-type="float" office:value="35136" calcext:value-type="float">
            <text:p>35136</text:p>
          </table:table-cell>
          <table:table-cell table:number-columns-repeated="2"/>
          <table:table-cell table:style-name="ce396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30-3-23 * 31-3-24 kira bedeli</text:p>
          </table:table-cell>
          <table:table-cell table:style-name="ce267" table:formula="of:=[.C18]+[.C16]" office:value-type="float" office:value="83136" calcext:value-type="float">
            <text:p>83136</text:p>
          </table:table-cell>
          <table:table-cell table:formula="of:=[.C19]" office:value-type="float" office:value="83136" calcext:value-type="float">
            <text:p>83.136,00</text:p>
          </table:table-cell>
          <table:table-cell/>
          <table:table-cell table:style-name="ce396" table:formula="of:=[.F18]+[.D19]-[.E19]" office:value-type="float" office:value="83136" calcext:value-type="float">
            <text:p>83.136,00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nisan tüfe</text:p>
          </table:table-cell>
          <table:table-cell table:style-name="ce267" office:value-type="float" office:value="2.29" calcext:value-type="float">
            <text:p>2,29</text:p>
          </table:table-cell>
          <table:table-cell table:formula="of:=[.F19]*[.C20]/100" office:value-type="float" office:value="1903.8144" calcext:value-type="float">
            <text:p>1.903,81</text:p>
          </table:table-cell>
          <table:table-cell/>
          <table:table-cell table:style-name="ce396" table:formula="of:=[.F19]+[.D20]-[.E20]" office:value-type="float" office:value="85039.8144" calcext:value-type="float">
            <text:p>85.039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table:number-columns-repeated="2"/>
          <table:table-cell table:style-name="ce385"/>
          <table:table-cell table:style-name="Default"/>
          <table:table-cell table:style-name="ce396" table:formula="of:=[.F20]+[.D21]-[.E21]" office:value-type="float" office:value="85039.8144" calcext:value-type="float">
            <text:p>85.039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354" office:value-type="string" calcext:value-type="string">
            <text:p>kırık cam + boya</text:p>
          </table:table-cell>
          <table:table-cell table:style-name="ce267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 table:number-rows-repeated="2">
          <table:table-cell table:style-name="ce332"/>
          <table:table-cell table:style-name="ce267" table:number-columns-repeated="2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Default"/>
          <table:table-cell office:value-type="string" calcext:value-type="string">
            <text:p>Elektrik Teminat</text:p>
          </table:table-cell>
          <table:table-cell/>
          <table:table-cell office:value-type="float" office:value="1200" calcext:value-type="float">
            <text:p>1.200,00</text:p>
          </table:table-cell>
          <table:table-cell table:style-name="Default"/>
          <table:table-cell table:style-name="ce396" table:formula="of:=[.F24]+[.D25]-[.E25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4 elektrik tmnt</text:p>
          </table:table-cell>
          <table:table-cell table:style-name="ce267"/>
          <table:table-cell table:style-name="ce385"/>
          <table:table-cell office:value-type="float" office:value="20.95" calcext:value-type="float">
            <text:p>20,95</text:p>
          </table:table-cell>
          <table:table-cell table:style-name="ce396" table:formula="of:=[.F25]+[.D26]-[.E26]" office:value-type="float" office:value="1179.05" calcext:value-type="float">
            <text:p>1.179,05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5 elektrik tmnt</text:p>
          </table:table-cell>
          <table:table-cell table:style-name="ce267"/>
          <table:table-cell table:style-name="ce385"/>
          <table:table-cell office:value-type="float" office:value="11.93" calcext:value-type="float">
            <text:p>11,93</text:p>
          </table:table-cell>
          <table:table-cell table:style-name="ce396" table:formula="of:=[.F26]+[.D27]-[.E27]" office:value-type="float" office:value="1167.12" calcext:value-type="float">
            <text:p>1.167,12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6 elektrik tmnt</text:p>
          </table:table-cell>
          <table:table-cell table:style-name="ce267"/>
          <table:table-cell table:style-name="ce385"/>
          <table:table-cell office:value-type="float" office:value="0" calcext:value-type="float">
            <text:p>0,00</text:p>
          </table:table-cell>
          <table:table-cell table:style-name="ce396" table:formula="of:=[.F27]+[.D28]-[.E28]" office:value-type="float" office:value="1167.12" calcext:value-type="float">
            <text:p>1.167,12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7 elektrik tmnt</text:p>
          </table:table-cell>
          <table:table-cell table:style-name="ce267"/>
          <table:table-cell table:style-name="ce385"/>
          <table:table-cell office:value-type="float" office:value="23.25" calcext:value-type="float">
            <text:p>23,25</text:p>
          </table:table-cell>
          <table:table-cell table:style-name="ce396" table:formula="of:=[.F28]+[.D29]-[.E29]" office:value-type="float" office:value="1143.87" calcext:value-type="float">
            <text:p>1.143,8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8 elektrik tmnt</text:p>
          </table:table-cell>
          <table:table-cell table:style-name="ce267"/>
          <table:table-cell table:style-name="ce385"/>
          <table:table-cell office:value-type="float" office:value="42.14" calcext:value-type="float">
            <text:p>42,14</text:p>
          </table:table-cell>
          <table:table-cell table:style-name="ce396" table:formula="of:=[.F29]+[.D30]-[.E30]" office:value-type="float" office:value="1101.73" calcext:value-type="float">
            <text:p>1.101,7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9 elektrik tmnt</text:p>
          </table:table-cell>
          <table:table-cell table:style-name="ce267"/>
          <table:table-cell table:style-name="ce385"/>
          <table:table-cell office:value-type="float" office:value="39.37" calcext:value-type="float">
            <text:p>39,37</text:p>
          </table:table-cell>
          <table:table-cell table:style-name="ce396" table:formula="of:=[.F30]+[.D31]-[.E31]" office:value-type="float" office:value="1062.36" calcext:value-type="float">
            <text:p>1.062,3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10 elektrik tmnt</text:p>
          </table:table-cell>
          <table:table-cell table:style-name="ce267"/>
          <table:table-cell table:style-name="ce385"/>
          <table:table-cell office:value-type="float" office:value="150.16" calcext:value-type="float">
            <text:p>150,16</text:p>
          </table:table-cell>
          <table:table-cell table:style-name="ce396" table:formula="of:=[.F31]+[.D32]-[.E32]" office:value-type="float" office:value="912.2" calcext:value-type="float">
            <text:p>912,2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11 elektrik tmnt</text:p>
          </table:table-cell>
          <table:table-cell table:style-name="ce267"/>
          <table:table-cell table:style-name="ce385"/>
          <table:table-cell office:value-type="float" office:value="216.76" calcext:value-type="float">
            <text:p>216,76</text:p>
          </table:table-cell>
          <table:table-cell table:style-name="ce396" table:formula="of:=[.F32]+[.D33]-[.E33]" office:value-type="float" office:value="695.44" calcext:value-type="float">
            <text:p>695,4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2022-12 elkrrik tmnt</text:p>
          </table:table-cell>
          <table:table-cell table:style-name="Default" table:number-columns-repeated="2"/>
          <table:table-cell table:style-name="Default" office:value-type="float" office:value="132.72" calcext:value-type="float">
            <text:p>132,72</text:p>
          </table:table-cell>
          <table:table-cell table:style-name="ce396" table:formula="of:=[.F33]+[.D34]-[.E34]" office:value-type="float" office:value="562.72" calcext:value-type="float">
            <text:p>562,72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23-01 tmnt</text:p>
          </table:table-cell>
          <table:table-cell table:style-name="Default" table:number-columns-repeated="2"/>
          <table:table-cell table:style-name="Default" office:value-type="float" office:value="142.48" calcext:value-type="float">
            <text:p>142,48</text:p>
          </table:table-cell>
          <table:table-cell table:style-name="ce396" table:formula="of:=[.F34]+[.D35]-[.E35]" office:value-type="float" office:value="420.24" calcext:value-type="float">
            <text:p>420,2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354" office:value-type="string" calcext:value-type="string">
            <text:p>Duvar Sıva-alçıpan tamiri cihan</text:p>
          </table:table-cell>
          <table:table-cell table:style-name="ce354"/>
          <table:table-cell table:style-name="Default" office:value-type="float" office:value="404.76" calcext:value-type="float">
            <text:p>404,76</text:p>
          </table:table-cell>
          <table:table-cell table:style-name="Default"/>
          <table:table-cell table:style-name="ce396" table:formula="of:=[.F35]+[.D36]-[.E36]" office:value-type="float" office:value="825" calcext:value-type="float">
            <text:p>825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354" office:value-type="string" calcext:value-type="string">
            <text:p>23-02 tmnt</text:p>
          </table:table-cell>
          <table:table-cell table:style-name="ce354"/>
          <table:table-cell table:style-name="Default"/>
          <table:table-cell table:style-name="Default" office:value-type="float" office:value="100.78" calcext:value-type="float">
            <text:p>100,78</text:p>
          </table:table-cell>
          <table:table-cell table:style-name="ce396" table:formula="of:=[.F36]+[.D37]-[.E37]" office:value-type="float" office:value="724.22" calcext:value-type="float">
            <text:p>724,22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4-04" calcext:value-type="date">
            <text:p>04.04.2023</text:p>
          </table:table-cell>
          <table:table-cell table:style-name="ce354" office:value-type="string" calcext:value-type="string">
            <text:p>23-03 tmnt</text:p>
          </table:table-cell>
          <table:table-cell table:style-name="ce354"/>
          <table:table-cell table:style-name="Default"/>
          <table:table-cell table:style-name="Default" office:value-type="float" office:value="124.22" calcext:value-type="float">
            <text:p>124,22</text:p>
          </table:table-cell>
          <table:table-cell table:style-name="ce396" table:formula="of:=[.F37]+[.D38]-[.E38]" office:value-type="float" office:value="600" calcext:value-type="float">
            <text:p>600,00</text:p>
          </table:table-cell>
          <table:table-cell table:number-columns-repeated="54"/>
        </table:table-row>
        <table:table-row table:style-name="ro1" table:number-rows-repeated="2">
          <table:table-cell table:style-name="ce332"/>
          <table:table-cell table:style-name="ce354" table:number-columns-repeated="2"/>
          <table:table-cell table:style-name="Default"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/>
          <table:table-cell table:style-name="Default" office:value-type="float" office:value="4000" calcext:value-type="float">
            <text:p>4000</text:p>
          </table:table-cell>
          <table:table-cell table:style-name="ce263" office:value-type="string" calcext:value-type="string">
            <text:p>tüfe</text:p>
          </table:table-cell>
          <table:table-cell table:style-name="Default"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2-12-31" calcext:value-type="date">
            <text:p>31.12.2022</text:p>
          </table:table-cell>
          <table:table-cell table:style-name="Default" office:value-type="string" calcext:value-type="string">
            <text:p>10/12 ay kira ocak 4000*85,51 %</text:p>
          </table:table-cell>
          <table:table-cell table:style-name="Default" office:value-type="float" office:value="72.31" calcext:value-type="float">
            <text:p>72,31</text:p>
          </table:table-cell>
          <table:table-cell table:number-columns-repeated="2" table:style-name="Default" office:value-type="float" office:value="6920" calcext:value-type="float">
            <text:p>6920</text:p>
          </table:table-cell>
          <table:table-cell table:style-name="ce396" table:formula="of:=[.F41]+[.D42]-[.E4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1-31" calcext:value-type="date">
            <text:p>31.01.2023</text:p>
          </table:table-cell>
          <table:table-cell table:style-name="Default" office:value-type="string" calcext:value-type="string">
            <text:p>11/12 ay kira şubat aralık kira+ocak tüfe</text:p>
          </table:table-cell>
          <table:table-cell table:style-name="ce354" office:value-type="float" office:value="3.15" calcext:value-type="float">
            <text:p>3,15</text:p>
          </table:table-cell>
          <table:table-cell table:style-name="ce385" table:formula="of:=[.D42]*([.C43]+100)/100" office:value-type="float" office:value="7137.98" calcext:value-type="float">
            <text:p>7.137,98</text:p>
          </table:table-cell>
          <table:table-cell table:style-name="Default"/>
          <table:table-cell table:style-name="ce396" table:formula="of:=[.F42]+[.D43]-[.E43]" office:value-type="float" office:value="7137.98" calcext:value-type="float">
            <text:p>7.137,98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2-28" calcext:value-type="date">
            <text:p>28.02.2023</text:p>
          </table:table-cell>
          <table:table-cell table:style-name="Default" office:value-type="string" calcext:value-type="string">
            <text:p>12/12 ay kira mart <text:s/>ocak kira + şubat tüfe</text:p>
          </table:table-cell>
          <table:table-cell table:style-name="ce354" office:value-type="float" office:value="2.29" calcext:value-type="float">
            <text:p>2,29</text:p>
          </table:table-cell>
          <table:table-cell table:style-name="ce385" table:formula="of:=[.D43]*([.C44]+100)/100" office:value-type="float" office:value="7301.439742" calcext:value-type="float">
            <text:p>7.301,44</text:p>
          </table:table-cell>
          <table:table-cell table:style-name="Default"/>
          <table:table-cell table:style-name="ce396" table:formula="of:=[.F43]+[.D44]-[.E44]" office:value-type="float" office:value="14439.419742" calcext:value-type="float">
            <text:p>14.439,42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3-31" calcext:value-type="date">
            <text:p>31.03.2023</text:p>
          </table:table-cell>
          <table:table-cell table:style-name="Default" office:value-type="string" calcext:value-type="string">
            <text:p>Kira Nisan </text:p>
          </table:table-cell>
          <table:table-cell table:style-name="ce354" office:value-type="float" office:value="2.29" calcext:value-type="float">
            <text:p>2,29</text:p>
          </table:table-cell>
          <table:table-cell table:style-name="ce385"/>
          <table:table-cell table:style-name="Default"/>
          <table:table-cell table:style-name="ce396" table:formula="of:=[.F44]+[.D45]-[.E45]" office:value-type="float" office:value="14439.419742" calcext:value-type="float">
            <text:p>14.439,42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/>
          <table:table-cell table:style-name="ce354"/>
          <table:table-cell table:style-name="Default" table:number-columns-repeated="2"/>
          <table:table-cell table:style-name="ce396" table:formula="of:=[.F45]+[.D46]-[.E46]" office:value-type="float" office:value="14439.419742" calcext:value-type="float">
            <text:p>14.439,42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5 boy 40x40 profil</text:p>
          </table:table-cell>
          <table:table-cell table:style-name="ce354"/>
          <table:table-cell table:style-name="Default" office:value-type="float" office:value="1400" calcext:value-type="float">
            <text:p>1400</text:p>
          </table:table-cell>
          <table:table-cell table:style-name="Default"/>
          <table:table-cell table:style-name="ce396" table:formula="of:=[.F46]+[.D47]-[.E47]" office:value-type="float" office:value="15839.419742" calcext:value-type="float">
            <text:p>15.839,42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mermer</text:p>
          </table:table-cell>
          <table:table-cell table:style-name="ce354"/>
          <table:table-cell table:style-name="Default" office:value-type="float" office:value="375" calcext:value-type="float">
            <text:p>375</text:p>
          </table:table-cell>
          <table:table-cell table:style-name="Default"/>
          <table:table-cell table:style-name="ce396" table:formula="of:=[.F47]+[.D48]-[.E48]" office:value-type="float" office:value="16214.419742" calcext:value-type="float">
            <text:p>16.214,42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İCRA MASRAFI</text:p>
          </table:table-cell>
          <table:table-cell table:style-name="ce354"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396" table:formula="of:=[.F48]+[.D49]-[.E49]" office:value-type="float" office:value="16714.419742" calcext:value-type="float">
            <text:p>16.714,42</text:p>
          </table:table-cell>
          <table:table-cell table:number-columns-repeated="54"/>
        </table:table-row>
        <table:table-row table:style-name="ro1">
          <table:table-cell table:style-name="ce345" office:value-type="date" office:date-value="2023-03-14" calcext:value-type="date">
            <text:p>14.03.2023</text:p>
          </table:table-cell>
          <table:table-cell table:style-name="Default" office:value-type="string" calcext:value-type="string">
            <text:p>noter tahliye ihtarname</text:p>
          </table:table-cell>
          <table:table-cell table:style-name="Default"/>
          <table:table-cell table:style-name="Default" office:value-type="float" office:value="752.54" calcext:value-type="float">
            <text:p>752,54</text:p>
          </table:table-cell>
          <table:table-cell table:style-name="Default"/>
          <table:table-cell table:style-name="ce396" table:formula="of:=[.F49]+[.D50]-[.E50]" office:value-type="float" office:value="17466.959742" calcext:value-type="float">
            <text:p>17.466,96</text:p>
          </table:table-cell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Default" table:number-columns-repeated="2"/>
          <table:table-cell table:style-name="ce396" table:formula="of:=[.F50]+[.D51]-[.E51]" office:value-type="float" office:value="17466.959742" calcext:value-type="float">
            <text:p>17.466,96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 table:style-name="ce354"/>
          <table:table-cell table:style-name="Default" table:number-columns-repeated="2"/>
          <table:table-cell table:style-name="ce396" table:formula="of:=[.F51]+[.D52]-[.E52]" office:value-type="float" office:value="17466.959742" calcext:value-type="float">
            <text:p>17.466,96</text:p>
          </table:table-cell>
          <table:table-cell table:number-columns-repeated="54"/>
        </table:table-row>
        <table:table-row table:style-name="ro1" table:number-rows-repeated="4">
          <table:table-cell/>
          <table:table-cell table:style-name="ce354" table:number-columns-repeated="2"/>
          <table:table-cell table:style-name="Default"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ce354"/>
          <table:table-cell table:style-name="Default"/>
          <table:table-cell table:style-name="ce384" table:formula="of:=SUM([.E58:.E60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388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number-columns-repeated="3"/>
          <table:table-cell table:style-name="Default"/>
          <table:table-cell table:style-name="ce266"/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332"/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50"/>
        </table:table-row>
        <table:table-row table:style-name="ro1">
          <table:table-cell table:style-name="ce332"/>
          <table:table-cell/>
          <table:table-cell table:style-name="Default" table:number-columns-repeated="3"/>
          <table:table-cell table:style-name="ce266"/>
          <table:table-cell table:style-name="ce396"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43" office:value-type="float" office:value="2022" calcext:value-type="float">
            <text:p>2022</text:p>
          </table:table-cell>
          <table:table-cell office:value-type="string" calcext:value-type="string">
            <text:p>Ocak</text:p>
          </table:table-cell>
          <table:table-cell office:value-type="float" office:value="11.1" calcext:value-type="float">
            <text:p>11,10</text:p>
          </table:table-cell>
          <table:table-cell table:style-name="Default" table:formula="of:=[.E62]" office:value-type="float" office:value="0" calcext:value-type="float">
            <text:p>0</text:p>
          </table:table-cell>
          <table:table-cell table:style-name="Default" table:formula="of:=[.D61]+([.D61]*[.C62]/100)" office:value-type="float" office:value="0" calcext:value-type="float">
            <text:p>0</text:p>
          </table:table-cell>
          <table:table-cell table:style-name="Default" table:number-columns-repeated="9"/>
          <table:table-cell table:number-columns-repeated="46"/>
        </table:table-row>
        <table:table-row table:style-name="ro2">
          <table:table-cell table:style-name="ce332"/>
          <table:table-cell office:value-type="string" calcext:value-type="string">
            <text:p>Şubat</text:p>
          </table:table-cell>
          <table:table-cell table:style-name="ce244" office:value-type="float" office:value="4.81" calcext:value-type="float">
            <text:p>4,81</text:p>
          </table:table-cell>
          <table:table-cell table:style-name="Default" table:formula="of:=[.E63]" office:value-type="float" office:value="0" calcext:value-type="float">
            <text:p>0</text:p>
          </table:table-cell>
          <table:table-cell table:style-name="Default" table:formula="of:=[.D62]+([.D62]*[.C63]/100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382" table:number-columns-repeated="5"/>
          <table:table-cell table:number-columns-repeated="47"/>
        </table:table-row>
        <table:table-row table:style-name="ro2">
          <table:table-cell table:style-name="ce332"/>
          <table:table-cell office:value-type="string" calcext:value-type="string">
            <text:p>Mart</text:p>
          </table:table-cell>
          <table:table-cell table:style-name="ce244" office:value-type="float" office:value="5.46" calcext:value-type="float">
            <text:p>5,46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table:formula="of:=[.D63]+([.D63]*[.C64]/100)" office:value-type="float" office:value="0" calcext:value-type="float">
            <text:p>0</text:p>
          </table:table-cell>
          <table:table-cell table:style-name="ce266"/>
          <table:table-cell/>
          <table:table-cell table:style-name="Default"/>
          <table:table-cell table:style-name="ce266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Nisan</text:p>
          </table:table-cell>
          <table:table-cell table:style-name="ce244" office:value-type="float" office:value="7.25" calcext:value-type="float">
            <text:p>7,25</text:p>
          </table:table-cell>
          <table:table-cell table:style-name="Default" table:formula="of:=[.E65]" office:value-type="float" office:value="4290" calcext:value-type="float">
            <text:p>4290</text:p>
          </table:table-cell>
          <table:table-cell table:style-name="Default" table:formula="of:=[.D64]+([.D64]*[.C65]/100)" office:value-type="float" office:value="4290" calcext:value-type="float">
            <text:p>4290</text:p>
          </table:table-cell>
          <table:table-cell table:style-name="ce417" table:formula="of:=1-([.$D$64]/[.E65])" office:value-type="percentage" office:value="0.0675990675990676" calcext:value-type="percentage">
            <text:p>%6,76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Mayıs</text:p>
          </table:table-cell>
          <table:table-cell table:style-name="ce244" office:value-type="float" office:value="2.98" calcext:value-type="float">
            <text:p>2,98</text:p>
          </table:table-cell>
          <table:table-cell table:style-name="Default" table:formula="of:=[.E66]" office:value-type="float" office:value="4417.842" calcext:value-type="float">
            <text:p>4417,842</text:p>
          </table:table-cell>
          <table:table-cell table:style-name="Default" table:formula="of:=[.D65]+([.D65]*[.C66]/100)" office:value-type="float" office:value="4417.842" calcext:value-type="float">
            <text:p>4417,842</text:p>
          </table:table-cell>
          <table:table-cell table:style-name="ce417" table:formula="of:=1-([.$D$64]/[.E66])" office:value-type="percentage" office:value="0.0945805667110774" calcext:value-type="percentage">
            <text:p>%9,46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Haziran</text:p>
          </table:table-cell>
          <table:table-cell table:style-name="ce244" office:value-type="float" office:value="4.95" calcext:value-type="float">
            <text:p>4,95</text:p>
          </table:table-cell>
          <table:table-cell table:style-name="Default" table:formula="of:=[.E67]" office:value-type="float" office:value="4636.525179" calcext:value-type="float">
            <text:p>4636,525179</text:p>
          </table:table-cell>
          <table:table-cell table:style-name="Default" table:formula="of:=[.D66]+([.D66]*[.C67]/100)" office:value-type="float" office:value="4636.525179" calcext:value-type="float">
            <text:p>4636,525179</text:p>
          </table:table-cell>
          <table:table-cell table:style-name="ce417" table:formula="of:=1-([.$D$64]/[.E67])" office:value-type="percentage" office:value="0.1372849611349" calcext:value-type="percentage">
            <text:p>%13,73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Temmuz</text:p>
          </table:table-cell>
          <table:table-cell table:style-name="ce244" office:value-type="float" office:value="2.37" calcext:value-type="float">
            <text:p>2,37</text:p>
          </table:table-cell>
          <table:table-cell table:style-name="Default" table:formula="of:=[.E68]" office:value-type="float" office:value="4746.4108257423" calcext:value-type="float">
            <text:p>4746,4108257423</text:p>
          </table:table-cell>
          <table:table-cell table:style-name="Default" table:formula="of:=[.D67]+([.D67]*[.C68]/100)" office:value-type="float" office:value="4746.4108257423" calcext:value-type="float">
            <text:p>4746,4108257423</text:p>
          </table:table-cell>
          <table:table-cell table:style-name="ce417" table:formula="of:=1-([.$D$64]/[.E68])" office:value-type="percentage" office:value="0.157257947772687" calcext:value-type="percentage">
            <text:p>%15,73</text:p>
          </table:table-cell>
          <table:table-cell table:style-name="Default"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Ağustos</text:p>
          </table:table-cell>
          <table:table-cell table:style-name="ce244" office:value-type="float" office:value="1.46" calcext:value-type="float">
            <text:p>1,46</text:p>
          </table:table-cell>
          <table:table-cell table:style-name="Default" table:formula="of:=[.E69]" office:value-type="float" office:value="4815.70842379814" calcext:value-type="float">
            <text:p>4815,70842379814</text:p>
          </table:table-cell>
          <table:table-cell table:style-name="Default" table:formula="of:=[.D68]+([.D68]*[.C69]/100)" office:value-type="float" office:value="4815.70842379814" calcext:value-type="float">
            <text:p>4815,70842379814</text:p>
          </table:table-cell>
          <table:table-cell table:style-name="ce417" table:formula="of:=1-([.$D$64]/[.E69])" office:value-type="percentage" office:value="0.169384927826421" calcext:value-type="percentage">
            <text:p>%16,94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Eylül</text:p>
          </table:table-cell>
          <table:table-cell table:style-name="ce245" office:value-type="float" office:value="3.08" calcext:value-type="float">
            <text:p>3,08</text:p>
          </table:table-cell>
          <table:table-cell table:style-name="Default" table:formula="of:=[.E70]" office:value-type="float" office:value="4964.03224325112" calcext:value-type="float">
            <text:p>4964,03224325112</text:p>
          </table:table-cell>
          <table:table-cell table:style-name="Default" table:formula="of:=[.D69]+([.D69]*[.C70]/100)" office:value-type="float" office:value="4964.03224325112" calcext:value-type="float">
            <text:p>4964,03224325112</text:p>
          </table:table-cell>
          <table:table-cell table:style-name="ce417" table:formula="of:=1-([.$D$64]/[.E70])" office:value-type="percentage" office:value="0.19420346122082" calcext:value-type="percentage">
            <text:p>%19,42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Ekim</text:p>
          </table:table-cell>
          <table:table-cell table:style-name="ce245" office:value-type="float" office:value="3.54" calcext:value-type="float">
            <text:p>3,54</text:p>
          </table:table-cell>
          <table:table-cell table:style-name="Default" table:formula="of:=[.E71]" office:value-type="float" office:value="5139.75898466221" calcext:value-type="float">
            <text:p>5139,75898466221</text:p>
          </table:table-cell>
          <table:table-cell table:style-name="Default" table:formula="of:=[.D70]+([.D70]*[.C71]/100)" office:value-type="float" office:value="5139.75898466221" calcext:value-type="float">
            <text:p>5139,75898466221</text:p>
          </table:table-cell>
          <table:table-cell table:style-name="ce417" table:formula="of:=1-([.$D$64]/[.E71])" office:value-type="percentage" office:value="0.221753391173286" calcext:value-type="percentage">
            <text:p>%22,18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Kasım</text:p>
          </table:table-cell>
          <table:table-cell table:style-name="ce246" office:value-type="float" office:value="2.88" calcext:value-type="float">
            <text:p><text:s/>2,88</text:p>
          </table:table-cell>
          <table:table-cell table:style-name="Default" table:formula="of:=[.E72]" office:value-type="float" office:value="5287.78404342048" calcext:value-type="float">
            <text:p>5287,78404342048</text:p>
          </table:table-cell>
          <table:table-cell table:style-name="Default" table:formula="of:=[.D71]+([.D71]*[.C72]/100)" office:value-type="float" office:value="5287.78404342048" calcext:value-type="float">
            <text:p>5287,78404342048</text:p>
          </table:table-cell>
          <table:table-cell table:style-name="ce417" table:formula="of:=1-([.$D$64]/[.E72])" office:value-type="percentage" office:value="0.243539454872945" calcext:value-type="percentage">
            <text:p>%24,35</text:p>
          </table:table-cell>
          <table:table-cell table:style-name="ce406"/>
          <table:table-cell table:style-name="Default"/>
          <table:table-cell table:number-columns-repeated="52"/>
        </table:table-row>
        <table:table-row table:style-name="ro2">
          <table:table-cell/>
          <table:table-cell table:style-name="Default"/>
          <table:table-cell table:style-name="ce246" office:value-type="float" office:value="1.18" calcext:value-type="float">
            <text:p><text:s/>1,18</text:p>
          </table:table-cell>
          <table:table-cell table:style-name="Default" table:formula="of:=[.E73]" office:value-type="float" office:value="5350.17989513284" calcext:value-type="float">
            <text:p>5350,17989513284</text:p>
          </table:table-cell>
          <table:table-cell table:style-name="Default" table:formula="of:=[.D72]+([.D72]*[.C73]/100)" office:value-type="float" office:value="5350.17989513284" calcext:value-type="float">
            <text:p>5350,17989513284</text:p>
          </table:table-cell>
          <table:table-cell table:style-name="ce417" table:formula="of:=1-([.$D$64]/[.E73])" office:value-type="percentage" office:value="0.252361588132976" calcext:value-type="percentage">
            <text:p>%25,24</text:p>
          </table:table-cell>
          <table:table-cell table:number-columns-repeated="54"/>
        </table:table-row>
        <table:table-row table:style-name="ro1" table:number-rows-repeated="3">
          <table:table-cell table:number-columns-repeated="60"/>
        </table:table-row>
        <table:table-row table:style-name="ro2">
          <table:table-cell/>
          <table:table-cell table:style-name="ce243"/>
          <table:table-cell table:style-name="ce244" table:number-columns-repeated="6"/>
          <table:table-cell table:style-name="ce246" table:number-columns-repeated="6"/>
          <table:table-cell table:number-columns-repeated="46"/>
        </table:table-row>
        <table:table-row table:style-name="ro2">
          <table:table-cell/>
          <table:table-cell table:style-name="ce243" office:value-type="float" office:value="2022" calcext:value-type="float">
            <text:p>2022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264" office:value-type="string" calcext:value-type="string">
            <text:p>endex</text:p>
          </table:table-cell>
          <table:table-cell table:style-name="ce391" office:value-type="string" calcext:value-type="string">
            <text:p>tüfe</text:p>
          </table:table-cell>
          <table:table-cell table:style-name="ce391" office:value-type="string" calcext:value-type="string">
            <text:p>aylık</text:p>
          </table:table-cell>
          <table:table-cell table:style-name="ce391" office:value-type="string" calcext:value-type="string">
            <text:p>aralığa göre</text:p>
          </table:table-cell>
          <table:table-cell table:style-name="ce391" office:value-type="string" calcext:value-type="string">
            <text:p>aynı aya göre</text:p>
          </table:table-cell>
          <table:table-cell table:style-name="ce391" office:value-type="string" calcext:value-type="string">
            <text:p>ortalama</text:p>
          </table:table-cell>
          <table:table-cell table:style-name="ce253"/>
          <table:table-cell table:number-columns-repeated="51"/>
        </table:table-row>
        <table:table-row table:style-name="ro1">
          <table:table-cell/>
          <table:table-cell office:value-type="string" calcext:value-type="string">
            <text:p>Aralık</text:p>
          </table:table-cell>
          <table:table-cell table:style-name="Default" office:value-type="float" office:value="686.95" calcext:value-type="float">
            <text:p>686,95</text:p>
          </table:table-cell>
          <table:table-cell table:style-name="Default"/>
          <table:table-cell table:number-columns-repeated="56"/>
        </table:table-row>
        <table:table-row table:style-name="ro2">
          <table:table-cell/>
          <table:table-cell office:value-type="string" calcext:value-type="string">
            <text:p>Ocak</text:p>
          </table:table-cell>
          <table:table-cell table:style-name="ce244" office:value-type="float" office:value="763.23" calcext:value-type="float">
            <text:p>763,23</text:p>
          </table:table-cell>
          <table:table-cell table:style-name="ce406" table:formula="of:=([.C81]-[.C80])/[.C80]" office:value-type="percentage" office:value="0.111041560521144" calcext:value-type="percentage">
            <text:p>%11,10</text:p>
          </table:table-cell>
          <table:table-cell table:number-columns-repeated="2" table:style-name="ce244" office:value-type="float" office:value="11.1" calcext:value-type="float">
            <text:p>11,10</text:p>
          </table:table-cell>
          <table:table-cell table:style-name="ce244" office:value-type="float" office:value="48.69" calcext:value-type="float">
            <text:p>48,69</text:p>
          </table:table-cell>
          <table:table-cell table:style-name="ce250" office:value-type="float" office:value="22.58" calcext:value-type="float">
            <text:p>22,58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Şubat</text:p>
          </table:table-cell>
          <table:table-cell table:style-name="ce244" office:value-type="float" office:value="799.93" calcext:value-type="float">
            <text:p>799,93</text:p>
          </table:table-cell>
          <table:table-cell table:style-name="ce406" table:formula="of:=([.C82]-[.C81])/[.C81]" office:value-type="percentage" office:value="0.0480851119583873" calcext:value-type="percentage">
            <text:p>%4,81</text:p>
          </table:table-cell>
          <table:table-cell table:style-name="ce244" office:value-type="float" office:value="4.81" calcext:value-type="float">
            <text:p>4,81</text:p>
          </table:table-cell>
          <table:table-cell table:style-name="ce244" office:value-type="float" office:value="16.45" calcext:value-type="float">
            <text:p>16,45</text:p>
          </table:table-cell>
          <table:table-cell table:style-name="ce244" office:value-type="float" office:value="54.44" calcext:value-type="float">
            <text:p>54,44</text:p>
          </table:table-cell>
          <table:table-cell table:style-name="ce250" office:value-type="float" office:value="25.98" calcext:value-type="float">
            <text:p>25,98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Mart</text:p>
          </table:table-cell>
          <table:table-cell table:style-name="ce244" office:value-type="float" office:value="843.64" calcext:value-type="float">
            <text:p>843,64</text:p>
          </table:table-cell>
          <table:table-cell table:style-name="ce406" table:formula="of:=([.C83]-[.C82])/[.C82]" office:value-type="percentage" office:value="0.054642281199605" calcext:value-type="percentage">
            <text:p>%5,46</text:p>
          </table:table-cell>
          <table:table-cell table:style-name="ce244" office:value-type="float" office:value="5.46" calcext:value-type="float">
            <text:p>5,46</text:p>
          </table:table-cell>
          <table:table-cell table:style-name="ce244" office:value-type="float" office:value="22.81" calcext:value-type="float">
            <text:p>22,81</text:p>
          </table:table-cell>
          <table:table-cell table:style-name="ce244" office:value-type="float" office:value="61.14" calcext:value-type="float">
            <text:p>61,14</text:p>
          </table:table-cell>
          <table:table-cell table:style-name="ce251" office:value-type="float" office:value="29.88" calcext:value-type="float">
            <text:p>29,88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Nisan</text:p>
          </table:table-cell>
          <table:table-cell table:style-name="ce244" office:value-type="float" office:value="904.79" calcext:value-type="float">
            <text:p>904,79</text:p>
          </table:table-cell>
          <table:table-cell table:style-name="ce406" table:formula="of:=([.C84]-[.C83])/[.C83]" office:value-type="percentage" office:value="0.0724835237779147" calcext:value-type="percentage">
            <text:p>%7,25</text:p>
          </table:table-cell>
          <table:table-cell table:style-name="ce244" office:value-type="float" office:value="7.25" calcext:value-type="float">
            <text:p>7,25</text:p>
          </table:table-cell>
          <table:table-cell table:style-name="ce244" office:value-type="float" office:value="31.71" calcext:value-type="float">
            <text:p>31,71</text:p>
          </table:table-cell>
          <table:table-cell table:style-name="ce244" office:value-type="float" office:value="69.97" calcext:value-type="float">
            <text:p>69,97</text:p>
          </table:table-cell>
          <table:table-cell table:style-name="ce251" office:value-type="float" office:value="34.46" calcext:value-type="float">
            <text:p>34,46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Mayıs</text:p>
          </table:table-cell>
          <table:table-cell table:style-name="ce244" office:value-type="float" office:value="931.76" calcext:value-type="float">
            <text:p>931,76</text:p>
          </table:table-cell>
          <table:table-cell table:style-name="ce406" table:formula="of:=([.C85]-[.C84])/[.C84]" office:value-type="percentage" office:value="0.0298080217509036" calcext:value-type="percentage">
            <text:p>%2,98</text:p>
          </table:table-cell>
          <table:table-cell table:style-name="ce244" office:value-type="float" office:value="2.98" calcext:value-type="float">
            <text:p>2,98</text:p>
          </table:table-cell>
          <table:table-cell table:style-name="ce244" office:value-type="float" office:value="35.64" calcext:value-type="float">
            <text:p>35,64</text:p>
          </table:table-cell>
          <table:table-cell table:style-name="ce244" office:value-type="float" office:value="73.5" calcext:value-type="float">
            <text:p>73,50</text:p>
          </table:table-cell>
          <table:table-cell table:style-name="ce251" office:value-type="float" office:value="39.33" calcext:value-type="float">
            <text:p>39,33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Haziran</text:p>
          </table:table-cell>
          <table:table-cell table:style-name="ce244" office:value-type="float" office:value="977.9" calcext:value-type="float">
            <text:p>977,90</text:p>
          </table:table-cell>
          <table:table-cell table:style-name="ce406" table:formula="of:=([.C86]-[.C85])/[.C85]" office:value-type="percentage" office:value="0.049519189490856" calcext:value-type="percentage">
            <text:p>%4,95</text:p>
          </table:table-cell>
          <table:table-cell table:style-name="ce244" office:value-type="float" office:value="4.95" calcext:value-type="float">
            <text:p>4,95</text:p>
          </table:table-cell>
          <table:table-cell table:style-name="ce244" office:value-type="float" office:value="42.35" calcext:value-type="float">
            <text:p>42,35</text:p>
          </table:table-cell>
          <table:table-cell table:style-name="ce244" office:value-type="float" office:value="78.62" calcext:value-type="float">
            <text:p>78,62</text:p>
          </table:table-cell>
          <table:table-cell table:style-name="ce251" office:value-type="float" office:value="44.54" calcext:value-type="float">
            <text:p>44,54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Temmuz</text:p>
          </table:table-cell>
          <table:table-cell table:style-name="ce246" office:value-type="float" office:value="1001.03" calcext:value-type="float">
            <text:p>1 001,03</text:p>
          </table:table-cell>
          <table:table-cell table:style-name="ce406" table:formula="of:=([.C87]-[.C86])/[.C86]" office:value-type="percentage" office:value="0.0236527252275284" calcext:value-type="percentage">
            <text:p>%2,37</text:p>
          </table:table-cell>
          <table:table-cell table:style-name="ce244" office:value-type="float" office:value="2.37" calcext:value-type="float">
            <text:p>2,37</text:p>
          </table:table-cell>
          <table:table-cell table:style-name="ce244" office:value-type="float" office:value="45.72" calcext:value-type="float">
            <text:p>45,72</text:p>
          </table:table-cell>
          <table:table-cell table:style-name="ce244" office:value-type="float" office:value="79.6" calcext:value-type="float">
            <text:p>79,60</text:p>
          </table:table-cell>
          <table:table-cell table:style-name="ce252" office:value-type="float" office:value="49.65" calcext:value-type="float">
            <text:p>49,65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Ağustos</text:p>
          </table:table-cell>
          <table:table-cell table:style-name="ce246" office:value-type="float" office:value="1015.65" calcext:value-type="float">
            <text:p>1 015,65</text:p>
          </table:table-cell>
          <table:table-cell table:style-name="ce406" table:formula="of:=([.C88]-[.C87])/[.C87]" office:value-type="percentage" office:value="0.0146049568943988" calcext:value-type="percentage">
            <text:p>%1,46</text:p>
          </table:table-cell>
          <table:table-cell table:style-name="ce244" office:value-type="float" office:value="1.46" calcext:value-type="float">
            <text:p>1,46</text:p>
          </table:table-cell>
          <table:table-cell table:style-name="ce244" office:value-type="float" office:value="47.85" calcext:value-type="float">
            <text:p>47,85</text:p>
          </table:table-cell>
          <table:table-cell table:style-name="ce244" office:value-type="float" office:value="80.21" calcext:value-type="float">
            <text:p>80,21</text:p>
          </table:table-cell>
          <table:table-cell table:style-name="ce250" office:value-type="float" office:value="54.69" calcext:value-type="float">
            <text:p>54,69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Eylül</text:p>
          </table:table-cell>
          <table:table-cell table:style-name="ce246" office:value-type="float" office:value="1046.89" calcext:value-type="float">
            <text:p>1 046,89</text:p>
          </table:table-cell>
          <table:table-cell table:style-name="ce406" table:formula="of:=([.C89]-[.C88])/[.C88]" office:value-type="percentage" office:value="0.0307586274799391" calcext:value-type="percentage">
            <text:p>%3,08</text:p>
          </table:table-cell>
          <table:table-cell table:style-name="ce245" office:value-type="float" office:value="3.08" calcext:value-type="float">
            <text:p>3,08</text:p>
          </table:table-cell>
          <table:table-cell table:style-name="ce245" office:value-type="float" office:value="52.4" calcext:value-type="float">
            <text:p>52,40</text:p>
          </table:table-cell>
          <table:table-cell table:style-name="ce245" office:value-type="float" office:value="83.45" calcext:value-type="float">
            <text:p>83,45</text:p>
          </table:table-cell>
          <table:table-cell table:style-name="ce250" office:value-type="float" office:value="59.91" calcext:value-type="float">
            <text:p>59,91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Ekim</text:p>
          </table:table-cell>
          <table:table-cell table:style-name="ce246" office:value-type="float" office:value="1084" calcext:value-type="float">
            <text:p>1 084,00</text:p>
          </table:table-cell>
          <table:table-cell table:style-name="ce406" table:formula="of:=([.C90]-[.C89])/[.C89]" office:value-type="percentage" office:value="0.0354478502994583" calcext:value-type="percentage">
            <text:p>%3,54</text:p>
          </table:table-cell>
          <table:table-cell table:style-name="ce245" office:value-type="float" office:value="3.54" calcext:value-type="float">
            <text:p>3,54</text:p>
          </table:table-cell>
          <table:table-cell table:style-name="ce245" office:value-type="float" office:value="57.8" calcext:value-type="float">
            <text:p>57,80</text:p>
          </table:table-cell>
          <table:table-cell table:style-name="ce245" office:value-type="float" office:value="85.51" calcext:value-type="float">
            <text:p>85,51</text:p>
          </table:table-cell>
          <table:table-cell table:style-name="ce251" office:value-type="float" office:value="65.26" calcext:value-type="float">
            <text:p>65,26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Kasım</text:p>
          </table:table-cell>
          <table:table-cell table:style-name="ce246" office:value-type="float" office:value="1115.26" calcext:value-type="float">
            <text:p>1 115,26</text:p>
          </table:table-cell>
          <table:table-cell table:style-name="ce406" table:formula="of:=([.C91]-[.C90])/[.C90]" office:value-type="percentage" office:value="0.0288376383763838" calcext:value-type="percentage">
            <text:p>%2,88</text:p>
          </table:table-cell>
          <table:table-cell table:style-name="ce246" office:value-type="float" office:value="2.88" calcext:value-type="float">
            <text:p><text:s/>2,88</text:p>
          </table:table-cell>
          <table:table-cell table:style-name="ce245" office:value-type="float" office:value="62.35" calcext:value-type="float">
            <text:p>62,35</text:p>
          </table:table-cell>
          <table:table-cell table:style-name="ce245" office:value-type="float" office:value="84.39" calcext:value-type="float">
            <text:p>84,39</text:p>
          </table:table-cell>
          <table:table-cell table:style-name="ce251" office:value-type="float" office:value="70.36" calcext:value-type="float">
            <text:p>70,36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Aralık</text:p>
          </table:table-cell>
          <table:table-cell table:style-name="ce246" office:value-type="float" office:value="1128.45" calcext:value-type="float">
            <text:p>1 128,45</text:p>
          </table:table-cell>
          <table:table-cell table:style-name="ce406" table:formula="of:=([.C92]-[.C91])/[.C91]" office:value-type="percentage" office:value="0.0118268385847247" calcext:value-type="percentage">
            <text:p>%1,18</text:p>
          </table:table-cell>
          <table:table-cell table:style-name="ce246" office:value-type="float" office:value="1.18" calcext:value-type="float">
            <text:p><text:s/>1,18</text:p>
          </table:table-cell>
          <table:table-cell table:number-columns-repeated="2" table:style-name="ce245" office:value-type="float" office:value="64.27" calcext:value-type="float">
            <text:p>64,27</text:p>
          </table:table-cell>
          <table:table-cell table:style-name="ce251" office:value-type="float" office:value="72.31" calcext:value-type="float">
            <text:p>72,31</text:p>
          </table:table-cell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4"/>
          <table:table-cell office:value-type="float" office:value="4000" calcext:value-type="float">
            <text:p>4.000,00</text:p>
          </table:table-cell>
          <table:table-cell table:style-name="ce406" table:formula="of:=([.C92]-[.C83])/[.C83]" office:value-type="percentage" office:value="0.337596605187047" calcext:value-type="percentage">
            <text:p>%33,76</text:p>
          </table:table-cell>
          <table:table-cell table:formula="of:=[.E94]*[.F94]" office:value-type="float" office:value="1350.38642074819" calcext:value-type="float">
            <text:p>1.350,39</text:p>
          </table:table-cell>
          <table:table-cell table:formula="of:=[.E94]+[.G94]" office:value-type="float" office:value="5350.38642074819" calcext:value-type="float">
            <text:p>5.350,39</text:p>
          </table:table-cell>
          <table:table-cell table:number-columns-repeated="52"/>
        </table:table-row>
        <table:table-row table:style-name="ro1">
          <table:table-cell table:number-columns-repeated="4"/>
          <table:table-cell table:formula="of:=[.E94]" office:value-type="float" office:value="4000" calcext:value-type="float">
            <text:p>4.000,00</text:p>
          </table:table-cell>
          <table:table-cell table:style-name="ce406" table:formula="of:=[.H92]/100" office:value-type="percentage" office:value="0.7231" calcext:value-type="percentage">
            <text:p>%72,31</text:p>
          </table:table-cell>
          <table:table-cell table:formula="of:=[.E95]*[.F95]" office:value-type="float" office:value="2892.4" calcext:value-type="float">
            <text:p>2.892,40</text:p>
          </table:table-cell>
          <table:table-cell table:formula="of:=[.E95]+[.G95]" office:value-type="float" office:value="6892.4" calcext:value-type="float">
            <text:p>6.892,40</text:p>
          </table:table-cell>
          <table:table-cell table:number-columns-repeated="52"/>
        </table:table-row>
        <table:table-row table:style-name="ro1" table:number-rows-repeated="1048480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G702-22" table:style-name="ta1">
        <table:table-column table:style-name="co1" table:default-cell-style-name="ce267"/>
        <table:table-column table:style-name="co20" table:default-cell-style-name="ce382"/>
        <table:table-column table:style-name="co1" table:number-columns-repeated="2" table:default-cell-style-name="ce382"/>
        <table:table-column table:style-name="co1" table:default-cell-style-name="ce396"/>
        <table:table-column table:style-name="co1" table:default-cell-style-name="ce382"/>
        <table:table-row table:style-name="ro1">
          <table:table-cell office:value-type="string" calcext:value-type="string">
            <text:p>SnyG702-22</text:p>
          </table:table-cell>
          <table:table-cell table:style-name="ce354" office:value-type="string" calcext:value-type="string">
            <text:p>Sanayi pano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467" office:value-type="string" calcext:value-type="string">
            <text:p>30 Eylül 2022 – 29 Eylül 2023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Metin Çelik 2022-2023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Default" table:number-columns-repeated="2"/>
          <table:table-cell table:style-name="ce384"/>
          <table:table-cell/>
        </table:table-row>
        <table:table-row table:style-name="ro1">
          <table:table-cell/>
          <table:table-cell table:style-name="ce368" office:value-type="string" calcext:value-type="string">
            <text:p><text:s/>Kira Bedeli</text:p>
          </table:table-cell>
          <table:table-cell table:style-name="ce384" table:formula="of:=SUM([.C12:.C18])" office:value-type="float" office:value="4000" calcext:value-type="float">
            <text:p>4.00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<text:s/>Toplam Ödeme</text:p>
          </table:table-cell>
          <table:table-cell table:style-name="ce384" table:formula="of:=SUM([.D12:.D27])" office:value-type="float" office:value="4400" calcext:value-type="float">
            <text:p>4.40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84" table:formula="of:=[.E27]" office:value-type="float" office:value="0" calcext:value-type="float">
            <text:p>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<text:s/>Masraf</text:p>
          </table:table-cell>
          <table:table-cell table:style-name="ce384" table:formula="of:=[.D30]" office:value-type="float" office:value="0" calcext:value-type="float">
            <text:p>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80" office:value-type="string" calcext:value-type="string">
            <text:p>Net Kira</text:p>
          </table:table-cell>
          <table:table-cell table:style-name="ce384" table:formula="of:=[.C6]-[.C8]" office:value-type="float" office:value="4400" calcext:value-type="float">
            <text:p>4.400,00</text:p>
          </table:table-cell>
          <table:table-cell table:style-name="Default"/>
          <table:table-cell table:style-name="ce384"/>
          <table:table-cell/>
        </table:table-row>
        <table:table-row table:style-name="ro1">
          <table:table-cell/>
          <table:table-cell table:style-name="ce354"/>
          <table:table-cell table:number-columns-repeated="2"/>
          <table:table-cell table:style-name="ce382"/>
          <table:table-cell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/>
        </table:table-row>
        <table:table-row table:style-name="ro1">
          <table:table-cell/>
          <table:table-cell table:style-name="ce267" office:value-type="string" calcext:value-type="string">
            <text:p>30-09-2022 – 29-09-202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kira bedeli 48000 den kalan</text:p>
          </table:table-cell>
          <table:table-cell table:number-columns-repeated="2"/>
          <table:table-cell table:formula="of:=[.E12]+[.C13]-[.D13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466"/>
          <table:table-cell table:style-name="ce267"/>
          <table:table-cell table:style-name="ce385"/>
          <table:table-cell table:style-name="Default"/>
          <table:table-cell table:formula="of:=[.E13]+[.C14]-[.D1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466" office:value-type="date" office:date-value="2023-01-30" calcext:value-type="date">
            <text:p>30.01.2023</text:p>
          </table:table-cell>
          <table:table-cell table:style-name="ce267" office:value-type="string" calcext:value-type="string">
            <text:p><text:s/>2022 kiradan kalan 1000 5/8</text:p>
          </table:table-cell>
          <table:table-cell table:style-name="ce385" office:value-type="float" office:value="1000" calcext:value-type="float">
            <text:p>1.000,00</text:p>
          </table:table-cell>
          <table:table-cell table:style-name="Default"/>
          <table:table-cell table:formula="of:=[.E14]+[.C15]-[.D15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466" office:value-type="date" office:date-value="2023-02-28" calcext:value-type="date">
            <text:p>28.02.2023</text:p>
          </table:table-cell>
          <table:table-cell table:style-name="ce267" office:value-type="string" calcext:value-type="string">
            <text:p><text:s/>2022 kiradan kalan 1000 6/8</text:p>
          </table:table-cell>
          <table:table-cell table:style-name="ce385" office:value-type="float" office:value="1000" calcext:value-type="float">
            <text:p>1.000,00</text:p>
          </table:table-cell>
          <table:table-cell table:style-name="Default"/>
          <table:table-cell table:formula="of:=[.E15]+[.C16]-[.D16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466" office:value-type="date" office:date-value="2023-03-30" calcext:value-type="date">
            <text:p>30.03.2023</text:p>
          </table:table-cell>
          <table:table-cell table:style-name="ce267" office:value-type="string" calcext:value-type="string">
            <text:p><text:s/>2022 kiradan kalan 1000 7/8</text:p>
          </table:table-cell>
          <table:table-cell table:style-name="ce385" office:value-type="float" office:value="1000" calcext:value-type="float">
            <text:p>1.000,00</text:p>
          </table:table-cell>
          <table:table-cell/>
          <table:table-cell table:formula="of:=[.E16]+[.C17]-[.D17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466" office:value-type="date" office:date-value="2023-04-30" calcext:value-type="date">
            <text:p>30.04.2023</text:p>
          </table:table-cell>
          <table:table-cell table:style-name="ce267" office:value-type="string" calcext:value-type="string">
            <text:p><text:s/>2022 kiradan kalan 1000 8/8</text:p>
          </table:table-cell>
          <table:table-cell table:style-name="ce385" office:value-type="float" office:value="1000" calcext:value-type="float">
            <text:p>1.000,00</text:p>
          </table:table-cell>
          <table:table-cell/>
          <table:table-cell table:formula="of:=[.E17]+[.C18]-[.D18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32"/>
          <table:table-cell table:style-name="Default" table:number-columns-repeated="3"/>
          <table:table-cell table:formula="of:=[.E18]+[.C19]-[.D1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32"/>
          <table:table-cell table:style-name="ce354" office:value-type="string" calcext:value-type="string">
            <text:p>Elektrik Teminat Bedelinden kalan</text:p>
          </table:table-cell>
          <table:table-cell table:style-name="ce385" office:value-type="float" office:value="400" calcext:value-type="float">
            <text:p>400,00</text:p>
          </table:table-cell>
          <table:table-cell table:style-name="Default"/>
          <table:table-cell table:formula="of:=[.E19]+[.C20]-[.D20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ce267" office:value-type="string" calcext:value-type="string">
            <text:p>2023-01 elektrik tmnt 200 5/6</text:p>
          </table:table-cell>
          <table:table-cell table:style-name="ce385" table:number-columns-repeated="2"/>
          <table:table-cell table:formula="of:=[.E20]+[.C21]-[.D21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ce267" office:value-type="string" calcext:value-type="string">
            <text:p>2023-02 elektrik tmnt 200 6/6</text:p>
          </table:table-cell>
          <table:table-cell table:style-name="ce385" table:number-columns-repeated="2"/>
          <table:table-cell table:formula="of:=[.E21]+[.C22]-[.D22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Default"/>
          <table:table-cell table:style-name="ce385"/>
          <table:table-cell table:style-name="Default"/>
          <table:table-cell table:formula="of:=[.E22]+[.C23]-[.D23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 office:value-type="date" office:date-value="2023-03-13" calcext:value-type="date">
            <text:p>13.03.2023</text:p>
          </table:table-cell>
          <table:table-cell table:style-name="Default" office:value-type="string" calcext:value-type="string">
            <text:p>bankadan havale alumba hesabına</text:p>
          </table:table-cell>
          <table:table-cell table:style-name="ce385"/>
          <table:table-cell table:style-name="Default" office:value-type="float" office:value="2400" calcext:value-type="float">
            <text:p>2400</text:p>
          </table:table-cell>
          <table:table-cell table:formula="of:=[.E23]+[.C24]-[.D24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332" office:value-type="date" office:date-value="2023-03-13" calcext:value-type="date">
            <text:p>13.03.2023</text:p>
          </table:table-cell>
          <table:table-cell table:style-name="Default" office:value-type="string" calcext:value-type="string">
            <text:p>bankadan havale alumba hesabına</text:p>
          </table:table-cell>
          <table:table-cell table:style-name="Default"/>
          <table:table-cell table:style-name="Default" office:value-type="float" office:value="2400" calcext:value-type="float">
            <text:p>2400</text:p>
          </table:table-cell>
          <table:table-cell table:formula="of:=[.E24]+[.C25]-[.D25]" office:value-type="float" office:value="-400" calcext:value-type="float">
            <text:p>-400,00</text:p>
          </table:table-cell>
          <table:table-cell/>
        </table:table-row>
        <table:table-row table:style-name="ro1">
          <table:table-cell/>
          <table:table-cell table:style-name="ce354" office:value-type="string" calcext:value-type="string">
            <text:p>2023 şubat elektrik</text:p>
          </table:table-cell>
          <table:table-cell table:style-name="Default"/>
          <table:table-cell table:style-name="Default" office:value-type="float" office:value="-342.4" calcext:value-type="float">
            <text:p>-342,4</text:p>
          </table:table-cell>
          <table:table-cell table:formula="of:=[.E25]+[.C26]-[.D26]" office:value-type="float" office:value="-57.6" calcext:value-type="float">
            <text:p>-57,60</text:p>
          </table:table-cell>
          <table:table-cell/>
        </table:table-row>
        <table:table-row table:style-name="ro1">
          <table:table-cell/>
          <table:table-cell table:style-name="ce354" office:value-type="string" calcext:value-type="string">
            <text:p>elden nakit iade</text:p>
          </table:table-cell>
          <table:table-cell table:style-name="Default"/>
          <table:table-cell table:style-name="Default" office:value-type="float" office:value="-57.6" calcext:value-type="float">
            <text:p>-57,6</text:p>
          </table:table-cell>
          <table:table-cell table:formula="of:=[.E26]+[.C27]-[.D27]" office:value-type="float" office:value="0" calcext:value-type="float">
            <text:p>0,00</text:p>
          </table:table-cell>
          <table:table-cell/>
        </table:table-row>
        <table:table-row table:style-name="ro1" table:number-rows-repeated="2">
          <table:table-cell/>
          <table:table-cell table:style-name="ce354"/>
          <table:table-cell table:style-name="Default"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Default"/>
          <table:table-cell table:style-name="ce384" table:formula="of:=SUM([.D32:.D51])" office:value-type="float" office:value="0" calcext:value-type="float">
            <text:p>0,00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388"/>
          <table:table-cell/>
          <table:table-cell table:style-name="Default"/>
        </table:table-row>
        <table:table-row table:style-name="ro1">
          <table:table-cell table:style-name="ce332"/>
          <table:table-cell table:number-columns-repeated="2"/>
          <table:table-cell table:style-name="ce388"/>
          <table:table-cell/>
          <table:table-cell table:style-name="Default"/>
        </table:table-row>
        <table:table-row table:style-name="ro1">
          <table:table-cell table:style-name="ce332"/>
          <table:table-cell table:number-columns-repeated="2"/>
          <table:table-cell table:style-name="ce391"/>
          <table:table-cell/>
          <table:table-cell table:style-name="Default"/>
        </table:table-row>
        <table:table-row table:style-name="ro1" table:number-rows-repeated="2">
          <table:table-cell table:style-name="ce332"/>
          <table:table-cell table:number-columns-repeated="4"/>
          <table:table-cell table:style-name="Default"/>
        </table:table-row>
        <table:table-row table:style-name="ro1" table:number-rows-repeated="5">
          <table:table-cell table:style-name="ce332"/>
          <table:table-cell table:number-columns-repeated="3"/>
          <table:table-cell table:style-name="ce382"/>
          <table:table-cell table:style-name="Default"/>
        </table:table-row>
        <table:table-row table:style-name="ro1" table:number-rows-repeated="3">
          <table:table-cell table:style-name="ce332"/>
          <table:table-cell table:number-columns-repeated="3"/>
          <table:table-cell table:style-name="ce381"/>
          <table:table-cell table:style-name="ce406"/>
        </table:table-row>
        <table:table-row table:style-name="ro1" table:number-rows-repeated="2">
          <table:table-cell table:number-columns-repeated="4"/>
          <table:table-cell table:style-name="ce381"/>
          <table:table-cell table:style-name="ce406"/>
        </table:table-row>
        <table:table-row table:style-name="ro1" table:number-rows-repeated="2">
          <table:table-cell table:number-columns-repeated="4"/>
          <table:table-cell table:style-name="ce382"/>
          <table:table-cell/>
        </table:table-row>
        <table:table-row table:style-name="ro1">
          <table:table-cell table:number-columns-repeated="4"/>
          <table:table-cell table:style-name="ce382"/>
          <table:table-cell/>
        </table:table-row>
      </table:table>
      <table:table table:name="SnH yazıhane" table:style-name="ta1">
        <table:table-column table:style-name="co21" table:default-cell-style-name="ce267"/>
        <table:table-column table:style-name="co22" table:default-cell-style-name="ce267"/>
        <table:table-column table:style-name="co23" table:default-cell-style-name="ce382"/>
        <table:table-column table:style-name="co11" table:default-cell-style-name="ce382"/>
        <table:table-column table:style-name="co24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384" table:formula="of:=SUM([.F6:.F55])" office:value-type="float" office:value="2851.3" calcext:value-type="float">
            <text:p>2.851,30</text:p>
          </table:table-cell>
          <table:table-cell table:style-name="ce384" table:formula="of:=[.G21]" office:value-type="float" office:value="-2851.3" calcext:value-type="float">
            <text:p>-2.851,30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0" office:value-type="string" calcext:value-type="string">
            <text:p>Masraf</text:p>
          </table:table-cell>
          <table:table-cell table:style-name="ce38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388"/>
          <table:table-cell table:style-name="ce384"/>
          <table:table-cell table:number-columns-repeated="52"/>
        </table:table-row>
        <table:table-row table:style-name="ro1">
          <table:table-cell table:style-name="ce332" office:value-type="date" office:date-value="2022-01-30" calcext:value-type="date">
            <text:p>30.01.2022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385" office:value-type="float" office:value="60.27" calcext:value-type="float">
            <text:p>60,27</text:p>
          </table:table-cell>
          <table:table-cell table:style-name="ce385" table:formula="of:=[.G5]+[.E6]-[.F6]" office:value-type="float" office:value="-60.27" calcext:value-type="float">
            <text:p>-60,27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2-28" calcext:value-type="date">
            <text:p>28.02.2022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385" office:value-type="float" office:value="69.31" calcext:value-type="float">
            <text:p>69,31</text:p>
          </table:table-cell>
          <table:table-cell table:style-name="ce385" table:formula="of:=[.G6]+[.E7]-[.F7]" office:value-type="float" office:value="-129.58" calcext:value-type="float">
            <text:p>-129,5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2-30" calcext:value-type="date">
            <text:p>30.12.2022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385" office:value-type="float" office:value="85.88" calcext:value-type="float">
            <text:p>85,88</text:p>
          </table:table-cell>
          <table:table-cell table:style-name="ce385" table:formula="of:=[.G7]+[.E8]-[.F8]" office:value-type="float" office:value="-215.46" calcext:value-type="float">
            <text:p>-215,46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3-11" calcext:value-type="date">
            <text:p>11.03.2022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385" office:value-type="float" office:value="82.32" calcext:value-type="float">
            <text:p>82,32</text:p>
          </table:table-cell>
          <table:table-cell table:style-name="ce385" table:formula="of:=[.G8]+[.E9]-[.F9]" office:value-type="float" office:value="-297.78" calcext:value-type="float">
            <text:p>-297,7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4-30" calcext:value-type="date">
            <text:p>30.04.2022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385" office:value-type="float" office:value="140.4" calcext:value-type="float">
            <text:p>140,40</text:p>
          </table:table-cell>
          <table:table-cell table:style-name="ce385" table:formula="of:=[.G9]+[.E10]-[.F10]" office:value-type="float" office:value="-438.18" calcext:value-type="float">
            <text:p>-438,1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5-30" calcext:value-type="date">
            <text:p>30.05.2022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385" office:value-type="float" office:value="48.8" calcext:value-type="float">
            <text:p>48,80</text:p>
          </table:table-cell>
          <table:table-cell table:style-name="ce385" table:formula="of:=[.G10]+[.E11]-[.F11]" office:value-type="float" office:value="-486.98" calcext:value-type="float">
            <text:p>-486,9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385" table:formula="of:=[.G11]+[.E12]-[.F12]" office:value-type="float" office:value="-486.98" calcext:value-type="float">
            <text:p>-486,9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2]+[.E13]-[.F13]" office:value-type="float" office:value="-486.98" calcext:value-type="float">
            <text:p>-486,98</text:p>
          </table:table-cell>
          <table:table-cell table:number-columns-repeated="52"/>
        </table:table-row>
        <table:table-row table:style-name="ro1">
          <table:table-cell table:style-name="ce332"/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385" office:value-type="float" office:value="69.38" calcext:value-type="float">
            <text:p>69,38</text:p>
          </table:table-cell>
          <table:table-cell table:style-name="ce385" table:formula="of:=[.G13]+[.E14]-[.F14]" office:value-type="float" office:value="-556.36" calcext:value-type="float">
            <text:p>-556,36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7-30" calcext:value-type="date">
            <text:p>30.07.2022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385" office:value-type="float" office:value="51.08" calcext:value-type="float">
            <text:p>51,08</text:p>
          </table:table-cell>
          <table:table-cell table:style-name="ce385" table:formula="of:=[.G14]+[.E15]-[.F15]" office:value-type="float" office:value="-607.44" calcext:value-type="float">
            <text:p>-607,44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8-30" calcext:value-type="date">
            <text:p>30.08.2022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385" office:value-type="float" office:value="202.91" calcext:value-type="float">
            <text:p>202,91</text:p>
          </table:table-cell>
          <table:table-cell table:style-name="ce385" table:formula="of:=[.G15]+[.E16]-[.F16]" office:value-type="float" office:value="-810.35" calcext:value-type="float">
            <text:p>-810,35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9-30" calcext:value-type="date">
            <text:p>30.09.2022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385" office:value-type="float" office:value="49.95" calcext:value-type="float">
            <text:p>49,95</text:p>
          </table:table-cell>
          <table:table-cell table:style-name="ce385" table:formula="of:=[.G16]+[.E17]-[.F17]" office:value-type="float" office:value="-860.3" calcext:value-type="float">
            <text:p>-860,30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30" calcext:value-type="date">
            <text:p>30.10.2022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385" office:value-type="float" office:value="217.89" calcext:value-type="float">
            <text:p>217,89</text:p>
          </table:table-cell>
          <table:table-cell table:style-name="ce385" table:formula="of:=[.G17]+[.E18]-[.F18]" office:value-type="float" office:value="-1078.19" calcext:value-type="float">
            <text:p>-1.078,19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Default"/>
          <table:table-cell table:style-name="ce385" table:formula="of:=[.G18]+[.E19]-[.F19]" office:value-type="float" office:value="-1078.19" calcext:value-type="float">
            <text:p>-1.078,19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Default" office:value-type="float" office:value="1589.85" calcext:value-type="float">
            <text:p>1589,85</text:p>
          </table:table-cell>
          <table:table-cell table:style-name="ce385" table:formula="of:=[.G19]+[.E20]-[.F20]" office:value-type="float" office:value="-2668.04" calcext:value-type="float">
            <text:p>-2.668,04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2-30" calcext:value-type="date">
            <text:p>30.12.2022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385"/>
          <table:table-cell/>
          <table:table-cell office:value-type="float" office:value="183.26" calcext:value-type="float">
            <text:p>183,26</text:p>
          </table:table-cell>
          <table:table-cell table:style-name="ce385" table:formula="of:=[.G20]+[.E21]-[.F21]" office:value-type="float" office:value="-2851.3" calcext:value-type="float">
            <text:p>-2.851,30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style-name="ce385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332"/>
          <table:table-cell table:number-columns-repeated="58"/>
        </table:table-row>
        <table:table-row table:style-name="ro1" table:number-rows-repeated="2">
          <table:table-cell table:style-name="ce332"/>
          <table:table-cell table:style-name="ce382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381"/>
          <table:table-cell table:number-columns-repeated="54"/>
        </table:table-row>
        <table:table-row table:style-name="ro1" table:number-rows-repeated="2">
          <table:table-cell table:style-name="ce332"/>
          <table:table-cell table:number-columns-repeated="3"/>
          <table:table-cell table:style-name="ce381"/>
          <table:table-cell table:number-columns-repeated="54"/>
        </table:table-row>
        <table:table-row table:style-name="ro1">
          <table:table-cell table:number-columns-repeated="4"/>
          <table:table-cell table:style-name="ce381"/>
          <table:table-cell table:number-columns-repeated="54"/>
        </table:table-row>
        <table:table-row table:style-name="ro1">
          <table:table-cell table:style-name="ce332"/>
          <table:table-cell table:number-columns-repeated="3"/>
          <table:table-cell table:style-name="ce381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384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385"/>
          <table:table-cell table:number-columns-repeated="53"/>
        </table:table-row>
        <table:table-row table:style-name="ro1" table:number-rows-repeated="104851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2-10-TPLM" table:style-name="ta1">
        <table:table-column table:style-name="co25" table:default-cell-style-name="ce354"/>
        <table:table-column table:style-name="co26" table:number-columns-repeated="2" table:default-cell-style-name="ce499"/>
        <table:table-column table:style-name="co4" table:default-cell-style-name="ce500"/>
        <table:table-column table:style-name="co27" table:default-cell-style-name="ce500"/>
        <table:table-column table:style-name="co28" table:default-cell-style-name="ce500"/>
        <table:table-column table:style-name="co29" table:default-cell-style-name="ce500"/>
        <table:table-column table:style-name="co30" table:default-cell-style-name="ce503"/>
        <table:table-column table:style-name="co5" table:default-cell-style-name="ce382"/>
        <table:table-column table:style-name="co26" table:default-cell-style-name="ce382"/>
        <table:table-column table:style-name="co31" table:default-cell-style-name="ce382"/>
        <table:table-column table:style-name="co32" table:default-cell-style-name="ce382"/>
        <table:table-row table:style-name="ro1">
          <table:table-cell/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table:style-name="ce278" office:value-type="string" calcext:value-type="string">
            <text:p>Açıklama</text:p>
          </table:table-cell>
          <table:table-cell table:style-name="ce278" office:value-type="string" calcext:value-type="string">
            <text:p>Başl.</text:p>
          </table:table-cell>
          <table:table-cell table:style-name="ce278" office:value-type="string" calcext:value-type="string">
            <text:p>bitiş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0" office:value-type="string" calcext:value-type="string">
            <text:p>Masraf</text:p>
          </table:table-cell>
          <table:table-cell table:style-name="ce380" office:value-type="string" calcext:value-type="string">
            <text:p>Net Kira</text:p>
          </table:table-cell>
          <table:table-cell table:style-name="ce267" table:number-columns-repeated="2"/>
          <table:table-cell/>
          <table:table-cell table:style-name="ce391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82" table:number-columns-repeated="5"/>
          <table:table-cell table:style-name="ce50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2-11-20" calcext:value-type="date">
            <text:p>20.11.22</text:p>
          </table:table-cell>
          <table:table-cell office:value-type="date" office:date-value="2023-11-01" calcext:value-type="date">
            <text:p>01.11.23</text:p>
          </table:table-cell>
          <table:table-cell table:formula="of:=[$'SnyA105-22'.C5]" office:value-type="float" office:value="0" calcext:value-type="float">
            <text:p>0</text:p>
          </table:table-cell>
          <table:table-cell table:formula="of:=[$'SnyA105-22'.C6]" office:value-type="float" office:value="0" calcext:value-type="float">
            <text:p>0</text:p>
          </table:table-cell>
          <table:table-cell table:formula="of:=[$'SnyA105-22'.C7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3-01-01" calcext:value-type="date">
            <text:p>01.01.23</text:p>
          </table:table-cell>
          <table:table-cell office:value-type="date" office:date-value="2023-12-31" calcext:value-type="date">
            <text:p>31.12.23</text:p>
          </table:table-cell>
          <table:table-cell table:formula="of:=[$'SnyB202-22'.C9]" office:value-type="float" office:value="0" calcext:value-type="float">
            <text:p>0</text:p>
          </table:table-cell>
          <table:table-cell table:formula="of:=[$'SnyB202-22'.C10]" office:value-type="float" office:value="0" calcext:value-type="float">
            <text:p>0</text:p>
          </table:table-cell>
          <table:table-cell table:formula="of:=[$'SnyB202-22'.C11]" office:value-type="float" office:value="1200" calcext:value-type="float">
            <text:p>1.200</text:p>
          </table:table-cell>
          <table:table-cell table:formula="of:=[$'SnyB202-22'.C12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2-11-30" calcext:value-type="date">
            <text:p>30.11.22</text:p>
          </table:table-cell>
          <table:table-cell office:value-type="date" office:date-value="2023-11-29" calcext:value-type="date">
            <text:p>29.11.23</text:p>
          </table:table-cell>
          <table:table-cell table:formula="of:=[$'SnyC301-22'.C5]" office:value-type="float" office:value="0" calcext:value-type="float">
            <text:p>0</text:p>
          </table:table-cell>
          <table:table-cell table:formula="of:=[$'SnyC301-22'.C6]" office:value-type="float" office:value="0" calcext:value-type="float">
            <text:p>0</text:p>
          </table:table-cell>
          <table:table-cell table:formula="of:=[$'SnyC301-22'.C7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0" calcext:value-type="float">
            <text:p>0</text:p>
          </table:table-cell>
          <table:table-cell table:formula="of:=[$'SnyE502-22'.D6]" office:value-type="float" office:value="0" calcext:value-type="float">
            <text:p>0</text:p>
          </table:table-cell>
          <table:table-cell table:formula="of:=[$'SnyE502-22'.D7]" office:value-type="float" office:value="412.24" calcext:value-type="float">
            <text:p>412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D5]" office:value-type="float" office:value="0" calcext:value-type="float">
            <text:p>0</text:p>
          </table:table-cell>
          <table:table-cell table:formula="of:=[$'SnyF601-22'.D6]" office:value-type="float" office:value="0" calcext:value-type="float">
            <text:p>0</text:p>
          </table:table-cell>
          <table:table-cell table:formula="of:=[$'SnyF601-22'.D7]" office:value-type="float" office:value="17466.959742" calcext:value-type="float">
            <text:p>17.467</text:p>
          </table:table-cell>
          <table:table-cell table:formula="of:=[$'SnyF601-22'.D8]" office:value-type="float" office:value="0" calcext:value-type="float">
            <text:p>0</text:p>
          </table:table-cell>
          <table:table-cell table:formula="of:=[.E10]-[.G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4000" calcext:value-type="float">
            <text:p>4.000</text:p>
          </table:table-cell>
          <table:table-cell table:formula="of:=[$'SnyG702-22'.C6]" office:value-type="float" office:value="4400" calcext:value-type="float">
            <text:p>4.400</text:p>
          </table:table-cell>
          <table:table-cell table:formula="of:=[$'SnyG702-22'.C7]" office:value-type="float" office:value="0" calcext:value-type="float">
            <text:p>0</text:p>
          </table:table-cell>
          <table:table-cell table:formula="of:=[$'SnyG702-22'.C8]" office:value-type="float" office:value="0" calcext:value-type="float">
            <text:p>0</text:p>
          </table:table-cell>
          <table:table-cell table:formula="of:=[.E11]-[.G11]" office:value-type="float" office:value="4400" calcext:value-type="float">
            <text:p>4.40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-2851.3" calcext:value-type="float">
            <text:p>-2.851</text:p>
          </table:table-cell>
          <table:table-cell table:formula="of:=[.E13]-[.G13]" office:value-type="float" office:value="2851.3" calcext:value-type="float">
            <text:p>2.851</text:p>
          </table:table-cell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/>
          <table:table-cell/>
          <table:table-cell table:style-name="ce503"/>
          <table:table-cell table:number-columns-repeated="5"/>
          <table:table-cell table:style-name="ce388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354" table:number-columns-repeated="2"/>
          <table:table-cell table:style-name="ce502" table:formula="of:=SUM([.D4:.D14])" office:value-type="float" office:value="4000" calcext:value-type="float">
            <text:p>4.000</text:p>
          </table:table-cell>
          <table:table-cell table:style-name="ce502" table:formula="of:=SUM([.E4:.E14])" office:value-type="float" office:value="4400" calcext:value-type="float">
            <text:p>4.400</text:p>
          </table:table-cell>
          <table:table-cell table:style-name="ce504" table:formula="of:=SUM([.F4:.F14])" office:value-type="float" office:value="19079.199742" calcext:value-type="float">
            <text:p>19.079</text:p>
          </table:table-cell>
          <table:table-cell table:style-name="ce502" table:formula="of:=SUM([.G4:.G14])" office:value-type="float" office:value="-2851.3" calcext:value-type="float">
            <text:p>-2.851</text:p>
          </table:table-cell>
          <table:table-cell table:style-name="ce502" table:formula="of:=SUM([.H4:.H14])" office:value-type="float" office:value="7251.3" calcext:value-type="float">
            <text:p>7.251</text:p>
          </table:table-cell>
          <table:table-cell table:number-columns-repeated="4"/>
        </table:table-row>
        <table:table-row table:style-name="ro1">
          <table:table-cell/>
          <table:table-cell table:style-name="ce354" table:number-columns-repeated="2"/>
          <table:table-cell table:style-name="ce502" table:number-columns-repeated="2"/>
          <table:table-cell table:style-name="ce505"/>
          <table:table-cell table:style-name="ce502"/>
          <table:table-cell table:style-name="ce509"/>
          <table:table-cell table:number-columns-repeated="4"/>
        </table:table-row>
        <table:table-row table:style-name="ro1">
          <table:table-cell table:style-name="ce267" table:number-columns-repeated="3"/>
          <table:table-cell table:number-columns-repeated="2"/>
          <table:table-cell table:style-name="ce501"/>
          <table:table-cell table:style-name="ce506" office:value-type="string" calcext:value-type="string">
            <text:p>Sanayi 2022 Toplam Kira Geliri</text:p>
          </table:table-cell>
          <table:table-cell table:style-name="ce510" table:formula="of:=[.H15]" office:value-type="float" office:value="7251.3" calcext:value-type="float">
            <text:p>7.251</text:p>
          </table:table-cell>
          <table:table-cell table:number-columns-repeated="4"/>
        </table:table-row>
        <table:table-row table:style-name="ro1">
          <table:table-cell table:style-name="ce267" table:number-columns-repeated="3"/>
          <table:table-cell table:number-columns-repeated="3"/>
          <table:table-cell table:style-name="ce507"/>
          <table:table-cell table:style-name="ce502"/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 table:number-columns-repeated="2"/>
          <table:table-cell/>
          <table:table-cell table:style-name="ce508"/>
          <table:table-cell table:style-name="ce500"/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 table:number-columns-repeated="2"/>
          <table:table-cell/>
          <table:table-cell table:style-name="ce406"/>
          <table:table-cell table:style-name="ce500"/>
          <table:table-cell table:number-columns-repeated="4"/>
        </table:table-row>
        <table:table-row table:style-name="ro1">
          <table:table-cell table:style-name="ce267" table:number-columns-repeated="3"/>
          <table:table-cell table:style-name="Default" table:number-columns-repeated="2"/>
          <table:table-cell table:style-name="ce382" table:number-columns-repeated="3"/>
          <table:table-cell table:number-columns-repeated="4"/>
        </table:table-row>
      </table:table>
      <table:table table:name="02-11-GLR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ce266"/>
        <table:table-column table:style-name="co39" table:default-cell-style-name="ce266"/>
        <table:table-column table:style-name="co40" table:default-cell-style-name="Default"/>
        <table:table-column table:style-name="co41" table:default-cell-style-name="Default"/>
        <table:table-column table:style-name="co42" table:default-cell-style-name="ce385"/>
        <table:table-column table:style-name="co43" table:default-cell-style-name="Default"/>
        <table:table-column table:style-name="co44" table:default-cell-style-name="ce385"/>
        <table:table-column table:style-name="co1" table:default-cell-style-name="Default"/>
        <table:table-row table:style-name="ro3">
          <table:table-cell table:number-columns-repeated="5"/>
          <table:table-cell table:style-name="ce491" office:value-type="string" calcext:value-type="string">
            <text:p>kira bedeli</text:p>
          </table:table-cell>
          <table:table-cell table:style-name="ce491" office:value-type="string" calcext:value-type="string">
            <text:p>tahsilat</text:p>
          </table:table-cell>
          <table:table-cell table:style-name="ce511" office:value-type="string" calcext:value-type="string">
            <text:p>alacak bakiye</text:p>
          </table:table-cell>
          <table:table-cell table:style-name="ce263"/>
          <table:table-cell table:style-name="ce513"/>
          <table:table-cell table:number-columns-repeated="3"/>
        </table:table-row>
        <table:table-row table:style-name="ro4">
          <table:table-cell table:number-columns-repeated="2"/>
          <table:table-cell table:style-name="ce489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492" office:value-type="string" calcext:value-type="string">
            <text:p>TL</text:p>
          </table:table-cell>
          <table:table-cell table:style-name="ce263" office:value-type="string" calcext:value-type="string">
            <text:p>TL</text:p>
          </table:table-cell>
          <table:table-cell table:style-name="ce263" office:value-type="string" calcext:value-type="string">
            <text:p>$-TL</text:p>
          </table:table-cell>
          <table:table-cell table:style-name="ce514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385" table:formula="of:=[.F3]-[.G3]" office:value-type="float" office:value="25000" calcext:value-type="float">
            <text:p>25.000,00</text:p>
          </table:table-cell>
          <table:table-cell/>
          <table:table-cell table:style-name="ce5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385" table:formula="of:=[.H3]+[.F4]-[.G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515" table:formula="of:=[.G4]/[.I4]" office:value-type="currency" office:currency="USD" office:value="1358.69565217391" calcext:value-type="currency">
            <text:p>$1.358,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385" table:formula="of:=[.H4]+[.F5]-[.G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515" table:formula="of:=[.G5]/[.I5]" office:value-type="currency" office:currency="USD" office:value="2556.81818181818" calcext:value-type="currency">
            <text:p>$2.556,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 office:value-type="string" calcext:value-type="string">
            <text:p>TOPLAM</text:p>
          </table:table-cell>
          <table:table-cell/>
          <table:table-cell table:style-name="ce265" table:formula="of:=SUM([.F3:.F5])" office:value-type="currency" office:currency="TRY" office:value="25000" calcext:value-type="currency">
            <text:p>₺25.000,00</text:p>
          </table:table-cell>
          <table:table-cell table:style-name="ce265" table:formula="of:=SUM([.G4:.G5])" office:value-type="currency" office:currency="TRY" office:value="21000" calcext:value-type="currency">
            <text:p>₺21.000,00</text:p>
          </table:table-cell>
          <table:table-cell table:style-name="ce490"/>
          <table:table-cell table:style-name="ce381"/>
          <table:table-cell table:style-name="ce516" table:formula="of:=SUM([.J4:.J5])" office:value-type="currency" office:currency="USD" office:value="3915.5138339921" calcext:value-type="currency">
            <text:p>$3.915,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/>
          <table:table-cell/>
          <table:table-cell table:style-name="ce265" table:number-columns-repeated="2"/>
          <table:table-cell table:style-name="ce490"/>
          <table:table-cell table:style-name="ce381"/>
          <table:table-cell table:style-name="ce516"/>
          <table:table-cell table:number-columns-repeated="3"/>
        </table:table-row>
        <table:table-row table:style-name="ro4">
          <table:table-cell table:number-columns-repeated="2"/>
          <table:table-cell table:style-name="ce489" office:value-type="float" office:value="2019" calcext:value-type="float">
            <text:p>2019</text:p>
          </table:table-cell>
          <table:table-cell table:number-columns-repeated="4"/>
          <table:table-cell table:style-name="ce385"/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5]+[.F9]-[.G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515" table:formula="of:=[.G9]/[.I9]" office:value-type="currency" office:currency="USD" office:value="327.332242225859" calcext:value-type="currency">
            <text:p>$327,33</text:p>
          </table:table-cell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G701-18</text:p>
          </table:table-cell>
          <table:table-cell table:style-name="ce345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9]+[.F10]-[.G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515" table:formula="of:=[.G10]/[.I10]" office:value-type="currency" office:currency="USD" office:value="343.642611683849" calcext:value-type="currency">
            <text:p>$343,64</text:p>
          </table:table-cell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G701-19</text:p>
          </table:table-cell>
          <table:table-cell table:style-name="ce345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493" office:value-type="currency" office:currency="TRY" office:value="30645" calcext:value-type="currency">
            <text:p>₺30.645,00</text:p>
          </table:table-cell>
          <table:table-cell table:style-name="ce493"/>
          <table:table-cell table:style-name="ce385" table:formula="of:=[.H10]+[.F11]-[.G11]" office:value-type="float" office:value="30645" calcext:value-type="float">
            <text:p>30.6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A101-19</text:p>
          </table:table-cell>
          <table:table-cell table:style-name="ce332" office:value-type="date" office:date-value="2019-11-30" calcext:value-type="date">
            <text:p>30.11.2019</text:p>
          </table:table-cell>
          <table:table-cell table:style-name="ce267" office:value-type="string" calcext:value-type="string">
            <text:p><text:s/>Fatih Uzun Parçacı</text:p>
          </table:table-cell>
          <table:table-cell table:style-name="ce385" office:value-type="string" calcext:value-type="string">
            <text:p>4ay</text:p>
          </table:table-cell>
          <table:table-cell table:style-name="ce493" office:value-type="currency" office:currency="TRY" office:value="4000" calcext:value-type="currency">
            <text:p>₺4.000,00</text:p>
          </table:table-cell>
          <table:table-cell table:style-name="ce493"/>
          <table:table-cell table:style-name="ce385" table:formula="of:=[.H11]+[.F12]-[.G12]" office:value-type="float" office:value="34645" calcext:value-type="float">
            <text:p>34.6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1-19</text:p>
          </table:table-cell>
          <table:table-cell table:style-name="ce332" office:value-type="date" office:date-value="2019-11-30" calcext:value-type="date">
            <text:p>30.11.2019</text:p>
          </table:table-cell>
          <table:table-cell table:style-name="ce267" office:value-type="string" calcext:value-type="string">
            <text:p><text:s/>ödeme 19</text:p>
          </table:table-cell>
          <table:table-cell table:style-name="ce385"/>
          <table:table-cell table:style-name="ce493"/>
          <table:table-cell table:style-name="ce493" office:value-type="currency" office:currency="TRY" office:value="4000" calcext:value-type="currency">
            <text:p>₺4.000,00</text:p>
          </table:table-cell>
          <table:table-cell table:style-name="ce385" table:formula="of:=[.H12]+[.F13]-[.G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515" table:formula="of:=[.G13]/[.I13]" office:value-type="currency" office:currency="USD" office:value="698.080279232112" calcext:value-type="currency">
            <text:p>$698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9</text:p>
          </table:table-cell>
          <table:table-cell table:style-name="ce345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493"/>
          <table:table-cell table:style-name="ce493" office:value-type="currency" office:currency="TRY" office:value="18500" calcext:value-type="currency">
            <text:p>₺18.500,00</text:p>
          </table:table-cell>
          <table:table-cell table:style-name="ce385" table:formula="of:=[.H13]+[.F14]-[.G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515" table:formula="of:=[.G14]/[.I14]" office:value-type="currency" office:currency="USD" office:value="3195.16407599309" calcext:value-type="currency">
            <text:p>$3.195,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 office:value-type="string" calcext:value-type="string">
            <text:p>TOPLAM</text:p>
          </table:table-cell>
          <table:table-cell/>
          <table:table-cell table:style-name="ce494" table:formula="of:=SUM([.F9:.F14])" office:value-type="currency" office:currency="TRY" office:value="34645" calcext:value-type="currency">
            <text:p>₺34.645,00</text:p>
          </table:table-cell>
          <table:table-cell table:style-name="ce494" table:formula="of:=SUM([.G9:.G14])" office:value-type="currency" office:currency="TRY" office:value="26500" calcext:value-type="currency">
            <text:p>₺26.500,00</text:p>
          </table:table-cell>
          <table:table-cell table:style-name="ce490"/>
          <table:table-cell table:style-name="ce381"/>
          <table:table-cell table:style-name="ce516" table:formula="of:=SUM([.J9:.J14])" office:value-type="currency" office:currency="USD" office:value="4564.21920913491" calcext:value-type="currency">
            <text:p>$4.564,22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489" office:value-type="float" office:value="2020" calcext:value-type="float">
            <text:p>2020</text:p>
          </table:table-cell>
          <table:table-cell table:style-name="ce385"/>
          <table:table-cell table:style-name="ce388"/>
          <table:table-cell table:style-name="ce495"/>
          <table:table-cell table:style-name="ce493"/>
          <table:table-cell table:style-name="ce385"/>
          <table:table-cell/>
          <table:table-cell table:style-name="ce517"/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5" office:value-type="string" calcext:value-type="string">
            <text:p>2019 dan devreden alacak</text:p>
          </table:table-cell>
          <table:table-cell table:style-name="ce388"/>
          <table:table-cell table:style-name="ce495"/>
          <table:table-cell table:style-name="ce493"/>
          <table:table-cell table:style-name="ce385" table:formula="of:=[.H14]+[.F17]-[.G17]" office:value-type="float" office:value="12145" calcext:value-type="float">
            <text:p>12.1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34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493" office:value-type="currency" office:currency="TRY" office:value="6200" calcext:value-type="currency">
            <text:p>₺6.200,00</text:p>
          </table:table-cell>
          <table:table-cell table:style-name="ce493"/>
          <table:table-cell table:style-name="ce385" table:formula="of:=[.H17]+[.F18]-[.G18]" office:value-type="float" office:value="18345" calcext:value-type="float">
            <text:p>18.3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34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493"/>
          <table:table-cell table:style-name="ce493" office:value-type="currency" office:currency="TRY" office:value="6200" calcext:value-type="currency">
            <text:p>₺6.200,00</text:p>
          </table:table-cell>
          <table:table-cell table:style-name="ce385" table:formula="of:=[.H18]+[.F19]-[.G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515" table:formula="of:=[.G19]/[.I19]" office:value-type="currency" office:currency="USD" office:value="964.230171073095" calcext:value-type="currency">
            <text:p>$964,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45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493"/>
          <table:table-cell table:style-name="ce493" office:value-type="currency" office:currency="TRY" office:value="5000" calcext:value-type="currency">
            <text:p>₺5.000,00</text:p>
          </table:table-cell>
          <table:table-cell table:style-name="ce512" table:formula="of:=[.H19]+[.F20]-[.G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515" table:formula="of:=[.G20]/[.I20]" office:value-type="currency" office:currency="USD" office:value="753.012048192771" calcext:value-type="currency">
            <text:p>$753,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45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493" office:value-type="currency" office:currency="TRY" office:value="30000" calcext:value-type="currency">
            <text:p>₺30.000,00</text:p>
          </table:table-cell>
          <table:table-cell table:style-name="ce493"/>
          <table:table-cell table:style-name="ce385" table:formula="of:=[.H20]+[.F21]-[.G21]" office:value-type="float" office:value="37145" calcext:value-type="float">
            <text:p>37.1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08-20" calcext:value-type="date">
            <text:p>20.08.2020</text:p>
          </table:table-cell>
          <table:table-cell table:style-name="ce267" office:value-type="string" calcext:value-type="string">
            <text:p><text:span text:style-name="T1"> </text:span>nakit ödeme 20-3-7/12</text:p>
          </table:table-cell>
          <table:table-cell table:style-name="ce385"/>
          <table:table-cell table:style-name="ce493"/>
          <table:table-cell table:style-name="ce493" office:value-type="currency" office:currency="TRY" office:value="15000" calcext:value-type="currency">
            <text:p>₺15.000,00</text:p>
          </table:table-cell>
          <table:table-cell table:style-name="ce385" table:formula="of:=[.H21]+[.F22]-[.G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515" table:formula="of:=[.G22]/[.I22]" office:value-type="currency" office:currency="USD" office:value="2043.59673024523" calcext:value-type="currency">
            <text:p>$2.043,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09-30" calcext:value-type="date">
            <text:p>30.09.2020</text:p>
          </table:table-cell>
          <table:table-cell table:style-name="ce267" office:value-type="string" calcext:value-type="string">
            <text:p><text:span text:style-name="T1"> </text:span>Kira Ödemesii 20-8/12</text:p>
          </table:table-cell>
          <table:table-cell table:style-name="ce385"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22]+[.F23]-[.G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515" table:formula="of:=[.G23]/[.I23]" office:value-type="currency" office:currency="USD" office:value="384.615384615385" calcext:value-type="currency">
            <text:p>$384,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34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493" office:value-type="currency" office:currency="TRY" office:value="7800" calcext:value-type="currency">
            <text:p>₺7.800,00</text:p>
          </table:table-cell>
          <table:table-cell table:style-name="ce493"/>
          <table:table-cell table:style-name="ce385" table:formula="of:=[.H23]+[.F24]-[.G24]" office:value-type="float" office:value="26945" calcext:value-type="float">
            <text:p>26.9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34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493"/>
          <table:table-cell table:style-name="ce493" office:value-type="currency" office:currency="TRY" office:value="7800" calcext:value-type="currency">
            <text:p>₺7.800,00</text:p>
          </table:table-cell>
          <table:table-cell table:style-name="ce385" table:formula="of:=[.H24]+[.F25]-[.G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515" table:formula="of:=[.G25]/[.I25]" office:value-type="currency" office:currency="USD" office:value="1000" calcext:value-type="currency">
            <text:p>$1.0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32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493" office:value-type="currency" office:currency="TRY" office:value="3014" calcext:value-type="currency">
            <text:p>₺3.014,00</text:p>
          </table:table-cell>
          <table:table-cell table:style-name="ce493"/>
          <table:table-cell table:style-name="ce385" table:formula="of:=[.H25]+[.F26]-[.G26]" office:value-type="float" office:value="22159" calcext:value-type="float">
            <text:p>22.15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32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493" office:value-type="currency" office:currency="TRY" office:value="1610" calcext:value-type="currency">
            <text:p>₺1.610,00</text:p>
          </table:table-cell>
          <table:table-cell table:style-name="ce493"/>
          <table:table-cell table:style-name="ce385" table:formula="of:=[.H26]+[.F27]-[.G27]" office:value-type="float" office:value="23769" calcext:value-type="float">
            <text:p>23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45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493" office:value-type="currency" office:currency="TRY" office:value="35000" calcext:value-type="currency">
            <text:p>₺35.000,00</text:p>
          </table:table-cell>
          <table:table-cell table:style-name="ce493"/>
          <table:table-cell table:style-name="ce385" table:formula="of:=[.H27]+[.F28]-[.G28]" office:value-type="float" office:value="58769" calcext:value-type="float">
            <text:p>58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32" office:value-type="date" office:date-value="2020-10-20" calcext:value-type="date">
            <text:p>20.10.2020</text:p>
          </table:table-cell>
          <table:table-cell table:style-name="ce267" office:value-type="string" calcext:value-type="string">
            <text:p><text:span text:style-name="T1"> 20-21 </text:span>Kira Bedeli 20-1-7/12</text:p>
          </table:table-cell>
          <table:table-cell/>
          <table:table-cell table:style-name="ce493"/>
          <table:table-cell table:style-name="ce493" office:value-type="currency" office:currency="TRY" office:value="20000" calcext:value-type="currency">
            <text:p>₺20.000,00</text:p>
          </table:table-cell>
          <table:table-cell table:style-name="ce385" table:formula="of:=[.H28]+[.F29]-[.G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515" table:formula="of:=[.G29]/[.I29]" office:value-type="currency" office:currency="USD" office:value="2541.29606099111" calcext:value-type="currency">
            <text:p>$2.541,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32" office:value-type="date" office:date-value="2020-11-30" calcext:value-type="date">
            <text:p>30.11.2020</text:p>
          </table:table-cell>
          <table:table-cell table:style-name="ce267" office:value-type="string" calcext:value-type="string">
            <text:p><text:span text:style-name="T1"> 20-21 </text:span>Kira Bedeli 20-8/12          </text:p>
          </table:table-cell>
          <table:table-cell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29]+[.F30]-[.G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515" table:formula="of:=[.G30]/[.I30]" office:value-type="currency" office:currency="USD" office:value="385.109114249037" calcext:value-type="currency">
            <text:p>$385,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11-12" calcext:value-type="date">
            <text:p>12.11.2020</text:p>
          </table:table-cell>
          <table:table-cell table:style-name="ce267" office:value-type="string" calcext:value-type="string">
            <text:p><text:span text:style-name="T1"> </text:span>Kira Ödemesi 20-9/12</text:p>
          </table:table-cell>
          <table:table-cell table:style-name="ce385"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30]+[.F31]-[.G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515" table:formula="of:=[.G31]/[.I31]" office:value-type="currency" office:currency="USD" office:value="375" calcext:value-type="currency">
            <text:p>$375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12-12" calcext:value-type="date">
            <text:p>12.12.2020</text:p>
          </table:table-cell>
          <table:table-cell table:style-name="ce267" office:value-type="string" calcext:value-type="string">
            <text:p>Kira Ödemesi 20-10/12</text:p>
          </table:table-cell>
          <table:table-cell table:style-name="ce385"/>
          <table:table-cell table:style-name="ce493"/>
          <table:table-cell table:style-name="ce493" office:value-type="currency" office:currency="TRY" office:value="1500" calcext:value-type="currency">
            <text:p>₺1.500,00</text:p>
          </table:table-cell>
          <table:table-cell table:style-name="ce385" table:formula="of:=[.H31]+[.F32]-[.G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515" table:formula="of:=[.G32]/[.I32]" office:value-type="currency" office:currency="USD" office:value="187.5" calcext:value-type="currency">
            <text:p>$187,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TOPLAM</text:p>
          </table:table-cell>
          <table:table-cell/>
          <table:table-cell table:style-name="ce494" table:formula="of:=SUM([.F18:.F32])" office:value-type="currency" office:currency="TRY" office:value="83624" calcext:value-type="currency">
            <text:p>₺83.624,00</text:p>
          </table:table-cell>
          <table:table-cell table:style-name="ce494" table:formula="of:=SUM([.G18:.G32])" office:value-type="currency" office:currency="TRY" office:value="64500" calcext:value-type="currency">
            <text:p>₺64.500,00</text:p>
          </table:table-cell>
          <table:table-cell table:style-name="ce385"/>
          <table:table-cell/>
          <table:table-cell table:style-name="ce516" table:formula="of:=SUM([.J17:.J32])" office:value-type="currency" office:currency="USD" office:value="8634.35950936663" calcext:value-type="currency">
            <text:p>$8.634,3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412"/>
          <table:table-cell table:style-name="ce385"/>
          <table:table-cell table:style-name="ce388"/>
          <table:table-cell table:style-name="ce490"/>
          <table:table-cell table:style-name="ce493" table:number-columns-repeated="2"/>
          <table:table-cell/>
          <table:table-cell table:style-name="ce512"/>
          <table:table-cell table:style-name="ce517"/>
          <table:table-cell/>
          <table:table-cell table:style-name="Default"/>
          <table:table-cell/>
        </table:table-row>
        <table:table-row table:style-name="ro4">
          <table:table-cell table:number-columns-repeated="2"/>
          <table:table-cell table:style-name="ce489" office:value-type="float" office:value="2021" calcext:value-type="float">
            <text:p>2021</text:p>
          </table:table-cell>
          <table:table-cell table:style-name="ce267"/>
          <table:table-cell/>
          <table:table-cell table:style-name="ce493" table:number-columns-repeated="2"/>
          <table:table-cell table:style-name="ce385"/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32" office:value-type="date" office:date-value="2021-01-30" calcext:value-type="date">
            <text:p>30.01.2021</text:p>
          </table:table-cell>
          <table:table-cell table:style-name="ce267" office:value-type="string" calcext:value-type="string">
            <text:p><text:span text:style-name="T1">2020-21 </text:span>Kira Bedeli 9-10/12      senetli</text:p>
          </table:table-cell>
          <table:table-cell/>
          <table:table-cell table:style-name="ce493"/>
          <table:table-cell table:style-name="ce493" office:value-type="currency" office:currency="TRY" office:value="6000" calcext:value-type="currency">
            <text:p>₺6.000,00</text:p>
          </table:table-cell>
          <table:table-cell table:style-name="ce385" table:formula="of:=[.H32]+[.F36]-[.G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6]/[.I36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32" office:value-type="date" office:date-value="2021-03-30" calcext:value-type="date">
            <text:p>30.03.2021</text:p>
          </table:table-cell>
          <table:table-cell table:style-name="ce267" office:value-type="string" calcext:value-type="string">
            <text:p><text:span text:style-name="T1">2020-21 </text:span>Kira Bedeli 11-12/12    senetli</text:p>
          </table:table-cell>
          <table:table-cell/>
          <table:table-cell table:style-name="ce493"/>
          <table:table-cell table:style-name="ce493" office:value-type="currency" office:currency="TRY" office:value="6000" calcext:value-type="currency">
            <text:p>₺6.000,00</text:p>
          </table:table-cell>
          <table:table-cell table:style-name="ce385" table:formula="of:=[.H36]+[.F37]-[.G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7]/[.I37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34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493" office:value-type="currency" office:currency="TRY" office:value="6800" calcext:value-type="currency">
            <text:p>₺6.800,00</text:p>
          </table:table-cell>
          <table:table-cell table:style-name="ce493"/>
          <table:table-cell table:style-name="ce385" table:formula="of:=[.H37]+[.F38]-[.G38]" office:value-type="float" office:value="26069" calcext:value-type="float">
            <text:p>26.0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34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493"/>
          <table:table-cell table:style-name="ce493" office:value-type="currency" office:currency="TRY" office:value="6800" calcext:value-type="currency">
            <text:p>₺6.800,00</text:p>
          </table:table-cell>
          <table:table-cell table:style-name="ce385" table:formula="of:=[.H38]+[.F39]-[.G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9]/[.I39]" office:value-type="currency" office:currency="USD" office:value="800" calcext:value-type="currency">
            <text:p>$8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34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493" office:value-type="currency" office:currency="TRY" office:value="24000" calcext:value-type="currency">
            <text:p>₺24.000,00</text:p>
          </table:table-cell>
          <table:table-cell table:style-name="ce493"/>
          <table:table-cell table:style-name="ce385" table:formula="of:=[.H39]+[.F40]-[.G40]" office:value-type="float" office:value="43269" calcext:value-type="float">
            <text:p>43.2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34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493"/>
          <table:table-cell table:style-name="ce493" office:value-type="currency" office:currency="TRY" office:value="24000" calcext:value-type="currency">
            <text:p>₺24.000,00</text:p>
          </table:table-cell>
          <table:table-cell table:style-name="ce385" table:formula="of:=[.H40]+[.F41]-[.G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1]/[.I41]" office:value-type="currency" office:currency="USD" office:value="2823.52941176471" calcext:value-type="currency">
            <text:p>$2.8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493"/>
          <table:table-cell table:style-name="ce493" office:value-type="currency" office:currency="TRY" office:value="1750" calcext:value-type="currency">
            <text:p>₺1.750,00</text:p>
          </table:table-cell>
          <table:table-cell table:style-name="ce385" table:formula="of:=[.H41]+[.F42]-[.G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2]/[.I42]" office:value-type="currency" office:currency="USD" office:value="205.882352941176" calcext:value-type="currency">
            <text:p>$2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42]+[.F43]-[.G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3]/[.I43]" office:value-type="currency" office:currency="USD" office:value="352.941176470588" calcext:value-type="currency">
            <text:p>$352,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493"/>
          <table:table-cell table:style-name="ce493" office:value-type="currency" office:currency="TRY" office:value="2750" calcext:value-type="currency">
            <text:p>₺2.750,00</text:p>
          </table:table-cell>
          <table:table-cell table:style-name="ce385" table:formula="of:=[.H43]+[.F44]-[.G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4]/[.I44]" office:value-type="currency" office:currency="USD" office:value="323.529411764706" calcext:value-type="currency">
            <text:p>$3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34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493" office:value-type="currency" office:currency="TRY" office:value="28800" calcext:value-type="currency">
            <text:p>₺28.800,00</text:p>
          </table:table-cell>
          <table:table-cell table:style-name="ce493"/>
          <table:table-cell table:style-name="ce385" table:formula="of:=[.H44]+[.F45]-[.G45]" office:value-type="float" office:value="40569" calcext:value-type="float">
            <text:p>40.5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34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493"/>
          <table:table-cell table:style-name="ce493" office:value-type="currency" office:currency="TRY" office:value="28800" calcext:value-type="currency">
            <text:p>₺28.800,00</text:p>
          </table:table-cell>
          <table:table-cell table:style-name="ce385" table:formula="of:=[.H45]+[.F46]-[.G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6]/[.I46]" office:value-type="currency" office:currency="USD" office:value="3388.23529411765" calcext:value-type="currency">
            <text:p>$3.388,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4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493" office:value-type="currency" office:currency="TRY" office:value="43160" calcext:value-type="currency">
            <text:p>₺43.160,00</text:p>
          </table:table-cell>
          <table:table-cell table:style-name="ce493"/>
          <table:table-cell table:style-name="ce385" table:formula="of:=[.H46]+[.F47]-[.G47]" office:value-type="float" office:value="54929" calcext:value-type="float">
            <text:p>54.92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4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493"/>
          <table:table-cell table:style-name="ce493" office:value-type="currency" office:currency="TRY" office:value="43160" calcext:value-type="currency">
            <text:p>₺43.160,00</text:p>
          </table:table-cell>
          <table:table-cell table:style-name="ce385" table:formula="of:=[.H47]+[.F48]-[.G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8]/[.I48]" office:value-type="currency" office:currency="USD" office:value="5077.64705882353" calcext:value-type="currency">
            <text:p>$5.077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34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493" office:value-type="currency" office:currency="TRY" office:value="30000" calcext:value-type="currency">
            <text:p>₺30.000,00</text:p>
          </table:table-cell>
          <table:table-cell table:style-name="ce493"/>
          <table:table-cell table:style-name="ce385" table:formula="of:=[.H48]+[.F49]-[.G49]" office:value-type="float" office:value="41769" calcext:value-type="float">
            <text:p>41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34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493"/>
          <table:table-cell table:style-name="ce493" office:value-type="currency" office:currency="TRY" office:value="30000" calcext:value-type="currency">
            <text:p>₺30.000,00</text:p>
          </table:table-cell>
          <table:table-cell table:style-name="ce385" table:formula="of:=[.H49]+[.F50]-[.G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50]/[.I50]" office:value-type="currency" office:currency="USD" office:value="3529.41176470588" calcext:value-type="currency">
            <text:p>$3.529,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number-columns-repeated="2"/>
          <table:table-cell table:style-name="ce493" table:number-columns-repeated="2"/>
          <table:table-cell table:style-name="ce385"/>
          <table:table-cell/>
          <table:table-cell table:style-name="ce515"/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1 YIL KİRA TUTARI</text:p>
          </table:table-cell>
          <table:table-cell/>
          <table:table-cell table:style-name="ce494" table:formula="of:=SUM([.F36:.F50])" office:value-type="currency" office:currency="TRY" office:value="132760" calcext:value-type="currency">
            <text:p>₺132.760,00</text:p>
          </table:table-cell>
          <table:table-cell table:style-name="ce493"/>
          <table:table-cell table:style-name="ce385"/>
          <table:table-cell/>
          <table:table-cell table:style-name="ce516" table:formula="of:=SUM([.J36:.J51])" office:value-type="currency" office:currency="USD" office:value="17912.9411764706" calcext:value-type="currency">
            <text:p>$17.912,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1 YILI TOPLAM GELİR</text:p>
          </table:table-cell>
          <table:table-cell/>
          <table:table-cell table:style-name="ce493"/>
          <table:table-cell table:style-name="ce494" table:formula="of:=SUM([.G36:.G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517"/>
          <table:table-cell table:number-columns-repeated="3"/>
        </table:table-row>
        <table:table-row table:style-name="ro1" table:number-rows-repeated="5">
          <table:table-cell table:number-columns-repeated="5"/>
          <table:table-cell table:style-name="ce493" table:number-columns-repeated="2"/>
          <table:table-cell table:number-columns-repeated="2"/>
          <table:table-cell table:style-name="ce517"/>
          <table:table-cell table:number-columns-repeated="3"/>
        </table:table-row>
        <table:table-row table:style-name="ro4">
          <table:table-cell table:number-columns-repeated="2"/>
          <table:table-cell table:style-name="ce489" office:value-type="float" office:value="2022" calcext:value-type="float">
            <text:p>2022</text:p>
          </table:table-cell>
          <table:table-cell table:number-columns-repeated="2"/>
          <table:table-cell table:style-name="ce493" table:number-columns-repeated="2"/>
          <table:table-cell table:number-columns-repeated="2"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6" office:value-type="currency" office:currency="TRY" office:value="36000" calcext:value-type="currency">
            <text:p>₺36.000,00</text:p>
          </table:table-cell>
          <table:table-cell table:style-name="ce493"/>
          <table:table-cell table:style-name="ce385" table:formula="of:=[.H50]+[.F60]-[.G60]" office:value-type="float" office:value="47769" calcext:value-type="float">
            <text:p>47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28000" calcext:value-type="currency">
            <text:p>₺28.000,00</text:p>
          </table:table-cell>
          <table:table-cell table:style-name="ce385" table:formula="of:=[.H60]+[.F61]-[.G61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1]/[.I61]" office:value-type="currency" office:currency="USD" office:value="1513.51351351351" calcext:value-type="currency">
            <text:p>$1.513,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4000" calcext:value-type="currency">
            <text:p>₺4.000,00</text:p>
          </table:table-cell>
          <table:table-cell table:style-name="ce385" table:formula="of:=[.H61]+[.F62]-[.G62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2]/[.I62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4000" calcext:value-type="currency">
            <text:p>₺4.000,00</text:p>
          </table:table-cell>
          <table:table-cell table:style-name="ce385" table:formula="of:=[.H62]+[.F63]-[.G63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3]/[.I63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 office:value-type="currency" office:currency="TRY" office:value="45000" calcext:value-type="currency">
            <text:p>₺45.000,00</text:p>
          </table:table-cell>
          <table:table-cell table:style-name="ce493"/>
          <table:table-cell table:style-name="ce385" table:formula="of:=[.H63]+[.F64]-[.G64]" office:value-type="float" office:value="56769" calcext:value-type="float">
            <text:p>56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/>
          <table:table-cell table:style-name="ce493" office:value-type="currency" office:currency="TRY" office:value="20000" calcext:value-type="currency">
            <text:p>₺20.000,00</text:p>
          </table:table-cell>
          <table:table-cell table:style-name="ce385" table:formula="of:=[.H64]+[.F65]-[.G65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5]/[.I65]" office:value-type="currency" office:currency="USD" office:value="1081.08108108108" calcext:value-type="currency">
            <text:p>$1.081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/>
          <table:table-cell table:style-name="ce493" office:value-type="currency" office:currency="TRY" office:value="25000" calcext:value-type="currency">
            <text:p>₺25.000,00</text:p>
          </table:table-cell>
          <table:table-cell table:style-name="ce385" table:formula="of:=[.H65]+[.F66]-[.G66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6]/[.I66]" office:value-type="currency" office:currency="USD" office:value="1351.35135135135" calcext:value-type="currency">
            <text:p>$1.351,35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7" office:value-type="currency" office:currency="TRY" office:value="48000" calcext:value-type="currency">
            <text:p>₺48.000,00</text:p>
          </table:table-cell>
          <table:table-cell table:style-name="ce493"/>
          <table:table-cell table:style-name="ce385" table:formula="of:=[.H66]+[.F67]-[.G67]" office:value-type="float" office:value="59769" calcext:value-type="float">
            <text:p>59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40000" calcext:value-type="currency">
            <text:p>₺40.000,00</text:p>
          </table:table-cell>
          <table:table-cell table:style-name="ce385" table:formula="of:=[.H67]+[.F68]-[.G68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8]/[.I68]" office:value-type="currency" office:currency="USD" office:value="2162.16216216216" calcext:value-type="currency">
            <text:p>$2.162,16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68]+[.F69]-[.G69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9]/[.I69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69]+[.F70]-[.G70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0]/[.I70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34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493" office:value-type="currency" office:currency="TRY" office:value="40000" calcext:value-type="currency">
            <text:p>₺40.000,00</text:p>
          </table:table-cell>
          <table:table-cell table:style-name="ce493"/>
          <table:table-cell table:style-name="ce385" table:formula="of:=[.H70]+[.F71]-[.G71]" office:value-type="float" office:value="57769" calcext:value-type="float">
            <text:p>57.769,00</text:p>
          </table:table-cell>
          <table:table-cell/>
          <table:table-cell table:style-name="ce517"/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34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493"/>
          <table:table-cell table:style-name="ce493" office:value-type="currency" office:currency="TRY" office:value="40000" calcext:value-type="currency">
            <text:p>₺40.000,00</text:p>
          </table:table-cell>
          <table:table-cell table:style-name="ce385" table:formula="of:=[.H71]+[.F72]-[.G72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2]/[.I72]" office:value-type="currency" office:currency="USD" office:value="2162.16216216216" calcext:value-type="currency">
            <text:p>$2.162,16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72]+[.F73]-[.G73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3]/[.I73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385" table:formula="of:=[.H73]+[.F74]-[.G74]" office:value-type="float" office:value="98769" calcext:value-type="float">
            <text:p>98.769,00</text:p>
          </table:table-cell>
          <table:table-cell/>
          <table:table-cell table:style-name="ce517"/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385" table:formula="of:=[.H74]+[.F75]-[.G7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5]/[.I75]" office:value-type="currency" office:currency="USD" office:value="4324.32432432432" calcext:value-type="currency">
            <text:p>$4.324,3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75]+[.F76]-[.G76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6]/[.I76]" office:value-type="currency" office:currency="USD" office:value="108.108108108108" calcext:value-type="currency">
            <text:p>$108,11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385" table:formula="of:=[.H76]+[.F77]-[.G77]" office:value-type="float" office:value="100769" calcext:value-type="float">
            <text:p>100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385" table:formula="of:=[.H77]+[.F78]-[.G78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8]/[.I78]" office:value-type="currency" office:currency="USD" office:value="4540.54054054054" calcext:value-type="currency">
            <text:p>$4.540,5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385" table:formula="of:=[.H78]+[.F79]-[.G79]" office:value-type="float" office:value="15769" calcext:value-type="float">
            <text:p>15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79]+[.F80]-[.G80]" office:value-type="float" office:value="15769" calcext:value-type="float">
            <text:p>15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385" table:formula="of:=[.H80]+[.F81]-[.G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1]/[.I81]" office:value-type="currency" office:currency="USD" office:value="636.162162162162" calcext:value-type="currency">
            <text:p>$636,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498" office:value-type="currency" office:currency="TRY" office:value="3892.36" calcext:value-type="currency">
            <text:p>₺3.892,36</text:p>
          </table:table-cell>
          <table:table-cell table:style-name="ce498"/>
          <table:table-cell table:style-name="ce385" table:formula="of:=[.H81]+[.F82]-[.G82]" office:value-type="float" office:value="7892.36" calcext:value-type="float">
            <text:p>7.892,36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498"/>
          <table:table-cell table:style-name="ce498" office:value-type="currency" office:currency="TRY" office:value="3892.36" calcext:value-type="currency">
            <text:p>₺3.892,36</text:p>
          </table:table-cell>
          <table:table-cell table:style-name="ce385" table:formula="of:=[.H82]+[.F83]-[.G83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3]/[.I83]" office:value-type="currency" office:currency="USD" office:value="210.397837837838" calcext:value-type="currency">
            <text:p>$210,4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498" office:value-type="currency" office:currency="TRY" office:value="11181.35" calcext:value-type="currency">
            <text:p>₺11.181,35</text:p>
          </table:table-cell>
          <table:table-cell table:style-name="ce498"/>
          <table:table-cell table:style-name="ce385" table:formula="of:=[.H83]+[.F84]-[.G84]" office:value-type="float" office:value="15181.35" calcext:value-type="float">
            <text:p>15.181,35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498"/>
          <table:table-cell table:style-name="ce498" office:value-type="currency" office:currency="TRY" office:value="11181.35" calcext:value-type="currency">
            <text:p>₺11.181,35</text:p>
          </table:table-cell>
          <table:table-cell table:style-name="ce385" table:formula="of:=[.H84]+[.F85]-[.G85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5]/[.I85]" office:value-type="currency" office:currency="USD" office:value="604.397297297297" calcext:value-type="currency">
            <text:p>$604,4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85]+[.F86]-[.G86]" office:value-type="float" office:value="4000" calcext:value-type="float">
            <text:p>4.00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metin Çelik 2023 4 ay *1000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385" table:formula="of:=[.H86]+[.F87]-[.G87]" office:value-type="float" office:value="0" calcext:value-type="float">
            <text:p>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87]+[.F88]-[.G88]" office:value-type="float" office:value="0" calcext:value-type="float">
            <text:p>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517"/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 KİRA TUTARI</text:p>
          </table:table-cell>
          <table:table-cell/>
          <table:table-cell table:style-name="ce265" table:formula="of:=SUM([.F60:.F89])" office:value-type="currency" office:currency="TRY" office:value="350073.71" calcext:value-type="currency">
            <text:p>₺350.073,71</text:p>
          </table:table-cell>
          <table:table-cell/>
          <table:table-cell table:style-name="ce385"/>
          <table:table-cell/>
          <table:table-cell table:style-name="ce516" table:formula="of:=SUM([.J60:.J89])" office:value-type="currency" office:currency="USD" office:value="19288.7951351351" calcext:value-type="currency">
            <text:p>$19.288,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I TOPLAM GELİR</text:p>
          </table:table-cell>
          <table:table-cell table:number-columns-repeated="2"/>
          <table:table-cell table:style-name="ce265" table:formula="of:=SUM([.G60:.G89])" office:value-type="currency" office:currency="TRY" office:value="361842.71" calcext:value-type="currency">
            <text:p>₺361.842,71</text:p>
          </table:table-cell>
          <table:table-cell table:number-columns-repeated="2"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I KALAN BAKİYE</text:p>
          </table:table-cell>
          <table:table-cell table:number-columns-repeated="3"/>
          <table:table-cell table:style-name="ce265" table:formula="of:=[.H88]" office:value-type="currency" office:currency="TRY" office:value="0" calcext:value-type="currency">
            <text:p>₺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517"/>
          <table:table-cell table:number-columns-repeated="3"/>
        </table:table-row>
        <table:table-row table:style-name="ro1">
          <table:table-cell table:number-columns-repeated="3"/>
          <table:table-cell table:style-name="ce263" office:value-type="string" calcext:value-type="string">
            <text:p>2018-2022 GENEL TOPLAM</text:p>
          </table:table-cell>
          <table:table-cell/>
          <table:table-cell table:style-name="ce265" table:formula="of:=[.F90]+[.F52]+[.F33]+[.F15]+[.F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516" table:formula="of:=[.J90]+[.J52]+[.J33]+[.J15]+[.J6]" office:value-type="currency" office:currency="USD" office:value="54315.8288640994" calcext:value-type="currency">
            <text:p>$54.315,83</text:p>
          </table:table-cell>
          <table:table-cell/>
          <table:table-cell table:style-name="Default"/>
          <table:table-cell/>
        </table:table-row>
        <table:table-row table:style-name="ro1" table:number-rows-repeated="14">
          <table:table-cell table:number-columns-repeated="9"/>
          <table:table-cell table:style-name="ce517"/>
          <table:table-cell table:number-columns-repeated="3"/>
        </table:table-row>
        <table:table-row table:style-name="ro1" table:number-rows-repeated="10484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2-12-GDR" table:style-name="ta1">
        <table:table-column table:style-name="co45" table:default-cell-style-name="ce519"/>
        <table:table-column table:style-name="co46" table:default-cell-style-name="ce519"/>
        <table:table-column table:style-name="co5" table:default-cell-style-name="ce519"/>
        <table:table-column table:style-name="co47" table:default-cell-style-name="ce519"/>
        <table:table-column table:style-name="co48" table:default-cell-style-name="ce519"/>
        <table:table-column table:style-name="co49" table:default-cell-style-name="ce534"/>
        <table:table-column table:style-name="co50" table:default-cell-style-name="ce541"/>
        <table:table-column table:style-name="co44" table:default-cell-style-name="ce541"/>
        <table:table-column table:style-name="co47" table:number-columns-repeated="1016" table:default-cell-style-name="ce519"/>
        <table:table-row table:style-name="ro5">
          <table:table-cell table:number-columns-repeated="2"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535" office:value-type="string" calcext:value-type="string">
            <text:p>TL</text:p>
          </table:table-cell>
          <table:table-cell table:style-name="ce542" office:value-type="string" calcext:value-type="string">
            <text:p>USDTRY</text:p>
          </table:table-cell>
          <table:table-cell table:style-name="ce542" office:value-type="string" calcext:value-type="string">
            <text:p>USD</text:p>
          </table:table-cell>
          <table:table-cell table:number-columns-repeated="1016"/>
        </table:table-row>
        <table:table-row table:style-name="ro5">
          <table:table-cell table:style-name="ce520" office:value-type="float" office:value="2014" calcext:value-type="float">
            <text:p>2014</text:p>
          </table:table-cell>
          <table:table-cell office:value-type="string" calcext:value-type="string">
            <text:p>SnyH000-14</text:p>
          </table:table-cell>
          <table:table-cell table:style-name="ce523"/>
          <table:table-cell table:style-name="ce523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536" office:value-type="currency" office:currency="TRY" office:value="-16.91" calcext:value-type="currency">
            <text:p>-₺16,91</text:p>
          </table:table-cell>
          <table:table-cell table:style-name="ce529" office:value-type="float" office:value="2.19" calcext:value-type="float">
            <text:p>2,19</text:p>
          </table:table-cell>
          <table:table-cell table:style-name="ce545" table:formula="of:=[.F3]/[.G3]" office:value-type="currency" office:currency="USD" office:value="-7.72146118721461" calcext:value-type="currency">
            <text:p>-$7,72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4</text:p>
          </table:table-cell>
          <table:table-cell table:style-name="ce523"/>
          <table:table-cell table:style-name="ce523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536" office:value-type="currency" office:currency="TRY" office:value="-3.31" calcext:value-type="currency">
            <text:p>-₺3,31</text:p>
          </table:table-cell>
          <table:table-cell table:style-name="ce529" office:value-type="float" office:value="2.19" calcext:value-type="float">
            <text:p>2,19</text:p>
          </table:table-cell>
          <table:table-cell table:style-name="ce545" table:formula="of:=[.F4]/[.G4]" office:value-type="currency" office:currency="USD" office:value="-1.51141552511416" calcext:value-type="currency">
            <text:p>-$1,5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523"/>
          <table:table-cell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18" calcext:value-type="float">
            <text:p>2018</text:p>
          </table:table-cell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536" office:value-type="currency" office:currency="TRY" office:value="-257.25" calcext:value-type="currency">
            <text:p>-₺257,25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6]/[.G6]" office:value-type="currency" office:currency="USD" office:value="-53.4823284823285" calcext:value-type="currency">
            <text:p>-$53,4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1 / 6</text:p>
          </table:table-cell>
          <table:table-cell table:style-name="ce536" office:value-type="currency" office:currency="TRY" office:value="-142.18" calcext:value-type="currency">
            <text:p>-₺142,18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7]/[.G7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2 / 6</text:p>
          </table:table-cell>
          <table:table-cell table:style-name="ce536" office:value-type="currency" office:currency="TRY" office:value="-142.18" calcext:value-type="currency">
            <text:p>-₺142,18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8]/[.G8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</text:p>
          </table:table-cell>
          <table:table-cell table:style-name="ce529" office:value-type="string" calcext:value-type="string">
            <text:p>2018-2</text:p>
          </table:table-cell>
          <table:table-cell table:style-name="ce536" office:value-type="currency" office:currency="TRY" office:value="-250.8" calcext:value-type="currency">
            <text:p>-₺250,8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9]/[.G9]" office:value-type="currency" office:currency="USD" office:value="-52.1413721413721" calcext:value-type="currency">
            <text:p>-$52,1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Su</text:p>
          </table:table-cell>
          <table:table-cell table:style-name="ce529" office:value-type="string" calcext:value-type="string">
            <text:p>2017-18</text:p>
          </table:table-cell>
          <table:table-cell table:style-name="ce536" office:value-type="currency" office:currency="TRY" office:value="-197.61" calcext:value-type="currency">
            <text:p>-₺197,61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0]/[.G10]" office:value-type="currency" office:currency="USD" office:value="-41.0831600831601" calcext:value-type="currency">
            <text:p>-$41,0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lektrik</text:p>
          </table:table-cell>
          <table:table-cell table:style-name="ce529"/>
          <table:table-cell table:style-name="ce536" office:value-type="currency" office:currency="TRY" office:value="-265" calcext:value-type="currency">
            <text:p>-₺265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1]/[.G11]" office:value-type="currency" office:currency="USD" office:value="-55.0935550935551" calcext:value-type="currency">
            <text:p>-$55,0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/>
          <table:table-cell table:style-name="ce523" office:value-type="string" calcext:value-type="string">
            <text:p>Elektrik 1-2018</text:p>
          </table:table-cell>
          <table:table-cell table:style-name="ce529"/>
          <table:table-cell table:style-name="ce536" office:value-type="currency" office:currency="TRY" office:value="-95.3" calcext:value-type="currency">
            <text:p>-₺95,30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number-columns-repeated="2"/>
          <table:table-cell table:style-name="ce523"/>
          <table:table-cell table:style-name="ce523" office:value-type="string" calcext:value-type="string">
            <text:p>Elektrik 2-2018</text:p>
          </table:table-cell>
          <table:table-cell table:style-name="ce529"/>
          <table:table-cell table:style-name="ce536" office:value-type="currency" office:currency="TRY" office:value="-128.88" calcext:value-type="currency">
            <text:p>-₺128,88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Çedaş Teminat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4]/[.G14]" office:value-type="currency" office:currency="USD" office:value="-187.110187110187" calcext:value-type="currency">
            <text:p>-$187,1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/>
          <table:table-cell table:style-name="ce523" office:value-type="string" calcext:value-type="string">
            <text:p>karo tadilat (memer alçıpan)</text:p>
          </table:table-cell>
          <table:table-cell table:style-name="ce529"/>
          <table:table-cell table:style-name="ce536" office:value-type="currency" office:currency="TRY" office:value="-20000" calcext:value-type="currency">
            <text:p>-₺20.000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5]/[.G15]" office:value-type="currency" office:currency="USD" office:value="-4158.00415800416" calcext:value-type="currency">
            <text:p>-$4.158,00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14-18 Toplam</text:p>
          </table:table-cell>
          <table:table-cell table:style-name="ce537" table:formula="of:=SUM([.F3:.F15])" office:value-type="currency" office:currency="TRY" office:value="-22399.42" calcext:value-type="currency">
            <text:p>-₺22.399,42</text:p>
          </table:table-cell>
          <table:table-cell table:style-name="ce543"/>
          <table:table-cell table:style-name="ce546" table:formula="of:=SUM([.H3:.H15])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 table:number-columns-repeated="2"/>
          <table:table-cell table:style-name="ce532" office:value-type="string" calcext:value-type="string">
            <text:p>Genel Toplam</text:p>
          </table:table-cell>
          <table:table-cell table:style-name="ce538" table:formula="of:=[.F16]" office:value-type="currency" office:currency="TRY" office:value="-22399.42" calcext:value-type="currency">
            <text:p>-₺22.399,42</text:p>
          </table:table-cell>
          <table:table-cell table:style-name="ce544"/>
          <table:table-cell table:style-name="ce547" table:formula="of:=[.H16]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523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19" calcext:value-type="float">
            <text:p>2019</text:p>
          </table:table-cell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2">Elektrik 1</text:span>-2019</text:p>
          </table:table-cell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2-2019</text:p>
          </table:table-cell>
          <table:table-cell/>
          <table:table-cell table:style-name="ce536" office:value-type="currency" office:currency="TRY" office:value="-179.2" calcext:value-type="currency">
            <text:p>-₺179,2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0]/[.G20]" office:value-type="currency" office:currency="USD" office:value="-31.6049382716049" calcext:value-type="currency">
            <text:p>-$3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3-2019</text:p>
          </table:table-cell>
          <table:table-cell/>
          <table:table-cell table:style-name="ce536" office:value-type="currency" office:currency="TRY" office:value="-55.9" calcext:value-type="currency">
            <text:p>-₺55,9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1]/[.G21]" office:value-type="currency" office:currency="USD" office:value="-9.85890652557319" calcext:value-type="currency">
            <text:p>-$9,8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3 / 6</text:p>
          </table:table-cell>
          <table:table-cell table:style-name="ce536" office:value-type="currency" office:currency="TRY" office:value="-142.13" calcext:value-type="currency">
            <text:p>-₺142,13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2]/[.G22]" office:value-type="currency" office:currency="USD" office:value="-25.0670194003527" calcext:value-type="currency">
            <text:p>-$25,0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4-5-6 / 6</text:p>
          </table:table-cell>
          <table:table-cell table:style-name="ce536" office:value-type="currency" office:currency="TRY" office:value="-429.54" calcext:value-type="currency">
            <text:p>-₺429,54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3]/[.G23]" office:value-type="currency" office:currency="USD" office:value="-75.7566137566138" calcext:value-type="currency">
            <text:p>-$75,7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4-2019</text:p>
          </table:table-cell>
          <table:table-cell/>
          <table:table-cell table:style-name="ce536" office:value-type="currency" office:currency="TRY" office:value="-65.8" calcext:value-type="currency">
            <text:p>-₺65,8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4]/[.G24]" office:value-type="currency" office:currency="USD" office:value="-11.6049382716049" calcext:value-type="currency">
            <text:p>-$1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5-2019</text:p>
          </table:table-cell>
          <table:table-cell/>
          <table:table-cell table:style-name="ce536" office:value-type="currency" office:currency="TRY" office:value="-82.94" calcext:value-type="currency">
            <text:p>-₺82,94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5]/[.G25]" office:value-type="currency" office:currency="USD" office:value="-14.6278659611993" calcext:value-type="currency">
            <text:p>-$14,6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6-2019</text:p>
          </table:table-cell>
          <table:table-cell/>
          <table:table-cell table:style-name="ce536" office:value-type="currency" office:currency="TRY" office:value="-78.79" calcext:value-type="currency">
            <text:p>-₺78,79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6]/[.G26]" office:value-type="currency" office:currency="USD" office:value="-13.8959435626102" calcext:value-type="currency">
            <text:p>-$13,9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9-2019</text:p>
          </table:table-cell>
          <table:table-cell/>
          <table:table-cell table:style-name="ce536" office:value-type="currency" office:currency="TRY" office:value="-39.35" calcext:value-type="currency">
            <text:p>-₺39,35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7]/[.G27]" office:value-type="currency" office:currency="USD" office:value="-6.94003527336861" calcext:value-type="currency">
            <text:p>-$6,9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</text:p>
          </table:table-cell>
          <table:table-cell table:style-name="ce529" office:value-type="string" calcext:value-type="string">
            <text:p>2019/ 1-2</text:p>
          </table:table-cell>
          <table:table-cell table:style-name="ce536" office:value-type="currency" office:currency="TRY" office:value="-598.75" calcext:value-type="currency">
            <text:p>-₺598,75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8]/[.G28]" office:value-type="currency" office:currency="USD" office:value="-105.599647266314" calcext:value-type="currency">
            <text:p>-$105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11/2019</text:p>
          </table:table-cell>
          <table:table-cell/>
          <table:table-cell table:style-name="ce536" office:value-type="currency" office:currency="TRY" office:value="-100.02" calcext:value-type="currency">
            <text:p>-₺100,02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9]/[.G29]" office:value-type="currency" office:currency="USD" office:value="-17.6402116402116" calcext:value-type="currency">
            <text:p>-$17,6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12/2019</text:p>
          </table:table-cell>
          <table:table-cell/>
          <table:table-cell table:style-name="ce536" office:value-type="currency" office:currency="TRY" office:value="-232.4" calcext:value-type="currency">
            <text:p>-₺232,4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30]/[.G30]" office:value-type="currency" office:currency="USD" office:value="-40.9876543209877" calcext:value-type="currency">
            <text:p>-$40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Çedaş Teminat</text:p>
          </table:table-cell>
          <table:table-cell table:style-name="ce529"/>
          <table:table-cell table:style-name="ce536" office:value-type="currency" office:currency="TRY" office:value="-1100" calcext:value-type="currency">
            <text:p>-₺1.100,0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31]/[.G31]" office:value-type="currency" office:currency="USD" office:value="-194.003527336861" calcext:value-type="currency">
            <text:p>-$194,00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19 Toplam</text:p>
          </table:table-cell>
          <table:table-cell table:style-name="ce537" table:formula="of:=SUM([.F19:.F31])" office:value-type="currency" office:currency="TRY" office:value="-3104.82" calcext:value-type="currency">
            <text:p>-₺3.104,82</text:p>
          </table:table-cell>
          <table:table-cell table:style-name="ce543"/>
          <table:table-cell table:style-name="ce546" table:formula="of:=SUM([.H19:.H31])" office:value-type="currency" office:currency="USD" office:value="-547.587301587302" calcext:value-type="currency">
            <text:p>-$547,5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 table:number-columns-repeated="2"/>
          <table:table-cell table:style-name="ce532" office:value-type="string" calcext:value-type="string">
            <text:p>Genel Toplam</text:p>
          </table:table-cell>
          <table:table-cell table:style-name="ce538" table:formula="of:=[.F32]+[.F16]" office:value-type="currency" office:currency="TRY" office:value="-25504.24" calcext:value-type="currency">
            <text:p>-₺25.504,24</text:p>
          </table:table-cell>
          <table:table-cell table:style-name="ce544"/>
          <table:table-cell table:style-name="ce547" table:formula="of:=[.H32]+[.H16]" office:value-type="currency" office:currency="USD" office:value="-5162.85344233289" calcext:value-type="currency">
            <text:p>-$5.162,85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 table:number-columns-repeated="2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20" calcext:value-type="float">
            <text:p>2020</text:p>
          </table:table-cell>
          <table:table-cell office:value-type="string" calcext:value-type="string">
            <text:p>SnyH000-20</text:p>
          </table:table-cell>
          <table:table-cell table:style-name="ce525" office:value-type="date" office:date-value="2020-10-06" calcext:value-type="date">
            <text:p>06.10.2020</text:p>
          </table:table-cell>
          <table:table-cell table:style-name="ce523" office:value-type="string" calcext:value-type="string">
            <text:p>Belediye Emlak Vergisi 2020</text:p>
          </table:table-cell>
          <table:table-cell table:style-name="ce529"/>
          <table:table-cell table:style-name="ce536" office:value-type="currency" office:currency="TRY" office:value="-645.85" calcext:value-type="currency">
            <text:p>-₺645,85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5]/[.G35]" office:value-type="currency" office:currency="USD" office:value="-92.132667617689" calcext:value-type="currency">
            <text:p>-$92,1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25" calcext:value-type="date">
            <text:p>25.11.2020</text:p>
          </table:table-cell>
          <table:table-cell table:style-name="ce529" office:value-type="string" calcext:value-type="string">
            <text:p>tuğla sıva işçilik pire memet</text:p>
          </table:table-cell>
          <table:table-cell table:style-name="ce529"/>
          <table:table-cell table:style-name="ce536" office:value-type="currency" office:currency="TRY" office:value="-1050" calcext:value-type="currency">
            <text:p>-₺1.0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6]/[.G36]" office:value-type="currency" office:currency="USD" office:value="-149.786019971469" calcext:value-type="currency">
            <text:p>-$149,7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25" calcext:value-type="date">
            <text:p>25.11.2020</text:p>
          </table:table-cell>
          <table:table-cell table:style-name="ce529" office:value-type="string" calcext:value-type="string">
            <text:p>tuğla sıva işçilik muhammed</text:p>
          </table:table-cell>
          <table:table-cell table:style-name="ce529"/>
          <table:table-cell table:style-name="ce536" office:value-type="currency" office:currency="TRY" office:value="-600" calcext:value-type="currency">
            <text:p>-₺6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7]/[.G3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kum</text:p>
          </table:table-cell>
          <table:table-cell table:style-name="ce529"/>
          <table:table-cell table:style-name="ce536" office:value-type="currency" office:currency="TRY" office:value="-200" calcext:value-type="currency">
            <text:p>-₺2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8]/[.G38]" office:value-type="currency" office:currency="USD" office:value="-28.5306704707561" calcext:value-type="currency">
            <text:p>-$28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8,5 tuğla 145 ad</text:p>
          </table:table-cell>
          <table:table-cell table:style-name="ce529"/>
          <table:table-cell table:style-name="ce536" office:value-type="currency" office:currency="TRY" office:value="-90" calcext:value-type="currency">
            <text:p>-₺9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9]/[.G39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yığma tuğla 720 ad * 0,90 tl</text:p>
          </table:table-cell>
          <table:table-cell table:style-name="ce529"/>
          <table:table-cell table:style-name="ce536" office:value-type="currency" office:currency="TRY" office:value="-648" calcext:value-type="currency">
            <text:p>-₺648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0]/[.G40]" office:value-type="currency" office:currency="USD" office:value="-92.4393723252497" calcext:value-type="currency">
            <text:p>-$92,4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20 tr çimento</text:p>
          </table:table-cell>
          <table:table-cell table:style-name="ce529"/>
          <table:table-cell table:style-name="ce536" office:value-type="currency" office:currency="TRY" office:value="-300" calcext:value-type="currency">
            <text:p>-₺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1]/[.G41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15 tr kireç</text:p>
          </table:table-cell>
          <table:table-cell table:style-name="ce529"/>
          <table:table-cell table:style-name="ce536" office:value-type="currency" office:currency="TRY" office:value="-90" calcext:value-type="currency">
            <text:p>-₺9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2]/[.G42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kesme taşı – menteşe – elektrot</text:p>
          </table:table-cell>
          <table:table-cell table:style-name="ce529"/>
          <table:table-cell table:style-name="ce536" office:value-type="currency" office:currency="TRY" office:value="-68" calcext:value-type="currency">
            <text:p>-₺68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3]/[.G43]" office:value-type="currency" office:currency="USD" office:value="-9.70042796005706" calcext:value-type="currency">
            <text:p>-$9,7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04-20" calcext:value-type="date">
            <text:p>20.04.2020</text:p>
          </table:table-cell>
          <table:table-cell table:style-name="ce523" office:value-type="string" calcext:value-type="string">
            <text:p>Elektrik 04-2020</text:p>
          </table:table-cell>
          <table:table-cell table:style-name="ce529"/>
          <table:table-cell table:style-name="ce536" office:value-type="currency" office:currency="TRY" office:value="-44.1" calcext:value-type="currency">
            <text:p>-₺44,1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4]/[.G44]" office:value-type="currency" office:currency="USD" office:value="-6.29101283880171" calcext:value-type="currency">
            <text:p>-$6,2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1">Elektrik </text:span>05-2020</text:p>
          </table:table-cell>
          <table:table-cell/>
          <table:table-cell table:style-name="ce536" office:value-type="currency" office:currency="TRY" office:value="-9.9" calcext:value-type="currency">
            <text:p>-₺9,9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5]/[.G45]" office:value-type="currency" office:currency="USD" office:value="-1.41226818830243" calcext:value-type="currency">
            <text:p>-$1,4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1">Elektrik </text:span>06-2020</text:p>
          </table:table-cell>
          <table:table-cell/>
          <table:table-cell table:style-name="ce536" office:value-type="currency" office:currency="TRY" office:value="-5.46" calcext:value-type="currency">
            <text:p>-₺5,46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6]/[.G46]" office:value-type="currency" office:currency="USD" office:value="-0.778887303851641" calcext:value-type="currency">
            <text:p>-$0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1">Elektrik </text:span>07-2020</text:p>
          </table:table-cell>
          <table:table-cell/>
          <table:table-cell table:style-name="ce536" office:value-type="currency" office:currency="TRY" office:value="-13.65" calcext:value-type="currency">
            <text:p>-₺13,65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7]/[.G47]" office:value-type="currency" office:currency="USD" office:value="-1.9472182596291" calcext:value-type="currency">
            <text:p>-$1,9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1">Elektrik </text:span>10-2020</text:p>
          </table:table-cell>
          <table:table-cell/>
          <table:table-cell table:style-name="ce536" office:value-type="currency" office:currency="TRY" office:value="-13" calcext:value-type="currency">
            <text:p>-₺13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8]/[.G48]" office:value-type="currency" office:currency="USD" office:value="-1.85449358059914" calcext:value-type="currency">
            <text:p>-$1,8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30" calcext:value-type="date">
            <text:p>30.11.2020</text:p>
          </table:table-cell>
          <table:table-cell table:style-name="ce529" office:value-type="string" calcext:value-type="string">
            <text:p><text:span text:style-name="T1">Elektrik </text:span>11-2020</text:p>
          </table:table-cell>
          <table:table-cell/>
          <table:table-cell table:style-name="ce536" office:value-type="currency" office:currency="TRY" office:value="-170" calcext:value-type="currency">
            <text:p>-₺17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9]/[.G49]" office:value-type="currency" office:currency="USD" office:value="-24.2510699001427" calcext:value-type="currency">
            <text:p>-$24,2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/>
          <table:table-cell table:style-name="ce529" office:value-type="string" calcext:value-type="string">
            <text:p><text:span text:style-name="T1">Elektrik </text:span>12-2020</text:p>
          </table:table-cell>
          <table:table-cell/>
          <table:table-cell table:style-name="ce536" office:value-type="currency" office:currency="TRY" office:value="-226.11" calcext:value-type="currency">
            <text:p>-₺226,11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0]/[.G50]" office:value-type="currency" office:currency="USD" office:value="-32.2553495007133" calcext:value-type="currency">
            <text:p>-$32,2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30" calcext:value-type="date">
            <text:p>30.11.2020</text:p>
          </table:table-cell>
          <table:table-cell table:style-name="ce523" office:value-type="string" calcext:value-type="string">
            <text:p>su</text:p>
          </table:table-cell>
          <table:table-cell table:style-name="ce529"/>
          <table:table-cell table:style-name="ce536" office:value-type="currency" office:currency="TRY" office:value="-100" calcext:value-type="currency">
            <text:p>-₺1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1]/[.G51]" office:value-type="currency" office:currency="USD" office:value="-14.265335235378" calcext:value-type="currency">
            <text:p>-$14,2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Yazıhane önü kırma işçiliği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2]/[.G52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2-09" calcext:value-type="date">
            <text:p>09.12.2020</text:p>
          </table:table-cell>
          <table:table-cell table:style-name="ce523" office:value-type="string" calcext:value-type="string">
            <text:p>Alçıpan vida</text:p>
          </table:table-cell>
          <table:table-cell table:style-name="ce529"/>
          <table:table-cell table:style-name="ce536" office:value-type="currency" office:currency="TRY" office:value="-323" calcext:value-type="currency">
            <text:p>-₺323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3]/[.G53]" office:value-type="currency" office:currency="USD" office:value="-46.077032810271" calcext:value-type="currency">
            <text:p>-$46,08</text:p>
          </table:table-cell>
          <table:table-cell table:number-columns-repeated="1016"/>
        </table:table-row>
        <table:table-row table:style-name="ro5">
          <table:table-cell/>
          <table:table-cell table:style-name="ce522" office:value-type="string" calcext:value-type="string">
            <text:p>SnyH000-20</text:p>
          </table:table-cell>
          <table:table-cell table:style-name="ce526"/>
          <table:table-cell table:style-name="ce530"/>
          <table:table-cell table:style-name="ce533"/>
          <table:table-cell table:style-name="ce539" table:formula="of:=SUM([.F35:.F53])" office:value-type="currency" office:currency="TRY" office:value="-5097.07" calcext:value-type="currency">
            <text:p>-₺5.097,07</text:p>
          </table:table-cell>
          <table:table-cell table:style-name="ce533"/>
          <table:table-cell table:style-name="ce548" table:formula="of:=SUM([.H35:.H53])" office:value-type="currency" office:currency="USD" office:value="-727.114122681883" calcext:value-type="currency">
            <text:p>-$727,1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523" office:value-type="string" calcext:value-type="string">
            <text:p>Boya-Çatı- Kapı </text:p>
          </table:table-cell>
          <table:table-cell table:style-name="ce529"/>
          <table:table-cell table:style-name="ce536" office:value-type="currency" office:currency="TRY" office:value="-1500" calcext:value-type="currency">
            <text:p>-₺1.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5]/[.G55]" office:value-type="currency" office:currency="USD" office:value="-213.98002853067" calcext:value-type="currency">
            <text:p>-$213,9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523" office:value-type="string" calcext:value-type="string">
            <text:p>yıkama hela yapımı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6]/[.G56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55:.F56])" office:value-type="currency" office:currency="TRY" office:value="-2000" calcext:value-type="currency">
            <text:p>-₺2.000,00</text:p>
          </table:table-cell>
          <table:table-cell table:style-name="ce533"/>
          <table:table-cell table:style-name="ce548" table:formula="of:=SUM([.H55:.H56])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0" calcext:value-type="date">
            <text:p>20.08.2020</text:p>
          </table:table-cell>
          <table:table-cell table:style-name="ce523" office:value-type="string" calcext:value-type="string">
            <text:p>motorcu boya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8]/[.G58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2" calcext:value-type="date">
            <text:p>22.08.2020</text:p>
          </table:table-cell>
          <table:table-cell table:style-name="ce523" office:value-type="string" calcext:value-type="string">
            <text:p>motorcu hela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9]/[.G59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4" calcext:value-type="date">
            <text:p>24.08.2020</text:p>
          </table:table-cell>
          <table:table-cell table:style-name="ce523" office:value-type="string" calcext:value-type="string">
            <text:p>motorcu kapı</text:p>
          </table:table-cell>
          <table:table-cell table:style-name="ce529"/>
          <table:table-cell table:style-name="ce536" office:value-type="currency" office:currency="TRY" office:value="-2000" calcext:value-type="currency">
            <text:p>-₺2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0]/[.G60]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Alçıpan demir işleri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1]/[.G61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camcı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2]/[.G62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motorcu arka duvar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3]/[.G63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motorcu elektrik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4]/[.G6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58:.F64])" office:value-type="currency" office:currency="TRY" office:value="-5500" calcext:value-type="currency">
            <text:p>-₺5.500,00</text:p>
          </table:table-cell>
          <table:table-cell table:style-name="ce533"/>
          <table:table-cell table:style-name="ce548" table:formula="of:=SUM([.H58:.H64])" office:value-type="currency" office:currency="USD" office:value="-784.593437945792" calcext:value-type="currency">
            <text:p>-$784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523" office:value-type="string" calcext:value-type="string">
            <text:p>Toz Dolgu</text:p>
          </table:table-cell>
          <table:table-cell table:style-name="ce529"/>
          <table:table-cell table:style-name="ce536" office:value-type="currency" office:currency="TRY" office:value="-250" calcext:value-type="currency">
            <text:p>-₺2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6]/[.G66]" office:value-type="currency" office:currency="USD" office:value="-35.6633380884451" calcext:value-type="currency">
            <text:p>-$35,6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nakliye</text:p>
          </table:table-cell>
          <table:table-cell table:style-name="ce529"/>
          <table:table-cell table:style-name="ce536" office:value-type="currency" office:currency="TRY" office:value="-600" calcext:value-type="currency">
            <text:p>-₺6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7]/[.G6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 table:number-rows-repeated="3">
          <table:table-cell table:number-columns-repeated="3"/>
          <table:table-cell table:style-name="ce523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demontaj özer vinç</text:p>
          </table:table-cell>
          <table:table-cell table:style-name="ce529"/>
          <table:table-cell table:style-name="ce536" office:value-type="currency" office:currency="TRY" office:value="-1300" calcext:value-type="currency">
            <text:p>-₺1.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1]/[.G71]" office:value-type="currency" office:currency="USD" office:value="-185.449358059914" calcext:value-type="currency">
            <text:p>-$185,4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hela altyapı </text:p>
          </table:table-cell>
          <table:table-cell table:style-name="ce529"/>
          <table:table-cell table:style-name="ce536" office:value-type="currency" office:currency="TRY" office:value="-1000" calcext:value-type="currency">
            <text:p>-₺1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2]/[.G72]" office:value-type="currency" office:currency="USD" office:value="-142.65335235378" calcext:value-type="currency">
            <text:p>-$142,6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ayakları kırım <text:s/>kepçeci</text:p>
          </table:table-cell>
          <table:table-cell table:style-name="ce529"/>
          <table:table-cell table:style-name="ce536" office:value-type="currency" office:currency="TRY" office:value="-4100" calcext:value-type="currency">
            <text:p>-₺4.1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3]/[.G73]" office:value-type="currency" office:currency="USD" office:value="-584.878744650499" calcext:value-type="currency">
            <text:p>-$584,8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demontaj işçilik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4]/[.G7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yemek</text:p>
          </table:table-cell>
          <table:table-cell table:style-name="ce529"/>
          <table:table-cell table:style-name="ce536" office:value-type="currency" office:currency="TRY" office:value="-300" calcext:value-type="currency">
            <text:p>-₺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5]/[.G75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helikopter beton işçiliği 6*300</text:p>
          </table:table-cell>
          <table:table-cell table:style-name="ce529"/>
          <table:table-cell table:style-name="ce536" office:value-type="currency" office:currency="TRY" office:value="-1800" calcext:value-type="currency">
            <text:p>-₺1.8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6]/[.G76]" office:value-type="currency" office:currency="USD" office:value="-256.776034236805" calcext:value-type="currency">
            <text:p>-$256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beton santralı 36 m3*170</text:p>
          </table:table-cell>
          <table:table-cell table:style-name="ce529"/>
          <table:table-cell table:style-name="ce536" office:value-type="currency" office:currency="TRY" office:value="-6120" calcext:value-type="currency">
            <text:p>-₺6.12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7]/[.G77]" office:value-type="currency" office:currency="USD" office:value="-873.038516405136" calcext:value-type="currency">
            <text:p>-$873,0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ön beton (işçilik + beton)</text:p>
          </table:table-cell>
          <table:table-cell table:style-name="ce529"/>
          <table:table-cell table:style-name="ce536" office:value-type="currency" office:currency="TRY" office:value="-5000" calcext:value-type="currency">
            <text:p>-₺5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8]/[.G78]" office:value-type="currency" office:currency="USD" office:value="-713.266761768902" calcext:value-type="currency">
            <text:p>-$713,27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66:.F78])" office:value-type="currency" office:currency="TRY" office:value="-21220" calcext:value-type="currency">
            <text:p>-₺21.220,00</text:p>
          </table:table-cell>
          <table:table-cell table:style-name="ce533"/>
          <table:table-cell table:style-name="ce548" table:formula="of:=SUM([.H66:.H78])" office:value-type="currency" office:currency="USD" office:value="-3027.10413694722" calcext:value-type="currency">
            <text:p>-$3.027,1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600 m2 Taban kırım beton</text:p>
          </table:table-cell>
          <table:table-cell/>
          <table:table-cell table:style-name="ce536" office:value-type="currency" office:currency="TRY" office:value="-35000" calcext:value-type="currency">
            <text:p>-₺35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0]/[.G80]" office:value-type="currency" office:currency="USD" office:value="-4992.86733238231" calcext:value-type="currency">
            <text:p>-$4.992,8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3885" calcext:value-type="currency">
            <text:p>-₺3.885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1]/[.G81]" office:value-type="currency" office:currency="USD" office:value="-554.208273894437" calcext:value-type="currency">
            <text:p>-$554,2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tedaş <text:s text:c="3"/></text:p>
          </table:table-cell>
          <table:table-cell table:style-name="ce523" office:value-type="string" calcext:value-type="string">
            <text:p>dursun durmş</text:p>
          </table:table-cell>
          <table:table-cell office:value-type="currency" office:currency="TRY" office:value="-4194.224" calcext:value-type="currency">
            <text:p>-₺4.194,22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2]/[.G82]" office:value-type="currency" office:currency="USD" office:value="-598.320114122682" calcext:value-type="currency">
            <text:p>-$598,32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80:.F82])" office:value-type="currency" office:currency="TRY" office:value="-43079.224" calcext:value-type="currency">
            <text:p>-₺43.079,22</text:p>
          </table:table-cell>
          <table:table-cell table:style-name="ce533"/>
          <table:table-cell table:style-name="ce548" table:formula="of:=SUM([.H80:.H82])" office:value-type="currency" office:currency="USD" office:value="-6145.39572039943" calcext:value-type="currency">
            <text:p>-$6.145,40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0 TOPLAM</text:p>
          </table:table-cell>
          <table:table-cell table:style-name="ce537" table:formula="of:=[.F83]+[.F79]+[.F65]+[.F57]+[.F54]" office:value-type="currency" office:currency="TRY" office:value="-76896.294" calcext:value-type="currency">
            <text:p>-₺76.896,29</text:p>
          </table:table-cell>
          <table:table-cell table:style-name="ce543"/>
          <table:table-cell table:style-name="ce546" table:formula="of:=[.H83]+[.H79]+[.H65]+[.H57]" office:value-type="currency" office:currency="USD" office:value="-10242.4" calcext:value-type="currency">
            <text:p>-$10.242,40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84]+[.F33]" office:value-type="currency" office:currency="TRY" office:value="-102400.534" calcext:value-type="currency">
            <text:p>-₺102.400,53</text:p>
          </table:table-cell>
          <table:table-cell table:style-name="ce544"/>
          <table:table-cell table:style-name="ce547" table:formula="of:=[.H84]+[.H33]" office:value-type="currency" office:currency="USD" office:value="-15405.2534423329" calcext:value-type="currency">
            <text:p>-$15.405,25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21" calcext:value-type="float">
            <text:p>2021</text:p>
          </table:table-cell>
          <table:table-cell office:value-type="string" calcext:value-type="string">
            <text:p>snyH000-21</text:p>
          </table:table-cell>
          <table:table-cell table:style-name="ce525" office:value-type="date" office:date-value="2021-01-30" calcext:value-type="date">
            <text:p>30.01.2021</text:p>
          </table:table-cell>
          <table:table-cell table:style-name="ce523" office:value-type="string" calcext:value-type="string">
            <text:p>Elektrik 1-2021</text:p>
          </table:table-cell>
          <table:table-cell/>
          <table:table-cell table:style-name="ce536" office:value-type="currency" office:currency="TRY" office:value="-143.08" calcext:value-type="currency">
            <text:p>-₺143,08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2-28" calcext:value-type="date">
            <text:p>28.02.2021</text:p>
          </table:table-cell>
          <table:table-cell table:style-name="ce523" office:value-type="string" calcext:value-type="string">
            <text:p>Elektrik 2-2021</text:p>
          </table:table-cell>
          <table:table-cell/>
          <table:table-cell table:style-name="ce536" office:value-type="currency" office:currency="TRY" office:value="-69" calcext:value-type="currency">
            <text:p>-₺69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3-30" calcext:value-type="date">
            <text:p>30.03.2021</text:p>
          </table:table-cell>
          <table:table-cell table:style-name="ce523" office:value-type="string" calcext:value-type="string">
            <text:p>Elektrik 4-2021</text:p>
          </table:table-cell>
          <table:table-cell/>
          <table:table-cell office:value-type="currency" office:currency="TRY" office:value="-15.52" calcext:value-type="currency">
            <text:p>-₺15,52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4-30" calcext:value-type="date">
            <text:p>30.04.2021</text:p>
          </table:table-cell>
          <table:table-cell table:style-name="ce523" office:value-type="string" calcext:value-type="string">
            <text:p>Elektrik 5-2021</text:p>
          </table:table-cell>
          <table:table-cell/>
          <table:table-cell table:style-name="ce536" office:value-type="currency" office:currency="TRY" office:value="-43.51" calcext:value-type="currency">
            <text:p>-₺43,51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5-30" calcext:value-type="date">
            <text:p>30.05.2021</text:p>
          </table:table-cell>
          <table:table-cell table:style-name="ce523" office:value-type="string" calcext:value-type="string">
            <text:p>Elektrik 6–2021</text:p>
          </table:table-cell>
          <table:table-cell table:style-name="ce529"/>
          <table:table-cell table:style-name="ce536" office:value-type="currency" office:currency="TRY" office:value="-8.55" calcext:value-type="currency">
            <text:p>-₺8,55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Bina Vergisi 1</text:p>
          </table:table-cell>
          <table:table-cell table:style-name="ce529"/>
          <table:table-cell table:style-name="ce536" office:value-type="currency" office:currency="TRY" office:value="-297" calcext:value-type="currency">
            <text:p>-₺297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Kültür Vergisi 1</text:p>
          </table:table-cell>
          <table:table-cell/>
          <table:table-cell table:style-name="ce536" office:value-type="currency" office:currency="TRY" office:value="-29.7" calcext:value-type="currency">
            <text:p>-₺29,7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6-30" calcext:value-type="date">
            <text:p>30.06.2021</text:p>
          </table:table-cell>
          <table:table-cell table:style-name="ce523" office:value-type="string" calcext:value-type="string">
            <text:p>Elektrik 7–2021</text:p>
          </table:table-cell>
          <table:table-cell table:style-name="ce527"/>
          <table:table-cell table:style-name="ce536" office:value-type="currency" office:currency="TRY" office:value="-21.85" calcext:value-type="currency">
            <text:p>-₺21,85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7-30" calcext:value-type="date">
            <text:p>30.07.2021</text:p>
          </table:table-cell>
          <table:table-cell table:style-name="ce523" office:value-type="string" calcext:value-type="string">
            <text:p>Elektrik 8-2021</text:p>
          </table:table-cell>
          <table:table-cell table:style-name="ce527"/>
          <table:table-cell table:style-name="ce536" office:value-type="currency" office:currency="TRY" office:value="-5" calcext:value-type="currency">
            <text:p>-₺5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8-30" calcext:value-type="date">
            <text:p>30.08.2021</text:p>
          </table:table-cell>
          <table:table-cell table:style-name="ce523" office:value-type="string" calcext:value-type="string">
            <text:p>Elektrik 9-2021</text:p>
          </table:table-cell>
          <table:table-cell table:style-name="ce529"/>
          <table:table-cell table:style-name="ce536" office:value-type="currency" office:currency="TRY" office:value="-8" calcext:value-type="currency">
            <text:p>-₺8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9-30" calcext:value-type="date">
            <text:p>30.09.2021</text:p>
          </table:table-cell>
          <table:table-cell table:style-name="ce523" office:value-type="string" calcext:value-type="string">
            <text:p>Elektrik 10-2021</text:p>
          </table:table-cell>
          <table:table-cell table:style-name="ce529"/>
          <table:table-cell table:style-name="ce536" office:value-type="currency" office:currency="TRY" office:value="-20" calcext:value-type="currency">
            <text:p>-₺2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30" calcext:value-type="date">
            <text:p>30.10.2021</text:p>
          </table:table-cell>
          <table:table-cell table:style-name="ce523" office:value-type="string" calcext:value-type="string">
            <text:p>Elektrik 11-2021</text:p>
          </table:table-cell>
          <table:table-cell table:style-name="ce529"/>
          <table:table-cell table:style-name="ce536" office:value-type="currency" office:currency="TRY" office:value="-26" calcext:value-type="currency">
            <text:p>-₺26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vergi fark</text:p>
          </table:table-cell>
          <table:table-cell table:style-name="ce529"/>
          <table:table-cell table:style-name="ce536" office:value-type="currency" office:currency="TRY" office:value="-23.4" calcext:value-type="currency">
            <text:p>-₺23,4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Bina Vergisi 2</text:p>
          </table:table-cell>
          <table:table-cell/>
          <table:table-cell table:style-name="ce536" office:value-type="currency" office:currency="TRY" office:value="-297" calcext:value-type="currency">
            <text:p>-₺297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Kültür Vergisi 2</text:p>
          </table:table-cell>
          <table:table-cell/>
          <table:table-cell table:style-name="ce536" office:value-type="currency" office:currency="TRY" office:value="-29.7" calcext:value-type="currency">
            <text:p>-₺29,7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2-30" calcext:value-type="date">
            <text:p>30.12.2021</text:p>
          </table:table-cell>
          <table:table-cell table:style-name="ce523" office:value-type="string" calcext:value-type="string">
            <text:p>Elektrik 12-2021</text:p>
          </table:table-cell>
          <table:table-cell table:style-name="ce529"/>
          <table:table-cell table:style-name="ce536" office:value-type="currency" office:currency="TRY" office:value="-142" calcext:value-type="currency">
            <text:p>-₺142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/>
          <table:table-cell table:style-name="ce523" office:value-type="string" calcext:value-type="string">
            <text:p>yıkama elektrik abone bedeli</text:p>
          </table:table-cell>
          <table:table-cell table:style-name="ce529"/>
          <table:table-cell table:style-name="ce536" office:value-type="currency" office:currency="TRY" office:value="-3000" calcext:value-type="currency">
            <text:p>-₺3.00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87:.F103])" office:value-type="currency" office:currency="TRY" office:value="-4179.31" calcext:value-type="currency">
            <text:p>-₺4.179,31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04]/[.G104]" office:value-type="currency" office:currency="USD" office:value="-491.683529411765" calcext:value-type="currency">
            <text:p>-$491,6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5" office:value-type="date" office:date-value="2021-08-15" calcext:value-type="date">
            <text:p>15.08.2021</text:p>
          </table:table-cell>
          <table:table-cell table:style-name="ce529" office:value-type="string" calcext:value-type="string">
            <text:p>Alçıpan 26*2,5=65 m2 * 35 TL işçilik</text:p>
          </table:table-cell>
          <table:table-cell table:style-name="ce529"/>
          <table:table-cell table:style-name="ce540" office:value-type="currency" office:currency="TRY" office:value="-2275" calcext:value-type="currency">
            <text:p>-₺2.275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Alçıpan 22 ad*29 tl</text:p>
          </table:table-cell>
          <table:table-cell table:style-name="ce529"/>
          <table:table-cell table:style-name="ce540" office:value-type="currency" office:currency="TRY" office:value="-638" calcext:value-type="currency">
            <text:p>-₺638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vida</text:p>
          </table:table-cell>
          <table:table-cell table:style-name="ce529"/>
          <table:table-cell table:style-name="ce536" office:value-type="currency" office:currency="TRY" office:value="-50" calcext:value-type="currency">
            <text:p>-₺5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Cam 6 mm 10 m2*360 tl </text:p>
          </table:table-cell>
          <table:table-cell table:style-name="ce529"/>
          <table:table-cell table:style-name="ce536" office:value-type="currency" office:currency="TRY" office:value="-3600" calcext:value-type="currency">
            <text:p>-₺3.6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cam işçiliği silikon</text:p>
          </table:table-cell>
          <table:table-cell table:style-name="ce529"/>
          <table:table-cell table:style-name="ce536" office:value-type="currency" office:currency="TRY" office:value="-400" calcext:value-type="currency">
            <text:p>-₺4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tuğla işçilik 24m * 2,25 =54 m2 * 15 tl</text:p>
          </table:table-cell>
          <table:table-cell table:style-name="ce529"/>
          <table:table-cell table:style-name="ce536" office:value-type="currency" office:currency="TRY" office:value="-810" calcext:value-type="currency">
            <text:p>-₺81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tuğla </text:p>
          </table:table-cell>
          <table:table-cell table:style-name="ce529"/>
          <table:table-cell table:style-name="ce536" office:value-type="currency" office:currency="TRY" office:value="-1512" calcext:value-type="currency">
            <text:p>-₺1.512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sıva işçilik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/>
          <table:table-cell table:style-name="ce529" office:value-type="string" calcext:value-type="string">
            <text:p>kum çimento kireç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kapı demir malzeme</text:p>
          </table:table-cell>
          <table:table-cell table:style-name="ce529"/>
          <table:table-cell table:style-name="ce536" office:value-type="currency" office:currency="TRY" office:value="-3000" calcext:value-type="currency">
            <text:p>-₺3.0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kapı işçilik</text:p>
          </table:table-cell>
          <table:table-cell table:style-name="ce529"/>
          <table:table-cell table:style-name="ce536" office:value-type="currency" office:currency="TRY" office:value="-1500" calcext:value-type="currency">
            <text:p>-₺1.5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105:.F115])" office:value-type="currency" office:currency="TRY" office:value="-15585" calcext:value-type="currency">
            <text:p>-₺15.585,00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16]/[.G116]" office:value-type="currency" office:currency="USD" office:value="-1833.52941176471" calcext:value-type="currency">
            <text:p>-$1.833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5" office:value-type="date" office:date-value="2021-08-15" calcext:value-type="date">
            <text:p>15.08.2021</text:p>
          </table:table-cell>
          <table:table-cell table:style-name="ce529" office:value-type="string" calcext:value-type="string">
            <text:p>Alçıpan 26*2,5=65 m2 * 35 TL işçilik</text:p>
          </table:table-cell>
          <table:table-cell table:style-name="ce529"/>
          <table:table-cell table:style-name="ce540" office:value-type="currency" office:currency="TRY" office:value="-2275" calcext:value-type="currency">
            <text:p>-₺2.275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3"/>
          <table:table-cell table:style-name="ce529" office:value-type="string" calcext:value-type="string">
            <text:p>Alçıpan 22 ad*29 tl</text:p>
          </table:table-cell>
          <table:table-cell table:style-name="ce529"/>
          <table:table-cell table:style-name="ce540" office:value-type="currency" office:currency="TRY" office:value="-638" calcext:value-type="currency">
            <text:p>-₺638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vida</text:p>
          </table:table-cell>
          <table:table-cell table:style-name="ce529"/>
          <table:table-cell table:style-name="ce536" office:value-type="currency" office:currency="TRY" office:value="-50" calcext:value-type="currency">
            <text:p>-₺5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Cam 6 mm 12 m2*360 tl </text:p>
          </table:table-cell>
          <table:table-cell table:style-name="ce529"/>
          <table:table-cell table:style-name="ce536" office:value-type="currency" office:currency="TRY" office:value="-4320" calcext:value-type="currency">
            <text:p>-₺4.32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cam işçiliği silikon</text:p>
          </table:table-cell>
          <table:table-cell table:style-name="ce529"/>
          <table:table-cell table:style-name="ce536" office:value-type="currency" office:currency="TRY" office:value="-400" calcext:value-type="currency">
            <text:p>-₺4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tuğla işçilik 24m * 2,25 =54 m2 * 15 tl</text:p>
          </table:table-cell>
          <table:table-cell table:style-name="ce529"/>
          <table:table-cell table:style-name="ce536" office:value-type="currency" office:currency="TRY" office:value="-810" calcext:value-type="currency">
            <text:p>-₺81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tuğla </text:p>
          </table:table-cell>
          <table:table-cell table:style-name="ce529"/>
          <table:table-cell table:style-name="ce536" office:value-type="currency" office:currency="TRY" office:value="-1512" calcext:value-type="currency">
            <text:p>-₺1.512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sıva işçilik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/>
          <table:table-cell table:style-name="ce529" office:value-type="string" calcext:value-type="string">
            <text:p>kum çimento kireç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3"/>
          <table:table-cell table:style-name="ce529" office:value-type="string" calcext:value-type="string">
            <text:p>kapı işçilik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117:.F126])" office:value-type="currency" office:currency="TRY" office:value="-12305" calcext:value-type="currency">
            <text:p>-₺12.305,00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27]/[.G127]" office:value-type="currency" office:currency="USD" office:value="-1447.64705882353" calcext:value-type="currency">
            <text:p>-$1.447,65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1 TOPLAM</text:p>
          </table:table-cell>
          <table:table-cell table:style-name="ce537" table:formula="of:=[.F127]+[.F116]+[.F104]" office:value-type="currency" office:currency="TRY" office:value="-32069.31" calcext:value-type="currency">
            <text:p>-₺32.069,31</text:p>
          </table:table-cell>
          <table:table-cell table:style-name="ce543"/>
          <table:table-cell table:style-name="ce546" table:formula="of:=[.H127]+[.H116]+[.H104]" office:value-type="currency" office:currency="USD" office:value="-3772.86" calcext:value-type="currency">
            <text:p>-$3.772,8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128]+[.F85]" office:value-type="currency" office:currency="TRY" office:value="-134469.844" calcext:value-type="currency">
            <text:p>-₺134.469,84</text:p>
          </table:table-cell>
          <table:table-cell table:style-name="ce544"/>
          <table:table-cell table:style-name="ce547" table:formula="of:=[.H128]+[.H85]" office:value-type="currency" office:currency="USD" office:value="-19178.1134423329" calcext:value-type="currency">
            <text:p>-$19.178,11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22" calcext:value-type="float">
            <text:p>2022</text:p>
          </table:table-cell>
          <table:table-cell office:value-type="string" calcext:value-type="string">
            <text:p>snyH000-22</text:p>
          </table:table-cell>
          <table:table-cell table:style-name="ce525" office:value-type="date" office:date-value="2022-12-31" calcext:value-type="date">
            <text:p>31.12.2022</text:p>
          </table:table-cell>
          <table:table-cell table:style-name="ce523" office:value-type="string" calcext:value-type="string">
            <text:p>Genel Masraf</text:p>
          </table:table-cell>
          <table:table-cell/>
          <table:table-cell table:formula="of:=[$'SnH yazıhane'.G2]" office:value-type="currency" office:currency="TRY" office:value="-2851.3" calcext:value-type="currency">
            <text:p>-₺2.851,3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701-22</text:p>
          </table:table-cell>
          <table:table-cell table:style-name="ce527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currency" office:currency="TRY" office:value="-0" calcext:value-type="currency">
            <text:p>₺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202-22</text:p>
          </table:table-cell>
          <table:table-cell table:style-name="ce525" office:value-type="date" office:date-value="2022-10-30" calcext:value-type="date">
            <text:p>30.10.2022</text:p>
          </table:table-cell>
          <table:table-cell table:style-name="ce523" office:value-type="string" calcext:value-type="string">
            <text:p>tavan-duvaralçıpan</text:p>
          </table:table-cell>
          <table:table-cell/>
          <table:table-cell office:value-type="currency" office:currency="TRY" office:value="-8000" calcext:value-type="currency">
            <text:p>-₺8.000,00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2 TOPLAM</text:p>
          </table:table-cell>
          <table:table-cell table:style-name="ce537" table:formula="of:=SUM([.F131:.F133])" office:value-type="currency" office:currency="TRY" office:value="-10851.3" calcext:value-type="currency">
            <text:p>-₺10.851,30</text:p>
          </table:table-cell>
          <table:table-cell table:style-name="ce543" office:value-type="float" office:value="18" calcext:value-type="float">
            <text:p>18,00</text:p>
          </table:table-cell>
          <table:table-cell table:style-name="ce546" table:formula="of:=[.F134]/[.G134]" office:value-type="currency" office:currency="USD" office:value="-602.85" calcext:value-type="currency">
            <text:p>-$602,85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134]+[.F129]" office:value-type="currency" office:currency="TRY" office:value="-145321.144" calcext:value-type="currency">
            <text:p>-₺145.321,14</text:p>
          </table:table-cell>
          <table:table-cell table:style-name="ce544"/>
          <table:table-cell table:style-name="ce547" table:formula="of:=[.H134]+[.H129]" office:value-type="currency" office:currency="USD" office:value="-19780.9634423329" calcext:value-type="currency">
            <text:p>-$19.780,96</text:p>
          </table:table-cell>
          <table:table-cell table:number-columns-repeated="1016"/>
        </table:table-row>
        <table:table-row table:style-name="ro5" table:number-rows-repeated="7">
          <table:table-cell table:number-columns-repeated="7"/>
          <table:table-cell table:style-name="ce545"/>
          <table:table-cell table:number-columns-repeated="1016"/>
        </table:table-row>
        <table:table-row table:style-name="ro5" table:number-rows-repeated="1048412">
          <table:table-cell table:number-columns-repeated="1024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3-BKY" table:style-name="ta1">
        <table:table-column table:style-name="co51" table:default-cell-style-name="ce549"/>
        <table:table-column table:style-name="co52" table:default-cell-style-name="ce559"/>
        <table:table-column table:style-name="co53" table:default-cell-style-name="ce559"/>
        <table:table-column table:style-name="co54" table:default-cell-style-name="ce576"/>
        <table:table-column table:style-name="co55" table:default-cell-style-name="ce549"/>
        <table:table-column table:style-name="co56" table:default-cell-style-name="ce549"/>
        <table:table-column table:style-name="co57" table:default-cell-style-name="ce621"/>
        <table:table-column table:style-name="co58" table:default-cell-style-name="ce549"/>
        <table:table-column table:style-name="co59" table:default-cell-style-name="ce549"/>
        <table:table-column table:style-name="co38" table:default-cell-style-name="ce549"/>
        <table:table-column table:style-name="co38" table:default-cell-style-name="ce643"/>
        <table:table-column table:style-name="co56" table:default-cell-style-name="ce549"/>
        <table:table-column table:style-name="co60" table:default-cell-style-name="ce621"/>
        <table:table-column table:style-name="co61" table:default-cell-style-name="ce549"/>
        <table:table-column table:style-name="co62" table:default-cell-style-name="ce628"/>
        <table:table-column table:style-name="co63" table:default-cell-style-name="ce549"/>
        <table:table-column table:style-name="co38" table:default-cell-style-name="ce672"/>
        <table:table-column table:style-name="co56" table:default-cell-style-name="ce549"/>
        <table:table-column table:style-name="co64" table:default-cell-style-name="ce549"/>
        <table:table-column table:style-name="co65" table:default-cell-style-name="ce549"/>
        <table:table-column table:style-name="co38" table:default-cell-style-name="ce549"/>
        <table:table-column table:style-name="co66" table:default-cell-style-name="ce549"/>
        <table:table-column table:style-name="co1" table:number-columns-repeated="1002" table:default-cell-style-name="ce549"/>
        <table:table-row table:style-name="ro6">
          <table:table-cell table:number-columns-repeated="5"/>
          <table:table-cell table:style-name="ce602"/>
          <table:table-cell table:style-name="ce612"/>
          <table:table-cell table:number-columns-repeated="2"/>
          <table:table-cell table:style-name="ce632"/>
          <table:table-cell table:style-name="ce639"/>
          <table:table-cell table:style-name="ce632"/>
          <table:table-cell table:style-name="ce653"/>
          <table:table-cell table:style-name="ce656"/>
          <table:table-cell table:style-name="ce660"/>
          <table:table-cell table:style-name="ce632"/>
          <table:table-cell table:style-name="ce668"/>
          <table:table-cell/>
          <table:table-cell table:style-name="ce602"/>
          <table:table-cell table:number-columns-repeated="1005"/>
        </table:table-row>
        <table:table-row table:style-name="ro5">
          <table:table-cell/>
          <table:table-cell table:style-name="ce560" office:value-type="string" calcext:value-type="string">
            <text:p>1203m2 arsa</text:p>
          </table:table-cell>
          <table:table-cell table:number-columns-repeated="2"/>
          <table:table-cell table:style-name="ce553"/>
          <table:table-cell/>
          <table:table-cell table:style-name="ce163" office:value-type="string" calcext:value-type="string" table:number-columns-spanned="5" table:number-rows-spanned="1">
            <text:p>HACI</text:p>
          </table:table-cell>
          <table:covered-table-cell table:number-columns-repeated="3"/>
          <table:covered-table-cell table:style-name="ce640"/>
          <table:table-cell/>
          <table:table-cell table:style-name="ce163" office:value-type="string" calcext:value-type="string" table:number-columns-spanned="5" table:number-rows-spanned="1">
            <text:p>NAZAN</text:p>
          </table:table-cell>
          <table:covered-table-cell table:number-columns-repeated="3"/>
          <table:covered-table-cell table:style-name="ce669"/>
          <table:table-cell table:number-columns-repeated="1007"/>
        </table:table-row>
        <table:table-row table:style-name="ro5">
          <table:table-cell/>
          <table:table-cell table:style-name="ce111" office:value-type="string" calcext:value-type="string">
            <text:p>S A N A Y İ</text:p>
          </table:table-cell>
          <table:table-cell table:number-columns-repeated="2"/>
          <table:table-cell table:style-name="ce111" office:value-type="string" calcext:value-type="string">
            <text:p>GELİR</text:p>
          </table:table-cell>
          <table:table-cell/>
          <table:table-cell table:style-name="ce163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111" office:value-type="string" calcext:value-type="string" table:number-columns-spanned="2" table:number-rows-spanned="1">
            <text:p>BAKİYE</text:p>
          </table:table-cell>
          <table:covered-table-cell table:style-name="ce177"/>
          <table:table-cell/>
          <table:table-cell table:style-name="ce163" office:value-type="string" calcext:value-type="string" table:number-columns-spanned="3" table:number-rows-spanned="1">
            <text:p>PAY </text:p>
          </table:table-cell>
          <table:covered-table-cell table:number-columns-repeated="2"/>
          <table:table-cell table:style-name="ce111" office:value-type="string" calcext:value-type="string" table:number-columns-spanned="2" table:number-rows-spanned="1">
            <text:p>BAKİYE</text:p>
          </table:table-cell>
          <table:covered-table-cell table:style-name="ce669"/>
          <table:table-cell/>
          <table:table-cell table:style-name="ce111" office:value-type="string" calcext:value-type="string">
            <text:p>USD</text:p>
          </table:table-cell>
          <table:table-cell table:number-columns-repeated="1005"/>
        </table:table-row>
        <table:table-row table:style-name="ro5">
          <table:table-cell table:style-name="ce550"/>
          <table:table-cell table:style-name="ce555"/>
          <table:table-cell table:style-name="ce569"/>
          <table:table-cell table:style-name="ce577"/>
          <table:table-cell table:style-name="ce587" office:value-type="string" calcext:value-type="string">
            <text:p>TL</text:p>
          </table:table-cell>
          <table:table-cell table:style-name="ce558"/>
          <table:table-cell table:style-name="ce163" office:value-type="string" calcext:value-type="string">
            <text:p>%</text:p>
          </table:table-cell>
          <table:table-cell table:style-name="ce587" office:value-type="string" calcext:value-type="string">
            <text:p>TL</text:p>
          </table:table-cell>
          <table:table-cell table:style-name="ce177" office:value-type="string" calcext:value-type="string">
            <text:p>USD</text:p>
          </table:table-cell>
          <table:table-cell table:style-name="ce587" office:value-type="string" calcext:value-type="string">
            <text:p>TL</text:p>
          </table:table-cell>
          <table:table-cell table:style-name="ce177" office:value-type="string" calcext:value-type="string">
            <text:p>USD</text:p>
          </table:table-cell>
          <table:table-cell table:style-name="ce587"/>
          <table:table-cell table:style-name="ce163" office:value-type="string" calcext:value-type="string">
            <text:p>%</text:p>
          </table:table-cell>
          <table:table-cell table:style-name="ce587" office:value-type="string" calcext:value-type="string">
            <text:p>TL</text:p>
          </table:table-cell>
          <table:table-cell table:style-name="ce661" office:value-type="string" calcext:value-type="string">
            <text:p>USD</text:p>
          </table:table-cell>
          <table:table-cell table:style-name="ce587" office:value-type="string" calcext:value-type="string">
            <text:p>TL</text:p>
          </table:table-cell>
          <table:table-cell table:style-name="ce587" office:value-type="string" calcext:value-type="string">
            <text:p>USD</text:p>
          </table:table-cell>
          <table:table-cell table:style-name="ce558"/>
          <table:table-cell table:style-name="ce587" office:value-type="string" calcext:value-type="string">
            <text:p>TRY</text:p>
          </table:table-cell>
          <table:table-cell table:number-columns-repeated="1005"/>
        </table:table-row>
        <table:table-row table:style-name="ro5">
          <table:table-cell table:style-name="ce551" office:value-type="float" office:value="2007" calcext:value-type="float">
            <text:p>2007</text:p>
          </table:table-cell>
          <table:table-cell table:style-name="ce562" table:number-columns-repeated="2"/>
          <table:table-cell table:style-name="ce578" office:value-type="string" calcext:value-type="string">
            <text:p>1203 m2 2007 değeri</text:p>
          </table:table-cell>
          <table:table-cell table:style-name="ce588" office:value-type="currency" office:currency="USD" office:value="450000" calcext:value-type="currency">
            <text:p>$450.000,00</text:p>
          </table:table-cell>
          <table:table-cell table:style-name="ce603"/>
          <table:table-cell table:style-name="ce614" table:formula="of:=[.K5]/[.$E$5]" office:value-type="percentage" office:value="0.5" calcext:value-type="percentage">
            <text:p>%50,00</text:p>
          </table:table-cell>
          <table:table-cell table:style-name="ce622" table:number-columns-repeated="3"/>
          <table:table-cell table:style-name="ce588" office:value-type="currency" office:currency="USD" office:value="225000" calcext:value-type="currency">
            <text:p>$225.000,00</text:p>
          </table:table-cell>
          <table:table-cell table:style-name="ce651"/>
          <table:table-cell table:style-name="ce614" table:formula="of:=[.Q5]/[.$E$5]" office:value-type="percentage" office:value="0.5" calcext:value-type="percentage">
            <text:p>%50,00</text:p>
          </table:table-cell>
          <table:table-cell table:style-name="ce622"/>
          <table:table-cell table:style-name="ce662"/>
          <table:table-cell table:style-name="ce622"/>
          <table:table-cell table:style-name="ce588" office:value-type="currency" office:currency="USD" office:value="225000" calcext:value-type="currency">
            <text:p>$225.000,00</text:p>
          </table:table-cell>
          <table:table-cell table:style-name="ce603"/>
          <table:table-cell table:style-name="ce675"/>
          <table:table-cell table:number-columns-repeated="1005"/>
        </table:table-row>
        <table:table-row table:style-name="ro5">
          <table:table-cell table:style-name="ce552" office:value-type="float" office:value="2017" calcext:value-type="float">
            <text:p>2017</text:p>
          </table:table-cell>
          <table:table-cell table:style-name="ce563"/>
          <table:table-cell table:style-name="ce570" office:value-type="string" calcext:value-type="string">
            <text:p>usd</text:p>
          </table:table-cell>
          <table:table-cell table:style-name="ce570"/>
          <table:table-cell table:style-name="ce589" office:value-type="string" calcext:value-type="string">
            <text:p>doğuş hesabı</text:p>
          </table:table-cell>
          <table:table-cell table:style-name="ce604"/>
          <table:table-cell table:style-name="ce615" table:formula="of:=[.K6]/[.$E$5]" office:value-type="percentage" office:value="0.781587133333333" calcext:value-type="percentage">
            <text:p>%78,16</text:p>
          </table:table-cell>
          <table:table-cell table:style-name="ce623" office:value-type="string" calcext:value-type="string">
            <text:p>+ + +</text:p>
          </table:table-cell>
          <table:table-cell table:style-name="ce623"/>
          <table:table-cell table:style-name="ce633" office:value-type="currency" office:currency="USD" office:value="126714.21" calcext:value-type="currency">
            <text:p>$126.714,21</text:p>
          </table:table-cell>
          <table:table-cell table:style-name="ce641" table:formula="of:=[.K5]+[.J6]" office:value-type="currency" office:currency="USD" office:value="351714.21" calcext:value-type="currency">
            <text:p>$351.714,21</text:p>
          </table:table-cell>
          <table:table-cell table:style-name="ce604"/>
          <table:table-cell table:style-name="ce615" table:formula="of:=[.Q6]/[.$E$5]" office:value-type="percentage" office:value="0.218412866666667" calcext:value-type="percentage">
            <text:p>%21,84</text:p>
          </table:table-cell>
          <table:table-cell table:style-name="ce657"/>
          <table:table-cell table:style-name="ce663" office:value-type="string" calcext:value-type="string">
            <text:p>- - -</text:p>
          </table:table-cell>
          <table:table-cell table:style-name="ce665" office:value-type="currency" office:currency="USD" office:value="126714.21" calcext:value-type="currency">
            <text:p>$126.714,21</text:p>
          </table:table-cell>
          <table:table-cell table:style-name="ce670" table:formula="of:=[.Q5]-[.P6]" office:value-type="currency" office:currency="USD" office:value="98285.79" calcext:value-type="currency">
            <text:p>$98.285,79</text:p>
          </table:table-cell>
          <table:table-cell table:style-name="ce604"/>
          <table:table-cell table:style-name="ce676"/>
          <table:table-cell table:number-columns-repeated="1005"/>
        </table:table-row>
        <table:table-row table:style-name="ro5">
          <table:table-cell table:style-name="ce553" office:value-type="float" office:value="2018" calcext:value-type="float">
            <text:p>2018</text:p>
          </table:table-cell>
          <table:table-cell table:number-columns-repeated="4"/>
          <table:table-cell table:style-name="ce605"/>
          <table:table-cell table:style-name="ce612"/>
          <table:table-cell table:number-columns-repeated="3"/>
          <table:table-cell table:style-name="ce642"/>
          <table:table-cell table:style-name="ce605"/>
          <table:table-cell table:style-name="ce612"/>
          <table:table-cell table:number-columns-repeated="3"/>
          <table:table-cell table:style-name="ce642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590" table:formula="of:=[$'02-11-GLR'.G6]" office:value-type="currency" office:currency="TRY" office:value="21000" calcext:value-type="currency">
            <text:p>₺21.000,00</text:p>
          </table:table-cell>
          <table:table-cell table:style-name="ce605"/>
          <table:table-cell table:style-name="ce616" table:formula="of:=[.K8]/[.$E$5]" office:value-type="percentage" office:value="0.779740647745572" calcext:value-type="percentage">
            <text:p>%77,97</text:p>
          </table:table-cell>
          <table:table-cell table:style-name="ce602" table:formula="of:=[.G6]*[.E8]" office:value-type="currency" office:currency="TRY" office:value="16413.3298" calcext:value-type="currency">
            <text:p>₺16.413,33</text:p>
          </table:table-cell>
          <table:table-cell table:style-name="ce628" table:formula="of:=[.H8]/[.S8]" office:value-type="currency" office:currency="USD" office:value="2973.4293115942" calcext:value-type="currency">
            <text:p>$2.973</text:p>
          </table:table-cell>
          <table:table-cell table:style-name="ce602" table:formula="of:=[.J7]+[.H8]" office:value-type="currency" office:currency="TRY" office:value="16413.3298" calcext:value-type="currency">
            <text:p>₺16.413,33</text:p>
          </table:table-cell>
          <table:table-cell table:formula="of:=[.K6]-[.O8]" office:value-type="currency" office:currency="USD" office:value="350883.291485507" calcext:value-type="currency">
            <text:p>$350.883,29</text:p>
          </table:table-cell>
          <table:table-cell table:style-name="ce605"/>
          <table:table-cell table:style-name="ce618" table:formula="of:=[.Q8]/[.$E$5]" office:value-type="percentage" office:value="0.220259352254428" calcext:value-type="percentage">
            <text:p>%22,03</text:p>
          </table:table-cell>
          <table:table-cell table:style-name="ce602" table:formula="of:=[.M6]*[.E8]" office:value-type="currency" office:currency="TRY" office:value="4586.6702" calcext:value-type="currency">
            <text:p>₺4.586,67</text:p>
          </table:table-cell>
          <table:table-cell table:formula="of:=[.N8]/[.S8]" office:value-type="currency" office:currency="USD" office:value="830.918514492754" calcext:value-type="currency">
            <text:p>$831</text:p>
          </table:table-cell>
          <table:table-cell table:style-name="ce602" table:formula="of:=[.P7]+[.N8]" office:value-type="currency" office:currency="TRY" office:value="4586.6702" calcext:value-type="currency">
            <text:p>₺4.586,67</text:p>
          </table:table-cell>
          <table:table-cell table:style-name="ce643" table:formula="of:=[.Q6]+[.O8]" office:value-type="currency" office:currency="USD" office:value="99116.7085144927" calcext:value-type="currency">
            <text:p>$99.116,71</text:p>
          </table:table-cell>
          <table:table-cell table:style-name="ce606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571"/>
          <table:table-cell/>
          <table:table-cell table:style-name="ce591" table:formula="of:=[$'02-12-GDR'.F16]" office:value-type="currency" office:currency="TRY" office:value="-22399.42" calcext:value-type="currency">
            <text:p>-₺22.399,42</text:p>
          </table:table-cell>
          <table:table-cell table:style-name="ce606"/>
          <table:table-cell table:style-name="ce616" table:formula="of:=[.K9]/[.$E$5]" office:value-type="percentage" office:value="0.781726832020964" calcext:value-type="percentage">
            <text:p>%78,17</text:p>
          </table:table-cell>
          <table:table-cell table:style-name="ce602" table:formula="of:=[.G8]*[.E9]" office:value-type="currency" office:currency="TRY" office:value="-17465.7382599251" calcext:value-type="currency">
            <text:p>-₺17.465,74</text:p>
          </table:table-cell>
          <table:table-cell table:style-name="ce628" table:formula="of:=[.H9]/[.S9]" office:value-type="currency" office:currency="USD" office:value="-3164.08301810238" calcext:value-type="currency">
            <text:p>-$3.164</text:p>
          </table:table-cell>
          <table:table-cell table:style-name="ce634" table:formula="of:=[.J8]+[.H9]" office:value-type="currency" office:currency="TRY" office:value="-1052.40845992511" calcext:value-type="currency">
            <text:p>-₺1.052,41</text:p>
          </table:table-cell>
          <table:table-cell table:style-name="ce644" table:formula="of:=[.K8]-[.O9]" office:value-type="currency" office:currency="USD" office:value="351777.074409434" calcext:value-type="currency">
            <text:p>$351.777,07</text:p>
          </table:table-cell>
          <table:table-cell table:style-name="ce606"/>
          <table:table-cell table:style-name="ce616" table:formula="of:=[.Q9]/[.$E$5]" office:value-type="percentage" office:value="0.218273167979036" calcext:value-type="percentage">
            <text:p>%21,83</text:p>
          </table:table-cell>
          <table:table-cell table:style-name="ce602" table:formula="of:=[.M8]*[.E9]" office:value-type="currency" office:currency="TRY" office:value="-4933.68174007489" calcext:value-type="currency">
            <text:p>-₺4.933,68</text:p>
          </table:table-cell>
          <table:table-cell table:formula="of:=[.N9]/[.S9]" office:value-type="currency" office:currency="USD" office:value="-893.78292392661" calcext:value-type="currency">
            <text:p>-$894</text:p>
          </table:table-cell>
          <table:table-cell table:style-name="ce634" table:formula="of:=[.P8]+[.N9]" office:value-type="currency" office:currency="TRY" office:value="-347.011540074886" calcext:value-type="currency">
            <text:p>-₺347,01</text:p>
          </table:table-cell>
          <table:table-cell table:style-name="ce643" table:formula="of:=[.Q8]+[.O9]" office:value-type="currency" office:currency="USD" office:value="98222.9255905661" calcext:value-type="currency">
            <text:p>$98.222,93</text:p>
          </table:table-cell>
          <table:table-cell table:style-name="ce606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18</text:p>
          </table:table-cell>
          <table:table-cell table:style-name="ce564"/>
          <table:table-cell table:style-name="ce579" table:formula="of:=SUM([.D8:.D9])" office:value-type="float" office:value="25000" calcext:value-type="float">
            <text:p>25000</text:p>
          </table:table-cell>
          <table:table-cell table:style-name="ce592" table:formula="of:=SUM([.E8:.E9])" office:value-type="currency" office:currency="TRY" office:value="-1399.42" calcext:value-type="currency">
            <text:p>-₺1.399,42</text:p>
          </table:table-cell>
          <table:table-cell table:style-name="ce607"/>
          <table:table-cell table:style-name="ce617"/>
          <table:table-cell table:style-name="ce592" table:formula="of:=SUM([.H8:.H9])" office:value-type="currency" office:currency="TRY" office:value="-1052.40845992511" calcext:value-type="currency">
            <text:p>-₺1.052,41</text:p>
          </table:table-cell>
          <table:table-cell table:style-name="ce629" table:formula="of:=SUM([.I8:.I9])" office:value-type="currency" office:currency="USD" office:value="-190.653706508176" calcext:value-type="currency">
            <text:p>-$191</text:p>
          </table:table-cell>
          <table:table-cell table:style-name="ce635"/>
          <table:table-cell table:style-name="ce645"/>
          <table:table-cell table:style-name="ce652"/>
          <table:table-cell table:style-name="ce654"/>
          <table:table-cell table:style-name="ce592" table:formula="of:=SUM([.N8:.N9])" office:value-type="currency" office:currency="TRY" office:value="-347.011540074886" calcext:value-type="currency">
            <text:p>-₺347,01</text:p>
          </table:table-cell>
          <table:table-cell table:style-name="ce629" table:formula="of:=SUM([.O8:.O9])" office:value-type="currency" office:currency="USD" office:value="-62.8644094338563" calcext:value-type="currency">
            <text:p>-$63</text:p>
          </table:table-cell>
          <table:table-cell table:style-name="ce635"/>
          <table:table-cell table:style-name="ce671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style-name="ce553" office:value-type="float" office:value="2019" calcext:value-type="float">
            <text:p>2019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style-name="ce602" table:number-columns-repeated="3"/>
          <table:table-cell/>
          <table:table-cell table:style-name="ce60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590" table:formula="of:=[$'02-11-GLR'.G9]+[$'02-11-GLR'.G10]+[$'02-11-GLR'.G14]" office:value-type="currency" office:currency="TRY" office:value="22500" calcext:value-type="currency">
            <text:p>₺22.500,00</text:p>
          </table:table-cell>
          <table:table-cell table:style-name="ce605"/>
          <table:table-cell table:style-name="ce616" table:formula="of:=[.K12]/[.$E$5]" office:value-type="percentage" office:value="0.779822179595318" calcext:value-type="percentage">
            <text:p>%77,98</text:p>
          </table:table-cell>
          <table:table-cell table:style-name="ce602" table:formula="of:=[.G9]*[.E12]" office:value-type="currency" office:currency="TRY" office:value="17588.8537204717" calcext:value-type="currency">
            <text:p>₺17.588,85</text:p>
          </table:table-cell>
          <table:table-cell table:style-name="ce628" table:formula="of:=[.H12]/[.S12]" office:value-type="currency" office:currency="USD" office:value="3069.60797913991" calcext:value-type="currency">
            <text:p>$3.070</text:p>
          </table:table-cell>
          <table:table-cell table:style-name="ce602" table:formula="of:=[.J9]+[.H12]" office:value-type="currency" office:currency="TRY" office:value="16536.4452605466" calcext:value-type="currency">
            <text:p>₺16.536,45</text:p>
          </table:table-cell>
          <table:table-cell table:formula="of:=[.K9]-[.O12]" office:value-type="currency" office:currency="USD" office:value="350919.980817893" calcext:value-type="currency">
            <text:p>$350.919,98</text:p>
          </table:table-cell>
          <table:table-cell table:style-name="ce605"/>
          <table:table-cell table:style-name="ce616" table:formula="of:=[.Q12]/[.$E$5]" office:value-type="percentage" office:value="0.220177820404682" calcext:value-type="percentage">
            <text:p>%22,02</text:p>
          </table:table-cell>
          <table:table-cell table:style-name="ce602" table:formula="of:=[.M9]*[.E12]" office:value-type="currency" office:currency="TRY" office:value="4911.14627952831" calcext:value-type="currency">
            <text:p>₺4.911,15</text:p>
          </table:table-cell>
          <table:table-cell table:formula="of:=[.N12]/[.S12]" office:value-type="currency" office:currency="USD" office:value="857.093591540717" calcext:value-type="currency">
            <text:p>$857</text:p>
          </table:table-cell>
          <table:table-cell table:style-name="ce602" table:formula="of:=[.P9]+[.N12]" office:value-type="currency" office:currency="TRY" office:value="4564.13473945342" calcext:value-type="currency">
            <text:p>₺4.564,13</text:p>
          </table:table-cell>
          <table:table-cell table:style-name="ce643" table:formula="of:=[.Q9]+[.O12]" office:value-type="currency" office:currency="USD" office:value="99080.0191821069" calcext:value-type="currency">
            <text:p>$99.080,02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590" table:formula="of:=[$'02-11-GLR'.G13]" office:value-type="currency" office:currency="TRY" office:value="4000" calcext:value-type="currency">
            <text:p>₺4.000,00</text:p>
          </table:table-cell>
          <table:table-cell table:style-name="ce605"/>
          <table:table-cell table:style-name="ce616" table:formula="of:=[.K13]/[.$E$5]" office:value-type="percentage" office:value="0.779480620052321" calcext:value-type="percentage">
            <text:p>%77,95</text:p>
          </table:table-cell>
          <table:table-cell table:style-name="ce602" table:formula="of:=[.G12]*[.E13]" office:value-type="currency" office:currency="TRY" office:value="3119.28871838127" calcext:value-type="currency">
            <text:p>₺3.119,29</text:p>
          </table:table-cell>
          <table:table-cell table:style-name="ce628" table:formula="of:=[.H13]/[.S13]" office:value-type="currency" office:currency="USD" office:value="544.378484883294" calcext:value-type="currency">
            <text:p>$544</text:p>
          </table:table-cell>
          <table:table-cell table:style-name="ce602" table:formula="of:=[.J12]+[.H13]" office:value-type="currency" office:currency="TRY" office:value="19655.7339789279" calcext:value-type="currency">
            <text:p>₺19.655,73</text:p>
          </table:table-cell>
          <table:table-cell table:formula="of:=[.K12]-[.O13]" office:value-type="currency" office:currency="USD" office:value="350766.279023544" calcext:value-type="currency">
            <text:p>$350.766,28</text:p>
          </table:table-cell>
          <table:table-cell table:style-name="ce605"/>
          <table:table-cell table:style-name="ce616" table:formula="of:=[.Q13]/[.$E$5]" office:value-type="percentage" office:value="0.220519379947679" calcext:value-type="percentage">
            <text:p>%22,05</text:p>
          </table:table-cell>
          <table:table-cell table:style-name="ce602" table:formula="of:=[.M12]*[.E13]" office:value-type="currency" office:currency="TRY" office:value="880.711281618728" calcext:value-type="currency">
            <text:p>₺880,71</text:p>
          </table:table-cell>
          <table:table-cell table:formula="of:=[.N13]/[.S13]" office:value-type="currency" office:currency="USD" office:value="153.701794348818" calcext:value-type="currency">
            <text:p>$154</text:p>
          </table:table-cell>
          <table:table-cell table:style-name="ce602" table:formula="of:=[.P12]+[.N13]" office:value-type="currency" office:currency="TRY" office:value="5444.84602107215" calcext:value-type="currency">
            <text:p>₺5.444,85</text:p>
          </table:table-cell>
          <table:table-cell table:style-name="ce643" table:formula="of:=[.Q12]+[.O13]" office:value-type="currency" office:currency="USD" office:value="99233.7209764557" calcext:value-type="currency">
            <text:p>$99.233,72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571"/>
          <table:table-cell/>
          <table:table-cell table:style-name="ce591" table:formula="of:=[$'02-12-GDR'.F32]" office:value-type="currency" office:currency="TRY" office:value="-3104.82" calcext:value-type="currency">
            <text:p>-₺3.104,82</text:p>
          </table:table-cell>
          <table:table-cell table:style-name="ce606"/>
          <table:table-cell table:style-name="ce616" table:formula="of:=[.K14]/[.$E$5]" office:value-type="percentage" office:value="0.779746151555617" calcext:value-type="percentage">
            <text:p>%77,97</text:p>
          </table:table-cell>
          <table:table-cell table:style-name="ce602" table:formula="of:=[.G13]*[.E14]" office:value-type="currency" office:currency="TRY" office:value="-2420.14701875085" calcext:value-type="currency">
            <text:p>-₺2.420,15</text:p>
          </table:table-cell>
          <table:table-cell table:style-name="ce628" table:formula="of:=[.H14]/[.S14]" office:value-type="currency" office:currency="USD" office:value="-422.364226658088" calcext:value-type="currency">
            <text:p>-$422</text:p>
          </table:table-cell>
          <table:table-cell table:style-name="ce602" table:formula="of:=[.J13]+[.H14]" office:value-type="currency" office:currency="TRY" office:value="17235.586960177" calcext:value-type="currency">
            <text:p>₺17.235,59</text:p>
          </table:table-cell>
          <table:table-cell table:formula="of:=[.K13]-[.O14]" office:value-type="currency" office:currency="USD" office:value="350885.768200028" calcext:value-type="currency">
            <text:p>$350.885,77</text:p>
          </table:table-cell>
          <table:table-cell table:style-name="ce606"/>
          <table:table-cell table:style-name="ce616" table:formula="of:=[.Q14]/[.$E$5]" office:value-type="percentage" office:value="0.220253848444383" calcext:value-type="percentage">
            <text:p>%22,03</text:p>
          </table:table-cell>
          <table:table-cell table:style-name="ce602" table:formula="of:=[.M13]*[.E14]" office:value-type="currency" office:currency="TRY" office:value="-684.672981249154" calcext:value-type="currency">
            <text:p>-₺684,67</text:p>
          </table:table-cell>
          <table:table-cell table:formula="of:=[.N14]/[.S14]" office:value-type="currency" office:currency="USD" office:value="-119.489176483273" calcext:value-type="currency">
            <text:p>-$119</text:p>
          </table:table-cell>
          <table:table-cell table:style-name="ce602" table:formula="of:=[.P13]+[.N14]" office:value-type="currency" office:currency="TRY" office:value="4760.17303982299" calcext:value-type="currency">
            <text:p>₺4.760,17</text:p>
          </table:table-cell>
          <table:table-cell table:style-name="ce643" table:formula="of:=[.Q13]+[.O14]" office:value-type="currency" office:currency="USD" office:value="99114.2317999724" calcext:value-type="currency">
            <text:p>$99.114,23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<text:s/>Toplam 2019</text:p>
          </table:table-cell>
          <table:table-cell table:style-name="ce564"/>
          <table:table-cell table:style-name="ce579" table:formula="of:=SUM([.D12:.D14])" office:value-type="float" office:value="34645" calcext:value-type="float">
            <text:p>34645</text:p>
          </table:table-cell>
          <table:table-cell table:style-name="ce592" table:formula="of:=SUM([.E12:.E14])" office:value-type="currency" office:currency="TRY" office:value="23395.18" calcext:value-type="currency">
            <text:p>₺23.395,18</text:p>
          </table:table-cell>
          <table:table-cell table:style-name="ce607"/>
          <table:table-cell table:style-name="ce617"/>
          <table:table-cell table:style-name="ce592" table:formula="of:=SUM([.H12:.H14])" office:value-type="currency" office:currency="TRY" office:value="18287.9954201021" calcext:value-type="currency">
            <text:p>₺18.288,00</text:p>
          </table:table-cell>
          <table:table-cell table:style-name="ce629" table:formula="of:=SUM([.I12:.I14])" office:value-type="currency" office:currency="USD" office:value="3191.62223736512" calcext:value-type="currency">
            <text:p>$3.192</text:p>
          </table:table-cell>
          <table:table-cell table:style-name="ce636"/>
          <table:table-cell table:style-name="ce646"/>
          <table:table-cell table:style-name="ce636"/>
          <table:table-cell table:style-name="ce617"/>
          <table:table-cell table:style-name="ce592" table:formula="of:=SUM([.N12:.N14])" office:value-type="currency" office:currency="TRY" office:value="5107.18457989788" calcext:value-type="currency">
            <text:p>₺5.107,18</text:p>
          </table:table-cell>
          <table:table-cell table:style-name="ce629" table:formula="of:=SUM([.O12:.O14])" office:value-type="currency" office:currency="USD" office:value="891.306209406262" calcext:value-type="currency">
            <text:p>$891</text:p>
          </table:table-cell>
          <table:table-cell table:style-name="ce666"/>
          <table:table-cell table:style-name="ce646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style-name="ce555"/>
          <table:table-cell table:style-name="ce553"/>
          <table:table-cell table:style-name="ce572" office:value-type="string" calcext:value-type="string">
            <text:p>Toplam – Net 2018-19</text:p>
          </table:table-cell>
          <table:table-cell table:style-name="ce580" table:formula="of:=[.D15]+[.D10]" office:value-type="float" office:value="59645" calcext:value-type="float">
            <text:p>59645</text:p>
          </table:table-cell>
          <table:table-cell table:style-name="ce593" table:formula="of:=[.E15]+[.E10]" office:value-type="currency" office:currency="TRY" office:value="21995.76" calcext:value-type="currency">
            <text:p>₺21.995,7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table:style-name="ce553" office:value-type="float" office:value="2020" calcext:value-type="float">
            <text:p>2020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590" table:formula="of:=[$'02-11-GLR'.G19]" office:value-type="currency" office:currency="TRY" office:value="6200" calcext:value-type="currency">
            <text:p>₺6.200,00</text:p>
          </table:table-cell>
          <table:table-cell table:style-name="ce605"/>
          <table:table-cell table:style-name="ce616" table:formula="of:=[.K18]/[.$E$5]" office:value-type="percentage" office:value="0.779274206209028" calcext:value-type="percentage">
            <text:p>%77,93</text:p>
          </table:table-cell>
          <table:table-cell table:style-name="ce602" table:formula="of:=[.G14]*[.E18]" office:value-type="currency" office:currency="TRY" office:value="4834.42613964483" calcext:value-type="currency">
            <text:p>₺4.834,43</text:p>
          </table:table-cell>
          <table:table-cell table:style-name="ce628" table:formula="of:=[.H18]/[.S18]" office:value-type="currency" office:currency="USD" office:value="751.85476510806" calcext:value-type="currency">
            <text:p>$752</text:p>
          </table:table-cell>
          <table:table-cell table:style-name="ce602" table:formula="of:=[.J14]+[.H18]" office:value-type="currency" office:currency="TRY" office:value="22070.0130998218" calcext:value-type="currency">
            <text:p>₺22.070,01</text:p>
          </table:table-cell>
          <table:table-cell table:formula="of:=[.K14]-[.O18]" office:value-type="currency" office:currency="USD" office:value="350673.392794063" calcext:value-type="currency">
            <text:p>$350.673,39</text:p>
          </table:table-cell>
          <table:table-cell/>
          <table:table-cell table:style-name="ce616" table:formula="of:=[.Q18]/[.$E$5]" office:value-type="percentage" office:value="0.220725793790972" calcext:value-type="percentage">
            <text:p>%22,07</text:p>
          </table:table-cell>
          <table:table-cell table:style-name="ce602" table:formula="of:=[.M14]*[.E18]" office:value-type="currency" office:currency="TRY" office:value="1365.57386035518" calcext:value-type="currency">
            <text:p>₺1.365,57</text:p>
          </table:table-cell>
          <table:table-cell table:formula="of:=[.N18]/[.S18]" office:value-type="currency" office:currency="USD" office:value="212.375405965035" calcext:value-type="currency">
            <text:p>$212</text:p>
          </table:table-cell>
          <table:table-cell table:style-name="ce602" table:formula="of:=[.P14]+[.N18]" office:value-type="currency" office:currency="TRY" office:value="6125.74690017817" calcext:value-type="currency">
            <text:p>₺6.125,75</text:p>
          </table:table-cell>
          <table:table-cell table:style-name="ce643" table:formula="of:=[.Q14]+[.O18]" office:value-type="currency" office:currency="USD" office:value="99326.6072059374" calcext:value-type="currency">
            <text:p>$99.326,61</text:p>
          </table:table-cell>
          <table:table-cell table:style-name="ce606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590" table:formula="of:=[$'02-11-GLR'.G25]" office:value-type="currency" office:currency="TRY" office:value="7800" calcext:value-type="currency">
            <text:p>₺7.800,00</text:p>
          </table:table-cell>
          <table:table-cell table:style-name="ce605"/>
          <table:table-cell table:style-name="ce616" table:formula="of:=[.K19]/[.$E$5]" office:value-type="percentage" office:value="0.778803034563826" calcext:value-type="percentage">
            <text:p>%77,88</text:p>
          </table:table-cell>
          <table:table-cell table:style-name="ce602" table:formula="of:=[.G18]*[.E19]" office:value-type="currency" office:currency="TRY" office:value="6078.33880843042" calcext:value-type="currency">
            <text:p>₺6.078,34</text:p>
          </table:table-cell>
          <table:table-cell table:style-name="ce628" table:formula="of:=[.H19]/[.S19]" office:value-type="currency" office:currency="USD" office:value="748.563892663845" calcext:value-type="currency">
            <text:p>$749</text:p>
          </table:table-cell>
          <table:table-cell table:style-name="ce602" table:formula="of:=[.J18]+[.H19]" office:value-type="currency" office:currency="TRY" office:value="28148.3519082522" calcext:value-type="currency">
            <text:p>₺28.148,35</text:p>
          </table:table-cell>
          <table:table-cell table:formula="of:=[.K18]-[.O19]" office:value-type="currency" office:currency="USD" office:value="350461.365553722" calcext:value-type="currency">
            <text:p>$350.461,37</text:p>
          </table:table-cell>
          <table:table-cell/>
          <table:table-cell table:style-name="ce616" table:formula="of:=[.Q19]/[.$E$5]" office:value-type="percentage" office:value="0.221196965436174" calcext:value-type="percentage">
            <text:p>%22,12</text:p>
          </table:table-cell>
          <table:table-cell table:style-name="ce602" table:formula="of:=[.M18]*[.E19]" office:value-type="currency" office:currency="TRY" office:value="1721.66119156958" calcext:value-type="currency">
            <text:p>₺1.721,66</text:p>
          </table:table-cell>
          <table:table-cell table:formula="of:=[.N19]/[.S19]" office:value-type="currency" office:currency="USD" office:value="212.027240341082" calcext:value-type="currency">
            <text:p>$212</text:p>
          </table:table-cell>
          <table:table-cell table:style-name="ce602" table:formula="of:=[.P18]+[.N19]" office:value-type="currency" office:currency="TRY" office:value="7847.40809174775" calcext:value-type="currency">
            <text:p>₺7.847,41</text:p>
          </table:table-cell>
          <table:table-cell table:style-name="ce643" table:formula="of:=[.Q18]+[.O19]" office:value-type="currency" office:currency="USD" office:value="99538.6344462785" calcext:value-type="currency">
            <text:p>$99.538,63</text:p>
          </table:table-cell>
          <table:table-cell table:style-name="ce606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571"/>
          <table:table-cell/>
          <table:table-cell table:style-name="ce591" table:formula="of:=[$'02-12-GDR'.F57]" office:value-type="currency" office:currency="TRY" office:value="-2000" calcext:value-type="currency">
            <text:p>-₺2.000,00</text:p>
          </table:table-cell>
          <table:table-cell table:style-name="ce606"/>
          <table:table-cell table:style-name="ce616" table:formula="of:=[.K20]/[.$E$5]" office:value-type="percentage" office:value="0.778924105699806" calcext:value-type="percentage">
            <text:p>%77,89</text:p>
          </table:table-cell>
          <table:table-cell table:style-name="ce602" table:formula="of:=[.G19]*[.E20]" office:value-type="currency" office:currency="TRY" office:value="-1557.60606912765" calcext:value-type="currency">
            <text:p>-₺1.557,61</text:p>
          </table:table-cell>
          <table:table-cell table:style-name="ce628" table:formula="of:=[.H20]/[.S20]" office:value-type="currency" office:currency="USD" office:value="-191.823407528036" calcext:value-type="currency">
            <text:p>-$192</text:p>
          </table:table-cell>
          <table:table-cell table:style-name="ce602" table:formula="of:=[.J19]+[.H20]" office:value-type="currency" office:currency="TRY" office:value="26590.7458391246" calcext:value-type="currency">
            <text:p>₺26.590,75</text:p>
          </table:table-cell>
          <table:table-cell table:formula="of:=[.K19]-[.O20]" office:value-type="currency" office:currency="USD" office:value="350515.847564913" calcext:value-type="currency">
            <text:p>$350.515,85</text:p>
          </table:table-cell>
          <table:table-cell/>
          <table:table-cell table:style-name="ce616" table:formula="of:=[.Q20]/[.$E$5]" office:value-type="percentage" office:value="0.221075894300194" calcext:value-type="percentage">
            <text:p>%22,11</text:p>
          </table:table-cell>
          <table:table-cell table:style-name="ce602" table:formula="of:=[.M19]*[.E20]" office:value-type="currency" office:currency="TRY" office:value="-442.393930872349" calcext:value-type="currency">
            <text:p>-₺442,39</text:p>
          </table:table-cell>
          <table:table-cell table:formula="of:=[.N20]/[.S20]" office:value-type="currency" office:currency="USD" office:value="-54.482011191176" calcext:value-type="currency">
            <text:p>-$54</text:p>
          </table:table-cell>
          <table:table-cell table:style-name="ce602" table:formula="of:=[.P19]+[.N20]" office:value-type="currency" office:currency="TRY" office:value="7405.0141608754" calcext:value-type="currency">
            <text:p>₺7.405,01</text:p>
          </table:table-cell>
          <table:table-cell table:style-name="ce643" table:formula="of:=[.Q19]+[.O20]" office:value-type="currency" office:currency="USD" office:value="99484.1524350873" calcext:value-type="currency">
            <text:p>$99.484,15</text:p>
          </table:table-cell>
          <table:table-cell table:style-name="ce606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590" table:formula="of:=[$'02-11-GLR'.G22]+[$'02-11-GLR'.G23]+[$'02-11-GLR'.G31]+[$'02-11-GLR'.G32]" office:value-type="currency" office:currency="TRY" office:value="22500" calcext:value-type="currency">
            <text:p>₺22.500,00</text:p>
          </table:table-cell>
          <table:table-cell table:style-name="ce605"/>
          <table:table-cell table:style-name="ce616" table:formula="of:=[.K21]/[.$E$5]" office:value-type="percentage" office:value="0.777530184550372" calcext:value-type="percentage">
            <text:p>%77,75</text:p>
          </table:table-cell>
          <table:table-cell table:style-name="ce602" table:formula="of:=[.G20]*[.E21]" office:value-type="currency" office:currency="TRY" office:value="17525.7923782456" calcext:value-type="currency">
            <text:p>₺17.525,79</text:p>
          </table:table-cell>
          <table:table-cell table:style-name="ce628" table:formula="of:=[.H21]/[.S21]" office:value-type="currency" office:currency="USD" office:value="2210.06209057322" calcext:value-type="currency">
            <text:p>$2.210</text:p>
          </table:table-cell>
          <table:table-cell table:style-name="ce602" table:formula="of:=[.J20]+[.H21]" office:value-type="currency" office:currency="TRY" office:value="44116.5382173702" calcext:value-type="currency">
            <text:p>₺44.116,54</text:p>
          </table:table-cell>
          <table:table-cell table:formula="of:=[.K20]-[.O21]" office:value-type="currency" office:currency="USD" office:value="349888.583047668" calcext:value-type="currency">
            <text:p>$349.888,58</text:p>
          </table:table-cell>
          <table:table-cell/>
          <table:table-cell table:style-name="ce616" table:formula="of:=[.Q21]/[.$E$5]" office:value-type="percentage" office:value="0.222469815449628" calcext:value-type="percentage">
            <text:p>%22,25</text:p>
          </table:table-cell>
          <table:table-cell table:style-name="ce602" table:formula="of:=[.M20]*[.E21]" office:value-type="currency" office:currency="TRY" office:value="4974.20762175437" calcext:value-type="currency">
            <text:p>₺4.974,21</text:p>
          </table:table-cell>
          <table:table-cell table:formula="of:=[.N21]/[.S21]" office:value-type="currency" office:currency="USD" office:value="627.264517245191" calcext:value-type="currency">
            <text:p>$627</text:p>
          </table:table-cell>
          <table:table-cell table:style-name="ce602" table:formula="of:=[.P20]+[.N21]" office:value-type="currency" office:currency="TRY" office:value="12379.2217826298" calcext:value-type="currency">
            <text:p>₺12.379,22</text:p>
          </table:table-cell>
          <table:table-cell table:style-name="ce643" table:formula="of:=[.Q20]+[.O21]" office:value-type="currency" office:currency="USD" office:value="100111.416952333" calcext:value-type="currency">
            <text:p>$100.111,42</text:p>
          </table:table-cell>
          <table:table-cell table:style-name="ce606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571"/>
          <table:table-cell/>
          <table:table-cell table:style-name="ce591" table:formula="of:=[$'02-12-GDR'.F65]" office:value-type="currency" office:currency="TRY" office:value="-5500" calcext:value-type="currency">
            <text:p>-₺5.500,00</text:p>
          </table:table-cell>
          <table:table-cell table:style-name="ce606"/>
          <table:table-cell table:style-name="ce616" table:formula="of:=[.K22]/[.$E$5]" office:value-type="percentage" office:value="0.777873069231603" calcext:value-type="percentage">
            <text:p>%77,79</text:p>
          </table:table-cell>
          <table:table-cell table:style-name="ce602" table:formula="of:=[.G21]*[.E22]" office:value-type="currency" office:currency="TRY" office:value="-4276.41601502705" calcext:value-type="currency">
            <text:p>-₺4.276,42</text:p>
          </table:table-cell>
          <table:table-cell table:style-name="ce628" table:formula="of:=[.H22]/[.S22]" office:value-type="currency" office:currency="USD" office:value="-539.270619801645" calcext:value-type="currency">
            <text:p>-$539</text:p>
          </table:table-cell>
          <table:table-cell table:style-name="ce602" table:formula="of:=[.J21]+[.H22]" office:value-type="currency" office:currency="TRY" office:value="39840.1222023432" calcext:value-type="currency">
            <text:p>₺39.840,12</text:p>
          </table:table-cell>
          <table:table-cell table:formula="of:=[.K21]-[.O22]" office:value-type="currency" office:currency="USD" office:value="350042.881154222" calcext:value-type="currency">
            <text:p>$350.042,88</text:p>
          </table:table-cell>
          <table:table-cell/>
          <table:table-cell table:style-name="ce616" table:formula="of:=[.Q22]/[.$E$5]" office:value-type="percentage" office:value="0.222126930768397" calcext:value-type="percentage">
            <text:p>%22,21</text:p>
          </table:table-cell>
          <table:table-cell table:style-name="ce602" table:formula="of:=[.M21]*[.E22]" office:value-type="currency" office:currency="TRY" office:value="-1223.58398497295" calcext:value-type="currency">
            <text:p>-₺1.223,58</text:p>
          </table:table-cell>
          <table:table-cell table:formula="of:=[.N22]/[.S22]" office:value-type="currency" office:currency="USD" office:value="-154.298106553966" calcext:value-type="currency">
            <text:p>-$154</text:p>
          </table:table-cell>
          <table:table-cell table:style-name="ce602" table:formula="of:=[.P21]+[.N22]" office:value-type="currency" office:currency="TRY" office:value="11155.6377976568" calcext:value-type="currency">
            <text:p>₺11.155,64</text:p>
          </table:table-cell>
          <table:table-cell table:style-name="ce643" table:formula="of:=[.Q21]+[.O22]" office:value-type="currency" office:currency="USD" office:value="99957.1188457785" calcext:value-type="currency">
            <text:p>$99.957,12</text:p>
          </table:table-cell>
          <table:table-cell table:style-name="ce606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590" table:formula="of:=[$'02-11-GLR'.G29]+[$'02-11-GLR'.G30]" office:value-type="currency" office:currency="TRY" office:value="23000" calcext:value-type="currency">
            <text:p>₺23.000,00</text:p>
          </table:table-cell>
          <table:table-cell table:style-name="ce605"/>
          <table:table-cell table:style-name="ce616" table:formula="of:=[.K23]/[.$E$5]" office:value-type="percentage" office:value="0.77641566817393" calcext:value-type="percentage">
            <text:p>%77,64</text:p>
          </table:table-cell>
          <table:table-cell table:style-name="ce602" table:formula="of:=[.G22]*[.E23]" office:value-type="currency" office:currency="TRY" office:value="17891.0805923269" calcext:value-type="currency">
            <text:p>₺17.891,08</text:p>
          </table:table-cell>
          <table:table-cell table:style-name="ce628" table:formula="of:=[.H23]/[.S23]" office:value-type="currency" office:currency="USD" office:value="2296.67273328971" calcext:value-type="currency">
            <text:p>$2.297</text:p>
          </table:table-cell>
          <table:table-cell table:style-name="ce602" table:formula="of:=[.J22]+[.H23]" office:value-type="currency" office:currency="TRY" office:value="57731.2027946701" calcext:value-type="currency">
            <text:p>₺57.731,20</text:p>
          </table:table-cell>
          <table:table-cell table:formula="of:=[.K22]-[.O23]" office:value-type="currency" office:currency="USD" office:value="349387.050678269" calcext:value-type="currency">
            <text:p>$349.387,05</text:p>
          </table:table-cell>
          <table:table-cell/>
          <table:table-cell table:style-name="ce616" table:formula="of:=[.Q23]/[.$E$5]" office:value-type="percentage" office:value="0.22358433182607" calcext:value-type="percentage">
            <text:p>%22,36</text:p>
          </table:table-cell>
          <table:table-cell table:style-name="ce602" table:formula="of:=[.M22]*[.E23]" office:value-type="currency" office:currency="TRY" office:value="5108.91940767313" calcext:value-type="currency">
            <text:p>₺5.108,92</text:p>
          </table:table-cell>
          <table:table-cell table:formula="of:=[.N23]/[.S23]" office:value-type="currency" office:currency="USD" office:value="655.830475952904" calcext:value-type="currency">
            <text:p>$656</text:p>
          </table:table-cell>
          <table:table-cell table:style-name="ce602" table:formula="of:=[.P22]+[.N23]" office:value-type="currency" office:currency="TRY" office:value="16264.5572053299" calcext:value-type="currency">
            <text:p>₺16.264,56</text:p>
          </table:table-cell>
          <table:table-cell table:style-name="ce643" table:formula="of:=[.Q22]+[.O23]" office:value-type="currency" office:currency="USD" office:value="100612.949321731" calcext:value-type="currency">
            <text:p>$100.612,95</text:p>
          </table:table-cell>
          <table:table-cell table:style-name="ce606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571"/>
          <table:table-cell/>
          <table:table-cell table:style-name="ce591" table:formula="of:=[$'02-12-GDR'.F79]" office:value-type="currency" office:currency="TRY" office:value="-21220" calcext:value-type="currency">
            <text:p>-₺21.220,00</text:p>
          </table:table-cell>
          <table:table-cell table:style-name="ce606"/>
          <table:table-cell table:style-name="ce616" table:formula="of:=[.K24]/[.$E$5]" office:value-type="percentage" office:value="0.777769101213825" calcext:value-type="percentage">
            <text:p>%77,78</text:p>
          </table:table-cell>
          <table:table-cell table:style-name="ce602" table:formula="of:=[.G23]*[.E24]" office:value-type="currency" office:currency="TRY" office:value="-16475.5404786508" calcext:value-type="currency">
            <text:p>-₺16.475,54</text:p>
          </table:table-cell>
          <table:table-cell table:style-name="ce628" table:formula="of:=[.H24]/[.S24]" office:value-type="currency" office:currency="USD" office:value="-2114.96026683579" calcext:value-type="currency">
            <text:p>-$2.115</text:p>
          </table:table-cell>
          <table:table-cell table:style-name="ce602" table:formula="of:=[.J23]+[.H24]" office:value-type="currency" office:currency="TRY" office:value="41255.6623160193" calcext:value-type="currency">
            <text:p>₺41.255,66</text:p>
          </table:table-cell>
          <table:table-cell table:formula="of:=[.K23]-[.O24]" office:value-type="currency" office:currency="USD" office:value="349996.095546221" calcext:value-type="currency">
            <text:p>$349.996,10</text:p>
          </table:table-cell>
          <table:table-cell/>
          <table:table-cell table:style-name="ce616" table:formula="of:=[.Q24]/[.$E$5]" office:value-type="percentage" office:value="0.222230898786176" calcext:value-type="percentage">
            <text:p>%22,22</text:p>
          </table:table-cell>
          <table:table-cell table:style-name="ce602" table:formula="of:=[.M23]*[.E24]" office:value-type="currency" office:currency="TRY" office:value="-4744.4595213492" calcext:value-type="currency">
            <text:p>-₺4.744,46</text:p>
          </table:table-cell>
          <table:table-cell table:formula="of:=[.N24]/[.S24]" office:value-type="currency" office:currency="USD" office:value="-609.044867952401" calcext:value-type="currency">
            <text:p>-$609</text:p>
          </table:table-cell>
          <table:table-cell table:style-name="ce602" table:formula="of:=[.P23]+[.N24]" office:value-type="currency" office:currency="TRY" office:value="11520.0976839807" calcext:value-type="currency">
            <text:p>₺11.520,10</text:p>
          </table:table-cell>
          <table:table-cell table:style-name="ce643" table:formula="of:=[.Q23]+[.O24]" office:value-type="currency" office:currency="USD" office:value="100003.904453779" calcext:value-type="currency">
            <text:p>$100.003,90</text:p>
          </table:table-cell>
          <table:table-cell table:style-name="ce606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571"/>
          <table:table-cell/>
          <table:table-cell table:style-name="ce591" table:formula="of:=[$'02-12-GDR'.F54]" office:value-type="currency" office:currency="TRY" office:value="-5097.07" calcext:value-type="currency">
            <text:p>-₺5.097,07</text:p>
          </table:table-cell>
          <table:table-cell table:style-name="ce606"/>
          <table:table-cell table:style-name="ce616" table:formula="of:=[.K25]/[.$E$5]" office:value-type="percentage" office:value="0.778055468663522" calcext:value-type="percentage">
            <text:p>%77,81</text:p>
          </table:table-cell>
          <table:table-cell table:style-name="ce602" table:formula="of:=[.G24]*[.E25]" office:value-type="currency" office:currency="TRY" office:value="-3964.34355272395" calcext:value-type="currency">
            <text:p>-₺3.964,34</text:p>
          </table:table-cell>
          <table:table-cell table:style-name="ce628" table:formula="of:=[.H25]/[.S25]" office:value-type="currency" office:currency="USD" office:value="-451.006092460063" calcext:value-type="currency">
            <text:p>-$451</text:p>
          </table:table-cell>
          <table:table-cell table:style-name="ce602" table:formula="of:=[.J24]+[.H25]" office:value-type="currency" office:currency="TRY" office:value="37291.3187632953" calcext:value-type="currency">
            <text:p>₺37.291,32</text:p>
          </table:table-cell>
          <table:table-cell table:formula="of:=[.K24]-[.O25]" office:value-type="currency" office:currency="USD" office:value="350124.960898585" calcext:value-type="currency">
            <text:p>$350.124,96</text:p>
          </table:table-cell>
          <table:table-cell/>
          <table:table-cell table:style-name="ce616" table:formula="of:=[.Q25]/[.$E$5]" office:value-type="percentage" office:value="0.221944531336479" calcext:value-type="percentage">
            <text:p>%22,19</text:p>
          </table:table-cell>
          <table:table-cell table:style-name="ce602" table:formula="of:=[.M24]*[.E25]" office:value-type="currency" office:currency="TRY" office:value="-1132.72644727605" calcext:value-type="currency">
            <text:p>-₺1.132,73</text:p>
          </table:table-cell>
          <table:table-cell table:formula="of:=[.N25]/[.S25]" office:value-type="currency" office:currency="USD" office:value="-128.865352363601" calcext:value-type="currency">
            <text:p>-$129</text:p>
          </table:table-cell>
          <table:table-cell table:style-name="ce602" table:formula="of:=[.P24]+[.N25]" office:value-type="currency" office:currency="TRY" office:value="10387.3712367047" calcext:value-type="currency">
            <text:p>₺10.387,37</text:p>
          </table:table-cell>
          <table:table-cell table:style-name="ce643" table:formula="of:=[.Q24]+[.O25]" office:value-type="currency" office:currency="USD" office:value="99875.0391014154" calcext:value-type="currency">
            <text:p>$99.875,04</text:p>
          </table:table-cell>
          <table:table-cell table:style-name="ce606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590" table:formula="of:=[$'02-11-GLR'.G20]" office:value-type="currency" office:currency="TRY" office:value="5000" calcext:value-type="currency">
            <text:p>₺5.000,00</text:p>
          </table:table-cell>
          <table:table-cell table:style-name="ce605"/>
          <table:table-cell table:style-name="ce616" table:formula="of:=[.K26]/[.$E$5]" office:value-type="percentage" office:value="0.777803573837354" calcext:value-type="percentage">
            <text:p>%77,78</text:p>
          </table:table-cell>
          <table:table-cell table:style-name="ce602" table:formula="of:=[.G25]*[.E26]" office:value-type="currency" office:currency="TRY" office:value="3890.27734331761" calcext:value-type="currency">
            <text:p>₺3.890,28</text:p>
          </table:table-cell>
          <table:table-cell table:style-name="ce628" table:formula="of:=[.H26]/[.S26]" office:value-type="currency" office:currency="USD" office:value="397.372558050828" calcext:value-type="currency">
            <text:p>$397</text:p>
          </table:table-cell>
          <table:table-cell table:style-name="ce602" table:formula="of:=[.J25]+[.H26]" office:value-type="currency" office:currency="TRY" office:value="41181.5961066129" calcext:value-type="currency">
            <text:p>₺41.181,60</text:p>
          </table:table-cell>
          <table:table-cell table:formula="of:=[.K25]-[.O26]" office:value-type="currency" office:currency="USD" office:value="350011.608226809" calcext:value-type="currency">
            <text:p>$350.011,61</text:p>
          </table:table-cell>
          <table:table-cell/>
          <table:table-cell table:style-name="ce616" table:formula="of:=[.Q26]/[.$E$5]" office:value-type="percentage" office:value="0.222196426162647" calcext:value-type="percentage">
            <text:p>%22,22</text:p>
          </table:table-cell>
          <table:table-cell table:style-name="ce602" table:formula="of:=[.M25]*[.E26]" office:value-type="currency" office:currency="TRY" office:value="1109.72265668239" calcext:value-type="currency">
            <text:p>₺1.109,72</text:p>
          </table:table-cell>
          <table:table-cell table:formula="of:=[.N26]/[.S26]" office:value-type="currency" office:currency="USD" office:value="113.352671775525" calcext:value-type="currency">
            <text:p>$113</text:p>
          </table:table-cell>
          <table:table-cell table:style-name="ce602" table:formula="of:=[.P25]+[.N26]" office:value-type="currency" office:currency="TRY" office:value="11497.0938933871" calcext:value-type="currency">
            <text:p>₺11.497,09</text:p>
          </table:table-cell>
          <table:table-cell table:style-name="ce643" table:formula="of:=[.Q25]+[.O26]" office:value-type="currency" office:currency="USD" office:value="99988.391773191" calcext:value-type="currency">
            <text:p>$99.988,39</text:p>
          </table:table-cell>
          <table:table-cell table:style-name="ce606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571"/>
          <table:table-cell office:value-type="float" office:value="1610" calcext:value-type="float">
            <text:p>1610</text:p>
          </table:table-cell>
          <table:table-cell table:style-name="ce591" table:formula="of:=[$'02-12-GDR'.F83]" office:value-type="currency" office:currency="TRY" office:value="-43079.224" calcext:value-type="currency">
            <text:p>-₺43.079,22</text:p>
          </table:table-cell>
          <table:table-cell table:style-name="ce606"/>
          <table:table-cell table:style-name="ce616" table:formula="of:=[.K27]/[.$E$5]" office:value-type="percentage" office:value="0.781046138069962" calcext:value-type="percentage">
            <text:p>%78,10</text:p>
          </table:table-cell>
          <table:table-cell table:style-name="ce602" table:formula="of:=[.G26]*[.E27]" office:value-type="currency" office:currency="TRY" office:value="-33507.1743853399" calcext:value-type="currency">
            <text:p>-₺33.507,17</text:p>
          </table:table-cell>
          <table:table-cell table:style-name="ce628" table:formula="of:=[.H27]/[.S27]" office:value-type="currency" office:currency="USD" office:value="-5107.80097337499" calcext:value-type="currency">
            <text:p>-$5.108</text:p>
          </table:table-cell>
          <table:table-cell table:style-name="ce602" table:formula="of:=[.J26]+[.H27]" office:value-type="currency" office:currency="TRY" office:value="7674.42172127302" calcext:value-type="currency">
            <text:p>₺7.674,42</text:p>
          </table:table-cell>
          <table:table-cell table:formula="of:=[.K26]-[.O27]" office:value-type="currency" office:currency="USD" office:value="351470.762131483" calcext:value-type="currency">
            <text:p>$351.470,76</text:p>
          </table:table-cell>
          <table:table-cell/>
          <table:table-cell table:style-name="ce616" table:formula="of:=[.Q27]/[.$E$5]" office:value-type="percentage" office:value="0.218953861930038" calcext:value-type="percentage">
            <text:p>%21,90</text:p>
          </table:table-cell>
          <table:table-cell table:style-name="ce602" table:formula="of:=[.M26]*[.E27]" office:value-type="currency" office:currency="TRY" office:value="-9572.04961466011" calcext:value-type="currency">
            <text:p>-₺9.572,05</text:p>
          </table:table-cell>
          <table:table-cell table:formula="of:=[.N27]/[.S27]" office:value-type="currency" office:currency="USD" office:value="-1459.1539046738" calcext:value-type="currency">
            <text:p>-$1.459</text:p>
          </table:table-cell>
          <table:table-cell table:style-name="ce602" table:formula="of:=[.P26]+[.N27]" office:value-type="currency" office:currency="TRY" office:value="1925.04427872696" calcext:value-type="currency">
            <text:p>₺1.925,04</text:p>
          </table:table-cell>
          <table:table-cell table:style-name="ce643" table:formula="of:=[.Q26]+[.O27]" office:value-type="currency" office:currency="USD" office:value="98529.2378685172" calcext:value-type="currency">
            <text:p>$98.529,24</text:p>
          </table:table-cell>
          <table:table-cell table:style-name="ce606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20</text:p>
          </table:table-cell>
          <table:table-cell table:style-name="ce564"/>
          <table:table-cell table:style-name="ce579" table:formula="of:=SUM([.D18:.D27])" office:value-type="float" office:value="83624" calcext:value-type="float">
            <text:p>83624</text:p>
          </table:table-cell>
          <table:table-cell table:style-name="ce592" table:formula="of:=SUM([.E18:.E27])" office:value-type="currency" office:currency="TRY" office:value="-12396.294" calcext:value-type="currency">
            <text:p>-₺12.396,29</text:p>
          </table:table-cell>
          <table:table-cell table:style-name="ce608"/>
          <table:table-cell table:style-name="ce617"/>
          <table:table-cell table:style-name="ce592" table:formula="of:=SUM([.H18:.H27])" office:value-type="currency" office:currency="TRY" office:value="-9561.16523890399" calcext:value-type="currency">
            <text:p>-₺9.561,17</text:p>
          </table:table-cell>
          <table:table-cell table:style-name="ce629" table:formula="of:=SUM([.I18:.I27])" office:value-type="currency" office:currency="USD" office:value="-2000.33532031485" calcext:value-type="currency">
            <text:p>-$2.000</text:p>
          </table:table-cell>
          <table:table-cell table:style-name="ce636"/>
          <table:table-cell table:style-name="ce646"/>
          <table:table-cell table:style-name="ce636"/>
          <table:table-cell table:style-name="ce617"/>
          <table:table-cell table:style-name="ce592" table:formula="of:=SUM([.N18:.N27])" office:value-type="currency" office:currency="TRY" office:value="-2835.12876109603" calcext:value-type="currency">
            <text:p>-₺2.835,13</text:p>
          </table:table-cell>
          <table:table-cell table:style-name="ce629" table:formula="of:=SUM([.O18:.O27])" office:value-type="currency" office:currency="USD" office:value="-584.993931455205" calcext:value-type="currency">
            <text:p>-$585</text:p>
          </table:table-cell>
          <table:table-cell table:style-name="ce666"/>
          <table:table-cell table:style-name="ce671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style-name="ce553"/>
          <table:table-cell table:style-name="ce565"/>
          <table:table-cell table:style-name="ce572" office:value-type="string" calcext:value-type="string">
            <text:p>Toplam – Net 2018-20</text:p>
          </table:table-cell>
          <table:table-cell table:style-name="ce580" table:formula="of:=[.D28]+[.D16]" office:value-type="float" office:value="143269" calcext:value-type="float">
            <text:p>143269</text:p>
          </table:table-cell>
          <table:table-cell table:style-name="ce580" table:formula="of:=[.E28]+[.E16]" office:value-type="float" office:value="9599.466" calcext:value-type="float">
            <text:p>9599,46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table:style-name="ce553" office:value-type="float" office:value="2021" calcext:value-type="float">
            <text:p>2021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590" table:formula="of:=[$'02-11-GLR'.G39]" office:value-type="currency" office:currency="TRY" office:value="6800" calcext:value-type="currency">
            <text:p>₺6.800,00</text:p>
          </table:table-cell>
          <table:table-cell table:style-name="ce606"/>
          <table:table-cell table:style-name="ce616" table:formula="of:=[.K31]/[.$E$5]" office:value-type="percentage" office:value="0.780641164246727" calcext:value-type="percentage">
            <text:p>%78,06</text:p>
          </table:table-cell>
          <table:table-cell table:style-name="ce602" table:formula="of:=[.G27]*[.E31]" office:value-type="currency" office:currency="TRY" office:value="5311.11373887574" calcext:value-type="currency">
            <text:p>₺5.311,11</text:p>
          </table:table-cell>
          <table:table-cell table:style-name="ce628" table:formula="of:=[.H31]/[.S31]" office:value-type="currency" office:currency="USD" office:value="650.075121037423" calcext:value-type="currency">
            <text:p>$650</text:p>
          </table:table-cell>
          <table:table-cell table:style-name="ce602" table:formula="of:=[.J27]+[.H31]" office:value-type="currency" office:currency="TRY" office:value="12985.5354601488" calcext:value-type="currency">
            <text:p>₺12.985,54</text:p>
          </table:table-cell>
          <table:table-cell table:formula="of:=[.K27]-[.O31]" office:value-type="currency" office:currency="USD" office:value="351288.523911027" calcext:value-type="currency">
            <text:p>$351.288,52</text:p>
          </table:table-cell>
          <table:table-cell/>
          <table:table-cell table:style-name="ce616" table:formula="of:=[.Q31]/[.$E$5]" office:value-type="percentage" office:value="0.219358835753273" calcext:value-type="percentage">
            <text:p>%21,94</text:p>
          </table:table-cell>
          <table:table-cell table:style-name="ce602" table:formula="of:=[.M27]*[.E31]" office:value-type="currency" office:currency="TRY" office:value="1488.88626112426" calcext:value-type="currency">
            <text:p>₺1.488,89</text:p>
          </table:table-cell>
          <table:table-cell table:formula="of:=[.N31]/[.S31]" office:value-type="currency" office:currency="USD" office:value="182.238220455846" calcext:value-type="currency">
            <text:p>$182</text:p>
          </table:table-cell>
          <table:table-cell table:style-name="ce602" table:formula="of:=[.P27]+[.N31]" office:value-type="currency" office:currency="TRY" office:value="3413.93053985122" calcext:value-type="currency">
            <text:p>₺3.413,93</text:p>
          </table:table-cell>
          <table:table-cell table:style-name="ce643" table:formula="of:=[.Q27]+[.O31]" office:value-type="currency" office:currency="USD" office:value="98711.476088973" calcext:value-type="currency">
            <text:p>$98.711,48</text:p>
          </table:table-cell>
          <table:table-cell table:style-name="ce606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590" table:formula="of:=[$'02-11-GLR'.G36]+[$'02-11-GLR'.G37]" office:value-type="currency" office:currency="TRY" office:value="12000" calcext:value-type="currency">
            <text:p>₺12.000,00</text:p>
          </table:table-cell>
          <table:table-cell table:style-name="ce606"/>
          <table:table-cell table:style-name="ce616" table:formula="of:=[.K32]/[.$E$5]" office:value-type="percentage" office:value="0.779919885707464" calcext:value-type="percentage">
            <text:p>%77,99</text:p>
          </table:table-cell>
          <table:table-cell table:style-name="ce602" table:formula="of:=[.G31]*[.E32]" office:value-type="currency" office:currency="TRY" office:value="9367.69397096072" calcext:value-type="currency">
            <text:p>₺9.367,69</text:p>
          </table:table-cell>
          <table:table-cell table:style-name="ce628" table:formula="of:=[.H32]/[.S32]" office:value-type="currency" office:currency="USD" office:value="1155.07940455743" calcext:value-type="currency">
            <text:p>$1.155</text:p>
          </table:table-cell>
          <table:table-cell table:style-name="ce602" table:formula="of:=[.J31]+[.H32]" office:value-type="currency" office:currency="TRY" office:value="22353.2294311095" calcext:value-type="currency">
            <text:p>₺22.353,23</text:p>
          </table:table-cell>
          <table:table-cell table:formula="of:=[.K31]-[.O32]" office:value-type="currency" office:currency="USD" office:value="350963.948568359" calcext:value-type="currency">
            <text:p>$350.963,95</text:p>
          </table:table-cell>
          <table:table-cell/>
          <table:table-cell table:style-name="ce616" table:formula="of:=[.Q32]/[.$E$5]" office:value-type="percentage" office:value="0.220080114292536" calcext:value-type="percentage">
            <text:p>%22,01</text:p>
          </table:table-cell>
          <table:table-cell table:style-name="ce602" table:formula="of:=[.M31]*[.E32]" office:value-type="currency" office:currency="TRY" office:value="2632.30602903928" calcext:value-type="currency">
            <text:p>₺2.632,31</text:p>
          </table:table-cell>
          <table:table-cell table:formula="of:=[.N32]/[.S32]" office:value-type="currency" office:currency="USD" office:value="324.575342668222" calcext:value-type="currency">
            <text:p>$325</text:p>
          </table:table-cell>
          <table:table-cell table:style-name="ce602" table:formula="of:=[.P31]+[.N32]" office:value-type="currency" office:currency="TRY" office:value="6046.2365688905" calcext:value-type="currency">
            <text:p>₺6.046,24</text:p>
          </table:table-cell>
          <table:table-cell table:style-name="ce643" table:formula="of:=[.Q31]+[.O32]" office:value-type="currency" office:currency="USD" office:value="99036.0514316413" calcext:value-type="currency">
            <text:p>$99.036,05</text:p>
          </table:table-cell>
          <table:table-cell table:style-name="ce606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590" table:formula="of:=[$'02-11-GLR'.G41]" office:value-type="currency" office:currency="TRY" office:value="24000" calcext:value-type="currency">
            <text:p>₺24.000,00</text:p>
          </table:table-cell>
          <table:table-cell table:style-name="ce606"/>
          <table:table-cell table:style-name="ce616" table:formula="of:=[.K33]/[.$E$5]" office:value-type="percentage" office:value="0.77854867004209" calcext:value-type="percentage">
            <text:p>%77,85</text:p>
          </table:table-cell>
          <table:table-cell table:style-name="ce602" table:formula="of:=[.G32]*[.E33]" office:value-type="currency" office:currency="TRY" office:value="18718.0772569791" calcext:value-type="currency">
            <text:p>₺18.718,08</text:p>
          </table:table-cell>
          <table:table-cell table:style-name="ce628" table:formula="of:=[.H33]/[.S33]" office:value-type="currency" office:currency="USD" office:value="2186.69126833868" calcext:value-type="currency">
            <text:p>$2.187</text:p>
          </table:table-cell>
          <table:table-cell table:style-name="ce602" table:formula="of:=[.J32]+[.H33]" office:value-type="currency" office:currency="TRY" office:value="41071.3066880886" calcext:value-type="currency">
            <text:p>₺41.071,31</text:p>
          </table:table-cell>
          <table:table-cell table:formula="of:=[.K32]-[.O33]" office:value-type="currency" office:currency="USD" office:value="350346.901518941" calcext:value-type="currency">
            <text:p>$350.346,90</text:p>
          </table:table-cell>
          <table:table-cell/>
          <table:table-cell table:style-name="ce616" table:formula="of:=[.Q33]/[.$E$5]" office:value-type="percentage" office:value="0.22145132995791" calcext:value-type="percentage">
            <text:p>%22,15</text:p>
          </table:table-cell>
          <table:table-cell table:style-name="ce602" table:formula="of:=[.M32]*[.E33]" office:value-type="currency" office:currency="TRY" office:value="5281.92274302087" calcext:value-type="currency">
            <text:p>₺5.281,92</text:p>
          </table:table-cell>
          <table:table-cell table:formula="of:=[.N33]/[.S33]" office:value-type="currency" office:currency="USD" office:value="617.047049418326" calcext:value-type="currency">
            <text:p>$617</text:p>
          </table:table-cell>
          <table:table-cell table:style-name="ce602" table:formula="of:=[.P32]+[.N33]" office:value-type="currency" office:currency="TRY" office:value="11328.1593119114" calcext:value-type="currency">
            <text:p>₺11.328,16</text:p>
          </table:table-cell>
          <table:table-cell table:style-name="ce643" table:formula="of:=[.Q32]+[.O33]" office:value-type="currency" office:currency="USD" office:value="99653.0984810596" calcext:value-type="currency">
            <text:p>$99.653,10</text:p>
          </table:table-cell>
          <table:table-cell table:style-name="ce606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590" table:formula="of:=[$'02-11-GLR'.G42]+[$'02-11-GLR'.G43]+[$'02-11-GLR'.G44]" office:value-type="currency" office:currency="TRY" office:value="7500" calcext:value-type="currency">
            <text:p>₺7.500,00</text:p>
          </table:table-cell>
          <table:table-cell table:style-name="ce606"/>
          <table:table-cell table:style-name="ce616" table:formula="of:=[.K34]/[.$E$5]" office:value-type="percentage" office:value="0.778120496550292" calcext:value-type="percentage">
            <text:p>%77,81</text:p>
          </table:table-cell>
          <table:table-cell table:style-name="ce602" table:formula="of:=[.G33]*[.E34]" office:value-type="currency" office:currency="TRY" office:value="5839.11502531568" calcext:value-type="currency">
            <text:p>₺5.839,12</text:p>
          </table:table-cell>
          <table:table-cell table:style-name="ce628" table:formula="of:=[.H34]/[.S34]" office:value-type="currency" office:currency="USD" office:value="677.391534259359" calcext:value-type="currency">
            <text:p>$677</text:p>
          </table:table-cell>
          <table:table-cell table:style-name="ce602" table:formula="of:=[.J33]+[.H34]" office:value-type="currency" office:currency="TRY" office:value="46910.4217134043" calcext:value-type="currency">
            <text:p>₺46.910,42</text:p>
          </table:table-cell>
          <table:table-cell table:formula="of:=[.K33]-[.O34]" office:value-type="currency" office:currency="USD" office:value="350154.223447632" calcext:value-type="currency">
            <text:p>$350.154,22</text:p>
          </table:table-cell>
          <table:table-cell/>
          <table:table-cell table:style-name="ce616" table:formula="of:=[.Q34]/[.$E$5]" office:value-type="percentage" office:value="0.221879503449708" calcext:value-type="percentage">
            <text:p>%22,19</text:p>
          </table:table-cell>
          <table:table-cell table:style-name="ce602" table:formula="of:=[.M33]*[.E34]" office:value-type="currency" office:currency="TRY" office:value="1660.88497468433" calcext:value-type="currency">
            <text:p>₺1.660,88</text:p>
          </table:table-cell>
          <table:table-cell table:formula="of:=[.N34]/[.S34]" office:value-type="currency" office:currency="USD" office:value="192.678071309087" calcext:value-type="currency">
            <text:p>$193</text:p>
          </table:table-cell>
          <table:table-cell table:style-name="ce602" table:formula="of:=[.P33]+[.N34]" office:value-type="currency" office:currency="TRY" office:value="12989.0442865957" calcext:value-type="currency">
            <text:p>₺12.989,04</text:p>
          </table:table-cell>
          <table:table-cell table:style-name="ce643" table:formula="of:=[.Q33]+[.O34]" office:value-type="currency" office:currency="USD" office:value="99845.7765523687" calcext:value-type="currency">
            <text:p>$99.845,78</text:p>
          </table:table-cell>
          <table:table-cell table:style-name="ce606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590" table:formula="of:=[$'02-11-GLR'.G46]" office:value-type="currency" office:currency="TRY" office:value="28800" calcext:value-type="currency">
            <text:p>₺28.800,00</text:p>
          </table:table-cell>
          <table:table-cell table:style-name="ce606"/>
          <table:table-cell table:style-name="ce616" table:formula="of:=[.K35]/[.$E$5]" office:value-type="percentage" office:value="0.77642392687039" calcext:value-type="percentage">
            <text:p>%77,64</text:p>
          </table:table-cell>
          <table:table-cell table:style-name="ce602" table:formula="of:=[.G34]*[.E35]" office:value-type="currency" office:currency="TRY" office:value="22409.8703006484" calcext:value-type="currency">
            <text:p>₺22.409,87</text:p>
          </table:table-cell>
          <table:table-cell table:style-name="ce628" table:formula="of:=[.H35]/[.S35]" office:value-type="currency" office:currency="USD" office:value="2677.40385909778" calcext:value-type="currency">
            <text:p>$2.677</text:p>
          </table:table-cell>
          <table:table-cell table:style-name="ce602" table:formula="of:=[.J34]+[.H35]" office:value-type="currency" office:currency="TRY" office:value="69320.2920140527" calcext:value-type="currency">
            <text:p>₺69.320,29</text:p>
          </table:table-cell>
          <table:table-cell table:formula="of:=[.K34]-[.O35]" office:value-type="currency" office:currency="USD" office:value="349390.767091676" calcext:value-type="currency">
            <text:p>$349.390,77</text:p>
          </table:table-cell>
          <table:table-cell/>
          <table:table-cell table:style-name="ce616" table:formula="of:=[.Q35]/[.$E$5]" office:value-type="percentage" office:value="0.22357607312961" calcext:value-type="percentage">
            <text:p>%22,36</text:p>
          </table:table-cell>
          <table:table-cell table:style-name="ce602" table:formula="of:=[.M34]*[.E35]" office:value-type="currency" office:currency="TRY" office:value="6390.12969935159" calcext:value-type="currency">
            <text:p>₺6.390,13</text:p>
          </table:table-cell>
          <table:table-cell table:formula="of:=[.N35]/[.S35]" office:value-type="currency" office:currency="USD" office:value="763.456355955985" calcext:value-type="currency">
            <text:p>$763</text:p>
          </table:table-cell>
          <table:table-cell table:style-name="ce602" table:formula="of:=[.P34]+[.N35]" office:value-type="currency" office:currency="TRY" office:value="19379.1739859473" calcext:value-type="currency">
            <text:p>₺19.379,17</text:p>
          </table:table-cell>
          <table:table-cell table:style-name="ce643" table:formula="of:=[.Q34]+[.O35]" office:value-type="currency" office:currency="USD" office:value="100609.232908325" calcext:value-type="currency">
            <text:p>$100.609,23</text:p>
          </table:table-cell>
          <table:table-cell table:style-name="ce606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590" table:formula="of:=[$'02-11-GLR'.G48]" office:value-type="currency" office:currency="TRY" office:value="43160" calcext:value-type="currency">
            <text:p>₺43.160,00</text:p>
          </table:table-cell>
          <table:table-cell table:style-name="ce606"/>
          <table:table-cell table:style-name="ce616" table:formula="of:=[.K36]/[.$E$5]" office:value-type="percentage" office:value="0.774647337840422" calcext:value-type="percentage">
            <text:p>%77,46</text:p>
          </table:table-cell>
          <table:table-cell table:style-name="ce602" table:formula="of:=[.G35]*[.E36]" office:value-type="currency" office:currency="TRY" office:value="33510.456683726" calcext:value-type="currency">
            <text:p>₺33.510,46</text:p>
          </table:table-cell>
          <table:table-cell table:style-name="ce628" table:formula="of:=[.H36]/[.S36]" office:value-type="currency" office:currency="USD" office:value="2776.34272441806" calcext:value-type="currency">
            <text:p>$2.776</text:p>
          </table:table-cell>
          <table:table-cell table:style-name="ce602" table:formula="of:=[.J35]+[.H36]" office:value-type="currency" office:currency="TRY" office:value="102830.748697779" calcext:value-type="currency">
            <text:p>₺102.830,75</text:p>
          </table:table-cell>
          <table:table-cell table:formula="of:=[.K35]-[.O36]" office:value-type="currency" office:currency="USD" office:value="348591.30202819" calcext:value-type="currency">
            <text:p>$348.591,30</text:p>
          </table:table-cell>
          <table:table-cell/>
          <table:table-cell table:style-name="ce616" table:formula="of:=[.Q36]/[.$E$5]" office:value-type="percentage" office:value="0.225352662159579" calcext:value-type="percentage">
            <text:p>%22,54</text:p>
          </table:table-cell>
          <table:table-cell table:style-name="ce602" table:formula="of:=[.M35]*[.E36]" office:value-type="currency" office:currency="TRY" office:value="9649.54331627398" calcext:value-type="currency">
            <text:p>₺9.649,54</text:p>
          </table:table-cell>
          <table:table-cell table:formula="of:=[.N36]/[.S36]" office:value-type="currency" office:currency="USD" office:value="799.465063485831" calcext:value-type="currency">
            <text:p>$799</text:p>
          </table:table-cell>
          <table:table-cell table:style-name="ce602" table:formula="of:=[.P35]+[.N36]" office:value-type="currency" office:currency="TRY" office:value="29028.7173022213" calcext:value-type="currency">
            <text:p>₺29.028,72</text:p>
          </table:table-cell>
          <table:table-cell table:style-name="ce643" table:formula="of:=[.Q35]+[.O36]" office:value-type="currency" office:currency="USD" office:value="101408.69797181" calcext:value-type="currency">
            <text:p>$101.408,70</text:p>
          </table:table-cell>
          <table:table-cell table:style-name="ce606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590" table:formula="of:=[$'02-11-GLR'.G50]" office:value-type="currency" office:currency="TRY" office:value="30000" calcext:value-type="currency">
            <text:p>₺30.000,00</text:p>
          </table:table-cell>
          <table:table-cell table:style-name="ce606"/>
          <table:table-cell table:style-name="ce616" table:formula="of:=[.K37]/[.$E$5]" office:value-type="percentage" office:value="0.772860951299323" calcext:value-type="percentage">
            <text:p>%77,29</text:p>
          </table:table-cell>
          <table:table-cell table:style-name="ce602" table:formula="of:=[.G36]*[.E37]" office:value-type="currency" office:currency="TRY" office:value="23239.4201352126" calcext:value-type="currency">
            <text:p>₺23.239,42</text:p>
          </table:table-cell>
          <table:table-cell table:style-name="ce628" table:formula="of:=[.H37]/[.S37]" office:value-type="currency" office:currency="USD" office:value="2763.30798278391" calcext:value-type="currency">
            <text:p>$2.763</text:p>
          </table:table-cell>
          <table:table-cell table:style-name="ce602" table:formula="of:=[.J36]+[.H37]" office:value-type="currency" office:currency="TRY" office:value="126070.168832991" calcext:value-type="currency">
            <text:p>₺126.070,17</text:p>
          </table:table-cell>
          <table:table-cell table:formula="of:=[.K36]-[.O37]" office:value-type="currency" office:currency="USD" office:value="347787.428084695" calcext:value-type="currency">
            <text:p>$347.787,43</text:p>
          </table:table-cell>
          <table:table-cell/>
          <table:table-cell table:style-name="ce616" table:formula="of:=[.Q37]/[.$E$5]" office:value-type="percentage" office:value="0.227139048700677" calcext:value-type="percentage">
            <text:p>%22,71</text:p>
          </table:table-cell>
          <table:table-cell table:style-name="ce602" table:formula="of:=[.M36]*[.E37]" office:value-type="currency" office:currency="TRY" office:value="6760.57986478737" calcext:value-type="currency">
            <text:p>₺6.760,58</text:p>
          </table:table-cell>
          <table:table-cell table:formula="of:=[.N37]/[.S37]" office:value-type="currency" office:currency="USD" office:value="803.873943494336" calcext:value-type="currency">
            <text:p>$804</text:p>
          </table:table-cell>
          <table:table-cell table:style-name="ce602" table:formula="of:=[.P36]+[.N37]" office:value-type="currency" office:currency="TRY" office:value="35789.2971670086" calcext:value-type="currency">
            <text:p>₺35.789,30</text:p>
          </table:table-cell>
          <table:table-cell table:style-name="ce643" table:formula="of:=[.Q36]+[.O37]" office:value-type="currency" office:currency="USD" office:value="102212.571915305" calcext:value-type="currency">
            <text:p>$102.212,57</text:p>
          </table:table-cell>
          <table:table-cell table:style-name="ce606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16]" office:value-type="currency" office:currency="TRY" office:value="-15585" calcext:value-type="currency">
            <text:p>-₺15.585,00</text:p>
          </table:table-cell>
          <table:table-cell table:style-name="ce606"/>
          <table:table-cell table:style-name="ce616" table:formula="of:=[.K38]/[.$E$5]" office:value-type="percentage" office:value="0.773783176667045" calcext:value-type="percentage">
            <text:p>%77,38</text:p>
          </table:table-cell>
          <table:table-cell table:style-name="ce602" table:formula="of:=[.G37]*[.E38]" office:value-type="currency" office:currency="TRY" office:value="-12045.0379259999" calcext:value-type="currency">
            <text:p>-₺12.045,04</text:p>
          </table:table-cell>
          <table:table-cell table:style-name="ce628" table:formula="of:=[.H38]/[.S38]" office:value-type="currency" office:currency="USD" office:value="-1412.07947549824" calcext:value-type="currency">
            <text:p>-$1.412</text:p>
          </table:table-cell>
          <table:table-cell table:style-name="ce602" table:formula="of:=[.J37]+[.H38]" office:value-type="currency" office:currency="TRY" office:value="114025.130906991" calcext:value-type="currency">
            <text:p>₺114.025,13</text:p>
          </table:table-cell>
          <table:table-cell table:formula="of:=[.K37]-[.O38]" office:value-type="currency" office:currency="USD" office:value="348202.42950017" calcext:value-type="currency">
            <text:p>$348.202,43</text:p>
          </table:table-cell>
          <table:table-cell/>
          <table:table-cell table:style-name="ce616" table:formula="of:=[.Q38]/[.$E$5]" office:value-type="percentage" office:value="0.226216823332956" calcext:value-type="percentage">
            <text:p>%22,62</text:p>
          </table:table-cell>
          <table:table-cell table:style-name="ce602" table:formula="of:=[.M37]*[.E38]" office:value-type="currency" office:currency="TRY" office:value="-3539.96207400006" calcext:value-type="currency">
            <text:p>-₺3.539,96</text:p>
          </table:table-cell>
          <table:table-cell table:formula="of:=[.N38]/[.S38]" office:value-type="currency" office:currency="USD" office:value="-415.001415474802" calcext:value-type="currency">
            <text:p>-$415</text:p>
          </table:table-cell>
          <table:table-cell table:style-name="ce602" table:formula="of:=[.P37]+[.N38]" office:value-type="currency" office:currency="TRY" office:value="32249.3350930086" calcext:value-type="currency">
            <text:p>₺32.249,34</text:p>
          </table:table-cell>
          <table:table-cell table:style-name="ce643" table:formula="of:=[.Q37]+[.O38]" office:value-type="currency" office:currency="USD" office:value="101797.57049983" calcext:value-type="currency">
            <text:p>$101.797,57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27]" office:value-type="currency" office:currency="TRY" office:value="-12305" calcext:value-type="currency">
            <text:p>-₺12.305,00</text:p>
          </table:table-cell>
          <table:table-cell table:style-name="ce606"/>
          <table:table-cell table:style-name="ce616" table:formula="of:=[.K39]/[.$E$5]" office:value-type="percentage" office:value="0.774508355255325" calcext:value-type="percentage">
            <text:p>%77,45</text:p>
          </table:table-cell>
          <table:table-cell table:style-name="ce602" table:formula="of:=[.G38]*[.E39]" office:value-type="currency" office:currency="TRY" office:value="-9521.40198888799" calcext:value-type="currency">
            <text:p>-₺9.521,40</text:p>
          </table:table-cell>
          <table:table-cell table:style-name="ce628" table:formula="of:=[.H39]/[.S39]" office:value-type="currency" office:currency="USD" office:value="-1116.22532108886" calcext:value-type="currency">
            <text:p>-$1.116</text:p>
          </table:table-cell>
          <table:table-cell table:style-name="ce602" table:formula="of:=[.J38]+[.H39]" office:value-type="currency" office:currency="TRY" office:value="104503.728918103" calcext:value-type="currency">
            <text:p>₺104.503,73</text:p>
          </table:table-cell>
          <table:table-cell table:formula="of:=[.K38]-[.O39]" office:value-type="currency" office:currency="USD" office:value="348528.759864896" calcext:value-type="currency">
            <text:p>$348.528,76</text:p>
          </table:table-cell>
          <table:table-cell/>
          <table:table-cell table:style-name="ce616" table:formula="of:=[.Q39]/[.$E$5]" office:value-type="percentage" office:value="0.225491644744676" calcext:value-type="percentage">
            <text:p>%22,55</text:p>
          </table:table-cell>
          <table:table-cell table:style-name="ce602" table:formula="of:=[.M38]*[.E39]" office:value-type="currency" office:currency="TRY" office:value="-2783.59801111202" calcext:value-type="currency">
            <text:p>-₺2.783,60</text:p>
          </table:table-cell>
          <table:table-cell table:formula="of:=[.N39]/[.S39]" office:value-type="currency" office:currency="USD" office:value="-326.330364725911" calcext:value-type="currency">
            <text:p>-$326</text:p>
          </table:table-cell>
          <table:table-cell table:style-name="ce602" table:formula="of:=[.P38]+[.N39]" office:value-type="currency" office:currency="TRY" office:value="29465.7370818966" calcext:value-type="currency">
            <text:p>₺29.465,74</text:p>
          </table:table-cell>
          <table:table-cell table:style-name="ce643" table:formula="of:=[.Q38]+[.O39]" office:value-type="currency" office:currency="USD" office:value="101471.240135104" calcext:value-type="currency">
            <text:p>$101.471,24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04]" office:value-type="currency" office:currency="TRY" office:value="-4179.31" calcext:value-type="currency">
            <text:p>-₺4.179,31</text:p>
          </table:table-cell>
          <table:table-cell table:style-name="ce606"/>
          <table:table-cell table:style-name="ce616" table:formula="of:=[.K40]/[.$E$5]" office:value-type="percentage" office:value="0.77475386769138" calcext:value-type="percentage">
            <text:p>%77,48</text:p>
          </table:table-cell>
          <table:table-cell table:style-name="ce602" table:formula="of:=[.G39]*[.E40]" office:value-type="currency" office:currency="TRY" office:value="-3236.91051420213" calcext:value-type="currency">
            <text:p>-₺3.236,91</text:p>
          </table:table-cell>
          <table:table-cell table:style-name="ce628" table:formula="of:=[.H40]/[.S40]" office:value-type="currency" office:currency="USD" office:value="-379.473682790402" calcext:value-type="currency">
            <text:p>-$379</text:p>
          </table:table-cell>
          <table:table-cell table:style-name="ce602" table:formula="of:=[.J39]+[.H40]" office:value-type="currency" office:currency="TRY" office:value="101266.818403901" calcext:value-type="currency">
            <text:p>₺101.266,82</text:p>
          </table:table-cell>
          <table:table-cell table:formula="of:=[.K39]-[.O40]" office:value-type="currency" office:currency="USD" office:value="348639.240461121" calcext:value-type="currency">
            <text:p>$348.639,24</text:p>
          </table:table-cell>
          <table:table-cell/>
          <table:table-cell table:style-name="ce616" table:formula="of:=[.Q40]/[.$E$5]" office:value-type="percentage" office:value="0.225246132308621" calcext:value-type="percentage">
            <text:p>%22,52</text:p>
          </table:table-cell>
          <table:table-cell table:style-name="ce602" table:formula="of:=[.M39]*[.E40]" office:value-type="currency" office:currency="TRY" office:value="-942.399485797871" calcext:value-type="currency">
            <text:p>-₺942,40</text:p>
          </table:table-cell>
          <table:table-cell table:formula="of:=[.N40]/[.S40]" office:value-type="currency" office:currency="USD" office:value="-110.480596224838" calcext:value-type="currency">
            <text:p>-$110</text:p>
          </table:table-cell>
          <table:table-cell table:style-name="ce602" table:formula="of:=[.P39]+[.N40]" office:value-type="currency" office:currency="TRY" office:value="28523.3375960987" calcext:value-type="currency">
            <text:p>₺28.523,34</text:p>
          </table:table-cell>
          <table:table-cell table:style-name="ce643" table:formula="of:=[.Q39]+[.O40]" office:value-type="currency" office:currency="USD" office:value="101360.759538879" calcext:value-type="currency">
            <text:p>$101.360,76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21</text:p>
          </table:table-cell>
          <table:table-cell table:style-name="ce564"/>
          <table:table-cell table:style-name="ce579" table:formula="of:=SUM([.D31:.D40])" office:value-type="float" office:value="132760" calcext:value-type="float">
            <text:p>132760</text:p>
          </table:table-cell>
          <table:table-cell table:style-name="ce592" table:formula="of:=SUM([.E31:.E40])" office:value-type="currency" office:currency="TRY" office:value="120190.69" calcext:value-type="currency">
            <text:p>₺120.190,69</text:p>
          </table:table-cell>
          <table:table-cell table:style-name="ce607"/>
          <table:table-cell table:style-name="ce617"/>
          <table:table-cell table:style-name="ce592" table:formula="of:=SUM([.H31:.H40])" office:value-type="currency" office:currency="TRY" office:value="93592.3966826283" calcext:value-type="currency">
            <text:p>₺93.592,40</text:p>
          </table:table-cell>
          <table:table-cell table:style-name="ce629" table:formula="of:=SUM([.I31:.I40])" office:value-type="currency" office:currency="USD" office:value="9978.51341511515" calcext:value-type="currency">
            <text:p>$9.979</text:p>
          </table:table-cell>
          <table:table-cell table:style-name="ce637"/>
          <table:table-cell table:style-name="ce646"/>
          <table:table-cell table:style-name="ce636"/>
          <table:table-cell table:style-name="ce617"/>
          <table:table-cell table:style-name="ce592" table:formula="of:=SUM([.N31:.N40])" office:value-type="currency" office:currency="TRY" office:value="26598.2933173717" calcext:value-type="currency">
            <text:p>₺26.598,29</text:p>
          </table:table-cell>
          <table:table-cell table:style-name="ce629" table:formula="of:=SUM([.O31:.O40])" office:value-type="currency" office:currency="USD" office:value="2831.52167036208" calcext:value-type="currency">
            <text:p>$2.832</text:p>
          </table:table-cell>
          <table:table-cell table:style-name="ce666"/>
          <table:table-cell table:style-name="ce646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number-columns-repeated="2"/>
          <table:table-cell table:style-name="ce572" office:value-type="string" calcext:value-type="string">
            <text:p>Toplam – Net 2018-21</text:p>
          </table:table-cell>
          <table:table-cell table:style-name="ce580" table:formula="of:=[.D41]+[.D29]" office:value-type="float" office:value="276029" calcext:value-type="float">
            <text:p>276029</text:p>
          </table:table-cell>
          <table:table-cell table:style-name="ce580" table:formula="of:=[.E41]+[.E29]" office:value-type="float" office:value="129790.156" calcext:value-type="float">
            <text:p>129790,15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 table:number-rows-repeated="2">
          <table:table-cell table:number-columns-repeated="2"/>
          <table:table-cell table:style-name="ce572"/>
          <table:table-cell table:style-name="ce580" table:number-columns-repeated="2"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table:style-name="ce553" office:value-type="float" office:value="2022" calcext:value-type="float">
            <text:p>2022</text:p>
          </table:table-cell>
          <table:table-cell table:style-name="ce565" table:number-columns-repeated="2"/>
          <table:table-cell table:style-name="ce580"/>
          <table:table-cell table:style-name="ce590"/>
          <table:table-cell table:style-name="ce606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style-name="ce602"/>
          <table:table-cell table:number-columns-repeated="1005"/>
        </table:table-row>
        <table:table-row table:style-name="ro5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590" table:formula="of:=[$'02-11-GLR'.G61]+[$'02-11-GLR'.G62]+[$'02-11-GLR'.G63]" office:value-type="currency" office:currency="TRY" office:value="36000" calcext:value-type="currency">
            <text:p>₺36.000,00</text:p>
          </table:table-cell>
          <table:table-cell table:style-name="ce606"/>
          <table:table-cell table:style-name="ce616" table:formula="of:=[.K46]/[.$E$5]" office:value-type="percentage" office:value="0.773711664650044" calcext:value-type="percentage">
            <text:p>%77,37</text:p>
          </table:table-cell>
          <table:table-cell table:style-name="ce602" table:formula="of:=[.G40]*[.E46]" office:value-type="currency" office:currency="TRY" office:value="27891.1392368897" calcext:value-type="currency">
            <text:p>₺27.891,14</text:p>
          </table:table-cell>
          <table:table-cell table:style-name="ce628" table:formula="of:=[.H46]/[.S46]" office:value-type="currency" office:currency="USD" office:value="1613.13702931693" calcext:value-type="currency">
            <text:p>$1.613</text:p>
          </table:table-cell>
          <table:table-cell table:style-name="ce602" table:formula="of:=[.J40]+[.H46]" office:value-type="currency" office:currency="TRY" office:value="129157.957640791" calcext:value-type="currency">
            <text:p>₺129.157,96</text:p>
          </table:table-cell>
          <table:table-cell table:formula="of:=[.K40]-[.O46]" office:value-type="currency" office:currency="USD" office:value="348170.24909252" calcext:value-type="currency">
            <text:p>$348.170,25</text:p>
          </table:table-cell>
          <table:table-cell/>
          <table:table-cell table:style-name="ce616" table:formula="of:=[.Q46]/[.$E$5]" office:value-type="percentage" office:value="0.226288335349956" calcext:value-type="percentage">
            <text:p>%22,63</text:p>
          </table:table-cell>
          <table:table-cell table:style-name="ce602" table:formula="of:=[.M40]*[.E46]" office:value-type="currency" office:currency="TRY" office:value="8108.86076311034" calcext:value-type="currency">
            <text:p>₺8.108,86</text:p>
          </table:table-cell>
          <table:table-cell table:formula="of:=[.N46]/[.S46]" office:value-type="currency" office:currency="USD" office:value="468.991368600945" calcext:value-type="currency">
            <text:p>$469</text:p>
          </table:table-cell>
          <table:table-cell table:style-name="ce602" table:formula="of:=[.P40]+[.N46]" office:value-type="currency" office:currency="TRY" office:value="36632.198359209" calcext:value-type="currency">
            <text:p>₺36.632,20</text:p>
          </table:table-cell>
          <table:table-cell table:style-name="ce643" table:formula="of:=[.Q40]+[.O46]" office:value-type="currency" office:currency="USD" office:value="101829.75090748" calcext:value-type="currency">
            <text:p>$101.829,75</text:p>
          </table:table-cell>
          <table:table-cell table:style-name="ce606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594" table:formula="of:=[$'02-11-GLR'.G65]" office:value-type="currency" office:currency="TRY" office:value="20000" calcext:value-type="currency">
            <text:p>₺20.000,00</text:p>
          </table:table-cell>
          <table:table-cell table:style-name="ce606"/>
          <table:table-cell table:style-name="ce616" table:formula="of:=[.K47]/[.$E$5]" office:value-type="percentage" office:value="0.77314345790717" calcext:value-type="percentage">
            <text:p>%77,31</text:p>
          </table:table-cell>
          <table:table-cell table:style-name="ce602" table:formula="of:=[.G46]*[.E47]" office:value-type="currency" office:currency="TRY" office:value="15474.2332930009" calcext:value-type="currency">
            <text:p>₺15.474,23</text:p>
          </table:table-cell>
          <table:table-cell table:style-name="ce628" table:formula="of:=[.H47]/[.S47]" office:value-type="currency" office:currency="USD" office:value="894.464352196583" calcext:value-type="currency">
            <text:p>$894</text:p>
          </table:table-cell>
          <table:table-cell table:style-name="ce602" table:formula="of:=[.J46]+[.H47]" office:value-type="currency" office:currency="TRY" office:value="144632.190933792" calcext:value-type="currency">
            <text:p>₺144.632,19</text:p>
          </table:table-cell>
          <table:table-cell table:formula="of:=[.K46]-[.O47]" office:value-type="currency" office:currency="USD" office:value="347914.556058226" calcext:value-type="currency">
            <text:p>$347.914,56</text:p>
          </table:table-cell>
          <table:table-cell/>
          <table:table-cell table:style-name="ce616" table:formula="of:=[.Q47]/[.$E$5]" office:value-type="percentage" office:value="0.226856542092831" calcext:value-type="percentage">
            <text:p>%22,69</text:p>
          </table:table-cell>
          <table:table-cell table:style-name="ce602" table:formula="of:=[.M46]*[.E47]" office:value-type="currency" office:currency="TRY" office:value="4525.76670699912" calcext:value-type="currency">
            <text:p>₺4.525,77</text:p>
          </table:table-cell>
          <table:table-cell table:formula="of:=[.N47]/[.S67]" office:value-type="currency" office:currency="USD" office:value="255.693034293736" calcext:value-type="currency">
            <text:p>$256</text:p>
          </table:table-cell>
          <table:table-cell table:style-name="ce602" table:formula="of:=[.P46]+[.N47]" office:value-type="currency" office:currency="TRY" office:value="41157.9650662082" calcext:value-type="currency">
            <text:p>₺41.157,97</text:p>
          </table:table-cell>
          <table:table-cell table:style-name="ce643" table:formula="of:=[.Q46]+[.O47]" office:value-type="currency" office:currency="USD" office:value="102085.443941774" calcext:value-type="currency">
            <text:p>$102.085,44</text:p>
          </table:table-cell>
          <table:table-cell table:style-name="ce606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594" table:formula="of:=[$'02-11-GLR'.G66]" office:value-type="currency" office:currency="TRY" office:value="25000" calcext:value-type="currency">
            <text:p>₺25.000,00</text:p>
          </table:table-cell>
          <table:table-cell table:style-name="ce606"/>
          <table:table-cell table:style-name="ce616" table:formula="of:=[.K48]/[.$E$5]" office:value-type="percentage" office:value="0.772469493135652" calcext:value-type="percentage">
            <text:p>%77,25</text:p>
          </table:table-cell>
          <table:table-cell table:style-name="ce602" table:formula="of:=[.G47]*[.E48]" office:value-type="currency" office:currency="TRY" office:value="19328.5864476792" calcext:value-type="currency">
            <text:p>₺19.328,59</text:p>
          </table:table-cell>
          <table:table-cell table:style-name="ce628" table:formula="of:=[.H48]/[.S48]" office:value-type="currency" office:currency="USD" office:value="1033.614248539" calcext:value-type="currency">
            <text:p>$1.034</text:p>
          </table:table-cell>
          <table:table-cell table:style-name="ce602" table:formula="of:=[.J47]+[.H48]" office:value-type="currency" office:currency="TRY" office:value="163960.777381471" calcext:value-type="currency">
            <text:p>₺163.960,78</text:p>
          </table:table-cell>
          <table:table-cell table:formula="of:=[.K47]-[.O48]" office:value-type="currency" office:currency="USD" office:value="347611.271911043" calcext:value-type="currency">
            <text:p>$347.611,27</text:p>
          </table:table-cell>
          <table:table-cell/>
          <table:table-cell table:style-name="ce616" table:formula="of:=[.Q48]/[.$E$5]" office:value-type="percentage" office:value="0.227530506864349" calcext:value-type="percentage">
            <text:p>%22,75</text:p>
          </table:table-cell>
          <table:table-cell table:style-name="ce602" table:formula="of:=[.M47]*[.E48]" office:value-type="currency" office:currency="TRY" office:value="5671.41355232077" calcext:value-type="currency">
            <text:p>₺5.671,41</text:p>
          </table:table-cell>
          <table:table-cell table:formula="of:=[.N48]/[.S48]" office:value-type="currency" office:currency="USD" office:value="303.284147182929" calcext:value-type="currency">
            <text:p>$303</text:p>
          </table:table-cell>
          <table:table-cell table:style-name="ce602" table:formula="of:=[.P47]+[.N48]" office:value-type="currency" office:currency="TRY" office:value="46829.3786185289" calcext:value-type="currency">
            <text:p>₺46.829,38</text:p>
          </table:table-cell>
          <table:table-cell table:style-name="ce643" table:formula="of:=[.Q47]+[.O48]" office:value-type="currency" office:currency="USD" office:value="102388.728088957" calcext:value-type="currency">
            <text:p>$102.388,73</text:p>
          </table:table-cell>
          <table:table-cell table:style-name="ce606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571"/>
          <table:table-cell/>
          <table:table-cell table:style-name="ce594" table:formula="of:=[$'02-12-GDR'.F134]" office:value-type="currency" office:currency="TRY" office:value="-10851.3" calcext:value-type="currency">
            <text:p>-₺10.851,30</text:p>
          </table:table-cell>
          <table:table-cell table:style-name="ce606"/>
          <table:table-cell table:style-name="ce616" table:formula="of:=[.K49]/[.$E$5]" office:value-type="percentage" office:value="0.772774308171348" calcext:value-type="percentage">
            <text:p>%77,28</text:p>
          </table:table-cell>
          <table:table-cell table:style-name="ce602" table:formula="of:=[.G48]*[.E49]" office:value-type="currency" office:currency="TRY" office:value="-8382.2982108629" calcext:value-type="currency">
            <text:p>-₺8.382,30</text:p>
          </table:table-cell>
          <table:table-cell table:style-name="ce628" table:formula="of:=[.H49]/[.S49]" office:value-type="currency" office:currency="USD" office:value="-465.683233936828" calcext:value-type="currency">
            <text:p>-$466</text:p>
          </table:table-cell>
          <table:table-cell table:style-name="ce602" table:formula="of:=[.J48]+[.H49]" office:value-type="currency" office:currency="TRY" office:value="155578.479170608" calcext:value-type="currency">
            <text:p>₺155.578,48</text:p>
          </table:table-cell>
          <table:table-cell table:formula="of:=[.K48]-[.O49]" office:value-type="currency" office:currency="USD" office:value="347748.438677106" calcext:value-type="currency">
            <text:p>$347.748,44</text:p>
          </table:table-cell>
          <table:table-cell/>
          <table:table-cell table:style-name="ce616" table:formula="of:=[.Q49]/[.$E$5]" office:value-type="percentage" office:value="0.227225691828653" calcext:value-type="percentage">
            <text:p>%22,72</text:p>
          </table:table-cell>
          <table:table-cell table:style-name="ce602" table:formula="of:=[.M48]*[.E49]" office:value-type="currency" office:currency="TRY" office:value="-2469.00178913711" calcext:value-type="currency">
            <text:p>-₺2.469,--</text:p>
          </table:table-cell>
          <table:table-cell table:formula="of:=[.N49]/[.S49]" office:value-type="currency" office:currency="USD" office:value="-137.166766063173" calcext:value-type="currency">
            <text:p>-$137</text:p>
          </table:table-cell>
          <table:table-cell table:style-name="ce602" table:formula="of:=[.P48]+[.N49]" office:value-type="currency" office:currency="TRY" office:value="44360.3768293918" calcext:value-type="currency">
            <text:p>₺44.360,38</text:p>
          </table:table-cell>
          <table:table-cell table:style-name="ce643" table:formula="of:=[.Q48]+[.O49]" office:value-type="currency" office:currency="USD" office:value="102251.561322894" calcext:value-type="currency">
            <text:p>$102.251,56</text:p>
          </table:table-cell>
          <table:table-cell table:style-name="ce606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590" office:value-type="currency" office:currency="TRY" office:value="40000" calcext:value-type="currency">
            <text:p>₺40.000,00</text:p>
          </table:table-cell>
          <table:table-cell table:style-name="ce606"/>
          <table:table-cell table:style-name="ce616" table:formula="of:=[.K50]/[.$E$5]" office:value-type="percentage" office:value="0.771682533075474" calcext:value-type="percentage">
            <text:p>%77,17</text:p>
          </table:table-cell>
          <table:table-cell table:style-name="ce602" table:formula="of:=[.G49]*[.E50]" office:value-type="currency" office:currency="TRY" office:value="30910.9723268539" calcext:value-type="currency">
            <text:p>₺30.910,97</text:p>
          </table:table-cell>
          <table:table-cell table:style-name="ce628" table:formula="of:=[.H50]/[.S50]" office:value-type="currency" office:currency="USD" office:value="1670.86336901913" calcext:value-type="currency">
            <text:p>$1.671</text:p>
          </table:table-cell>
          <table:table-cell table:style-name="ce602" table:formula="of:=[.J49]+[.H50]" office:value-type="currency" office:currency="TRY" office:value="186489.451497462" calcext:value-type="currency">
            <text:p>₺186.489,45</text:p>
          </table:table-cell>
          <table:table-cell table:formula="of:=[.K49]-[.O50]" office:value-type="currency" office:currency="USD" office:value="347257.139883963" calcext:value-type="currency">
            <text:p>$347.257,14</text:p>
          </table:table-cell>
          <table:table-cell/>
          <table:table-cell table:style-name="ce616" table:formula="of:=[.Q50]/[.$E$5]" office:value-type="percentage" office:value="0.228317466924526" calcext:value-type="percentage">
            <text:p>%22,83</text:p>
          </table:table-cell>
          <table:table-cell table:style-name="ce602" table:formula="of:=[.M49]*[.E50]" office:value-type="currency" office:currency="TRY" office:value="9089.02767314611" calcext:value-type="currency">
            <text:p>₺9.089,03</text:p>
          </table:table-cell>
          <table:table-cell table:formula="of:=[.N50]/[.S50]" office:value-type="currency" office:currency="USD" office:value="491.298793143033" calcext:value-type="currency">
            <text:p>$491</text:p>
          </table:table-cell>
          <table:table-cell table:style-name="ce602" table:formula="of:=[.P49]+[.N50]" office:value-type="currency" office:currency="TRY" office:value="53449.4045025379" calcext:value-type="currency">
            <text:p>₺53.449,40</text:p>
          </table:table-cell>
          <table:table-cell table:style-name="ce643" table:formula="of:=[.Q49]+[.O50]" office:value-type="currency" office:currency="USD" office:value="102742.860116037" calcext:value-type="currency">
            <text:p>$102.742,86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1]/[.$E$5]" office:value-type="percentage" office:value="0.771655107553922" calcext:value-type="percentage">
            <text:p>%77,17</text:p>
          </table:table-cell>
          <table:table-cell table:style-name="ce602" table:formula="of:=[.G50]*[.E51]" office:value-type="currency" office:currency="TRY" office:value="771.682533075474" calcext:value-type="currency">
            <text:p>₺771,68</text:p>
          </table:table-cell>
          <table:table-cell table:style-name="ce628" table:formula="of:=[.H51]/[.S51]" office:value-type="currency" office:currency="USD" office:value="41.7125693554311" calcext:value-type="currency">
            <text:p>$42</text:p>
          </table:table-cell>
          <table:table-cell table:style-name="ce602" table:formula="of:=[.J50]+[.H51]" office:value-type="currency" office:currency="TRY" office:value="187261.134030538" calcext:value-type="currency">
            <text:p>₺187.261,13</text:p>
          </table:table-cell>
          <table:table-cell table:formula="of:=[.K50]-[.O51]" office:value-type="currency" office:currency="USD" office:value="347244.798399265" calcext:value-type="currency">
            <text:p>$347.244,80</text:p>
          </table:table-cell>
          <table:table-cell/>
          <table:table-cell table:style-name="ce616" table:formula="of:=[.Q51]/[.$E$5]" office:value-type="percentage" office:value="0.228344892446079" calcext:value-type="percentage">
            <text:p>%22,83</text:p>
          </table:table-cell>
          <table:table-cell table:style-name="ce602" table:formula="of:=[.M50]*[.E51]" office:value-type="currency" office:currency="TRY" office:value="228.317466924526" calcext:value-type="currency">
            <text:p>₺228,32</text:p>
          </table:table-cell>
          <table:table-cell table:formula="of:=[.N51]/[.S51]" office:value-type="currency" office:currency="USD" office:value="12.341484698623" calcext:value-type="currency">
            <text:p>$12</text:p>
          </table:table-cell>
          <table:table-cell table:style-name="ce602" table:formula="of:=[.P50]+[.N51]" office:value-type="currency" office:currency="TRY" office:value="53677.7219694625" calcext:value-type="currency">
            <text:p>₺53.677,72</text:p>
          </table:table-cell>
          <table:table-cell table:style-name="ce643" table:formula="of:=[.Q50]+[.O51]" office:value-type="currency" office:currency="USD" office:value="102755.201600735" calcext:value-type="currency">
            <text:p>$102.755,20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590" table:formula="of:=[$'02-11-GLR'.G72]" office:value-type="currency" office:currency="TRY" office:value="40000" calcext:value-type="currency">
            <text:p>₺40.000,00</text:p>
          </table:table-cell>
          <table:table-cell table:style-name="ce606"/>
          <table:table-cell table:style-name="ce616" table:formula="of:=[.K52]/[.$E$5]" office:value-type="percentage" office:value="0.770614219155307" calcext:value-type="percentage">
            <text:p>%77,06</text:p>
          </table:table-cell>
          <table:table-cell table:style-name="ce602" table:formula="of:=[.G51]*[.E52]" office:value-type="currency" office:currency="TRY" office:value="30866.2043021569" calcext:value-type="currency">
            <text:p>₺30.866,20</text:p>
          </table:table-cell>
          <table:table-cell table:style-name="ce628" table:formula="of:=[.H52]/[.S52]" office:value-type="currency" office:currency="USD" office:value="1582.88227190548" calcext:value-type="currency">
            <text:p>$1.583</text:p>
          </table:table-cell>
          <table:table-cell table:style-name="ce602" table:formula="of:=[.J51]+[.H52]" office:value-type="currency" office:currency="TRY" office:value="218127.338332695" calcext:value-type="currency">
            <text:p>₺218.127,34</text:p>
          </table:table-cell>
          <table:table-cell table:formula="of:=[.K51]-[.O52]" office:value-type="currency" office:currency="USD" office:value="346776.398619888" calcext:value-type="currency">
            <text:p>$346.776,40</text:p>
          </table:table-cell>
          <table:table-cell/>
          <table:table-cell table:style-name="ce616" table:formula="of:=[.Q52]/[.$E$5]" office:value-type="percentage" office:value="0.229385780844693" calcext:value-type="percentage">
            <text:p>%22,94</text:p>
          </table:table-cell>
          <table:table-cell table:style-name="ce602" table:formula="of:=[.M51]*[.E52]" office:value-type="currency" office:currency="TRY" office:value="9133.79569784314" calcext:value-type="currency">
            <text:p>₺9.133,80</text:p>
          </table:table-cell>
          <table:table-cell table:formula="of:=[.N52]/[.S52]" office:value-type="currency" office:currency="USD" office:value="468.399779376571" calcext:value-type="currency">
            <text:p>$468</text:p>
          </table:table-cell>
          <table:table-cell table:style-name="ce602" table:formula="of:=[.P51]+[.N52]" office:value-type="currency" office:currency="TRY" office:value="62811.5176673056" calcext:value-type="currency">
            <text:p>₺62.811,52</text:p>
          </table:table-cell>
          <table:table-cell table:style-name="ce643" table:formula="of:=[.Q51]+[.O52]" office:value-type="currency" office:currency="USD" office:value="103223.601380112" calcext:value-type="currency">
            <text:p>$103.223,60</text:p>
          </table:table-cell>
          <table:table-cell table:style-name="ce606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3]/[.$E$5]" office:value-type="percentage" office:value="0.770586665307758" calcext:value-type="percentage">
            <text:p>%77,06</text:p>
          </table:table-cell>
          <table:table-cell table:style-name="ce602" table:formula="of:=[.G52]*[.E53]" office:value-type="currency" office:currency="TRY" office:value="770.614219155307" calcext:value-type="currency">
            <text:p>₺770,61</text:p>
          </table:table-cell>
          <table:table-cell table:style-name="ce628" table:formula="of:=[.H53]/[.S53]" office:value-type="currency" office:currency="USD" office:value="41.6548226570436" calcext:value-type="currency">
            <text:p>$42</text:p>
          </table:table-cell>
          <table:table-cell table:style-name="ce602" table:formula="of:=[.J52]+[.H53]" office:value-type="currency" office:currency="TRY" office:value="218897.95255185" calcext:value-type="currency">
            <text:p>₺218.897,95</text:p>
          </table:table-cell>
          <table:table-cell table:formula="of:=[.K52]-[.O53]" office:value-type="currency" office:currency="USD" office:value="346763.999388491" calcext:value-type="currency">
            <text:p>$346.764,00</text:p>
          </table:table-cell>
          <table:table-cell/>
          <table:table-cell table:style-name="ce616" table:formula="of:=[.Q53]/[.$E$5]" office:value-type="percentage" office:value="0.229413334692242" calcext:value-type="percentage">
            <text:p>%22,94</text:p>
          </table:table-cell>
          <table:table-cell table:style-name="ce602" table:formula="of:=[.M52]*[.E53]" office:value-type="currency" office:currency="TRY" office:value="229.385780844693" calcext:value-type="currency">
            <text:p>₺229,39</text:p>
          </table:table-cell>
          <table:table-cell table:formula="of:=[.N53]/[.S53]" office:value-type="currency" office:currency="USD" office:value="12.3992313970104" calcext:value-type="currency">
            <text:p>$12</text:p>
          </table:table-cell>
          <table:table-cell table:style-name="ce602" table:formula="of:=[.P52]+[.N53]" office:value-type="currency" office:currency="TRY" office:value="63040.9034481503" calcext:value-type="currency">
            <text:p>₺63.040,90</text:p>
          </table:table-cell>
          <table:table-cell table:style-name="ce643" table:formula="of:=[.Q52]+[.O53]" office:value-type="currency" office:currency="USD" office:value="103236.000611509" calcext:value-type="currency">
            <text:p>$103.236,00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590" office:value-type="currency" office:currency="TRY" office:value="82000" calcext:value-type="currency">
            <text:p>₺82.000,00</text:p>
          </table:table-cell>
          <table:table-cell table:style-name="ce606"/>
          <table:table-cell table:style-name="ce616" table:formula="of:=[.K54]/[.$E$5]" office:value-type="percentage" office:value="0.768339127261789" calcext:value-type="percentage">
            <text:p>%76,83</text:p>
          </table:table-cell>
          <table:table-cell table:style-name="ce602" table:formula="of:=[.G53]*[.E54]" office:value-type="currency" office:currency="TRY" office:value="63188.1065552362" calcext:value-type="currency">
            <text:p>₺63.188,11</text:p>
          </table:table-cell>
          <table:table-cell table:style-name="ce628" table:formula="of:=[.H54]/[.S54]" office:value-type="currency" office:currency="USD" office:value="3397.21002985141" calcext:value-type="currency">
            <text:p>$3.397</text:p>
          </table:table-cell>
          <table:table-cell table:style-name="ce602" table:formula="of:=[.J53]+[.H54]" office:value-type="currency" office:currency="TRY" office:value="282086.059107086" calcext:value-type="currency">
            <text:p>₺282.086,06</text:p>
          </table:table-cell>
          <table:table-cell table:formula="of:=[.K53]-[.O54]" office:value-type="currency" office:currency="USD" office:value="345752.607267805" calcext:value-type="currency">
            <text:p>$345.752,61</text:p>
          </table:table-cell>
          <table:table-cell/>
          <table:table-cell table:style-name="ce616" table:formula="of:=[.Q54]/[.$E$5]" office:value-type="percentage" office:value="0.231660872738211" calcext:value-type="percentage">
            <text:p>%23,17</text:p>
          </table:table-cell>
          <table:table-cell table:style-name="ce602" table:formula="of:=[.M53]*[.E54]" office:value-type="currency" office:currency="TRY" office:value="18811.8934447638" calcext:value-type="currency">
            <text:p>₺18.811,89</text:p>
          </table:table-cell>
          <table:table-cell table:formula="of:=[.N54]/[.S54]" office:value-type="currency" office:currency="USD" office:value="1011.39212068623" calcext:value-type="currency">
            <text:p>$1.011</text:p>
          </table:table-cell>
          <table:table-cell table:style-name="ce602" table:formula="of:=[.P53]+[.N54]" office:value-type="currency" office:currency="TRY" office:value="81852.7968929141" calcext:value-type="currency">
            <text:p>₺81.852,80</text:p>
          </table:table-cell>
          <table:table-cell table:style-name="ce643" table:formula="of:=[.Q53]+[.O54]" office:value-type="currency" office:currency="USD" office:value="104247.392732195" calcext:value-type="currency">
            <text:p>$104.247,39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590" office:value-type="currency" office:currency="TRY" office:value="84000" calcext:value-type="currency">
            <text:p>₺84.000,00</text:p>
          </table:table-cell>
          <table:table-cell table:style-name="ce606"/>
          <table:table-cell table:style-name="ce616" table:formula="of:=[.K55]/[.$E$5]" office:value-type="percentage" office:value="0.766014215277319" calcext:value-type="percentage">
            <text:p>%76,60</text:p>
          </table:table-cell>
          <table:table-cell table:style-name="ce602" table:formula="of:=[.G54]*[.E55]" office:value-type="currency" office:currency="TRY" office:value="64540.4866899903" calcext:value-type="currency">
            <text:p>₺64.540,49</text:p>
          </table:table-cell>
          <table:table-cell table:style-name="ce628" table:formula="of:=[.H55]/[.S55]" office:value-type="currency" office:currency="USD" office:value="3469.91863924679" calcext:value-type="currency">
            <text:p>$3.470</text:p>
          </table:table-cell>
          <table:table-cell table:style-name="ce602" table:formula="of:=[.J54]+[.H55]" office:value-type="currency" office:currency="TRY" office:value="346626.545797076" calcext:value-type="currency">
            <text:p>₺346.626,55</text:p>
          </table:table-cell>
          <table:table-cell table:formula="of:=[.K54]-[.O55]" office:value-type="currency" office:currency="USD" office:value="344706.396874794" calcext:value-type="currency">
            <text:p>$344.706,40</text:p>
          </table:table-cell>
          <table:table-cell/>
          <table:table-cell table:style-name="ce616" table:formula="of:=[.Q55]/[.$E$5]" office:value-type="percentage" office:value="0.233985784722681" calcext:value-type="percentage">
            <text:p>%23,40</text:p>
          </table:table-cell>
          <table:table-cell table:style-name="ce602" table:formula="of:=[.M54]*[.E55]" office:value-type="currency" office:currency="TRY" office:value="19459.5133100098" calcext:value-type="currency">
            <text:p>₺19.459,51</text:p>
          </table:table-cell>
          <table:table-cell table:formula="of:=[.N55]/[.S55]" office:value-type="currency" office:currency="USD" office:value="1046.21039301128" calcext:value-type="currency">
            <text:p>$1.046</text:p>
          </table:table-cell>
          <table:table-cell table:style-name="ce602" table:formula="of:=[.P54]+[.N55]" office:value-type="currency" office:currency="TRY" office:value="101312.310202924" calcext:value-type="currency">
            <text:p>₺101.312,31</text:p>
          </table:table-cell>
          <table:table-cell table:style-name="ce643" table:formula="of:=[.Q54]+[.O55]" office:value-type="currency" office:currency="USD" office:value="105293.603125206" calcext:value-type="currency">
            <text:p>$105.293,60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6]/[.$E$5]" office:value-type="percentage" office:value="0.765987686276784" calcext:value-type="percentage">
            <text:p>%76,60</text:p>
          </table:table-cell>
          <table:table-cell table:style-name="ce602" table:formula="of:=[.G55]*[.E56]" office:value-type="currency" office:currency="TRY" office:value="766.014215277319" calcext:value-type="currency">
            <text:p>₺766,01</text:p>
          </table:table-cell>
          <table:table-cell table:style-name="ce628" table:formula="of:=[.H56]/[.S56]" office:value-type="currency" office:currency="USD" office:value="39.0823579223122" calcext:value-type="currency">
            <text:p>$39</text:p>
          </table:table-cell>
          <table:table-cell table:style-name="ce602" table:formula="of:=[.J55]+[.H56]" office:value-type="currency" office:currency="TRY" office:value="347392.560012354" calcext:value-type="currency">
            <text:p>₺347.392,56</text:p>
          </table:table-cell>
          <table:table-cell table:formula="of:=[.K55]-[.O56]" office:value-type="currency" office:currency="USD" office:value="344694.458824553" calcext:value-type="currency">
            <text:p>$344.694,46</text:p>
          </table:table-cell>
          <table:table-cell table:style-name="ce605"/>
          <table:table-cell table:style-name="ce616" table:formula="of:=[.Q55]/[.$E$5]" office:value-type="percentage" office:value="0.233985784722681" calcext:value-type="percentage">
            <text:p>%23,40</text:p>
          </table:table-cell>
          <table:table-cell table:style-name="ce602" table:formula="of:=[.M55]*[.E56]" office:value-type="currency" office:currency="TRY" office:value="233.985784722681" calcext:value-type="currency">
            <text:p>₺233,99</text:p>
          </table:table-cell>
          <table:table-cell table:formula="of:=[.N56]/[.S56]" office:value-type="currency" office:currency="USD" office:value="11.9380502409531" calcext:value-type="currency">
            <text:p>$12</text:p>
          </table:table-cell>
          <table:table-cell table:style-name="ce602" table:formula="of:=[.P55]+[.N56]" office:value-type="currency" office:currency="TRY" office:value="101546.295987647" calcext:value-type="currency">
            <text:p>₺101.546,30</text:p>
          </table:table-cell>
          <table:table-cell table:style-name="ce643" table:formula="of:=[.Q55]+[.O56]" office:value-type="currency" office:currency="USD" office:value="105305.541175447" calcext:value-type="currency">
            <text:p>$105.305,54</text:p>
          </table:table-cell>
          <table:table-cell table:style-name="ce606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7]/[.$E$5]" office:value-type="percentage" office:value="0.765959730985897" calcext:value-type="percentage">
            <text:p>%76,60</text:p>
          </table:table-cell>
          <table:table-cell table:style-name="ce602" table:formula="of:=[.G56]*[.E57]" office:value-type="currency" office:currency="TRY" office:value="765.987686276784" calcext:value-type="currency">
            <text:p>₺765,99</text:p>
          </table:table-cell>
          <table:table-cell table:style-name="ce628" table:formula="of:=[.H57]/[.S57]" office:value-type="currency" office:currency="USD" office:value="41.1821336707948" calcext:value-type="currency">
            <text:p>$41</text:p>
          </table:table-cell>
          <table:table-cell table:style-name="ce602" table:formula="of:=[.J56]+[.H57]" office:value-type="currency" office:currency="TRY" office:value="348158.54769863" calcext:value-type="currency">
            <text:p>₺348.158,55</text:p>
          </table:table-cell>
          <table:table-cell table:formula="of:=[.K56]-[.O57]" office:value-type="currency" office:currency="USD" office:value="344681.878943654" calcext:value-type="currency">
            <text:p>$344.681,88</text:p>
          </table:table-cell>
          <table:table-cell table:style-name="ce605"/>
          <table:table-cell table:style-name="ce616" table:formula="of:=[.Q57]/[.$E$5]" office:value-type="percentage" office:value="0.234040269014103" calcext:value-type="percentage">
            <text:p>%23,40</text:p>
          </table:table-cell>
          <table:table-cell table:style-name="ce602" table:formula="of:=[.M56]*[.E57]" office:value-type="currency" office:currency="TRY" office:value="233.985784722681" calcext:value-type="currency">
            <text:p>₺233,99</text:p>
          </table:table-cell>
          <table:table-cell table:formula="of:=[.N57]/[.S57]" office:value-type="currency" office:currency="USD" office:value="12.5798808990689" calcext:value-type="currency">
            <text:p>$13</text:p>
          </table:table-cell>
          <table:table-cell table:style-name="ce602" table:formula="of:=[.P56]+[.N57]" office:value-type="currency" office:currency="TRY" office:value="101780.281772369" calcext:value-type="currency">
            <text:p>₺101.780,28</text:p>
          </table:table-cell>
          <table:table-cell table:style-name="ce643" table:formula="of:=[.Q56]+[.O57]" office:value-type="currency" office:currency="USD" office:value="105318.121056346" calcext:value-type="currency">
            <text:p>$105.318,12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58]/[.$E$5]" office:value-type="percentage" office:value="0.765931769185537" calcext:value-type="percentage">
            <text:p>%76,59</text:p>
          </table:table-cell>
          <table:table-cell table:style-name="ce602" table:formula="of:=[.G57]*[.E58]" office:value-type="currency" office:currency="TRY" office:value="765.959730985897" calcext:value-type="currency">
            <text:p>₺765,96</text:p>
          </table:table-cell>
          <table:table-cell table:style-name="ce628" table:formula="of:=[.H58]/[.S58]" office:value-type="currency" office:currency="USD" office:value="41.1806306981665" calcext:value-type="currency">
            <text:p>$41</text:p>
          </table:table-cell>
          <table:table-cell table:style-name="ce602" table:formula="of:=[.J57]+[.H58]" office:value-type="currency" office:currency="TRY" office:value="348924.507429616" calcext:value-type="currency">
            <text:p>₺348.924,51</text:p>
          </table:table-cell>
          <table:table-cell table:formula="of:=[.K57]-[.O58]" office:value-type="currency" office:currency="USD" office:value="344669.296133492" calcext:value-type="currency">
            <text:p>$344.669,30</text:p>
          </table:table-cell>
          <table:table-cell/>
          <table:table-cell table:style-name="ce616" table:formula="of:=[.Q58]/[.$E$5]" office:value-type="percentage" office:value="0.234068230814463" calcext:value-type="percentage">
            <text:p>%23,41</text:p>
          </table:table-cell>
          <table:table-cell table:style-name="ce602" table:formula="of:=[.M57]*[.E58]" office:value-type="currency" office:currency="TRY" office:value="234.040269014103" calcext:value-type="currency">
            <text:p>₺234,04</text:p>
          </table:table-cell>
          <table:table-cell table:formula="of:=[.N58]/[.S58]" office:value-type="currency" office:currency="USD" office:value="12.5828101620486" calcext:value-type="currency">
            <text:p>$13</text:p>
          </table:table-cell>
          <table:table-cell table:style-name="ce602" table:formula="of:=[.P57]+[.N58]" office:value-type="currency" office:currency="TRY" office:value="102014.322041383" calcext:value-type="currency">
            <text:p>₺102.014,32</text:p>
          </table:table-cell>
          <table:table-cell table:style-name="ce643" table:formula="of:=[.Q57]+[.O58]" office:value-type="currency" office:currency="USD" office:value="105330.703866509" calcext:value-type="currency">
            <text:p>$105.330,70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59]/[.$E$5]" office:value-type="percentage" office:value="0.76590380404446" calcext:value-type="percentage">
            <text:p>%76,59</text:p>
          </table:table-cell>
          <table:table-cell table:style-name="ce602" table:formula="of:=[.G58]*[.E59]" office:value-type="currency" office:currency="TRY" office:value="765.931769185537" calcext:value-type="currency">
            <text:p>₺765,93</text:p>
          </table:table-cell>
          <table:table-cell table:style-name="ce628" table:formula="of:=[.H59]/[.S59]" office:value-type="currency" office:currency="USD" office:value="41.1791273755665" calcext:value-type="currency">
            <text:p>$41</text:p>
          </table:table-cell>
          <table:table-cell table:style-name="ce602" table:formula="of:=[.J58]+[.H59]" office:value-type="currency" office:currency="TRY" office:value="349690.439198802" calcext:value-type="currency">
            <text:p>₺349.690,44</text:p>
          </table:table-cell>
          <table:table-cell table:formula="of:=[.K58]-[.O59]" office:value-type="currency" office:currency="USD" office:value="344656.711820007" calcext:value-type="currency">
            <text:p>$344.656,71</text:p>
          </table:table-cell>
          <table:table-cell/>
          <table:table-cell table:style-name="ce616" table:formula="of:=[.Q59]/[.$E$5]" office:value-type="percentage" office:value="0.23409619595554" calcext:value-type="percentage">
            <text:p>%23,41</text:p>
          </table:table-cell>
          <table:table-cell table:style-name="ce602" table:formula="of:=[.M58]*[.E59]" office:value-type="currency" office:currency="TRY" office:value="234.068230814463" calcext:value-type="currency">
            <text:p>₺234,07</text:p>
          </table:table-cell>
          <table:table-cell table:formula="of:=[.N59]/[.S59]" office:value-type="currency" office:currency="USD" office:value="12.5843134846486" calcext:value-type="currency">
            <text:p>$13</text:p>
          </table:table-cell>
          <table:table-cell table:style-name="ce602" table:formula="of:=[.P58]+[.N59]" office:value-type="currency" office:currency="TRY" office:value="102248.390272198" calcext:value-type="currency">
            <text:p>₺102.248,39</text:p>
          </table:table-cell>
          <table:table-cell table:style-name="ce643" table:formula="of:=[.Q58]+[.O59]" office:value-type="currency" office:currency="USD" office:value="105343.288179993" calcext:value-type="currency">
            <text:p>$105.343,29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60]/[.$E$5]" office:value-type="percentage" office:value="0.765875835562267" calcext:value-type="percentage">
            <text:p>%76,59</text:p>
          </table:table-cell>
          <table:table-cell table:style-name="ce602" table:formula="of:=[.G59]*[.E60]" office:value-type="currency" office:currency="TRY" office:value="765.90380404446" calcext:value-type="currency">
            <text:p>₺765,90</text:p>
          </table:table-cell>
          <table:table-cell table:style-name="ce628" table:formula="of:=[.H60]/[.S60]" office:value-type="currency" office:currency="USD" office:value="41.1776238733581" calcext:value-type="currency">
            <text:p>$41</text:p>
          </table:table-cell>
          <table:table-cell table:style-name="ce602" table:formula="of:=[.J59]+[.H60]" office:value-type="currency" office:currency="TRY" office:value="350456.343002846" calcext:value-type="currency">
            <text:p>₺350.456,34</text:p>
          </table:table-cell>
          <table:table-cell table:formula="of:=[.K59]-[.O60]" office:value-type="currency" office:currency="USD" office:value="344644.12600302" calcext:value-type="currency">
            <text:p>$344.644,13</text:p>
          </table:table-cell>
          <table:table-cell/>
          <table:table-cell table:style-name="ce616" table:formula="of:=[.Q60]/[.$E$5]" office:value-type="percentage" office:value="0.234124164437733" calcext:value-type="percentage">
            <text:p>%23,41</text:p>
          </table:table-cell>
          <table:table-cell table:style-name="ce602" table:formula="of:=[.M59]*[.E60]" office:value-type="currency" office:currency="TRY" office:value="234.09619595554" calcext:value-type="currency">
            <text:p>₺234,10</text:p>
          </table:table-cell>
          <table:table-cell table:formula="of:=[.N60]/[.S60]" office:value-type="currency" office:currency="USD" office:value="12.585816986857" calcext:value-type="currency">
            <text:p>$13</text:p>
          </table:table-cell>
          <table:table-cell table:style-name="ce602" table:formula="of:=[.P59]+[.N60]" office:value-type="currency" office:currency="TRY" office:value="102482.486468153" calcext:value-type="currency">
            <text:p>₺102.482,49</text:p>
          </table:table-cell>
          <table:table-cell table:style-name="ce643" table:formula="of:=[.Q59]+[.O60]" office:value-type="currency" office:currency="USD" office:value="105355.87399698" calcext:value-type="currency">
            <text:p>$105.355,87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61]/[.$E$5]" office:value-type="percentage" office:value="0.765847863738559" calcext:value-type="percentage">
            <text:p>%76,58</text:p>
          </table:table-cell>
          <table:table-cell table:style-name="ce602" table:formula="of:=[.G60]*[.E61]" office:value-type="currency" office:currency="TRY" office:value="765.875835562267" calcext:value-type="currency">
            <text:p>₺765,88</text:p>
          </table:table-cell>
          <table:table-cell table:style-name="ce628" table:formula="of:=[.H61]/[.S61]" office:value-type="currency" office:currency="USD" office:value="41.1761201915197" calcext:value-type="currency">
            <text:p>$41</text:p>
          </table:table-cell>
          <table:table-cell table:style-name="ce602" table:formula="of:=[.J60]+[.H61]" office:value-type="currency" office:currency="TRY" office:value="351222.218838409" calcext:value-type="currency">
            <text:p>₺351.222,22</text:p>
          </table:table-cell>
          <table:table-cell table:formula="of:=[.K60]-[.O61]" office:value-type="currency" office:currency="USD" office:value="344631.538682351" calcext:value-type="currency">
            <text:p>$344.631,54</text:p>
          </table:table-cell>
          <table:table-cell/>
          <table:table-cell table:style-name="ce616" table:formula="of:=[.Q61]/[.$E$5]" office:value-type="percentage" office:value="0.234152136261442" calcext:value-type="percentage">
            <text:p>%23,42</text:p>
          </table:table-cell>
          <table:table-cell table:style-name="ce602" table:formula="of:=[.M60]*[.E61]" office:value-type="currency" office:currency="TRY" office:value="234.124164437733" calcext:value-type="currency">
            <text:p>₺234,12</text:p>
          </table:table-cell>
          <table:table-cell table:formula="of:=[.N61]/[.S61]" office:value-type="currency" office:currency="USD" office:value="12.5873206686953" calcext:value-type="currency">
            <text:p>$13</text:p>
          </table:table-cell>
          <table:table-cell table:style-name="ce602" table:formula="of:=[.P60]+[.N61]" office:value-type="currency" office:currency="TRY" office:value="102716.610632591" calcext:value-type="currency">
            <text:p>₺102.716,61</text:p>
          </table:table-cell>
          <table:table-cell table:style-name="ce643" table:formula="of:=[.Q60]+[.O61]" office:value-type="currency" office:currency="USD" office:value="105368.461317649" calcext:value-type="currency">
            <text:p>$105.368,46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22</text:p>
          </table:table-cell>
          <table:table-cell table:style-name="ce564"/>
          <table:table-cell table:style-name="ce579" table:formula="of:=SUM([.D46:.D61])" office:value-type="float" office:value="335000" calcext:value-type="float">
            <text:p>335000</text:p>
          </table:table-cell>
          <table:table-cell table:style-name="ce595" table:formula="of:=SUM([.E46:.E61])" office:value-type="currency" office:currency="TRY" office:value="324148.7" calcext:value-type="currency">
            <text:p>₺324.148,70</text:p>
          </table:table-cell>
          <table:table-cell table:style-name="ce607"/>
          <table:table-cell table:style-name="ce617"/>
          <table:table-cell table:style-name="ce624" table:formula="of:=SUM([.H46:.H57])" office:value-type="currency" office:currency="TRY" office:value="246891.729294729" calcext:value-type="currency">
            <text:p>₺246.891,73</text:p>
          </table:table-cell>
          <table:table-cell table:style-name="ce629" table:formula="of:=SUM([.I46:.I61])" office:value-type="currency" office:currency="USD" office:value="13524.7520918827" calcext:value-type="currency">
            <text:p>$13.525</text:p>
          </table:table-cell>
          <table:table-cell table:style-name="ce637"/>
          <table:table-cell table:style-name="ce646"/>
          <table:table-cell table:style-name="ce608"/>
          <table:table-cell table:style-name="ce584"/>
          <table:table-cell table:style-name="ce624" table:formula="of:=SUM([.N46:.N57])" office:value-type="currency" office:currency="TRY" office:value="73256.9441762706" calcext:value-type="currency">
            <text:p>₺73.256,94</text:p>
          </table:table-cell>
          <table:table-cell table:style-name="ce629" table:formula="of:=SUM([.O46:.O61])" office:value-type="currency" office:currency="USD" office:value="4007.70177876945" calcext:value-type="currency">
            <text:p>$4.008</text:p>
          </table:table-cell>
          <table:table-cell table:style-name="ce666"/>
          <table:table-cell table:style-name="ce646"/>
          <table:table-cell table:style-name="ce607"/>
          <table:table-cell table:style-name="ce677"/>
          <table:table-cell table:number-columns-repeated="1005"/>
        </table:table-row>
        <table:table-row table:style-name="ro5">
          <table:table-cell table:style-name="ce550"/>
          <table:table-cell table:style-name="ce566"/>
          <table:table-cell table:style-name="ce572" office:value-type="string" calcext:value-type="string">
            <text:p>Toplam – Net 2018-22</text:p>
          </table:table-cell>
          <table:table-cell table:style-name="ce580" table:formula="of:=[.D62]+[.D42]" office:value-type="float" office:value="611029" calcext:value-type="float">
            <text:p>611029</text:p>
          </table:table-cell>
          <table:table-cell table:style-name="ce580" table:formula="of:=[.E62]+[.E42]" office:value-type="float" office:value="453938.856" calcext:value-type="float">
            <text:p>453938,856</text:p>
          </table:table-cell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5">
          <table:table-cell table:style-name="ce550"/>
          <table:table-cell table:style-name="ce566" table:number-columns-repeated="2"/>
          <table:table-cell table:style-name="ce581"/>
          <table:table-cell table:style-name="ce596"/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/>
          <table:table-cell table:style-name="ce596" office:value-type="currency" office:currency="TRY" office:value="11769" calcext:value-type="currency">
            <text:p>₺11.769,00</text:p>
          </table:table-cell>
          <table:table-cell table:style-name="ce606"/>
          <table:table-cell table:style-name="ce616" table:formula="of:=[.K65]/[.$E$5]" office:value-type="percentage" office:value="0.76550188301142" calcext:value-type="percentage">
            <text:p>%76,55</text:p>
          </table:table-cell>
          <table:table-cell table:style-name="ce602" table:formula="of:=[.G61]*[.E65]" office:value-type="currency" office:currency="TRY" office:value="9013.2635083391" calcext:value-type="currency">
            <text:p>₺9.013,26</text:p>
          </table:table-cell>
          <table:table-cell table:style-name="ce628" table:formula="of:=[.H65]/[.S65]" office:value-type="currency" office:currency="USD" office:value="509.223927024808" calcext:value-type="currency">
            <text:p>$509</text:p>
          </table:table-cell>
          <table:table-cell table:style-name="ce602" table:formula="of:=[.J61]+[.H65]" office:value-type="currency" office:currency="TRY" office:value="360235.482346748" calcext:value-type="currency">
            <text:p>₺360.235,48</text:p>
          </table:table-cell>
          <table:table-cell table:formula="of:=[.K61]-[.O65]" office:value-type="currency" office:currency="USD" office:value="344475.847355139" calcext:value-type="currency">
            <text:p>$344.475,85</text:p>
          </table:table-cell>
          <table:table-cell table:style-name="ce605"/>
          <table:table-cell table:style-name="ce616" table:formula="of:=[.Q65]/[.$E$5]" office:value-type="percentage" office:value="0.23449811698858" calcext:value-type="percentage">
            <text:p>%23,45</text:p>
          </table:table-cell>
          <table:table-cell table:style-name="ce602" table:formula="of:=[.M61]*[.E65]" office:value-type="currency" office:currency="TRY" office:value="2755.73649166091" calcext:value-type="currency">
            <text:p>₺2.755,74</text:p>
          </table:table-cell>
          <table:table-cell table:formula="of:=[.N65]/[.S65]" office:value-type="currency" office:currency="USD" office:value="155.691327212481" calcext:value-type="currency">
            <text:p>$156</text:p>
          </table:table-cell>
          <table:table-cell table:style-name="ce602" table:formula="of:=[.P61]+[.N65]" office:value-type="currency" office:currency="TRY" office:value="105472.347124252" calcext:value-type="currency">
            <text:p>₺105.472,35</text:p>
          </table:table-cell>
          <table:table-cell table:style-name="ce643" table:formula="of:=[.Q61]+[.O65]" office:value-type="currency" office:currency="USD" office:value="105524.152644861" calcext:value-type="currency">
            <text:p>$105.524,15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 office:value-type="float" office:value="3892.36" calcext:value-type="float">
            <text:p>3892,36</text:p>
          </table:table-cell>
          <table:table-cell table:style-name="ce596" office:value-type="currency" office:currency="TRY" office:value="3892.36" calcext:value-type="currency">
            <text:p>₺3.892,36</text:p>
          </table:table-cell>
          <table:table-cell table:style-name="ce606"/>
          <table:table-cell table:style-name="ce616" table:formula="of:=[.K66]/[.$E$5]" office:value-type="percentage" office:value="0.765387287770913" calcext:value-type="percentage">
            <text:p>%76,54</text:p>
          </table:table-cell>
          <table:table-cell table:style-name="ce602" table:formula="of:=[.G65]*[.E66]" office:value-type="currency" office:currency="TRY" office:value="2979.60890935833" calcext:value-type="currency">
            <text:p>₺2.979,61</text:p>
          </table:table-cell>
          <table:table-cell table:style-name="ce628" table:formula="of:=[.H66]/[.S66]" office:value-type="currency" office:currency="USD" office:value="168.339486404425" calcext:value-type="currency">
            <text:p>$168</text:p>
          </table:table-cell>
          <table:table-cell table:style-name="ce602" table:formula="of:=[.J65]+[.H66]" office:value-type="currency" office:currency="TRY" office:value="363215.091256106" calcext:value-type="currency">
            <text:p>₺363.215,09</text:p>
          </table:table-cell>
          <table:table-cell table:formula="of:=[.K65]-[.O66]" office:value-type="currency" office:currency="USD" office:value="344424.279496911" calcext:value-type="currency">
            <text:p>$344.424,28</text:p>
          </table:table-cell>
          <table:table-cell table:style-name="ce605"/>
          <table:table-cell table:style-name="ce616" table:formula="of:=[.Q66]/[.$E$5]" office:value-type="percentage" office:value="0.234612712229088" calcext:value-type="percentage">
            <text:p>%23,46</text:p>
          </table:table-cell>
          <table:table-cell table:style-name="ce602" table:formula="of:=[.M65]*[.E66]" office:value-type="currency" office:currency="TRY" office:value="912.751090641671" calcext:value-type="currency">
            <text:p>₺912,75</text:p>
          </table:table-cell>
          <table:table-cell table:formula="of:=[.N66]/[.S66]" office:value-type="currency" office:currency="USD" office:value="51.567858228343" calcext:value-type="currency">
            <text:p>$52</text:p>
          </table:table-cell>
          <table:table-cell table:style-name="ce602" table:formula="of:=[.P65]+[.N66]" office:value-type="currency" office:currency="TRY" office:value="106385.098214894" calcext:value-type="currency">
            <text:p>₺106.385,10</text:p>
          </table:table-cell>
          <table:table-cell table:style-name="ce643" table:formula="of:=[.Q65]+[.O66]" office:value-type="currency" office:currency="USD" office:value="105575.72050309" calcext:value-type="currency">
            <text:p>$105.575,72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 office:value-type="float" office:value="11181.35" calcext:value-type="float">
            <text:p>11181,35</text:p>
          </table:table-cell>
          <table:table-cell table:style-name="ce596" office:value-type="currency" office:currency="TRY" office:value="11181.35" calcext:value-type="currency">
            <text:p>₺11.181,35</text:p>
          </table:table-cell>
          <table:table-cell table:style-name="ce606"/>
          <table:table-cell table:style-name="ce616" table:formula="of:=[.K67]/[.$E$5]" office:value-type="percentage" office:value="0.765057936000683" calcext:value-type="percentage">
            <text:p>%76,51</text:p>
          </table:table-cell>
          <table:table-cell table:style-name="ce602" table:formula="of:=[.G66]*[.E67]" office:value-type="currency" office:currency="TRY" office:value="8558.06315011729" calcext:value-type="currency">
            <text:p>₺8.558,06</text:p>
          </table:table-cell>
          <table:table-cell table:style-name="ce628" table:formula="of:=[.H67]/[.S67]" office:value-type="currency" office:currency="USD" office:value="483.506392661994" calcext:value-type="currency">
            <text:p>$484</text:p>
          </table:table-cell>
          <table:table-cell table:style-name="ce602" table:formula="of:=[.J66]+[.H67]" office:value-type="currency" office:currency="TRY" office:value="371773.154406223" calcext:value-type="currency">
            <text:p>₺371.773,15</text:p>
          </table:table-cell>
          <table:table-cell table:formula="of:=[.K66]-[.O67]" office:value-type="currency" office:currency="USD" office:value="344276.071200307" calcext:value-type="currency">
            <text:p>$344.276,07</text:p>
          </table:table-cell>
          <table:table-cell table:style-name="ce605"/>
          <table:table-cell table:style-name="ce616" table:formula="of:=[.Q67]/[.$E$5]" office:value-type="percentage" office:value="0.234942063999318" calcext:value-type="percentage">
            <text:p>%23,49</text:p>
          </table:table-cell>
          <table:table-cell table:style-name="ce602" table:formula="of:=[.M66]*[.E67]" office:value-type="currency" office:currency="TRY" office:value="2623.28684988271" calcext:value-type="currency">
            <text:p>₺2.623,29</text:p>
          </table:table-cell>
          <table:table-cell table:formula="of:=[.N67]/[.S67]" office:value-type="currency" office:currency="USD" office:value="148.208296603543" calcext:value-type="currency">
            <text:p>$148</text:p>
          </table:table-cell>
          <table:table-cell table:style-name="ce602" table:formula="of:=[.P66]+[.N67]" office:value-type="currency" office:currency="TRY" office:value="109008.385064776" calcext:value-type="currency">
            <text:p>₺109.008,39</text:p>
          </table:table-cell>
          <table:table-cell table:style-name="ce643" table:formula="of:=[.Q66]+[.O67]" office:value-type="currency" office:currency="USD" office:value="105723.928799693" calcext:value-type="currency">
            <text:p>$105.723,93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table:number-columns-repeated="2"/>
          <table:table-cell table:style-name="ce579" table:formula="of:=SUM([.D65:.D67])" office:value-type="float" office:value="15073.71" calcext:value-type="float">
            <text:p>15073,71</text:p>
          </table:table-cell>
          <table:table-cell table:style-name="ce592" table:formula="of:=SUM([.E65:.E67])" office:value-type="currency" office:currency="TRY" office:value="26842.71" calcext:value-type="currency">
            <text:p>₺26.842,71</text:p>
          </table:table-cell>
          <table:table-cell table:style-name="ce607"/>
          <table:table-cell table:style-name="ce617"/>
          <table:table-cell table:style-name="ce592" table:formula="of:=SUM([.H65:.H67])" office:value-type="currency" office:currency="TRY" office:value="20550.9355678147" calcext:value-type="currency">
            <text:p>₺20.550,94</text:p>
          </table:table-cell>
          <table:table-cell table:style-name="ce629" table:formula="of:=SUM([.I65:.I67])" office:value-type="currency" office:currency="USD" office:value="1161.06980609123" calcext:value-type="currency">
            <text:p>$1.161</text:p>
          </table:table-cell>
          <table:table-cell table:style-name="ce636"/>
          <table:table-cell table:style-name="ce646"/>
          <table:table-cell table:style-name="ce608"/>
          <table:table-cell table:style-name="ce617"/>
          <table:table-cell table:style-name="ce592" table:formula="of:=SUM([.N65:.N67])" office:value-type="currency" office:currency="TRY" office:value="6291.77443218529" calcext:value-type="currency">
            <text:p>₺6.291,77</text:p>
          </table:table-cell>
          <table:table-cell table:style-name="ce629" table:formula="of:=SUM([.O65:.O67])" office:value-type="currency" office:currency="USD" office:value="355.467482044367" calcext:value-type="currency">
            <text:p>$355</text:p>
          </table:table-cell>
          <table:table-cell table:style-name="ce666"/>
          <table:table-cell table:style-name="ce673"/>
          <table:table-cell table:style-name="ce607"/>
          <table:table-cell table:style-name="ce677"/>
          <table:table-cell table:number-columns-repeated="1005"/>
        </table:table-row>
        <table:table-row table:style-name="ro5">
          <table:table-cell/>
          <table:table-cell table:style-name="ce549"/>
          <table:table-cell table:style-name="ce572" office:value-type="string" calcext:value-type="string">
            <text:p>Toplam – Net 2018-22</text:p>
          </table:table-cell>
          <table:table-cell table:style-name="ce580" table:formula="of:=[.D68]+[.D63]" office:value-type="float" office:value="626102.71" calcext:value-type="float">
            <text:p>626102,71</text:p>
          </table:table-cell>
          <table:table-cell table:style-name="ce593" table:formula="of:=[.E68]+[.E63]" office:value-type="currency" office:currency="TRY" office:value="480781.566" calcext:value-type="currency">
            <text:p>₺480.781,57</text:p>
          </table:table-cell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5">
          <table:table-cell table:style-name="ce553" table:number-columns-repeated="3"/>
          <table:table-cell table:style-name="ce580"/>
          <table:table-cell table:style-name="ce590"/>
          <table:table-cell table:style-name="ce606"/>
          <table:table-cell table:style-name="ce616"/>
          <table:table-cell table:style-name="ce602" table:number-columns-repeated="3"/>
          <table:table-cell/>
          <table:table-cell table:style-name="ce605"/>
          <table:table-cell table:style-name="ce616"/>
          <table:table-cell table:style-name="ce602"/>
          <table:table-cell/>
          <table:table-cell table:style-name="ce602"/>
          <table:table-cell table:style-name="ce643"/>
          <table:table-cell table:style-name="ce606"/>
          <table:table-cell table:number-columns-repeated="1006"/>
        </table:table-row>
        <table:table-row table:style-name="ro5">
          <table:table-cell table:style-name="ce555" table:number-columns-repeated="2"/>
          <table:table-cell table:style-name="ce573" office:value-type="string" calcext:value-type="string" table:number-columns-spanned="3" table:number-rows-spanned="2">
            <text:p>HİSSE ORANLARI - %</text:p>
          </table:table-cell>
          <table:covered-table-cell table:number-columns-repeated="2" table:style-name="ce582"/>
          <table:table-cell table:style-name="ce159"/>
          <table:table-cell table:style-name="ce619" office:value-type="percentage" office:value="0.76518" calcext:value-type="percentage" table:number-columns-spanned="2" table:number-rows-spanned="2">
            <text:p>76,518%</text:p>
          </table:table-cell>
          <table:covered-table-cell table:style-name="ce159"/>
          <table:table-cell table:style-name="ce159" table:number-columns-repeated="2"/>
          <table:table-cell table:style-name="ce647"/>
          <table:table-cell table:style-name="ce159"/>
          <table:table-cell table:style-name="ce655" office:value-type="percentage" office:value="0.23482" calcext:value-type="percentage" table:number-columns-spanned="2" table:number-rows-spanned="2">
            <text:p>23,482%</text:p>
          </table:table-cell>
          <table:covered-table-cell table:style-name="ce658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ce556" office:value-type="date" office:date-value="2022-12-31" calcext:value-type="date">
            <text:p>31.12.2022</text:p>
          </table:table-cell>
          <table:table-cell table:style-name="ce555"/>
          <table:covered-table-cell table:style-name="ce124"/>
          <table:covered-table-cell table:style-name="ce133"/>
          <table:covered-table-cell table:style-name="ce147"/>
          <table:table-cell table:style-name="ce160"/>
          <table:covered-table-cell table:style-name="ce170"/>
          <table:covered-table-cell table:style-name="ce160"/>
          <table:table-cell table:style-name="ce160" table:number-columns-repeated="2"/>
          <table:table-cell table:style-name="ce648"/>
          <table:table-cell table:style-name="ce160"/>
          <table:covered-table-cell table:style-name="ce170"/>
          <table:covered-table-cell table:style-name="ce209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ce556"/>
          <table:table-cell table:style-name="ce555"/>
          <table:table-cell table:style-name="ce124"/>
          <table:table-cell table:style-name="ce133"/>
          <table:table-cell table:style-name="ce147"/>
          <table:table-cell table:style-name="ce160"/>
          <table:table-cell table:style-name="ce170"/>
          <table:table-cell table:style-name="ce160" table:number-columns-repeated="3"/>
          <table:table-cell table:style-name="ce648"/>
          <table:table-cell table:style-name="ce160"/>
          <table:table-cell table:style-name="ce170"/>
          <table:table-cell table:style-name="ce209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ce555" table:number-columns-repeated="4"/>
          <table:table-cell table:style-name="ce598" office:value-type="string" calcext:value-type="string">
            <text:p>NET GELİR – TL</text:p>
          </table:table-cell>
          <table:table-cell table:style-name="ce553"/>
          <table:table-cell table:style-name="ce616"/>
          <table:table-cell table:style-name="ce553"/>
          <table:table-cell table:style-name="ce630" table:formula="of:=[.I68]+[.I62]+[.I41]+[.I28]+[.I15]+[.I10]" office:value-type="currency" office:currency="USD" office:value="25664.9685236311" calcext:value-type="currency">
            <text:p>$25.665</text:p>
          </table:table-cell>
          <table:table-cell table:style-name="ce638" table:formula="of:=[.J67]" office:value-type="currency" office:currency="TRY" office:value="371773.154406223" calcext:value-type="currency">
            <text:p>₺371.773,15</text:p>
          </table:table-cell>
          <table:table-cell table:style-name="ce649"/>
          <table:table-cell table:style-name="ce553"/>
          <table:table-cell table:style-name="ce616"/>
          <table:table-cell table:style-name="ce553"/>
          <table:table-cell table:style-name="ce630" table:formula="of:=[.O68]+[.O62]+[.O41]+[.O28]+[.O15]+[.O10]" office:value-type="currency" office:currency="USD" office:value="7438.1387996931" calcext:value-type="currency">
            <text:p>$7.438</text:p>
          </table:table-cell>
          <table:table-cell table:style-name="ce638" table:formula="of:=[.P67]" office:value-type="currency" office:currency="TRY" office:value="109008.385064776" calcext:value-type="currency">
            <text:p>₺109.008,39</text:p>
          </table:table-cell>
          <table:table-cell table:number-columns-repeated="1008"/>
        </table:table-row>
        <table:table-row table:style-name="ro5">
          <table:table-cell table:style-name="ce555" table:number-columns-repeated="4"/>
          <table:table-cell table:style-name="ce598"/>
          <table:table-cell table:style-name="ce553"/>
          <table:table-cell table:style-name="ce616"/>
          <table:table-cell table:style-name="ce553" table:number-columns-repeated="3"/>
          <table:table-cell table:style-name="ce649"/>
          <table:table-cell table:style-name="ce553"/>
          <table:table-cell table:style-name="ce616"/>
          <table:table-cell table:style-name="ce553"/>
          <table:table-cell table:style-name="Default" table:number-columns-repeated="2"/>
          <table:table-cell table:number-columns-repeated="1008"/>
        </table:table-row>
        <table:table-row table:style-name="ro5">
          <table:table-cell table:style-name="ce555" table:number-columns-repeated="2"/>
          <table:table-cell table:style-name="ce575"/>
          <table:table-cell table:style-name="ce584"/>
          <table:table-cell table:style-name="ce599" office:value-type="string" calcext:value-type="string">
            <text:p>MASRAF - USD</text:p>
          </table:table-cell>
          <table:table-cell table:style-name="ce611"/>
          <table:table-cell table:style-name="ce617"/>
          <table:table-cell table:style-name="ce625" table:formula="of:=[.H49]+[.H40]+[.H39]+[.H38]+[.H27]+[.H25]+[.H24]+[.H22]+[.H20]+[.H14]+[.H9]" office:value-type="currency" office:currency="TRY" office:value="-112852.614419498" calcext:value-type="currency">
            <text:p>-₺112.852,61</text:p>
          </table:table-cell>
          <table:table-cell table:style-name="ce631" table:formula="of:=[.I49]+[.I40]+[.I39]+[.I38]+[.I27]+[.I25]+[.I24]+[.I22]+[.I20]+[.I14]+[.I9]" office:value-type="currency" office:currency="USD" office:value="-15364.7703180753" calcext:value-type="currency">
            <text:p>-$15.365</text:p>
          </table:table-cell>
          <table:table-cell table:style-name="ce611"/>
          <table:table-cell table:style-name="ce650"/>
          <table:table-cell table:style-name="ce611"/>
          <table:table-cell table:style-name="ce617"/>
          <table:table-cell table:style-name="ce625" table:formula="of:=[.N49]+[.N40]+[.N39]+[.N38]+[.N27]+[.N25]+[.N24]+[.N22]+[.N20]+[.N14]+[.N9]" office:value-type="currency" office:currency="TRY" office:value="-32468.5295805018" calcext:value-type="currency">
            <text:p>-₺32.468,53</text:p>
          </table:table-cell>
          <table:table-cell table:style-name="ce631" table:formula="of:=[.O49]+[.O40]+[.O39]+[.O38]+[.O27]+[.O25]+[.O24]+[.O22]+[.O20]+[.O14]+[.O9]" office:value-type="currency" office:currency="USD" office:value="-4408.09548563355" calcext:value-type="currency">
            <text:p>-$4.408</text:p>
          </table:table-cell>
          <table:table-cell table:style-name="ce667"/>
          <table:table-cell table:number-columns-repeated="1008"/>
        </table:table-row>
        <table:table-row table:style-name="ro5">
          <table:table-cell table:style-name="ce555" table:number-columns-repeated="4"/>
          <table:table-cell table:style-name="ce600"/>
          <table:table-cell table:style-name="ce553"/>
          <table:table-cell table:style-name="ce616"/>
          <table:table-cell table:style-name="ce626"/>
          <table:table-cell table:style-name="ce553"/>
          <table:table-cell table:style-name="ce638"/>
          <table:table-cell table:style-name="ce649"/>
          <table:table-cell table:style-name="ce553"/>
          <table:table-cell table:style-name="ce616"/>
          <table:table-cell table:style-name="ce626" table:number-columns-repeated="2"/>
          <table:table-cell table:style-name="ce638"/>
          <table:table-cell table:number-columns-repeated="1008"/>
        </table:table-row>
        <table:table-row table:style-name="ro5">
          <table:table-cell table:style-name="Default" table:number-columns-repeated="4"/>
          <table:table-cell table:style-name="ce381"/>
          <table:table-cell table:style-name="ce553"/>
          <table:table-cell table:style-name="ce616"/>
          <table:table-cell table:style-name="ce593"/>
          <table:table-cell table:style-name="ce553" table:number-columns-repeated="2"/>
          <table:table-cell table:style-name="ce649"/>
          <table:table-cell table:style-name="ce553"/>
          <table:table-cell table:style-name="ce616"/>
          <table:table-cell table:style-name="ce553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Default" table:number-columns-repeated="5"/>
          <table:table-cell table:number-columns-repeated="1019"/>
        </table:table-row>
        <table:table-row table:style-name="ro5">
          <table:table-cell table:style-name="ce557" office:value-type="string" calcext:value-type="string">
            <text:p>2018-2022</text:p>
          </table:table-cell>
          <table:table-cell table:style-name="ce567" table:number-columns-repeated="2"/>
          <table:table-cell table:style-name="ce585"/>
          <table:table-cell table:style-name="ce601"/>
          <table:table-cell table:number-columns-repeated="1019"/>
        </table:table-row>
        <table:table-row table:style-name="ro5">
          <table:table-cell table:style-name="ce558" office:value-type="string" calcext:value-type="string">
            <text:p>Gelecek</text:p>
          </table:table-cell>
          <table:table-cell table:style-name="ce568" table:formula="of:=[.B84]-[.B85]" office:value-type="currency" office:currency="USD" office:value="-52875.9731270331" calcext:value-type="currency" table:number-columns-spanned="2" table:number-rows-spanned="1">
            <text:p>-$52.875,97</text:p>
          </table:table-cell>
          <table:covered-table-cell table:style-name="ce568"/>
          <table:table-cell table:style-name="ce586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586"/>
          <table:table-cell table:number-columns-repeated="1019"/>
        </table:table-row>
        <table:table-row table:style-name="ro5">
          <table:table-cell office:value-type="string" calcext:value-type="string">
            <text:p>Gelen</text:p>
          </table:table-cell>
          <table:table-cell table:style-name="ce568" table:number-columns-spanned="2" table:number-rows-spanned="1"/>
          <table:covered-table-cell table:style-name="ce568"/>
          <table:table-cell table:style-name="ce586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586"/>
          <table:table-cell table:number-columns-repeated="1019"/>
        </table:table-row>
        <table:table-row table:style-name="ro5">
          <table:table-cell office:value-type="string" calcext:value-type="string">
            <text:p>Kalan</text:p>
          </table:table-cell>
          <table:table-cell table:style-name="ce568" table:number-columns-spanned="2" table:number-rows-spanned="1"/>
          <table:covered-table-cell table:style-name="ce568"/>
          <table:table-cell table:style-name="ce586" office:value-type="currency" office:currency="TRY" office:value="0" calcext:value-type="currency" table:number-columns-spanned="2" table:number-rows-spanned="1">
            <text:p>₺0,00</text:p>
          </table:table-cell>
          <table:covered-table-cell table:style-name="ce586"/>
          <table:table-cell table:number-columns-repeated="1019"/>
        </table:table-row>
        <table:table-row table:style-name="ro5">
          <table:table-cell office:value-type="string" calcext:value-type="string">
            <text:p>Masraf</text:p>
          </table:table-cell>
          <table:table-cell table:style-name="ce568" table:formula="of:=[.O76]+[.I76]" office:value-type="currency" office:currency="USD" office:value="-19772.8658037089" calcext:value-type="currency" table:number-columns-spanned="2" table:number-rows-spanned="1">
            <text:p>-$19.772,87</text:p>
          </table:table-cell>
          <table:covered-table-cell table:style-name="ce568"/>
          <table:table-cell table:style-name="ce586" table:formula="of:=([.D82]-[.D85])*-1" office:value-type="currency" office:currency="TRY" office:value="-145321.144" calcext:value-type="currency" table:number-columns-spanned="2" table:number-rows-spanned="1">
            <text:p>-₺145.321,14</text:p>
          </table:table-cell>
          <table:covered-table-cell table:style-name="ce586"/>
          <table:table-cell table:number-columns-repeated="1019"/>
        </table:table-row>
        <table:table-row table:style-name="ro5">
          <table:table-cell table:style-name="ce553" office:value-type="string" calcext:value-type="string">
            <text:p>NET</text:p>
          </table:table-cell>
          <table:table-cell table:style-name="ce568" table:formula="of:=[.I74]+[.O74]" office:value-type="currency" office:currency="USD" office:value="33103.1073233242" calcext:value-type="currency" table:number-columns-spanned="2" table:number-rows-spanned="1">
            <text:p>$33.103,11</text:p>
          </table:table-cell>
          <table:covered-table-cell table:style-name="ce568"/>
          <table:table-cell table:style-name="ce586" table:formula="of:=[.E69]" office:value-type="currency" office:currency="TRY" office:value="480781.566" calcext:value-type="currency" table:number-columns-spanned="2" table:number-rows-spanned="1">
            <text:p>₺480.781,57</text:p>
          </table:table-cell>
          <table:covered-table-cell table:style-name="ce586"/>
          <table:table-cell table:number-columns-repeated="1019"/>
        </table:table-row>
        <table:table-row table:style-name="ro5" table:number-rows-repeated="1048350">
          <table:table-cell table:number-columns-repeated="1024"/>
        </table:table-row>
        <table:table-row table:style-name="ro6" table:number-rows-repeated="1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4-BKY" table:style-name="ta1">
        <table:table-column table:style-name="co67" table:default-cell-style-name="Default"/>
        <table:table-column table:style-name="co68" table:default-cell-style-name="Default"/>
        <table:table-column table:style-name="co1" table:default-cell-style-name="ce498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1" table:number-columns-repeated="2" table:default-cell-style-name="Default"/>
        <table:table-column table:style-name="co73" table:default-cell-style-name="Default"/>
        <table:table-column table:style-name="co1" table:default-cell-style-name="Default"/>
        <table:table-row table:style-name="ro1">
          <table:table-cell table:style-name="ce678"/>
          <table:table-cell table:style-name="ce679"/>
          <table:table-cell table:style-name="ce591"/>
          <table:table-cell table:style-name="ce682" table:number-columns-repeated="2"/>
          <table:table-cell table:style-name="ce68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 table:style-name="ce678"/>
          <table:table-cell table:number-columns-repeated="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 table:style-name="ce678"/>
          <table:table-cell table:style-name="ce679"/>
          <table:table-cell/>
          <table:table-cell table:style-name="ce682" table:number-columns-repeated="2"/>
          <table:table-cell table:style-name="ce68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/>
          <table:table-cell table:style-name="ce417"/>
          <table:table-cell table:style-name="ce680" office:value-type="string" calcext:value-type="string">
            <text:p>GLR</text:p>
          </table:table-cell>
          <table:table-cell table:style-name="ce264" office:value-type="string" calcext:value-type="string">
            <text:p>GDR</text:p>
          </table:table-cell>
          <table:table-cell/>
          <table:table-cell table:style-name="ce264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412" office:value-type="float" office:value="2018" calcext:value-type="float">
            <text:p>2018</text:p>
          </table:table-cell>
          <table:table-cell table:formula="of:=[$'02-11-GLR'.G6]" office:value-type="currency" office:currency="TRY" office:value="21000" calcext:value-type="currency">
            <text:p>₺21.000,00</text:p>
          </table:table-cell>
          <table:table-cell table:style-name="ce266" table:formula="of:=[$'02-12-GDR'.F16]" office:value-type="currency" office:currency="TRY" office:value="-22399.42" calcext:value-type="currency">
            <text:p>-₺22.399,42</text:p>
          </table:table-cell>
          <table:table-cell table:style-name="ce498" table:formula="of:=[.C5]+[.D5]" office:value-type="currency" office:currency="TRY" office:value="-1399.42" calcext:value-type="currency">
            <text:p>-₺1.399,42</text:p>
          </table:table-cell>
          <table:table-cell table:style-name="ce498" table:formula="of:=[.C5]+[.D5]" office:value-type="currency" office:currency="TRY" office:value="-1399.42" calcext:value-type="currency">
            <text:p>-₺1.399,42</text:p>
          </table:table-cell>
          <table:table-cell table:number-columns-repeated="5"/>
        </table:table-row>
        <table:table-row table:style-name="ro1">
          <table:table-cell table:style-name="ce381"/>
          <table:table-cell office:value-type="float" office:value="2019" calcext:value-type="float">
            <text:p>2019</text:p>
          </table:table-cell>
          <table:table-cell table:formula="of:=[$'02-11-GLR'.G15]" office:value-type="currency" office:currency="TRY" office:value="26500" calcext:value-type="currency">
            <text:p>₺26.500,00</text:p>
          </table:table-cell>
          <table:table-cell table:style-name="ce266" table:formula="of:=[$'02-12-GDR'.F32]" office:value-type="currency" office:currency="TRY" office:value="-3104.82" calcext:value-type="currency">
            <text:p>-₺3.104,82</text:p>
          </table:table-cell>
          <table:table-cell table:style-name="ce498" table:formula="of:=[.C6]+[.D6]" office:value-type="currency" office:currency="TRY" office:value="23395.18" calcext:value-type="currency">
            <text:p>₺23.395,18</text:p>
          </table:table-cell>
          <table:table-cell table:style-name="ce266" table:formula="of:=[.F5]+[.C6]+[.D6]" office:value-type="currency" office:currency="TRY" office:value="21995.76" calcext:value-type="currency">
            <text:p>₺2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'02-11-GLR'.G33]" office:value-type="currency" office:currency="TRY" office:value="64500" calcext:value-type="currency">
            <text:p>₺64.500,00</text:p>
          </table:table-cell>
          <table:table-cell table:style-name="ce266" table:formula="of:=[$'02-12-GDR'.F84]" office:value-type="currency" office:currency="TRY" office:value="-76896.294" calcext:value-type="currency">
            <text:p>-₺76.896,29</text:p>
          </table:table-cell>
          <table:table-cell table:style-name="ce498" table:formula="of:=[.C7]+[.D7]" office:value-type="currency" office:currency="TRY" office:value="-12396.294" calcext:value-type="currency">
            <text:p>-₺12.396,29</text:p>
          </table:table-cell>
          <table:table-cell table:style-name="ce266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'02-11-GLR'.G53]" office:value-type="currency" office:currency="TRY" office:value="152260" calcext:value-type="currency">
            <text:p>₺152.260,00</text:p>
          </table:table-cell>
          <table:table-cell table:style-name="ce266" table:formula="of:=[$'02-12-GDR'.F128]" office:value-type="currency" office:currency="TRY" office:value="-32069.31" calcext:value-type="currency">
            <text:p>-₺32.069,31</text:p>
          </table:table-cell>
          <table:table-cell table:style-name="ce498" table:formula="of:=[.C8]+[.D8]" office:value-type="currency" office:currency="TRY" office:value="120190.69" calcext:value-type="currency">
            <text:p>₺120.190,69</text:p>
          </table:table-cell>
          <table:table-cell table:style-name="ce266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'02-11-GLR'.G91]" office:value-type="currency" office:currency="TRY" office:value="361842.71" calcext:value-type="currency">
            <text:p>₺361.842,71</text:p>
          </table:table-cell>
          <table:table-cell table:style-name="ce683" table:formula="of:=[$'02-12-GDR'.F134]" office:value-type="currency" office:currency="TRY" office:value="-10851.3" calcext:value-type="currency">
            <text:p>-₺10.851,30</text:p>
          </table:table-cell>
          <table:table-cell table:style-name="ce498" table:formula="of:=[.C9]+[.D9]" office:value-type="currency" office:currency="TRY" office:value="350991.41" calcext:value-type="currency">
            <text:p>₺350.991,41</text:p>
          </table:table-cell>
          <table:table-cell table:style-name="ce266" table:formula="of:=[.F8]+[.C9]+[.D9]" office:value-type="currency" office:currency="TRY" office:value="480781.566" calcext:value-type="currency">
            <text:p>₺480.781,57</text:p>
          </table:table-cell>
          <table:table-cell table:number-columns-repeated="5"/>
        </table:table-row>
        <table:table-row table:style-name="ro1">
          <table:table-cell/>
          <table:table-cell table:style-name="ce417"/>
          <table:table-cell table:number-columns-repeated="2"/>
          <table:table-cell table:style-name="ce417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SUM([.C5:.C10])" office:value-type="currency" office:currency="TRY" office:value="626102.71" calcext:value-type="currency">
            <text:p>₺626.102,71</text:p>
          </table:table-cell>
          <table:table-cell table:style-name="ce498" table:formula="of:=SUM([.D5:.D10])" office:value-type="currency" office:currency="TRY" office:value="-145321.144" calcext:value-type="currency">
            <text:p>-₺145.321,14</text:p>
          </table:table-cell>
          <table:table-cell table:style-name="ce498" table:formula="of:=SUM([.E5:.E10])" office:value-type="currency" office:currency="TRY" office:value="480781.566" calcext:value-type="currency">
            <text:p>₺480.781,57</text:p>
          </table:table-cell>
          <table:table-cell table:style-name="ce498"/>
          <table:table-cell table:number-columns-repeated="5"/>
        </table:table-row>
        <table:table-row table:style-name="ro1">
          <table:table-cell table:number-columns-repeated="2"/>
          <table:table-cell table:style-name="ce681"/>
          <table:table-cell table:style-name="ce684" table:number-columns-repeated="3"/>
          <table:table-cell table:number-columns-repeated="5"/>
        </table:table-row>
        <table:table-row table:style-name="ro1">
          <table:table-cell/>
          <table:table-cell table:style-name="ce385"/>
          <table:table-cell/>
          <table:table-cell table:style-name="ce517" table:number-columns-repeated="3"/>
          <table:table-cell table:number-columns-repeated="5"/>
        </table:table-row>
        <table:table-row table:style-name="ro1">
          <table:table-cell/>
          <table:table-cell table:style-name="ce417"/>
          <table:table-cell/>
          <table:table-cell table:style-name="ce417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246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246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2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246">
      <number:text> </number:text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currency-style style:name="N239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239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239P0"/>
    </number:currency-style>
    <number:currency-style style:name="N237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237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237P0"/>
    </number:currency-style>
    <number:currency-style style:name="N235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35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235P0"/>
    </number:currency-style>
    <number:percentage-style style:name="N234">
      <number:number number:decimal-places="5" number:min-decimal-places="5" number:min-integer-digits="1"/>
      <number:text>%</number:text>
    </number:percentage-style>
    <number:number-style style:name="N233">
      <number:text>+  </number:text>
      <number:number number:decimal-places="3" number:min-decimal-places="3" number:min-integer-digits="1" number:grouping="true"/>
    </number:number-style>
    <number:number-style style:name="N232P0" style:volatile="true">
      <number:number number:decimal-places="0" number:min-decimal-places="0" number:min-integer-digits="1" number:grouping="true"/>
      <number:text>    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232P0"/>
    </number:number-style>
    <number:date-style style:name="N231">
      <number:month number:textual="true"/>
      <number:text>.</number:text>
      <number:year/>
    </number:date-style>
    <number:number-style style:name="N230P0" style:volatile="true">
      <number:text>₺</number:text>
      <number:number number:decimal-places="2" number:min-decimal-places="2" number:min-integer-digits="1" number:grouping="true"/>
    </number:number-style>
    <number:number-style style:name="N230">
      <number:text>-₺</number:text>
      <number:number number:decimal-places="2" number:min-decimal-places="2" number:min-integer-digits="1" number:grouping="true"/>
      <style:map style:condition="value()&gt;=0" style:apply-style-name="N230P0"/>
    </number:number-style>
    <number:number-style style:name="N229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9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9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9">
      <number:text> </number:text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25P0" style:volatile="true">
      <number:number number:decimal-places="2" number:min-decimal-places="2" number:min-integer-digits="1" number:grouping="true"/>
      <number:text>     </number:text>
    </number:number-style>
    <number:number-style style:name="N225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225P0"/>
    </number:number-style>
    <number:number-style style:name="N224">
      <number:number number:decimal-places="2" number:min-decimal-places="2" number:min-integer-digits="1">
        <number:embedded-text number:position="3"> </number:embedded-text>
      </number:number>
    </number:number-style>
    <number:number-style style:name="N223P0" style:volatile="true">
      <number:number number:decimal-places="0" number:min-decimal-places="0" number:min-integer-digits="1" number:grouping="true"/>
      <number:text> TL</number:text>
    </number:number-style>
    <number:number-style style:name="N223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223P0"/>
    </number:number-style>
    <number:percentage-style style:name="N221">
      <number:number number:decimal-places="1" number:min-decimal-places="1" number:min-integer-digits="1"/>
      <number:text>%</number:text>
    </number:percentage-style>
    <number:time-style style:name="N2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1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1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currency-style style:name="N215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215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215P0"/>
    </number:currency-style>
    <number:number-style style:name="N213">
      <number:number number:decimal-places="3" number:min-decimal-places="3" number:min-integer-digits="1" number:grouping="true"/>
    </number:number-style>
    <number:number-style style:name="N212">
      <number:number number:decimal-places="0" number:min-decimal-places="0" number:min-integer-digits="2" number:grouping="true"/>
    </number:number-style>
    <number:percentage-style style:name="N211">
      <number:number number:decimal-places="0" number:min-decimal-places="0" number:min-integer-digits="1"/>
      <number:text>%</number:text>
    </number:percentage-style>
    <number:number-style style:name="N210P0" style:volatile="true">
      <number:number number:decimal-places="2" number:min-decimal-places="2" number:min-integer-digits="0" number:grouping="true"/>
    </number:number-style>
    <number:number-style style:name="N210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210P0"/>
    </number:number-style>
    <number:percentage-style style:name="N209">
      <number:number number:decimal-places="3" number:min-decimal-places="3" number:min-integer-digits="1"/>
      <number:text>%</number:text>
    </number:percentage-style>
    <number:number-style style:name="N208">
      <number:text>+    </number:text>
      <number:number number:decimal-places="3" number:min-decimal-places="3" number:min-integer-digits="1" number:grouping="true"/>
    </number:number-style>
    <number:number-style style:name="N20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3P2" style:volatile="true">
      <number:text> $</number:text>
      <number:fill-character> </number:fill-character>
      <number:text>-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19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9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99P0"/>
    </number:number-style>
    <number:date-style style:name="N198">
      <number:day number:style="long"/>
      <number:text>.</number:text>
      <number:month number:style="long"/>
      <number:text>.</number:text>
    </number:date-style>
    <number:number-style style:name="N197">
      <number:number number:decimal-places="13" number:min-decimal-places="13" number:min-integer-digits="1"/>
    </number:number-style>
    <number:number-style style:name="N196">
      <number:number number:decimal-places="4" number:min-decimal-places="4" number:min-integer-digits="1"/>
    </number:number-style>
    <number:number-style style:name="N195">
      <number:number number:decimal-places="0" number:min-decimal-places="0" number:min-integer-digits="0"/>
    </number:number-style>
    <number:time-style style:name="N19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9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9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9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89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89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8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85P0" style:volatile="true">
      <number:number number:decimal-places="2" number:min-decimal-places="2" number:min-integer-digits="1" number:grouping="true"/>
      <number:text> TL</number:text>
    </number:number-style>
    <number:number-style style:name="N185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85P0"/>
    </number:number-style>
    <number:number-style style:name="N184P0" style:volatile="true">
      <number:number number:decimal-places="0" number:min-decimal-places="0" number:min-integer-digits="1" number:grouping="true"/>
      <number:text>     </number:text>
    </number:number-style>
    <number:number-style style:name="N184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84P0"/>
    </number:number-style>
    <number:number-style style:name="N182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82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8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7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percentage-style style:name="N176">
      <number:number number:decimal-places="2" number:min-decimal-places="2" number:min-integer-digits="1"/>
      <number:text>%</number:text>
    </number:percentage-style>
    <number:number-style style:name="N175P0" style:volatile="true">
      <number:number number:decimal-places="2" number:min-decimal-places="2" number:min-integer-digits="1" number:grouping="true"/>
      <number:text> TL</number:text>
    </number:number-style>
    <number:number-style style:name="N175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75P0"/>
    </number:number-style>
    <number:date-style style:name="N173">
      <number:day number:style="long"/>
      <number:text>.</number:text>
      <number:month number:style="long" number:textual="true"/>
    </number:date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</number:text>
      <number:fill-character> </number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time-style style:name="N170">
      <number:minutes number:style="long"/>
      <number:text>:</number:text>
      <number:seconds number:style="long" number:decimal-places="1"/>
    </number:time-style>
    <number:date-style style:name="N169">
      <number:month number:style="long" number:textual="true"/>
      <number:text>.</number:text>
      <number:year number:style="long"/>
    </number:date-style>
    <number:number-style style:name="N168" number:title="User-defined">
      <number:text>+</number:text>
      <number:number number:decimal-places="2" number:min-decimal-places="2" number:min-integer-digits="1" number:grouping="true"/>
    </number:number-style>
    <number:number-style style:name="N167P0" style:volatile="true">
      <number:text>₺</number:text>
      <number:number number:decimal-places="0" number:min-decimal-places="0" number:min-integer-digits="1" number:grouping="true"/>
    </number:number-style>
    <number:number-style style:name="N167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67P0"/>
    </number:number-style>
    <number:currency-style style:name="N166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66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66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number-style style:name="N162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2" style:volatile="true">
      <number:text> ₺</number:text>
      <number:fill-character> </number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time-style style:name="N158">
      <number:minutes number:style="long"/>
      <number:text>:</number:text>
      <number:seconds number:style="long"/>
    </number:time-style>
    <number:number-style style:name="N157P0" style:volatile="true">
      <number:text>₺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57P0"/>
    </number:number-style>
    <number:time-style style:name="N155">
      <number:hours/>
      <number:text>:</number:text>
      <number:minutes number:style="long"/>
      <number:text> </number:text>
      <number:am-pm/>
    </number:time-style>
    <number:number-style style:name="N154">
      <number:number number:decimal-places="11" number:min-decimal-places="11" number:min-integer-digits="1"/>
    </number:number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2">
      <number:text>( </number:text>
      <number:number number:decimal-places="3" number:min-decimal-places="3" number:min-integer-digits="1" number:grouping="true"/>
    </number:number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P0" style:volatile="true">
      <number:number number:decimal-places="2" number:min-decimal-places="2" number:min-integer-digits="1" number:grouping="true"/>
    </number:number-style>
    <number:number-style style:name="N150">
      <number:text>-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9P2" style:volatile="true">
      <number:text> </number:text>
      <number:fill-character> </number:fill-character>
      <number:text>-  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number number:decimal-places="2" number:min-decimal-places="2" number:min-integer-digits="1"/>
    </number:number-style>
    <number:number-style style:name="N145">
      <style:text-properties fo:color="#ff0000"/>
      <number:text>-</number:text>
      <number:number number:decimal-places="2" number:min-decimal-places="2" number:min-integer-digits="1"/>
      <style:map style:condition="value()&gt;=0" style:apply-style-name="N145P0"/>
    </number:number-style>
    <number:number-style style:name="N144">
      <number:number number:decimal-places="3" number:min-decimal-places="3" number:min-integer-digits="1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">
      <number:number number:decimal-places="2" number:min-decimal-places="2" number:min-integer-digits="1" number:grouping="true"/>
      <number:text> ay</number:text>
    </number:number-style>
    <number:number-style style:name="N139">
      <number:number number:decimal-places="2" number:min-decimal-places="2" number:min-integer-digits="1"/>
      <number:text> TL/USD</number:text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4P2" style:volatile="true">
      <number:text> </number:text>
      <number:fill-character> </number:fill-character>
      <number:text>- TL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0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30P0"/>
    </number:currency-style>
    <number:number-style style:name="N128">
      <number:number number:decimal-places="1" number:min-decimal-places="1" number:min-integer-digits="1"/>
    </number:number-style>
    <number:number-style style:name="N127">
      <number:number number:decimal-places="2" number:min-decimal-places="2" number:min-integer-digits="1"/>
      <number:text> ay</number:text>
    </number:number-style>
    <number:number-style style:name="N126">
      <number:text> /   </number:text>
      <number:number number:decimal-places="2" number:min-decimal-places="2" number:min-integer-digits="1"/>
    </number:number-style>
    <number:date-style style:name="N125">
      <number:day number:style="long"/>
      <number:text>.</number:text>
      <number:month number:textual="true"/>
      <number:text>.</number:text>
      <number:year/>
    </number:date-style>
    <number:number-style style:name="N124P0" style:volatile="true">
      <number:number number:decimal-places="2" number:min-decimal-places="2" number:min-integer-digits="1" number:grouping="true"/>
      <number:text>     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4P0"/>
    </number:number-style>
    <number:number-style style:name="N122">
      <number:number number:decimal-places="5" number:min-decimal-places="5" number:min-integer-digits="1" number:grouping="true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currency-style style:name="N120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20P0"/>
    </number:currency-style>
    <number:number-style style:name="N118">
      <number:number number:decimal-places="14" number:min-decimal-places="14" number:min-integer-digits="1"/>
    </number:number-style>
    <number:currency-style style:name="N117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number-style style:name="N2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2">
      <number:text> </number:text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115P0" style:volatile="true">
      <number:text>-</number:text>
      <number:number number:decimal-places="2" number:min-decimal-places="2" number:min-integer-digits="1" number:grouping="true"/>
    </number:number-style>
    <number:number-style style:name="N115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4">
      <number:text>-</number:text>
      <number:number number:decimal-places="2" number:min-decimal-places="2" number:min-integer-digits="1" number:grouping="true"/>
    </number:number-style>
    <number:number-style style:name="N240P0" style:volatile="true">
      <number:number number:decimal-places="0" number:min-decimal-places="0" number:min-integer-digits="1" number:grouping="true"/>
      <number:text> TL</number:text>
    </number:number-style>
    <number:number-style style:name="N240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240P0"/>
    </number:number-style>
    <number:number-style style:name="N113P0" style:volatile="true">
      <number:text>₺</number:text>
      <number:number number:decimal-places="0" number:min-decimal-places="0" number:min-integer-digits="1" number:grouping="true"/>
    </number:number-style>
    <number:number-style style:name="N113">
      <number:text>-₺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currency-style style:name="N10166P0" style:volatile="true" number:language="tr" number:country="TR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66" number:language="tr" number:country="TR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66P0"/>
    </number:currency-style>
    <number:number-style style:name="N10164" number:language="tr" number:country="TR">
      <number:number number:decimal-places="4" number:min-decimal-places="4" number:min-integer-digits="1" number:grouping="true"/>
    </number:number-style>
    <number:number-style style:name="N10163" number:language="tr" number:country="TR">
      <number:number number:decimal-places="3" number:min-decimal-places="3" number:min-integer-digits="1" number:grouping="true"/>
    </number:number-style>
    <number:currency-style style:name="N10162P0" style:volatile="true" number:language="tr" number:country="TR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10162" number:language="tr" number:country="TR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10162P0"/>
    </number:currency-style>
    <number:currency-style style:name="N10160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6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60P0"/>
    </number:currency-style>
    <number:currency-style style:name="N10158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8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8P0"/>
    </number:currency-style>
    <number:currency-style style:name="N10156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6P0"/>
    </number:currency-style>
    <number:currency-style style:name="N1015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5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54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46" number:language="tr" number:country="TR">
      <number:day/>
      <number:text>. </number:text>
      <number:month number:textual="true"/>
    </number:date-style>
    <number:date-style style:name="N10145" number:language="tr" number:country="TR">
      <number:day/>
      <number:text>.</number:text>
      <number:month number:textual="true"/>
    </number:date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date-style style:name="N10118" number:language="tr" number:country="TR">
      <number:month number:textual="true"/>
      <number:text>.</number:text>
      <number:year/>
    </number:date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10928_5f_12_5f_3_5f_05.11.2012" style:display-name="Normal_10928_12_3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TUK94YEN_20_2" style:display-name="Normal_TUK94YEN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10928_5f_12_5f_2_5f_05.11.2012" style:display-name="Normal_10928_12_2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794cm" fo:margin-left="1cm" fo:margin-right="0.6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4-07T16:47:51.077098292</dc:date>
    <meta:editing-duration>P3DT17H29S</meta:editing-duration>
    <meta:editing-cycles>284</meta:editing-cycles>
    <meta:generator>LibreOffice/7.3.7.2$Linux_X86_64 LibreOffice_project/30$Build-2</meta:generator>
    <meta:print-date>2022-12-31T16:10:14.234562476</meta:print-date>
    <meta:document-statistic meta:table-count="13" meta:cell-count="2727" meta:object-count="0"/>
  </office:meta>
</office:document-meta>
</file>